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6.803cm" svg:height="15.087cm" svg:x="13.086cm" svg:y="0.558cm">
            <draw:object draw:notify-on-update-of-ranges="LOGGER01.B2:LOGGER01.B1095 LOGGER01.C1:LOGGER01.C1 LOGGER01.C2:LOGGER01.C10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500" calcext:value-type="float">
            <text:p>500</text:p>
          </table:table-cell>
          <table:table-cell office:value-type="float" office:value="635.01" calcext:value-type="float">
            <text:p>635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4" calcext:value-type="float">
            <text:p>15074</text:p>
          </table:table-cell>
          <table:table-cell table:formula="of:=[.A3]/1000/(60*60*24)" office:value-type="time" office:time-value="PT00H00M15.074S" calcext:value-type="time">
            <text:p>00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500" calcext:value-type="float">
            <text:p>500</text:p>
          </table:table-cell>
          <table:table-cell office:value-type="float" office:value="632.98" calcext:value-type="float">
            <text:p>632.98</text:p>
          </table:table-cell>
          <table:table-cell office:value-type="float" office:value="2.09" calcext:value-type="float">
            <text:p>2.09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1074" calcext:value-type="float">
            <text:p>31074</text:p>
          </table:table-cell>
          <table:table-cell table:formula="of:=[.A4]/1000/(60*60*24)" office:value-type="time" office:time-value="PT00H00M31.074S" calcext:value-type="time">
            <text:p>00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8" calcext:value-type="float">
            <text:p>630.38</text:p>
          </table:table-cell>
          <table:table-cell office:value-type="float" office:value="4.31" calcext:value-type="float">
            <text:p>4.31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47074" calcext:value-type="float">
            <text:p>47074</text:p>
          </table:table-cell>
          <table:table-cell table:formula="of:=[.A5]/1000/(60*60*24)" office:value-type="time" office:time-value="PT00H00M47.074S" calcext:value-type="time">
            <text:p>00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8.63" calcext:value-type="float">
            <text:p>628.63</text:p>
          </table:table-cell>
          <table:table-cell office:value-type="float" office:value="6.54" calcext:value-type="float">
            <text:p>6.54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63074" calcext:value-type="float">
            <text:p>63074</text:p>
          </table:table-cell>
          <table:table-cell table:formula="of:=[.A6]/1000/(60*60*24)" office:value-type="time" office:time-value="PT00H01M03.074S" calcext:value-type="time">
            <text:p>00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2" calcext:value-type="float">
            <text:p>630.22</text:p>
          </table:table-cell>
          <table:table-cell office:value-type="float" office:value="8.76" calcext:value-type="float">
            <text:p>8.76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79074" calcext:value-type="float">
            <text:p>79074</text:p>
          </table:table-cell>
          <table:table-cell table:formula="of:=[.A7]/1000/(60*60*24)" office:value-type="time" office:time-value="PT00H01M19.074S" calcext:value-type="time">
            <text:p>00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7" calcext:value-type="float">
            <text:p>626.37</text:p>
          </table:table-cell>
          <table:table-cell office:value-type="float" office:value="10.98" calcext:value-type="float">
            <text:p>10.98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95074" calcext:value-type="float">
            <text:p>95074</text:p>
          </table:table-cell>
          <table:table-cell table:formula="of:=[.A8]/1000/(60*60*24)" office:value-type="time" office:time-value="PT00H01M35.074S" calcext:value-type="time">
            <text:p>00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13.2" calcext:value-type="float">
            <text:p>13.2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111075" calcext:value-type="float">
            <text:p>111075</text:p>
          </table:table-cell>
          <table:table-cell table:formula="of:=[.A9]/1000/(60*60*24)" office:value-type="time" office:time-value="PT00H01M51.075S" calcext:value-type="time">
            <text:p>00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7" calcext:value-type="float">
            <text:p>626.37</text:p>
          </table:table-cell>
          <table:table-cell office:value-type="float" office:value="15.42" calcext:value-type="float">
            <text:p>15.42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127075" calcext:value-type="float">
            <text:p>127075</text:p>
          </table:table-cell>
          <table:table-cell table:formula="of:=[.A10]/1000/(60*60*24)" office:value-type="time" office:time-value="PT00H02M07.075S" calcext:value-type="time">
            <text:p>00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6.63" calcext:value-type="float">
            <text:p>626.63</text:p>
          </table:table-cell>
          <table:table-cell office:value-type="float" office:value="17.64" calcext:value-type="float">
            <text:p>17.64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float" office:value="143074" calcext:value-type="float">
            <text:p>143074</text:p>
          </table:table-cell>
          <table:table-cell table:formula="of:=[.A11]/1000/(60*60*24)" office:value-type="time" office:time-value="PT00H02M23.074S" calcext:value-type="time">
            <text:p>00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4" calcext:value-type="float">
            <text:p>624.64</text:p>
          </table:table-cell>
          <table:table-cell office:value-type="float" office:value="19.86" calcext:value-type="float">
            <text:p>19.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075" calcext:value-type="float">
            <text:p>159075</text:p>
          </table:table-cell>
          <table:table-cell table:formula="of:=[.A12]/1000/(60*60*24)" office:value-type="time" office:time-value="PT00H02M39.075S" calcext:value-type="time">
            <text:p>00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22.08" calcext:value-type="float">
            <text:p>22.08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175074" calcext:value-type="float">
            <text:p>175074</text:p>
          </table:table-cell>
          <table:table-cell table:formula="of:=[.A13]/1000/(60*60*24)" office:value-type="time" office:time-value="PT00H02M55.074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8" calcext:value-type="float">
            <text:p>622.48</text:p>
          </table:table-cell>
          <table:table-cell office:value-type="float" office:value="24.3" calcext:value-type="float">
            <text:p>24.3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float" office:value="191075" calcext:value-type="float">
            <text:p>191075</text:p>
          </table:table-cell>
          <table:table-cell table:formula="of:=[.A14]/1000/(60*60*24)" office:value-type="time" office:time-value="PT00H03M11.075S" calcext:value-type="time">
            <text:p>00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3" calcext:value-type="float">
            <text:p>622.13</text:p>
          </table:table-cell>
          <table:table-cell office:value-type="float" office:value="26.52" calcext:value-type="float">
            <text:p>26.52</text:p>
          </table:table-cell>
          <table:table-cell office:value-type="float" office:value="33.32" calcext:value-type="float">
            <text:p>33.32</text:p>
          </table:table-cell>
        </table:table-row>
        <table:table-row table:style-name="ro1">
          <table:table-cell office:value-type="float" office:value="207075" calcext:value-type="float">
            <text:p>207075</text:p>
          </table:table-cell>
          <table:table-cell table:formula="of:=[.A15]/1000/(60*60*24)" office:value-type="time" office:time-value="PT00H03M27.075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3" calcext:value-type="float">
            <text:p>622.13</text:p>
          </table:table-cell>
          <table:table-cell office:value-type="float" office:value="28.74" calcext:value-type="float">
            <text:p>28.74</text:p>
          </table:table-cell>
          <table:table-cell office:value-type="float" office:value="36.09" calcext:value-type="float">
            <text:p>36.09</text:p>
          </table:table-cell>
        </table:table-row>
        <table:table-row table:style-name="ro1">
          <table:table-cell office:value-type="float" office:value="223074" calcext:value-type="float">
            <text:p>223074</text:p>
          </table:table-cell>
          <table:table-cell table:formula="of:=[.A16]/1000/(60*60*24)" office:value-type="time" office:time-value="PT00H03M43.074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2" calcext:value-type="float">
            <text:p>622.22</text:p>
          </table:table-cell>
          <table:table-cell office:value-type="float" office:value="30.96" calcext:value-type="float">
            <text:p>30.96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1">
          <table:table-cell office:value-type="float" office:value="239074" calcext:value-type="float">
            <text:p>239074</text:p>
          </table:table-cell>
          <table:table-cell table:formula="of:=[.A17]/1000/(60*60*24)" office:value-type="time" office:time-value="PT00H03M59.074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2" calcext:value-type="float">
            <text:p>622.12</text:p>
          </table:table-cell>
          <table:table-cell office:value-type="float" office:value="33.18" calcext:value-type="float">
            <text:p>33.18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1">
          <table:table-cell office:value-type="float" office:value="255074" calcext:value-type="float">
            <text:p>255074</text:p>
          </table:table-cell>
          <table:table-cell table:formula="of:=[.A18]/1000/(60*60*24)" office:value-type="time" office:time-value="PT00H04M15.074S" calcext:value-type="time">
            <text:p>00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35.4" calcext:value-type="float">
            <text:p>35.4</text:p>
          </table:table-cell>
          <table:table-cell office:value-type="float" office:value="44.38" calcext:value-type="float">
            <text:p>44.38</text:p>
          </table:table-cell>
        </table:table-row>
        <table:table-row table:style-name="ro1">
          <table:table-cell office:value-type="float" office:value="271074" calcext:value-type="float">
            <text:p>271074</text:p>
          </table:table-cell>
          <table:table-cell table:formula="of:=[.A19]/1000/(60*60*24)" office:value-type="time" office:time-value="PT00H04M31.074S" calcext:value-type="time">
            <text:p>00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37.62" calcext:value-type="float">
            <text:p>37.62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287075" calcext:value-type="float">
            <text:p>287075</text:p>
          </table:table-cell>
          <table:table-cell table:formula="of:=[.A20]/1000/(60*60*24)" office:value-type="time" office:time-value="PT00H04M47.075S" calcext:value-type="time">
            <text:p>00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8" calcext:value-type="float">
            <text:p>618.38</text:p>
          </table:table-cell>
          <table:table-cell office:value-type="float" office:value="39.84" calcext:value-type="float">
            <text:p>39.84</text:p>
          </table:table-cell>
          <table:table-cell office:value-type="float" office:value="49.88" calcext:value-type="float">
            <text:p>49.88</text:p>
          </table:table-cell>
        </table:table-row>
        <table:table-row table:style-name="ro1">
          <table:table-cell office:value-type="float" office:value="303075" calcext:value-type="float">
            <text:p>303075</text:p>
          </table:table-cell>
          <table:table-cell table:formula="of:=[.A21]/1000/(60*60*24)" office:value-type="time" office:time-value="PT00H05M03.075S" calcext:value-type="time">
            <text:p>00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7" calcext:value-type="float">
            <text:p>618.47</text:p>
          </table:table-cell>
          <table:table-cell office:value-type="float" office:value="42.06" calcext:value-type="float">
            <text:p>42.06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float" office:value="319075" calcext:value-type="float">
            <text:p>319075</text:p>
          </table:table-cell>
          <table:table-cell table:formula="of:=[.A22]/1000/(60*60*24)" office:value-type="time" office:time-value="PT00H05M19.075S" calcext:value-type="time">
            <text:p>00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48" calcext:value-type="float">
            <text:p>620.48</text:p>
          </table:table-cell>
          <table:table-cell office:value-type="float" office:value="44.28" calcext:value-type="float">
            <text:p>44.28</text:p>
          </table:table-cell>
          <table:table-cell office:value-type="float" office:value="55.38" calcext:value-type="float">
            <text:p>55.38</text:p>
          </table:table-cell>
        </table:table-row>
        <table:table-row table:style-name="ro1">
          <table:table-cell office:value-type="float" office:value="335074" calcext:value-type="float">
            <text:p>335074</text:p>
          </table:table-cell>
          <table:table-cell table:formula="of:=[.A23]/1000/(60*60*24)" office:value-type="time" office:time-value="PT00H05M35.074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3" calcext:value-type="float">
            <text:p>618.23</text:p>
          </table:table-cell>
          <table:table-cell office:value-type="float" office:value="46.5" calcext:value-type="float">
            <text:p>46.5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float" office:value="351074" calcext:value-type="float">
            <text:p>351074</text:p>
          </table:table-cell>
          <table:table-cell table:formula="of:=[.A24]/1000/(60*60*24)" office:value-type="time" office:time-value="PT00H05M51.074S" calcext:value-type="time">
            <text:p>00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4" calcext:value-type="float">
            <text:p>616.64</text:p>
          </table:table-cell>
          <table:table-cell office:value-type="float" office:value="48.72" calcext:value-type="float">
            <text:p>48.72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1">
          <table:table-cell office:value-type="float" office:value="367074" calcext:value-type="float">
            <text:p>367074</text:p>
          </table:table-cell>
          <table:table-cell table:formula="of:=[.A25]/1000/(60*60*24)" office:value-type="time" office:time-value="PT00H06M07.074S" calcext:value-type="time">
            <text:p>00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50.94" calcext:value-type="float">
            <text:p>50.94</text:p>
          </table:table-cell>
          <table:table-cell office:value-type="float" office:value="63.61" calcext:value-type="float">
            <text:p>63.61</text:p>
          </table:table-cell>
        </table:table-row>
        <table:table-row table:style-name="ro1">
          <table:table-cell office:value-type="float" office:value="383074" calcext:value-type="float">
            <text:p>383074</text:p>
          </table:table-cell>
          <table:table-cell table:formula="of:=[.A26]/1000/(60*60*24)" office:value-type="time" office:time-value="PT00H06M23.074S" calcext:value-type="time">
            <text:p>00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5.98" calcext:value-type="float">
            <text:p>615.98</text:p>
          </table:table-cell>
          <table:table-cell office:value-type="float" office:value="53.16" calcext:value-type="float">
            <text:p>53.16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1">
          <table:table-cell office:value-type="float" office:value="399074" calcext:value-type="float">
            <text:p>399074</text:p>
          </table:table-cell>
          <table:table-cell table:formula="of:=[.A27]/1000/(60*60*24)" office:value-type="time" office:time-value="PT00H06M39.074S" calcext:value-type="time">
            <text:p>00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6" calcext:value-type="float">
            <text:p>616.46</text:p>
          </table:table-cell>
          <table:table-cell office:value-type="float" office:value="55.38" calcext:value-type="float">
            <text:p>55.38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office:value-type="float" office:value="415074" calcext:value-type="float">
            <text:p>415074</text:p>
          </table:table-cell>
          <table:table-cell table:formula="of:=[.A28]/1000/(60*60*24)" office:value-type="time" office:time-value="PT00H06M55.074S" calcext:value-type="time">
            <text:p>00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3.99" calcext:value-type="float">
            <text:p>613.99</text:p>
          </table:table-cell>
          <table:table-cell office:value-type="float" office:value="57.59" calcext:value-type="float">
            <text:p>57.59</text:p>
          </table:table-cell>
          <table:table-cell office:value-type="float" office:value="71.82" calcext:value-type="float">
            <text:p>71.82</text:p>
          </table:table-cell>
        </table:table-row>
        <table:table-row table:style-name="ro1">
          <table:table-cell office:value-type="float" office:value="431074" calcext:value-type="float">
            <text:p>431074</text:p>
          </table:table-cell>
          <table:table-cell table:formula="of:=[.A29]/1000/(60*60*24)" office:value-type="time" office:time-value="PT00H07M11.074S" calcext:value-type="time">
            <text:p>00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7" calcext:value-type="float">
            <text:p>614.47</text:p>
          </table:table-cell>
          <table:table-cell office:value-type="float" office:value="59.81" calcext:value-type="float">
            <text:p>59.81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447074" calcext:value-type="float">
            <text:p>447074</text:p>
          </table:table-cell>
          <table:table-cell table:formula="of:=[.A30]/1000/(60*60*24)" office:value-type="time" office:time-value="PT00H07M27.074S" calcext:value-type="time">
            <text:p>00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3.89" calcext:value-type="float">
            <text:p>613.89</text:p>
          </table:table-cell>
          <table:table-cell office:value-type="float" office:value="62.03" calcext:value-type="float">
            <text:p>62.03</text:p>
          </table:table-cell>
          <table:table-cell office:value-type="float" office:value="77.28" calcext:value-type="float">
            <text:p>77.28</text:p>
          </table:table-cell>
        </table:table-row>
        <table:table-row table:style-name="ro1">
          <table:table-cell office:value-type="float" office:value="463075" calcext:value-type="float">
            <text:p>463075</text:p>
          </table:table-cell>
          <table:table-cell table:formula="of:=[.A31]/1000/(60*60*24)" office:value-type="time" office:time-value="PT00H07M43.075S" calcext:value-type="time">
            <text:p>00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64.25" calcext:value-type="float">
            <text:p>64.25</text:p>
          </table:table-cell>
          <table:table-cell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479075" calcext:value-type="float">
            <text:p>479075</text:p>
          </table:table-cell>
          <table:table-cell table:formula="of:=[.A32]/1000/(60*60*24)" office:value-type="time" office:time-value="PT00H07M59.075S" calcext:value-type="time">
            <text:p>00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66.47" calcext:value-type="float">
            <text:p>66.47</text:p>
          </table:table-cell>
          <table:table-cell office:value-type="float" office:value="82.73" calcext:value-type="float">
            <text:p>82.73</text:p>
          </table:table-cell>
        </table:table-row>
        <table:table-row table:style-name="ro1">
          <table:table-cell office:value-type="float" office:value="495074" calcext:value-type="float">
            <text:p>495074</text:p>
          </table:table-cell>
          <table:table-cell table:formula="of:=[.A33]/1000/(60*60*24)" office:value-type="time" office:time-value="PT00H08M15.074S" calcext:value-type="time">
            <text:p>00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68.69" calcext:value-type="float">
            <text:p>68.69</text:p>
          </table:table-cell>
          <table:table-cell office:value-type="float" office:value="85.46" calcext:value-type="float">
            <text:p>85.46</text:p>
          </table:table-cell>
        </table:table-row>
        <table:table-row table:style-name="ro1">
          <table:table-cell office:value-type="float" office:value="511074" calcext:value-type="float">
            <text:p>511074</text:p>
          </table:table-cell>
          <table:table-cell table:formula="of:=[.A34]/1000/(60*60*24)" office:value-type="time" office:time-value="PT00H08M31.074S" calcext:value-type="time">
            <text:p>00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70.91" calcext:value-type="float">
            <text:p>70.91</text:p>
          </table:table-cell>
          <table:table-cell office:value-type="float" office:value="88.18" calcext:value-type="float">
            <text:p>88.18</text:p>
          </table:table-cell>
        </table:table-row>
        <table:table-row table:style-name="ro1">
          <table:table-cell office:value-type="float" office:value="527074" calcext:value-type="float">
            <text:p>527074</text:p>
          </table:table-cell>
          <table:table-cell table:formula="of:=[.A35]/1000/(60*60*24)" office:value-type="time" office:time-value="PT00H08M47.074S" calcext:value-type="time">
            <text:p>00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3" calcext:value-type="float">
            <text:p>612.13</text:p>
          </table:table-cell>
          <table:table-cell office:value-type="float" office:value="73.13" calcext:value-type="float">
            <text:p>73.13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543075" calcext:value-type="float">
            <text:p>543075</text:p>
          </table:table-cell>
          <table:table-cell table:formula="of:=[.A36]/1000/(60*60*24)" office:value-type="time" office:time-value="PT00H09M03.075S" calcext:value-type="time">
            <text:p>00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75.35" calcext:value-type="float">
            <text:p>75.35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office:value-type="float" office:value="559074" calcext:value-type="float">
            <text:p>559074</text:p>
          </table:table-cell>
          <table:table-cell table:formula="of:=[.A37]/1000/(60*60*24)" office:value-type="time" office:time-value="PT00H09M19.074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2" calcext:value-type="float">
            <text:p>612.22</text:p>
          </table:table-cell>
          <table:table-cell office:value-type="float" office:value="77.57" calcext:value-type="float">
            <text:p>77.57</text:p>
          </table:table-cell>
          <table:table-cell office:value-type="float" office:value="96.34" calcext:value-type="float">
            <text:p>96.34</text:p>
          </table:table-cell>
        </table:table-row>
        <table:table-row table:style-name="ro1">
          <table:table-cell office:value-type="float" office:value="575075" calcext:value-type="float">
            <text:p>575075</text:p>
          </table:table-cell>
          <table:table-cell table:formula="of:=[.A38]/1000/(60*60*24)" office:value-type="time" office:time-value="PT00H09M35.075S" calcext:value-type="time">
            <text:p>00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4" calcext:value-type="float">
            <text:p>612.24</text:p>
          </table:table-cell>
          <table:table-cell office:value-type="float" office:value="79.79" calcext:value-type="float">
            <text:p>79.79</text:p>
          </table:table-cell>
          <table:table-cell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591075" calcext:value-type="float">
            <text:p>591075</text:p>
          </table:table-cell>
          <table:table-cell table:formula="of:=[.A39]/1000/(60*60*24)" office:value-type="time" office:time-value="PT00H09M51.075S" calcext:value-type="time">
            <text:p>00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2" calcext:value-type="float">
            <text:p>610.12</text:p>
          </table:table-cell>
          <table:table-cell office:value-type="float" office:value="82.01" calcext:value-type="float">
            <text:p>82.01</text:p>
          </table:table-cell>
          <table:table-cell office:value-type="float" office:value="101.77" calcext:value-type="float">
            <text:p>101.77</text:p>
          </table:table-cell>
        </table:table-row>
        <table:table-row table:style-name="ro1">
          <table:table-cell office:value-type="float" office:value="607075" calcext:value-type="float">
            <text:p>607075</text:p>
          </table:table-cell>
          <table:table-cell table:formula="of:=[.A40]/1000/(60*60*24)" office:value-type="time" office:time-value="PT00H10M07.075S" calcext:value-type="time">
            <text:p>00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5" calcext:value-type="float">
            <text:p>612.15</text:p>
          </table:table-cell>
          <table:table-cell office:value-type="float" office:value="84.23" calcext:value-type="float">
            <text:p>84.23</text:p>
          </table:table-cell>
          <table:table-cell office:value-type="float" office:value="104.48" calcext:value-type="float">
            <text:p>104.48</text:p>
          </table:table-cell>
        </table:table-row>
        <table:table-row table:style-name="ro1">
          <table:table-cell office:value-type="float" office:value="623075" calcext:value-type="float">
            <text:p>623075</text:p>
          </table:table-cell>
          <table:table-cell table:formula="of:=[.A41]/1000/(60*60*24)" office:value-type="time" office:time-value="PT00H10M23.075S" calcext:value-type="time">
            <text:p>00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86.45" calcext:value-type="float">
            <text:p>86.45</text:p>
          </table:table-cell>
          <table:table-cell office:value-type="float" office:value="107.19" calcext:value-type="float">
            <text:p>107.19</text:p>
          </table:table-cell>
        </table:table-row>
        <table:table-row table:style-name="ro1">
          <table:table-cell office:value-type="float" office:value="639074" calcext:value-type="float">
            <text:p>639074</text:p>
          </table:table-cell>
          <table:table-cell table:formula="of:=[.A42]/1000/(60*60*24)" office:value-type="time" office:time-value="PT00H10M39.074S" calcext:value-type="time">
            <text:p>00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9" calcext:value-type="float">
            <text:p>610.49</text:p>
          </table:table-cell>
          <table:table-cell office:value-type="float" office:value="88.67" calcext:value-type="float">
            <text:p>88.67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655074" calcext:value-type="float">
            <text:p>655074</text:p>
          </table:table-cell>
          <table:table-cell table:formula="of:=[.A43]/1000/(60*60*24)" office:value-type="time" office:time-value="PT00H10M55.074S" calcext:value-type="time">
            <text:p>00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90.89" calcext:value-type="float">
            <text:p>90.89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671074" calcext:value-type="float">
            <text:p>671074</text:p>
          </table:table-cell>
          <table:table-cell table:formula="of:=[.A44]/1000/(60*60*24)" office:value-type="time" office:time-value="PT00H11M11.074S" calcext:value-type="time">
            <text:p>00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7" calcext:value-type="float">
            <text:p>608.37</text:p>
          </table:table-cell>
          <table:table-cell office:value-type="float" office:value="93.11" calcext:value-type="float">
            <text:p>93.11</text:p>
          </table:table-cell>
          <table:table-cell office:value-type="float" office:value="115.31" calcext:value-type="float">
            <text:p>115.31</text:p>
          </table:table-cell>
        </table:table-row>
        <table:table-row table:style-name="ro1">
          <table:table-cell office:value-type="float" office:value="687074" calcext:value-type="float">
            <text:p>687074</text:p>
          </table:table-cell>
          <table:table-cell table:formula="of:=[.A45]/1000/(60*60*24)" office:value-type="time" office:time-value="PT00H11M27.074S" calcext:value-type="time">
            <text:p>00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4" calcext:value-type="float">
            <text:p>608.14</text:p>
          </table:table-cell>
          <table:table-cell office:value-type="float" office:value="95.33" calcext:value-type="float">
            <text:p>95.33</text:p>
          </table:table-cell>
          <table:table-cell office:value-type="float" office:value="118.01" calcext:value-type="float">
            <text:p>118.01</text:p>
          </table:table-cell>
        </table:table-row>
        <table:table-row table:style-name="ro1">
          <table:table-cell office:value-type="float" office:value="703074" calcext:value-type="float">
            <text:p>703074</text:p>
          </table:table-cell>
          <table:table-cell table:formula="of:=[.A46]/1000/(60*60*24)" office:value-type="time" office:time-value="PT00H11M43.074S" calcext:value-type="time">
            <text:p>00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97.55" calcext:value-type="float">
            <text:p>97.55</text:p>
          </table:table-cell>
          <table:table-cell office:value-type="float" office:value="120.72" calcext:value-type="float">
            <text:p>120.72</text:p>
          </table:table-cell>
        </table:table-row>
        <table:table-row table:style-name="ro1">
          <table:table-cell office:value-type="float" office:value="719074" calcext:value-type="float">
            <text:p>719074</text:p>
          </table:table-cell>
          <table:table-cell table:formula="of:=[.A47]/1000/(60*60*24)" office:value-type="time" office:time-value="PT00H11M59.074S" calcext:value-type="time">
            <text:p>00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99.77" calcext:value-type="float">
            <text:p>99.77</text:p>
          </table:table-cell>
          <table:table-cell office:value-type="float" office:value="123.42" calcext:value-type="float">
            <text:p>123.42</text:p>
          </table:table-cell>
        </table:table-row>
        <table:table-row table:style-name="ro1">
          <table:table-cell office:value-type="float" office:value="735074" calcext:value-type="float">
            <text:p>735074</text:p>
          </table:table-cell>
          <table:table-cell table:formula="of:=[.A48]/1000/(60*60*24)" office:value-type="time" office:time-value="PT00H12M15.074S" calcext:value-type="time">
            <text:p>00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01.99" calcext:value-type="float">
            <text:p>101.99</text:p>
          </table:table-cell>
          <table:table-cell office:value-type="float" office:value="126.12" calcext:value-type="float">
            <text:p>126.12</text:p>
          </table:table-cell>
        </table:table-row>
        <table:table-row table:style-name="ro1">
          <table:table-cell office:value-type="float" office:value="751074" calcext:value-type="float">
            <text:p>751074</text:p>
          </table:table-cell>
          <table:table-cell table:formula="of:=[.A49]/1000/(60*60*24)" office:value-type="time" office:time-value="PT00H12M31.074S" calcext:value-type="time">
            <text:p>00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3" calcext:value-type="float">
            <text:p>608.23</text:p>
          </table:table-cell>
          <table:table-cell office:value-type="float" office:value="104.21" calcext:value-type="float">
            <text:p>104.21</text:p>
          </table:table-cell>
          <table:table-cell office:value-type="float" office:value="128.82" calcext:value-type="float">
            <text:p>128.82</text:p>
          </table:table-cell>
        </table:table-row>
        <table:table-row table:style-name="ro1">
          <table:table-cell office:value-type="float" office:value="767074" calcext:value-type="float">
            <text:p>767074</text:p>
          </table:table-cell>
          <table:table-cell table:formula="of:=[.A50]/1000/(60*60*24)" office:value-type="time" office:time-value="PT00H12M47.074S" calcext:value-type="time">
            <text:p>00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06.43" calcext:value-type="float">
            <text:p>106.43</text:p>
          </table:table-cell>
          <table:table-cell office:value-type="float" office:value="131.51" calcext:value-type="float">
            <text:p>131.51</text:p>
          </table:table-cell>
        </table:table-row>
        <table:table-row table:style-name="ro1">
          <table:table-cell office:value-type="float" office:value="783074" calcext:value-type="float">
            <text:p>783074</text:p>
          </table:table-cell>
          <table:table-cell table:formula="of:=[.A51]/1000/(60*60*24)" office:value-type="time" office:time-value="PT00H13M03.074S" calcext:value-type="time">
            <text:p>00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08.65" calcext:value-type="float">
            <text:p>108.65</text:p>
          </table:table-cell>
          <table:table-cell office:value-type="float" office:value="134.21" calcext:value-type="float">
            <text:p>134.21</text:p>
          </table:table-cell>
        </table:table-row>
        <table:table-row table:style-name="ro1">
          <table:table-cell office:value-type="float" office:value="799074" calcext:value-type="float">
            <text:p>799074</text:p>
          </table:table-cell>
          <table:table-cell table:formula="of:=[.A52]/1000/(60*60*24)" office:value-type="time" office:time-value="PT00H13M19.074S" calcext:value-type="time">
            <text:p>00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10.87" calcext:value-type="float">
            <text:p>110.87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float" office:value="815075" calcext:value-type="float">
            <text:p>815075</text:p>
          </table:table-cell>
          <table:table-cell table:formula="of:=[.A53]/1000/(60*60*24)" office:value-type="time" office:time-value="PT00H13M35.075S" calcext:value-type="time">
            <text:p>00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3.91" calcext:value-type="float">
            <text:p>603.91</text:p>
          </table:table-cell>
          <table:table-cell office:value-type="float" office:value="113.09" calcext:value-type="float">
            <text:p>113.09</text:p>
          </table:table-cell>
          <table:table-cell office:value-type="float" office:value="139.59" calcext:value-type="float">
            <text:p>139.59</text:p>
          </table:table-cell>
        </table:table-row>
        <table:table-row table:style-name="ro1">
          <table:table-cell office:value-type="float" office:value="831074" calcext:value-type="float">
            <text:p>831074</text:p>
          </table:table-cell>
          <table:table-cell table:formula="of:=[.A54]/1000/(60*60*24)" office:value-type="time" office:time-value="PT00H13M51.074S" calcext:value-type="time">
            <text:p>00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15.31" calcext:value-type="float">
            <text:p>115.31</text:p>
          </table:table-cell>
          <table:table-cell office:value-type="float" office:value="142.29" calcext:value-type="float">
            <text:p>142.29</text:p>
          </table:table-cell>
        </table:table-row>
        <table:table-row table:style-name="ro1">
          <table:table-cell office:value-type="float" office:value="847074" calcext:value-type="float">
            <text:p>847074</text:p>
          </table:table-cell>
          <table:table-cell table:formula="of:=[.A55]/1000/(60*60*24)" office:value-type="time" office:time-value="PT00H14M07.074S" calcext:value-type="time">
            <text:p>00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117.53" calcext:value-type="float">
            <text:p>117.53</text:p>
          </table:table-cell>
          <table:table-cell office:value-type="float" office:value="144.98" calcext:value-type="float">
            <text:p>144.98</text:p>
          </table:table-cell>
        </table:table-row>
        <table:table-row table:style-name="ro1">
          <table:table-cell office:value-type="float" office:value="863074" calcext:value-type="float">
            <text:p>863074</text:p>
          </table:table-cell>
          <table:table-cell table:formula="of:=[.A56]/1000/(60*60*24)" office:value-type="time" office:time-value="PT00H14M23.074S" calcext:value-type="time">
            <text:p>00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9" calcext:value-type="float">
            <text:p>606.49</text:p>
          </table:table-cell>
          <table:table-cell office:value-type="float" office:value="119.75" calcext:value-type="float">
            <text:p>119.75</text:p>
          </table:table-cell>
          <table:table-cell office:value-type="float" office:value="147.67" calcext:value-type="float">
            <text:p>147.67</text:p>
          </table:table-cell>
        </table:table-row>
        <table:table-row table:style-name="ro1">
          <table:table-cell office:value-type="float" office:value="879074" calcext:value-type="float">
            <text:p>879074</text:p>
          </table:table-cell>
          <table:table-cell table:formula="of:=[.A57]/1000/(60*60*24)" office:value-type="time" office:time-value="PT00H14M39.074S" calcext:value-type="time">
            <text:p>00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21.96" calcext:value-type="float">
            <text:p>121.96</text:p>
          </table:table-cell>
          <table:table-cell office:value-type="float" office:value="150.36" calcext:value-type="float">
            <text:p>150.36</text:p>
          </table:table-cell>
        </table:table-row>
        <table:table-row table:style-name="ro1">
          <table:table-cell office:value-type="float" office:value="895074" calcext:value-type="float">
            <text:p>895074</text:p>
          </table:table-cell>
          <table:table-cell table:formula="of:=[.A58]/1000/(60*60*24)" office:value-type="time" office:time-value="PT00H14M55.074S" calcext:value-type="time">
            <text:p>00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7" calcext:value-type="float">
            <text:p>604.3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53.04" calcext:value-type="float">
            <text:p>153.04</text:p>
          </table:table-cell>
        </table:table-row>
        <table:table-row table:style-name="ro1">
          <table:table-cell office:value-type="float" office:value="911075" calcext:value-type="float">
            <text:p>911075</text:p>
          </table:table-cell>
          <table:table-cell table:formula="of:=[.A59]/1000/(60*60*24)" office:value-type="time" office:time-value="PT00H15M11.075S" calcext:value-type="time">
            <text:p>00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126.4" calcext:value-type="float">
            <text:p>126.4</text:p>
          </table:table-cell>
          <table:table-cell office:value-type="float" office:value="155.73" calcext:value-type="float">
            <text:p>155.73</text:p>
          </table:table-cell>
        </table:table-row>
        <table:table-row table:style-name="ro1">
          <table:table-cell office:value-type="float" office:value="927074" calcext:value-type="float">
            <text:p>927074</text:p>
          </table:table-cell>
          <table:table-cell table:formula="of:=[.A60]/1000/(60*60*24)" office:value-type="time" office:time-value="PT00H15M27.074S" calcext:value-type="time">
            <text:p>00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128.62" calcext:value-type="float">
            <text:p>128.62</text:p>
          </table:table-cell>
          <table:table-cell office:value-type="float" office:value="158.41" calcext:value-type="float">
            <text:p>158.41</text:p>
          </table:table-cell>
        </table:table-row>
        <table:table-row table:style-name="ro1">
          <table:table-cell office:value-type="float" office:value="943074" calcext:value-type="float">
            <text:p>943074</text:p>
          </table:table-cell>
          <table:table-cell table:formula="of:=[.A61]/1000/(60*60*24)" office:value-type="time" office:time-value="PT00H15M43.074S" calcext:value-type="time">
            <text:p>00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30.84" calcext:value-type="float">
            <text:p>130.84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1">
          <table:table-cell office:value-type="float" office:value="959075" calcext:value-type="float">
            <text:p>959075</text:p>
          </table:table-cell>
          <table:table-cell table:formula="of:=[.A62]/1000/(60*60*24)" office:value-type="time" office:time-value="PT00H15M59.075S" calcext:value-type="time">
            <text:p>00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33.06" calcext:value-type="float">
            <text:p>133.06</text:p>
          </table:table-cell>
          <table:table-cell office:value-type="float" office:value="163.78" calcext:value-type="float">
            <text:p>163.78</text:p>
          </table:table-cell>
        </table:table-row>
        <table:table-row table:style-name="ro1">
          <table:table-cell office:value-type="float" office:value="975074" calcext:value-type="float">
            <text:p>975074</text:p>
          </table:table-cell>
          <table:table-cell table:formula="of:=[.A63]/1000/(60*60*24)" office:value-type="time" office:time-value="PT00H16M15.074S" calcext:value-type="time">
            <text:p>00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" calcext:value-type="float">
            <text:p>604</text:p>
          </table:table-cell>
          <table:table-cell office:value-type="float" office:value="135.28" calcext:value-type="float">
            <text:p>135.28</text:p>
          </table:table-cell>
          <table:table-cell office:value-type="float" office:value="166.47" calcext:value-type="float">
            <text:p>166.47</text:p>
          </table:table-cell>
        </table:table-row>
        <table:table-row table:style-name="ro1">
          <table:table-cell office:value-type="float" office:value="991075" calcext:value-type="float">
            <text:p>991075</text:p>
          </table:table-cell>
          <table:table-cell table:formula="of:=[.A64]/1000/(60*60*24)" office:value-type="time" office:time-value="PT00H16M31.075S" calcext:value-type="time">
            <text:p>00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137.5" calcext:value-type="float">
            <text:p>137.5</text:p>
          </table:table-cell>
          <table:table-cell office:value-type="float" office:value="169.15" calcext:value-type="float">
            <text:p>169.15</text:p>
          </table:table-cell>
        </table:table-row>
        <table:table-row table:style-name="ro1">
          <table:table-cell office:value-type="float" office:value="1007074" calcext:value-type="float">
            <text:p>1007074</text:p>
          </table:table-cell>
          <table:table-cell table:formula="of:=[.A65]/1000/(60*60*24)" office:value-type="time" office:time-value="PT00H16M47.074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39.72" calcext:value-type="float">
            <text:p>139.72</text:p>
          </table:table-cell>
          <table:table-cell office:value-type="float" office:value="171.83" calcext:value-type="float">
            <text:p>171.83</text:p>
          </table:table-cell>
        </table:table-row>
        <table:table-row table:style-name="ro1">
          <table:table-cell office:value-type="float" office:value="1023074" calcext:value-type="float">
            <text:p>1023074</text:p>
          </table:table-cell>
          <table:table-cell table:formula="of:=[.A66]/1000/(60*60*24)" office:value-type="time" office:time-value="PT00H17M03.074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3" calcext:value-type="float">
            <text:p>604.13</text:p>
          </table:table-cell>
          <table:table-cell office:value-type="float" office:value="141.94" calcext:value-type="float">
            <text:p>141.94</text:p>
          </table:table-cell>
          <table:table-cell office:value-type="float" office:value="174.51" calcext:value-type="float">
            <text:p>174.51</text:p>
          </table:table-cell>
        </table:table-row>
        <table:table-row table:style-name="ro1">
          <table:table-cell office:value-type="float" office:value="1039074" calcext:value-type="float">
            <text:p>1039074</text:p>
          </table:table-cell>
          <table:table-cell table:formula="of:=[.A67]/1000/(60*60*24)" office:value-type="time" office:time-value="PT00H17M19.074S" calcext:value-type="time">
            <text:p>00:1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144.16" calcext:value-type="float">
            <text:p>144.16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float" office:value="1055075" calcext:value-type="float">
            <text:p>1055075</text:p>
          </table:table-cell>
          <table:table-cell table:formula="of:=[.A68]/1000/(60*60*24)" office:value-type="time" office:time-value="PT00H17M35.075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1" calcext:value-type="float">
            <text:p>602.41</text:p>
          </table:table-cell>
          <table:table-cell office:value-type="float" office:value="146.38" calcext:value-type="float">
            <text:p>146.38</text:p>
          </table:table-cell>
          <table:table-cell office:value-type="float" office:value="179.86" calcext:value-type="float">
            <text:p>179.86</text:p>
          </table:table-cell>
        </table:table-row>
        <table:table-row table:style-name="ro1">
          <table:table-cell office:value-type="float" office:value="1071075" calcext:value-type="float">
            <text:p>1071075</text:p>
          </table:table-cell>
          <table:table-cell table:formula="of:=[.A69]/1000/(60*60*24)" office:value-type="time" office:time-value="PT00H17M51.075S" calcext:value-type="time">
            <text:p>00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" calcext:value-type="float">
            <text:p>602.4</text:p>
          </table:table-cell>
          <table:table-cell office:value-type="float" office:value="148.6" calcext:value-type="float">
            <text:p>148.6</text:p>
          </table:table-cell>
          <table:table-cell office:value-type="float" office:value="182.54" calcext:value-type="float">
            <text:p>182.54</text:p>
          </table:table-cell>
        </table:table-row>
        <table:table-row table:style-name="ro1">
          <table:table-cell office:value-type="float" office:value="1087074" calcext:value-type="float">
            <text:p>1087074</text:p>
          </table:table-cell>
          <table:table-cell table:formula="of:=[.A70]/1000/(60*60*24)" office:value-type="time" office:time-value="PT00H18M07.074S" calcext:value-type="time">
            <text:p>00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50.82" calcext:value-type="float">
            <text:p>150.82</text:p>
          </table:table-cell>
          <table:table-cell office:value-type="float" office:value="185.21" calcext:value-type="float">
            <text:p>185.21</text:p>
          </table:table-cell>
        </table:table-row>
        <table:table-row table:style-name="ro1">
          <table:table-cell office:value-type="float" office:value="1103075" calcext:value-type="float">
            <text:p>1103075</text:p>
          </table:table-cell>
          <table:table-cell table:formula="of:=[.A71]/1000/(60*60*24)" office:value-type="time" office:time-value="PT00H18M23.075S" calcext:value-type="time">
            <text:p>00:18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153.04" calcext:value-type="float">
            <text:p>153.04</text:p>
          </table:table-cell>
          <table:table-cell office:value-type="float" office:value="187.88" calcext:value-type="float">
            <text:p>187.88</text:p>
          </table:table-cell>
        </table:table-row>
        <table:table-row table:style-name="ro1">
          <table:table-cell office:value-type="float" office:value="1119074" calcext:value-type="float">
            <text:p>1119074</text:p>
          </table:table-cell>
          <table:table-cell table:formula="of:=[.A72]/1000/(60*60*24)" office:value-type="time" office:time-value="PT00H18M39.074S" calcext:value-type="time">
            <text:p>00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55.26" calcext:value-type="float">
            <text:p>155.26</text:p>
          </table:table-cell>
          <table:table-cell office:value-type="float" office:value="190.55" calcext:value-type="float">
            <text:p>190.55</text:p>
          </table:table-cell>
        </table:table-row>
        <table:table-row table:style-name="ro1">
          <table:table-cell office:value-type="float" office:value="1135075" calcext:value-type="float">
            <text:p>1135075</text:p>
          </table:table-cell>
          <table:table-cell table:formula="of:=[.A73]/1000/(60*60*24)" office:value-type="time" office:time-value="PT00H18M55.075S" calcext:value-type="time">
            <text:p>00:1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157.48" calcext:value-type="float">
            <text:p>157.48</text:p>
          </table:table-cell>
          <table:table-cell office:value-type="float" office:value="193.22" calcext:value-type="float">
            <text:p>193.22</text:p>
          </table:table-cell>
        </table:table-row>
        <table:table-row table:style-name="ro1">
          <table:table-cell office:value-type="float" office:value="1151074" calcext:value-type="float">
            <text:p>1151074</text:p>
          </table:table-cell>
          <table:table-cell table:formula="of:=[.A74]/1000/(60*60*24)" office:value-type="time" office:time-value="PT00H19M11.074S" calcext:value-type="time">
            <text:p>00:1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59.7" calcext:value-type="float">
            <text:p>159.7</text:p>
          </table:table-cell>
          <table:table-cell office:value-type="float" office:value="195.89" calcext:value-type="float">
            <text:p>195.89</text:p>
          </table:table-cell>
        </table:table-row>
        <table:table-row table:style-name="ro1">
          <table:table-cell office:value-type="float" office:value="1167074" calcext:value-type="float">
            <text:p>1167074</text:p>
          </table:table-cell>
          <table:table-cell table:formula="of:=[.A75]/1000/(60*60*24)" office:value-type="time" office:time-value="PT00H19M27.074S" calcext:value-type="time">
            <text:p>00:19:27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9.77" calcext:value-type="float">
            <text:p>599.77</text:p>
          </table:table-cell>
          <table:table-cell office:value-type="float" office:value="161.91" calcext:value-type="float">
            <text:p>161.91</text:p>
          </table:table-cell>
          <table:table-cell office:value-type="float" office:value="198.55" calcext:value-type="float">
            <text:p>198.55</text:p>
          </table:table-cell>
        </table:table-row>
        <table:table-row table:style-name="ro1">
          <table:table-cell office:value-type="float" office:value="1183074" calcext:value-type="float">
            <text:p>1183074</text:p>
          </table:table-cell>
          <table:table-cell table:formula="of:=[.A76]/1000/(60*60*24)" office:value-type="time" office:time-value="PT00H19M43.074S" calcext:value-type="time">
            <text:p>00:1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164.13" calcext:value-type="float">
            <text:p>164.13</text:p>
          </table:table-cell>
          <table:table-cell office:value-type="float" office:value="201.22" calcext:value-type="float">
            <text:p>201.22</text:p>
          </table:table-cell>
        </table:table-row>
        <table:table-row table:style-name="ro1">
          <table:table-cell office:value-type="float" office:value="1199074" calcext:value-type="float">
            <text:p>1199074</text:p>
          </table:table-cell>
          <table:table-cell table:formula="of:=[.A77]/1000/(60*60*24)" office:value-type="time" office:time-value="PT00H19M59.074S" calcext:value-type="time">
            <text:p>00:1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166.35" calcext:value-type="float">
            <text:p>166.35</text:p>
          </table:table-cell>
          <table:table-cell office:value-type="float" office:value="203.89" calcext:value-type="float">
            <text:p>203.89</text:p>
          </table:table-cell>
        </table:table-row>
        <table:table-row table:style-name="ro1">
          <table:table-cell office:value-type="float" office:value="1215074" calcext:value-type="float">
            <text:p>1215074</text:p>
          </table:table-cell>
          <table:table-cell table:formula="of:=[.A78]/1000/(60*60*24)" office:value-type="time" office:time-value="PT00H20M15.074S" calcext:value-type="time">
            <text:p>00:2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168.57" calcext:value-type="float">
            <text:p>168.57</text:p>
          </table:table-cell>
          <table:table-cell office:value-type="float" office:value="206.55" calcext:value-type="float">
            <text:p>206.55</text:p>
          </table:table-cell>
        </table:table-row>
        <table:table-row table:style-name="ro1">
          <table:table-cell office:value-type="float" office:value="1231075" calcext:value-type="float">
            <text:p>1231075</text:p>
          </table:table-cell>
          <table:table-cell table:formula="of:=[.A79]/1000/(60*60*24)" office:value-type="time" office:time-value="PT00H20M31.075S" calcext:value-type="time">
            <text:p>00:2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70.79" calcext:value-type="float">
            <text:p>170.79</text:p>
          </table:table-cell>
          <table:table-cell office:value-type="float" office:value="209.22" calcext:value-type="float">
            <text:p>209.22</text:p>
          </table:table-cell>
        </table:table-row>
        <table:table-row table:style-name="ro1">
          <table:table-cell office:value-type="float" office:value="1247075" calcext:value-type="float">
            <text:p>1247075</text:p>
          </table:table-cell>
          <table:table-cell table:formula="of:=[.A80]/1000/(60*60*24)" office:value-type="time" office:time-value="PT00H20M47.075S" calcext:value-type="time">
            <text:p>00:2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173.01" calcext:value-type="float">
            <text:p>173.01</text:p>
          </table:table-cell>
          <table:table-cell office:value-type="float" office:value="211.88" calcext:value-type="float">
            <text:p>211.88</text:p>
          </table:table-cell>
        </table:table-row>
        <table:table-row table:style-name="ro1">
          <table:table-cell office:value-type="float" office:value="1263074" calcext:value-type="float">
            <text:p>1263074</text:p>
          </table:table-cell>
          <table:table-cell table:formula="of:=[.A81]/1000/(60*60*24)" office:value-type="time" office:time-value="PT00H21M03.074S" calcext:value-type="time">
            <text:p>00:2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175.23" calcext:value-type="float">
            <text:p>175.23</text:p>
          </table:table-cell>
          <table:table-cell office:value-type="float" office:value="214.54" calcext:value-type="float">
            <text:p>214.54</text:p>
          </table:table-cell>
        </table:table-row>
        <table:table-row table:style-name="ro1">
          <table:table-cell office:value-type="float" office:value="1279075" calcext:value-type="float">
            <text:p>1279075</text:p>
          </table:table-cell>
          <table:table-cell table:formula="of:=[.A82]/1000/(60*60*24)" office:value-type="time" office:time-value="PT00H21M19.075S" calcext:value-type="time">
            <text:p>00:2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3" calcext:value-type="float">
            <text:p>597.93</text:p>
          </table:table-cell>
          <table:table-cell office:value-type="float" office:value="177.45" calcext:value-type="float">
            <text:p>177.45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295074" calcext:value-type="float">
            <text:p>1295074</text:p>
          </table:table-cell>
          <table:table-cell table:formula="of:=[.A83]/1000/(60*60*24)" office:value-type="time" office:time-value="PT00H21M35.074S" calcext:value-type="time">
            <text:p>00:2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179.67" calcext:value-type="float">
            <text:p>179.67</text:p>
          </table:table-cell>
          <table:table-cell office:value-type="float" office:value="219.86" calcext:value-type="float">
            <text:p>219.86</text:p>
          </table:table-cell>
        </table:table-row>
        <table:table-row table:style-name="ro1">
          <table:table-cell office:value-type="float" office:value="1311074" calcext:value-type="float">
            <text:p>1311074</text:p>
          </table:table-cell>
          <table:table-cell table:formula="of:=[.A84]/1000/(60*60*24)" office:value-type="time" office:time-value="PT00H21M51.074S" calcext:value-type="time">
            <text:p>00:2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81.89" calcext:value-type="float">
            <text:p>181.89</text:p>
          </table:table-cell>
          <table:table-cell office:value-type="float" office:value="222.52" calcext:value-type="float">
            <text:p>222.52</text:p>
          </table:table-cell>
        </table:table-row>
        <table:table-row table:style-name="ro1">
          <table:table-cell office:value-type="float" office:value="1327074" calcext:value-type="float">
            <text:p>1327074</text:p>
          </table:table-cell>
          <table:table-cell table:formula="of:=[.A85]/1000/(60*60*24)" office:value-type="time" office:time-value="PT00H22M07.074S" calcext:value-type="time">
            <text:p>00:2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184.11" calcext:value-type="float">
            <text:p>184.11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>
          <table:table-cell office:value-type="float" office:value="1343074" calcext:value-type="float">
            <text:p>1343074</text:p>
          </table:table-cell>
          <table:table-cell table:formula="of:=[.A86]/1000/(60*60*24)" office:value-type="time" office:time-value="PT00H22M23.074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186.33" calcext:value-type="float">
            <text:p>186.33</text:p>
          </table:table-cell>
          <table:table-cell office:value-type="float" office:value="227.84" calcext:value-type="float">
            <text:p>227.84</text:p>
          </table:table-cell>
        </table:table-row>
        <table:table-row table:style-name="ro1">
          <table:table-cell office:value-type="float" office:value="1359074" calcext:value-type="float">
            <text:p>1359074</text:p>
          </table:table-cell>
          <table:table-cell table:formula="of:=[.A87]/1000/(60*60*24)" office:value-type="time" office:time-value="PT00H22M39.074S" calcext:value-type="time">
            <text:p>00:22:39</text:p>
          </table:table-cell>
          <table:table-cell office:value-type="float" office:value="1.2" calcext:value-type="float">
            <text:p>1.2</text:p>
          </table:table-cell>
          <table:table-cell office:value-type="float" office:value="501" calcext:value-type="float">
            <text:p>501</text:p>
          </table:table-cell>
          <table:table-cell office:value-type="float" office:value="600.24" calcext:value-type="float">
            <text:p>600.24</text:p>
          </table:table-cell>
          <table:table-cell office:value-type="float" office:value="188.55" calcext:value-type="float">
            <text:p>188.55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1375075" calcext:value-type="float">
            <text:p>1375075</text:p>
          </table:table-cell>
          <table:table-cell table:formula="of:=[.A88]/1000/(60*60*24)" office:value-type="time" office:time-value="PT00H22M55.075S" calcext:value-type="time">
            <text:p>00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190.78" calcext:value-type="float">
            <text:p>190.78</text:p>
          </table:table-cell>
          <table:table-cell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1391075" calcext:value-type="float">
            <text:p>1391075</text:p>
          </table:table-cell>
          <table:table-cell table:formula="of:=[.A89]/1000/(60*60*24)" office:value-type="time" office:time-value="PT00H23M11.075S" calcext:value-type="time">
            <text:p>00:2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193" calcext:value-type="float">
            <text:p>193</text:p>
          </table:table-cell>
          <table:table-cell office:value-type="float" office:value="235.82" calcext:value-type="float">
            <text:p>235.82</text:p>
          </table:table-cell>
        </table:table-row>
        <table:table-row table:style-name="ro1">
          <table:table-cell office:value-type="float" office:value="1407075" calcext:value-type="float">
            <text:p>1407075</text:p>
          </table:table-cell>
          <table:table-cell table:formula="of:=[.A90]/1000/(60*60*24)" office:value-type="time" office:time-value="PT00H23M27.075S" calcext:value-type="time">
            <text:p>00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195.22" calcext:value-type="float">
            <text:p>195.22</text:p>
          </table:table-cell>
          <table:table-cell office:value-type="float" office:value="238.47" calcext:value-type="float">
            <text:p>238.47</text:p>
          </table:table-cell>
        </table:table-row>
        <table:table-row table:style-name="ro1">
          <table:table-cell office:value-type="float" office:value="1423074" calcext:value-type="float">
            <text:p>1423074</text:p>
          </table:table-cell>
          <table:table-cell table:formula="of:=[.A91]/1000/(60*60*24)" office:value-type="time" office:time-value="PT00H23M43.074S" calcext:value-type="time">
            <text:p>00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197.44" calcext:value-type="float">
            <text:p>197.44</text:p>
          </table:table-cell>
          <table:table-cell office:value-type="float" office:value="241.13" calcext:value-type="float">
            <text:p>241.13</text:p>
          </table:table-cell>
        </table:table-row>
        <table:table-row table:style-name="ro1">
          <table:table-cell office:value-type="float" office:value="1439075" calcext:value-type="float">
            <text:p>1439075</text:p>
          </table:table-cell>
          <table:table-cell table:formula="of:=[.A92]/1000/(60*60*24)" office:value-type="time" office:time-value="PT00H23M59.075S" calcext:value-type="time">
            <text:p>00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199.66" calcext:value-type="float">
            <text:p>199.66</text:p>
          </table:table-cell>
          <table:table-cell office:value-type="float" office:value="243.78" calcext:value-type="float">
            <text:p>243.78</text:p>
          </table:table-cell>
        </table:table-row>
        <table:table-row table:style-name="ro1">
          <table:table-cell office:value-type="float" office:value="1455074" calcext:value-type="float">
            <text:p>1455074</text:p>
          </table:table-cell>
          <table:table-cell table:formula="of:=[.A93]/1000/(60*60*24)" office:value-type="time" office:time-value="PT00H24M15.074S" calcext:value-type="time">
            <text:p>00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201.88" calcext:value-type="float">
            <text:p>201.88</text:p>
          </table:table-cell>
          <table:table-cell office:value-type="float" office:value="246.43" calcext:value-type="float">
            <text:p>246.43</text:p>
          </table:table-cell>
        </table:table-row>
        <table:table-row table:style-name="ro1">
          <table:table-cell office:value-type="float" office:value="1471075" calcext:value-type="float">
            <text:p>1471075</text:p>
          </table:table-cell>
          <table:table-cell table:formula="of:=[.A94]/1000/(60*60*24)" office:value-type="time" office:time-value="PT00H24M31.075S" calcext:value-type="time">
            <text:p>00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204.1" calcext:value-type="float">
            <text:p>204.1</text:p>
          </table:table-cell>
          <table:table-cell office:value-type="float" office:value="249.08" calcext:value-type="float">
            <text:p>249.08</text:p>
          </table:table-cell>
        </table:table-row>
        <table:table-row table:style-name="ro1">
          <table:table-cell office:value-type="float" office:value="1487074" calcext:value-type="float">
            <text:p>1487074</text:p>
          </table:table-cell>
          <table:table-cell table:formula="of:=[.A95]/1000/(60*60*24)" office:value-type="time" office:time-value="PT00H24M47.074S" calcext:value-type="time">
            <text:p>00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206.31" calcext:value-type="float">
            <text:p>206.31</text:p>
          </table:table-cell>
          <table:table-cell office:value-type="float" office:value="251.74" calcext:value-type="float">
            <text:p>251.74</text:p>
          </table:table-cell>
        </table:table-row>
        <table:table-row table:style-name="ro1">
          <table:table-cell office:value-type="float" office:value="1503074" calcext:value-type="float">
            <text:p>1503074</text:p>
          </table:table-cell>
          <table:table-cell table:formula="of:=[.A96]/1000/(60*60*24)" office:value-type="time" office:time-value="PT00H25M03.074S" calcext:value-type="time">
            <text:p>00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208.53" calcext:value-type="float">
            <text:p>208.53</text:p>
          </table:table-cell>
          <table:table-cell office:value-type="float" office:value="254.39" calcext:value-type="float">
            <text:p>254.39</text:p>
          </table:table-cell>
        </table:table-row>
        <table:table-row table:style-name="ro1">
          <table:table-cell office:value-type="float" office:value="1519074" calcext:value-type="float">
            <text:p>1519074</text:p>
          </table:table-cell>
          <table:table-cell table:formula="of:=[.A97]/1000/(60*60*24)" office:value-type="time" office:time-value="PT00H25M19.074S" calcext:value-type="time">
            <text:p>00:2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10.75" calcext:value-type="float">
            <text:p>210.75</text:p>
          </table:table-cell>
          <table:table-cell office:value-type="float" office:value="257.04" calcext:value-type="float">
            <text:p>257.04</text:p>
          </table:table-cell>
        </table:table-row>
        <table:table-row table:style-name="ro1">
          <table:table-cell office:value-type="float" office:value="1535074" calcext:value-type="float">
            <text:p>1535074</text:p>
          </table:table-cell>
          <table:table-cell table:formula="of:=[.A98]/1000/(60*60*24)" office:value-type="time" office:time-value="PT00H25M35.074S" calcext:value-type="time">
            <text:p>00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12.97" calcext:value-type="float">
            <text:p>212.97</text:p>
          </table:table-cell>
          <table:table-cell office:value-type="float" office:value="259.69" calcext:value-type="float">
            <text:p>259.69</text:p>
          </table:table-cell>
        </table:table-row>
        <table:table-row table:style-name="ro1">
          <table:table-cell office:value-type="float" office:value="1551074" calcext:value-type="float">
            <text:p>1551074</text:p>
          </table:table-cell>
          <table:table-cell table:formula="of:=[.A99]/1000/(60*60*24)" office:value-type="time" office:time-value="PT00H25M51.074S" calcext:value-type="time">
            <text:p>00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15.19" calcext:value-type="float">
            <text:p>215.19</text:p>
          </table:table-cell>
          <table:table-cell office:value-type="float" office:value="262.34" calcext:value-type="float">
            <text:p>262.34</text:p>
          </table:table-cell>
        </table:table-row>
        <table:table-row table:style-name="ro1">
          <table:table-cell office:value-type="float" office:value="1567074" calcext:value-type="float">
            <text:p>1567074</text:p>
          </table:table-cell>
          <table:table-cell table:formula="of:=[.A100]/1000/(60*60*24)" office:value-type="time" office:time-value="PT00H26M07.074S" calcext:value-type="time">
            <text:p>00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3" calcext:value-type="float">
            <text:p>595.93</text:p>
          </table:table-cell>
          <table:table-cell office:value-type="float" office:value="217.41" calcext:value-type="float">
            <text:p>217.41</text:p>
          </table:table-cell>
          <table:table-cell office:value-type="float" office:value="264.98" calcext:value-type="float">
            <text:p>264.98</text:p>
          </table:table-cell>
        </table:table-row>
        <table:table-row table:style-name="ro1">
          <table:table-cell office:value-type="float" office:value="1583075" calcext:value-type="float">
            <text:p>1583075</text:p>
          </table:table-cell>
          <table:table-cell table:formula="of:=[.A101]/1000/(60*60*24)" office:value-type="time" office:time-value="PT00H26M23.075S" calcext:value-type="time">
            <text:p>00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219.63" calcext:value-type="float">
            <text:p>219.63</text:p>
          </table:table-cell>
          <table:table-cell office:value-type="float" office:value="267.63" calcext:value-type="float">
            <text:p>267.63</text:p>
          </table:table-cell>
        </table:table-row>
        <table:table-row table:style-name="ro1">
          <table:table-cell office:value-type="float" office:value="1599074" calcext:value-type="float">
            <text:p>1599074</text:p>
          </table:table-cell>
          <table:table-cell table:formula="of:=[.A102]/1000/(60*60*24)" office:value-type="time" office:time-value="PT00H26M39.074S" calcext:value-type="time">
            <text:p>00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221.85" calcext:value-type="float">
            <text:p>221.85</text:p>
          </table:table-cell>
          <table:table-cell office:value-type="float" office:value="270.28" calcext:value-type="float">
            <text:p>270.28</text:p>
          </table:table-cell>
        </table:table-row>
        <table:table-row table:style-name="ro1">
          <table:table-cell office:value-type="float" office:value="1615075" calcext:value-type="float">
            <text:p>1615075</text:p>
          </table:table-cell>
          <table:table-cell table:formula="of:=[.A103]/1000/(60*60*24)" office:value-type="time" office:time-value="PT00H26M55.075S" calcext:value-type="time">
            <text:p>00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224.07" calcext:value-type="float">
            <text:p>224.07</text:p>
          </table:table-cell>
          <table:table-cell office:value-type="float" office:value="272.92" calcext:value-type="float">
            <text:p>272.92</text:p>
          </table:table-cell>
        </table:table-row>
        <table:table-row table:style-name="ro1">
          <table:table-cell office:value-type="float" office:value="1631075" calcext:value-type="float">
            <text:p>1631075</text:p>
          </table:table-cell>
          <table:table-cell table:formula="of:=[.A104]/1000/(60*60*24)" office:value-type="time" office:time-value="PT00H27M11.075S" calcext:value-type="time">
            <text:p>00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26.29" calcext:value-type="float">
            <text:p>226.29</text:p>
          </table:table-cell>
          <table:table-cell office:value-type="float" office:value="275.57" calcext:value-type="float">
            <text:p>275.57</text:p>
          </table:table-cell>
        </table:table-row>
        <table:table-row table:style-name="ro1">
          <table:table-cell office:value-type="float" office:value="1647074" calcext:value-type="float">
            <text:p>1647074</text:p>
          </table:table-cell>
          <table:table-cell table:formula="of:=[.A105]/1000/(60*60*24)" office:value-type="time" office:time-value="PT00H27M27.074S" calcext:value-type="time">
            <text:p>00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228.51" calcext:value-type="float">
            <text:p>228.51</text:p>
          </table:table-cell>
          <table:table-cell office:value-type="float" office:value="278.21" calcext:value-type="float">
            <text:p>278.21</text:p>
          </table:table-cell>
        </table:table-row>
        <table:table-row table:style-name="ro1">
          <table:table-cell office:value-type="float" office:value="1663075" calcext:value-type="float">
            <text:p>1663075</text:p>
          </table:table-cell>
          <table:table-cell table:formula="of:=[.A106]/1000/(60*60*24)" office:value-type="time" office:time-value="PT00H27M43.075S" calcext:value-type="time">
            <text:p>00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230.73" calcext:value-type="float">
            <text:p>230.73</text:p>
          </table:table-cell>
          <table:table-cell office:value-type="float" office:value="280.86" calcext:value-type="float">
            <text:p>280.86</text:p>
          </table:table-cell>
        </table:table-row>
        <table:table-row table:style-name="ro1">
          <table:table-cell office:value-type="float" office:value="1679074" calcext:value-type="float">
            <text:p>1679074</text:p>
          </table:table-cell>
          <table:table-cell table:formula="of:=[.A107]/1000/(60*60*24)" office:value-type="time" office:time-value="PT00H27M59.074S" calcext:value-type="time">
            <text:p>00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8" calcext:value-type="float">
            <text:p>595.88</text:p>
          </table:table-cell>
          <table:table-cell office:value-type="float" office:value="232.95" calcext:value-type="float">
            <text:p>232.95</text:p>
          </table:table-cell>
          <table:table-cell office:value-type="float" office:value="283.5" calcext:value-type="float">
            <text:p>283.5</text:p>
          </table:table-cell>
        </table:table-row>
        <table:table-row table:style-name="ro1">
          <table:table-cell office:value-type="float" office:value="1695074" calcext:value-type="float">
            <text:p>1695074</text:p>
          </table:table-cell>
          <table:table-cell table:formula="of:=[.A108]/1000/(60*60*24)" office:value-type="time" office:time-value="PT00H28M15.074S" calcext:value-type="time">
            <text:p>00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8.14" calcext:value-type="float">
            <text:p>598.14</text:p>
          </table:table-cell>
          <table:table-cell office:value-type="float" office:value="235.18" calcext:value-type="float">
            <text:p>235.18</text:p>
          </table:table-cell>
          <table:table-cell office:value-type="float" office:value="286.16" calcext:value-type="float">
            <text:p>286.16</text:p>
          </table:table-cell>
        </table:table-row>
        <table:table-row table:style-name="ro1">
          <table:table-cell office:value-type="float" office:value="1711074" calcext:value-type="float">
            <text:p>1711074</text:p>
          </table:table-cell>
          <table:table-cell table:formula="of:=[.A109]/1000/(60*60*24)" office:value-type="time" office:time-value="PT00H28M31.074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6" calcext:value-type="float">
            <text:p>595.76</text:p>
          </table:table-cell>
          <table:table-cell office:value-type="float" office:value="237.4" calcext:value-type="float">
            <text:p>237.4</text:p>
          </table:table-cell>
          <table:table-cell office:value-type="float" office:value="288.8" calcext:value-type="float">
            <text:p>288.8</text:p>
          </table:table-cell>
        </table:table-row>
        <table:table-row table:style-name="ro1">
          <table:table-cell office:value-type="float" office:value="1727074" calcext:value-type="float">
            <text:p>1727074</text:p>
          </table:table-cell>
          <table:table-cell table:formula="of:=[.A110]/1000/(60*60*24)" office:value-type="time" office:time-value="PT00H28M47.074S" calcext:value-type="time">
            <text:p>00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39.63" calcext:value-type="float">
            <text:p>239.63</text:p>
          </table:table-cell>
          <table:table-cell office:value-type="float" office:value="291.45" calcext:value-type="float">
            <text:p>291.45</text:p>
          </table:table-cell>
        </table:table-row>
        <table:table-row table:style-name="ro1">
          <table:table-cell office:value-type="float" office:value="1743074" calcext:value-type="float">
            <text:p>1743074</text:p>
          </table:table-cell>
          <table:table-cell table:formula="of:=[.A111]/1000/(60*60*24)" office:value-type="time" office:time-value="PT00H29M03.074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41.85" calcext:value-type="float">
            <text:p>241.85</text:p>
          </table:table-cell>
          <table:table-cell office:value-type="float" office:value="294.09" calcext:value-type="float">
            <text:p>294.09</text:p>
          </table:table-cell>
        </table:table-row>
        <table:table-row table:style-name="ro1">
          <table:table-cell office:value-type="float" office:value="1759074" calcext:value-type="float">
            <text:p>1759074</text:p>
          </table:table-cell>
          <table:table-cell table:formula="of:=[.A112]/1000/(60*60*24)" office:value-type="time" office:time-value="PT00H29M19.074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3.78" calcext:value-type="float">
            <text:p>593.78</text:p>
          </table:table-cell>
          <table:table-cell office:value-type="float" office:value="244.07" calcext:value-type="float">
            <text:p>244.07</text:p>
          </table:table-cell>
          <table:table-cell office:value-type="float" office:value="296.73" calcext:value-type="float">
            <text:p>296.73</text:p>
          </table:table-cell>
        </table:table-row>
        <table:table-row table:style-name="ro1">
          <table:table-cell office:value-type="float" office:value="1775074" calcext:value-type="float">
            <text:p>1775074</text:p>
          </table:table-cell>
          <table:table-cell table:formula="of:=[.A113]/1000/(60*60*24)" office:value-type="time" office:time-value="PT00H29M35.074S" calcext:value-type="time">
            <text:p>00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246.29" calcext:value-type="float">
            <text:p>246.29</text:p>
          </table:table-cell>
          <table:table-cell office:value-type="float" office:value="299.37" calcext:value-type="float">
            <text:p>299.37</text:p>
          </table:table-cell>
        </table:table-row>
        <table:table-row table:style-name="ro1">
          <table:table-cell office:value-type="float" office:value="1791074" calcext:value-type="float">
            <text:p>1791074</text:p>
          </table:table-cell>
          <table:table-cell table:formula="of:=[.A114]/1000/(60*60*24)" office:value-type="time" office:time-value="PT00H29M51.074S" calcext:value-type="time">
            <text:p>00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248.5" calcext:value-type="float">
            <text:p>248.5</text:p>
          </table:table-cell>
          <table:table-cell office:value-type="float" office:value="302.01" calcext:value-type="float">
            <text:p>302.01</text:p>
          </table:table-cell>
        </table:table-row>
        <table:table-row table:style-name="ro1">
          <table:table-cell office:value-type="float" office:value="1807075" calcext:value-type="float">
            <text:p>1807075</text:p>
          </table:table-cell>
          <table:table-cell table:formula="of:=[.A115]/1000/(60*60*24)" office:value-type="time" office:time-value="PT00H30M07.075S" calcext:value-type="time">
            <text:p>00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50.72" calcext:value-type="float">
            <text:p>250.72</text:p>
          </table:table-cell>
          <table:table-cell office:value-type="float" office:value="304.65" calcext:value-type="float">
            <text:p>304.65</text:p>
          </table:table-cell>
        </table:table-row>
        <table:table-row table:style-name="ro1">
          <table:table-cell office:value-type="float" office:value="1823074" calcext:value-type="float">
            <text:p>1823074</text:p>
          </table:table-cell>
          <table:table-cell table:formula="of:=[.A116]/1000/(60*60*24)" office:value-type="time" office:time-value="PT00H30M23.074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252.94" calcext:value-type="float">
            <text:p>252.94</text:p>
          </table:table-cell>
          <table:table-cell office:value-type="float" office:value="307.29" calcext:value-type="float">
            <text:p>307.29</text:p>
          </table:table-cell>
        </table:table-row>
        <table:table-row table:style-name="ro1">
          <table:table-cell office:value-type="float" office:value="1839074" calcext:value-type="float">
            <text:p>1839074</text:p>
          </table:table-cell>
          <table:table-cell table:formula="of:=[.A117]/1000/(60*60*24)" office:value-type="time" office:time-value="PT00H30M39.074S" calcext:value-type="time">
            <text:p>00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255.16" calcext:value-type="float">
            <text:p>255.16</text:p>
          </table:table-cell>
          <table:table-cell office:value-type="float" office:value="309.93" calcext:value-type="float">
            <text:p>309.93</text:p>
          </table:table-cell>
        </table:table-row>
        <table:table-row table:style-name="ro1">
          <table:table-cell office:value-type="float" office:value="1855074" calcext:value-type="float">
            <text:p>1855074</text:p>
          </table:table-cell>
          <table:table-cell table:formula="of:=[.A118]/1000/(60*60*24)" office:value-type="time" office:time-value="PT00H30M55.074S" calcext:value-type="time">
            <text:p>00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257.38" calcext:value-type="float">
            <text:p>257.38</text:p>
          </table:table-cell>
          <table:table-cell office:value-type="float" office:value="312.57" calcext:value-type="float">
            <text:p>312.57</text:p>
          </table:table-cell>
        </table:table-row>
        <table:table-row table:style-name="ro1">
          <table:table-cell office:value-type="float" office:value="1871074" calcext:value-type="float">
            <text:p>1871074</text:p>
          </table:table-cell>
          <table:table-cell table:formula="of:=[.A119]/1000/(60*60*24)" office:value-type="time" office:time-value="PT00H31M11.074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59.6" calcext:value-type="float">
            <text:p>259.6</text:p>
          </table:table-cell>
          <table:table-cell office:value-type="float" office:value="315.2" calcext:value-type="float">
            <text:p>315.2</text:p>
          </table:table-cell>
        </table:table-row>
        <table:table-row table:style-name="ro1">
          <table:table-cell office:value-type="float" office:value="1887074" calcext:value-type="float">
            <text:p>1887074</text:p>
          </table:table-cell>
          <table:table-cell table:formula="of:=[.A120]/1000/(60*60*24)" office:value-type="time" office:time-value="PT00H31M27.074S" calcext:value-type="time">
            <text:p>00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61.82" calcext:value-type="float">
            <text:p>261.82</text:p>
          </table:table-cell>
          <table:table-cell office:value-type="float" office:value="317.84" calcext:value-type="float">
            <text:p>317.84</text:p>
          </table:table-cell>
        </table:table-row>
        <table:table-row table:style-name="ro1">
          <table:table-cell office:value-type="float" office:value="1903075" calcext:value-type="float">
            <text:p>1903075</text:p>
          </table:table-cell>
          <table:table-cell table:formula="of:=[.A121]/1000/(60*60*24)" office:value-type="time" office:time-value="PT00H31M43.075S" calcext:value-type="time">
            <text:p>00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264.04" calcext:value-type="float">
            <text:p>264.04</text:p>
          </table:table-cell>
          <table:table-cell office:value-type="float" office:value="320.47" calcext:value-type="float">
            <text:p>320.47</text:p>
          </table:table-cell>
        </table:table-row>
        <table:table-row table:style-name="ro1">
          <table:table-cell office:value-type="float" office:value="1919074" calcext:value-type="float">
            <text:p>1919074</text:p>
          </table:table-cell>
          <table:table-cell table:formula="of:=[.A122]/1000/(60*60*24)" office:value-type="time" office:time-value="PT00H31M59.074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3" calcext:value-type="float">
            <text:p>593.93</text:p>
          </table:table-cell>
          <table:table-cell office:value-type="float" office:value="266.26" calcext:value-type="float">
            <text:p>266.26</text:p>
          </table:table-cell>
          <table:table-cell office:value-type="float" office:value="323.11" calcext:value-type="float">
            <text:p>323.11</text:p>
          </table:table-cell>
        </table:table-row>
        <table:table-row table:style-name="ro1">
          <table:table-cell office:value-type="float" office:value="1935074" calcext:value-type="float">
            <text:p>1935074</text:p>
          </table:table-cell>
          <table:table-cell table:formula="of:=[.A123]/1000/(60*60*24)" office:value-type="time" office:time-value="PT00H32M15.074S" calcext:value-type="time">
            <text:p>00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268.48" calcext:value-type="float">
            <text:p>268.48</text:p>
          </table:table-cell>
          <table:table-cell office:value-type="float" office:value="325.74" calcext:value-type="float">
            <text:p>325.74</text:p>
          </table:table-cell>
        </table:table-row>
        <table:table-row table:style-name="ro1">
          <table:table-cell office:value-type="float" office:value="1951075" calcext:value-type="float">
            <text:p>1951075</text:p>
          </table:table-cell>
          <table:table-cell table:formula="of:=[.A124]/1000/(60*60*24)" office:value-type="time" office:time-value="PT00H32M31.075S" calcext:value-type="time">
            <text:p>00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70.7" calcext:value-type="float">
            <text:p>270.7</text:p>
          </table:table-cell>
          <table:table-cell office:value-type="float" office:value="328.38" calcext:value-type="float">
            <text:p>328.38</text:p>
          </table:table-cell>
        </table:table-row>
        <table:table-row table:style-name="ro1">
          <table:table-cell office:value-type="float" office:value="1967074" calcext:value-type="float">
            <text:p>1967074</text:p>
          </table:table-cell>
          <table:table-cell table:formula="of:=[.A125]/1000/(60*60*24)" office:value-type="time" office:time-value="PT00H32M47.074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72.92" calcext:value-type="float">
            <text:p>272.92</text:p>
          </table:table-cell>
          <table:table-cell office:value-type="float" office:value="331.01" calcext:value-type="float">
            <text:p>331.01</text:p>
          </table:table-cell>
        </table:table-row>
        <table:table-row table:style-name="ro1">
          <table:table-cell office:value-type="float" office:value="1983074" calcext:value-type="float">
            <text:p>1983074</text:p>
          </table:table-cell>
          <table:table-cell table:formula="of:=[.A126]/1000/(60*60*24)" office:value-type="time" office:time-value="PT00H33M03.074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275.13" calcext:value-type="float">
            <text:p>275.13</text:p>
          </table:table-cell>
          <table:table-cell office:value-type="float" office:value="333.64" calcext:value-type="float">
            <text:p>333.64</text:p>
          </table:table-cell>
        </table:table-row>
        <table:table-row table:style-name="ro1">
          <table:table-cell office:value-type="float" office:value="1999074" calcext:value-type="float">
            <text:p>1999074</text:p>
          </table:table-cell>
          <table:table-cell table:formula="of:=[.A127]/1000/(60*60*24)" office:value-type="time" office:time-value="PT00H33M19.074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77.35" calcext:value-type="float">
            <text:p>277.35</text:p>
          </table:table-cell>
          <table:table-cell office:value-type="float" office:value="336.28" calcext:value-type="float">
            <text:p>336.28</text:p>
          </table:table-cell>
        </table:table-row>
        <table:table-row table:style-name="ro1">
          <table:table-cell office:value-type="float" office:value="2015075" calcext:value-type="float">
            <text:p>2015075</text:p>
          </table:table-cell>
          <table:table-cell table:formula="of:=[.A128]/1000/(60*60*24)" office:value-type="time" office:time-value="PT00H33M35.075S" calcext:value-type="time">
            <text:p>00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79.57" calcext:value-type="float">
            <text:p>279.57</text:p>
          </table:table-cell>
          <table:table-cell office:value-type="float" office:value="338.91" calcext:value-type="float">
            <text:p>338.91</text:p>
          </table:table-cell>
        </table:table-row>
        <table:table-row table:style-name="ro1">
          <table:table-cell office:value-type="float" office:value="2031075" calcext:value-type="float">
            <text:p>2031075</text:p>
          </table:table-cell>
          <table:table-cell table:formula="of:=[.A129]/1000/(60*60*24)" office:value-type="time" office:time-value="PT00H33M51.075S" calcext:value-type="time">
            <text:p>00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281.79" calcext:value-type="float">
            <text:p>281.79</text:p>
          </table:table-cell>
          <table:table-cell office:value-type="float" office:value="341.54" calcext:value-type="float">
            <text:p>341.54</text:p>
          </table:table-cell>
        </table:table-row>
        <table:table-row table:style-name="ro1">
          <table:table-cell office:value-type="float" office:value="2047074" calcext:value-type="float">
            <text:p>2047074</text:p>
          </table:table-cell>
          <table:table-cell table:formula="of:=[.A130]/1000/(60*60*24)" office:value-type="time" office:time-value="PT00H34M07.074S" calcext:value-type="time">
            <text:p>00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84.01" calcext:value-type="float">
            <text:p>284.01</text:p>
          </table:table-cell>
          <table:table-cell office:value-type="float" office:value="344.17" calcext:value-type="float">
            <text:p>344.17</text:p>
          </table:table-cell>
        </table:table-row>
        <table:table-row table:style-name="ro1">
          <table:table-cell office:value-type="float" office:value="2062076" calcext:value-type="float">
            <text:p>2062076</text:p>
          </table:table-cell>
          <table:table-cell table:formula="of:=[.A131]/1000/(60*60*24)" office:value-type="time" office:time-value="PT00H34M22.076S" calcext:value-type="time">
            <text:p>00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286.09" calcext:value-type="float">
            <text:p>286.09</text:p>
          </table:table-cell>
          <table:table-cell office:value-type="float" office:value="346.64" calcext:value-type="float">
            <text:p>346.64</text:p>
          </table:table-cell>
        </table:table-row>
        <table:table-row table:style-name="ro1">
          <table:table-cell office:value-type="float" office:value="2078075" calcext:value-type="float">
            <text:p>2078075</text:p>
          </table:table-cell>
          <table:table-cell table:formula="of:=[.A132]/1000/(60*60*24)" office:value-type="time" office:time-value="PT00H34M38.075S" calcext:value-type="time">
            <text:p>00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4" calcext:value-type="float">
            <text:p>592.24</text:p>
          </table:table-cell>
          <table:table-cell office:value-type="float" office:value="288.31" calcext:value-type="float">
            <text:p>288.31</text:p>
          </table:table-cell>
          <table:table-cell office:value-type="float" office:value="349.27" calcext:value-type="float">
            <text:p>349.27</text:p>
          </table:table-cell>
        </table:table-row>
        <table:table-row table:style-name="ro1">
          <table:table-cell office:value-type="float" office:value="2094075" calcext:value-type="float">
            <text:p>2094075</text:p>
          </table:table-cell>
          <table:table-cell table:formula="of:=[.A133]/1000/(60*60*24)" office:value-type="time" office:time-value="PT00H34M54.075S" calcext:value-type="time">
            <text:p>00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90.53" calcext:value-type="float">
            <text:p>290.53</text:p>
          </table:table-cell>
          <table:table-cell office:value-type="float" office:value="351.91" calcext:value-type="float">
            <text:p>351.91</text:p>
          </table:table-cell>
        </table:table-row>
        <table:table-row table:style-name="ro1">
          <table:table-cell office:value-type="float" office:value="2110075" calcext:value-type="float">
            <text:p>2110075</text:p>
          </table:table-cell>
          <table:table-cell table:formula="of:=[.A134]/1000/(60*60*24)" office:value-type="time" office:time-value="PT00H35M10.075S" calcext:value-type="time">
            <text:p>00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292.75" calcext:value-type="float">
            <text:p>292.75</text:p>
          </table:table-cell>
          <table:table-cell office:value-type="float" office:value="354.54" calcext:value-type="float">
            <text:p>354.54</text:p>
          </table:table-cell>
        </table:table-row>
        <table:table-row table:style-name="ro1">
          <table:table-cell office:value-type="float" office:value="2126075" calcext:value-type="float">
            <text:p>2126075</text:p>
          </table:table-cell>
          <table:table-cell table:formula="of:=[.A135]/1000/(60*60*24)" office:value-type="time" office:time-value="PT00H35M26.075S" calcext:value-type="time">
            <text:p>00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294.97" calcext:value-type="float">
            <text:p>294.97</text:p>
          </table:table-cell>
          <table:table-cell office:value-type="float" office:value="357.17" calcext:value-type="float">
            <text:p>357.17</text:p>
          </table:table-cell>
        </table:table-row>
        <table:table-row table:style-name="ro1">
          <table:table-cell office:value-type="float" office:value="2142075" calcext:value-type="float">
            <text:p>2142075</text:p>
          </table:table-cell>
          <table:table-cell table:formula="of:=[.A136]/1000/(60*60*24)" office:value-type="time" office:time-value="PT00H35M42.075S" calcext:value-type="time">
            <text:p>00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3" calcext:value-type="float">
            <text:p>591.93</text:p>
          </table:table-cell>
          <table:table-cell office:value-type="float" office:value="297.19" calcext:value-type="float">
            <text:p>297.19</text:p>
          </table:table-cell>
          <table:table-cell office:value-type="float" office:value="359.79" calcext:value-type="float">
            <text:p>359.79</text:p>
          </table:table-cell>
        </table:table-row>
        <table:table-row table:style-name="ro1">
          <table:table-cell office:value-type="float" office:value="2158075" calcext:value-type="float">
            <text:p>2158075</text:p>
          </table:table-cell>
          <table:table-cell table:formula="of:=[.A137]/1000/(60*60*24)" office:value-type="time" office:time-value="PT00H35M58.075S" calcext:value-type="time">
            <text:p>00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299.41" calcext:value-type="float">
            <text:p>299.41</text:p>
          </table:table-cell>
          <table:table-cell office:value-type="float" office:value="362.42" calcext:value-type="float">
            <text:p>362.42</text:p>
          </table:table-cell>
        </table:table-row>
        <table:table-row table:style-name="ro1">
          <table:table-cell office:value-type="float" office:value="2174075" calcext:value-type="float">
            <text:p>2174075</text:p>
          </table:table-cell>
          <table:table-cell table:formula="of:=[.A138]/1000/(60*60*24)" office:value-type="time" office:time-value="PT00H36M14.075S" calcext:value-type="time">
            <text:p>00:36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301.62" calcext:value-type="float">
            <text:p>301.62</text:p>
          </table:table-cell>
          <table:table-cell office:value-type="float" office:value="365.05" calcext:value-type="float">
            <text:p>365.05</text:p>
          </table:table-cell>
        </table:table-row>
        <table:table-row table:style-name="ro1">
          <table:table-cell office:value-type="float" office:value="2190075" calcext:value-type="float">
            <text:p>2190075</text:p>
          </table:table-cell>
          <table:table-cell table:formula="of:=[.A139]/1000/(60*60*24)" office:value-type="time" office:time-value="PT00H36M30.075S" calcext:value-type="time">
            <text:p>00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03.84" calcext:value-type="float">
            <text:p>303.84</text:p>
          </table:table-cell>
          <table:table-cell office:value-type="float" office:value="367.68" calcext:value-type="float">
            <text:p>367.68</text:p>
          </table:table-cell>
        </table:table-row>
        <table:table-row table:style-name="ro1">
          <table:table-cell office:value-type="float" office:value="2206076" calcext:value-type="float">
            <text:p>2206076</text:p>
          </table:table-cell>
          <table:table-cell table:formula="of:=[.A140]/1000/(60*60*24)" office:value-type="time" office:time-value="PT00H36M46.076S" calcext:value-type="time">
            <text:p>00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306.06" calcext:value-type="float">
            <text:p>306.06</text:p>
          </table:table-cell>
          <table:table-cell office:value-type="float" office:value="370.31" calcext:value-type="float">
            <text:p>370.31</text:p>
          </table:table-cell>
        </table:table-row>
        <table:table-row table:style-name="ro1">
          <table:table-cell office:value-type="float" office:value="2222076" calcext:value-type="float">
            <text:p>2222076</text:p>
          </table:table-cell>
          <table:table-cell table:formula="of:=[.A141]/1000/(60*60*24)" office:value-type="time" office:time-value="PT00H37M02.076S" calcext:value-type="time">
            <text:p>00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08.28" calcext:value-type="float">
            <text:p>308.28</text:p>
          </table:table-cell>
          <table:table-cell office:value-type="float" office:value="372.93" calcext:value-type="float">
            <text:p>372.93</text:p>
          </table:table-cell>
        </table:table-row>
        <table:table-row table:style-name="ro1">
          <table:table-cell office:value-type="float" office:value="2238075" calcext:value-type="float">
            <text:p>2238075</text:p>
          </table:table-cell>
          <table:table-cell table:formula="of:=[.A142]/1000/(60*60*24)" office:value-type="time" office:time-value="PT00H37M18.075S" calcext:value-type="time">
            <text:p>00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10.5" calcext:value-type="float">
            <text:p>310.5</text:p>
          </table:table-cell>
          <table:table-cell office:value-type="float" office:value="375.56" calcext:value-type="float">
            <text:p>375.56</text:p>
          </table:table-cell>
        </table:table-row>
        <table:table-row table:style-name="ro1">
          <table:table-cell office:value-type="float" office:value="2254075" calcext:value-type="float">
            <text:p>2254075</text:p>
          </table:table-cell>
          <table:table-cell table:formula="of:=[.A143]/1000/(60*60*24)" office:value-type="time" office:time-value="PT00H37M34.075S" calcext:value-type="time">
            <text:p>00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312.72" calcext:value-type="float">
            <text:p>312.72</text:p>
          </table:table-cell>
          <table:table-cell office:value-type="float" office:value="378.19" calcext:value-type="float">
            <text:p>378.19</text:p>
          </table:table-cell>
        </table:table-row>
        <table:table-row table:style-name="ro1">
          <table:table-cell office:value-type="float" office:value="2270075" calcext:value-type="float">
            <text:p>2270075</text:p>
          </table:table-cell>
          <table:table-cell table:formula="of:=[.A144]/1000/(60*60*24)" office:value-type="time" office:time-value="PT00H37M50.075S" calcext:value-type="time">
            <text:p>00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314.94" calcext:value-type="float">
            <text:p>314.94</text:p>
          </table:table-cell>
          <table:table-cell office:value-type="float" office:value="380.82" calcext:value-type="float">
            <text:p>380.82</text:p>
          </table:table-cell>
        </table:table-row>
        <table:table-row table:style-name="ro1">
          <table:table-cell office:value-type="float" office:value="2286075" calcext:value-type="float">
            <text:p>2286075</text:p>
          </table:table-cell>
          <table:table-cell table:formula="of:=[.A145]/1000/(60*60*24)" office:value-type="time" office:time-value="PT00H38M06.075S" calcext:value-type="time">
            <text:p>00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317.16" calcext:value-type="float">
            <text:p>317.16</text:p>
          </table:table-cell>
          <table:table-cell office:value-type="float" office:value="383.44" calcext:value-type="float">
            <text:p>383.44</text:p>
          </table:table-cell>
        </table:table-row>
        <table:table-row table:style-name="ro1">
          <table:table-cell office:value-type="float" office:value="2302075" calcext:value-type="float">
            <text:p>2302075</text:p>
          </table:table-cell>
          <table:table-cell table:formula="of:=[.A146]/1000/(60*60*24)" office:value-type="time" office:time-value="PT00H38M22.075S" calcext:value-type="time">
            <text:p>00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5" calcext:value-type="float">
            <text:p>591.75</text:p>
          </table:table-cell>
          <table:table-cell office:value-type="float" office:value="319.38" calcext:value-type="float">
            <text:p>319.38</text:p>
          </table:table-cell>
          <table:table-cell office:value-type="float" office:value="386.07" calcext:value-type="float">
            <text:p>386.07</text:p>
          </table:table-cell>
        </table:table-row>
        <table:table-row table:style-name="ro1">
          <table:table-cell office:value-type="float" office:value="2318075" calcext:value-type="float">
            <text:p>2318075</text:p>
          </table:table-cell>
          <table:table-cell table:formula="of:=[.A147]/1000/(60*60*24)" office:value-type="time" office:time-value="PT00H38M38.075S" calcext:value-type="time">
            <text:p>00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321.61" calcext:value-type="float">
            <text:p>321.61</text:p>
          </table:table-cell>
          <table:table-cell office:value-type="float" office:value="388.7" calcext:value-type="float">
            <text:p>388.7</text:p>
          </table:table-cell>
        </table:table-row>
        <table:table-row table:style-name="ro1">
          <table:table-cell office:value-type="float" office:value="2334076" calcext:value-type="float">
            <text:p>2334076</text:p>
          </table:table-cell>
          <table:table-cell table:formula="of:=[.A148]/1000/(60*60*24)" office:value-type="time" office:time-value="PT00H38M54.076S" calcext:value-type="time">
            <text:p>00:38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23.83" calcext:value-type="float">
            <text:p>323.83</text:p>
          </table:table-cell>
          <table:table-cell office:value-type="float" office:value="391.32" calcext:value-type="float">
            <text:p>391.32</text:p>
          </table:table-cell>
        </table:table-row>
        <table:table-row table:style-name="ro1">
          <table:table-cell office:value-type="float" office:value="2350076" calcext:value-type="float">
            <text:p>2350076</text:p>
          </table:table-cell>
          <table:table-cell table:formula="of:=[.A149]/1000/(60*60*24)" office:value-type="time" office:time-value="PT00H39M10.076S" calcext:value-type="time">
            <text:p>00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26.05" calcext:value-type="float">
            <text:p>326.05</text:p>
          </table:table-cell>
          <table:table-cell office:value-type="float" office:value="393.95" calcext:value-type="float">
            <text:p>393.95</text:p>
          </table:table-cell>
        </table:table-row>
        <table:table-row table:style-name="ro1">
          <table:table-cell office:value-type="float" office:value="2366075" calcext:value-type="float">
            <text:p>2366075</text:p>
          </table:table-cell>
          <table:table-cell table:formula="of:=[.A150]/1000/(60*60*24)" office:value-type="time" office:time-value="PT00H39M26.075S" calcext:value-type="time">
            <text:p>00:39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328.26" calcext:value-type="float">
            <text:p>328.26</text:p>
          </table:table-cell>
          <table:table-cell office:value-type="float" office:value="396.57" calcext:value-type="float">
            <text:p>396.57</text:p>
          </table:table-cell>
        </table:table-row>
        <table:table-row table:style-name="ro1">
          <table:table-cell office:value-type="float" office:value="2382076" calcext:value-type="float">
            <text:p>2382076</text:p>
          </table:table-cell>
          <table:table-cell table:formula="of:=[.A151]/1000/(60*60*24)" office:value-type="time" office:time-value="PT00H39M42.076S" calcext:value-type="time">
            <text:p>00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30.48" calcext:value-type="float">
            <text:p>330.48</text:p>
          </table:table-cell>
          <table:table-cell office:value-type="float" office:value="399.2" calcext:value-type="float">
            <text:p>399.2</text:p>
          </table:table-cell>
        </table:table-row>
        <table:table-row table:style-name="ro1">
          <table:table-cell office:value-type="float" office:value="2398075" calcext:value-type="float">
            <text:p>2398075</text:p>
          </table:table-cell>
          <table:table-cell table:formula="of:=[.A152]/1000/(60*60*24)" office:value-type="time" office:time-value="PT00H39M58.075S" calcext:value-type="time">
            <text:p>00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32.7" calcext:value-type="float">
            <text:p>332.7</text:p>
          </table:table-cell>
          <table:table-cell office:value-type="float" office:value="401.82" calcext:value-type="float">
            <text:p>401.82</text:p>
          </table:table-cell>
        </table:table-row>
        <table:table-row table:style-name="ro1">
          <table:table-cell office:value-type="float" office:value="2414075" calcext:value-type="float">
            <text:p>2414075</text:p>
          </table:table-cell>
          <table:table-cell table:formula="of:=[.A153]/1000/(60*60*24)" office:value-type="time" office:time-value="PT00H40M14.075S" calcext:value-type="time">
            <text:p>00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3" calcext:value-type="float">
            <text:p>592.13</text:p>
          </table:table-cell>
          <table:table-cell office:value-type="float" office:value="334.92" calcext:value-type="float">
            <text:p>334.92</text:p>
          </table:table-cell>
          <table:table-cell office:value-type="float" office:value="404.44" calcext:value-type="float">
            <text:p>404.44</text:p>
          </table:table-cell>
        </table:table-row>
        <table:table-row table:style-name="ro1">
          <table:table-cell office:value-type="float" office:value="2430076" calcext:value-type="float">
            <text:p>2430076</text:p>
          </table:table-cell>
          <table:table-cell table:formula="of:=[.A154]/1000/(60*60*24)" office:value-type="time" office:time-value="PT00H40M30.076S" calcext:value-type="time">
            <text:p>00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0" calcext:value-type="float">
            <text:p>590</text:p>
          </table:table-cell>
          <table:table-cell office:value-type="float" office:value="337.15" calcext:value-type="float">
            <text:p>337.15</text:p>
          </table:table-cell>
          <table:table-cell office:value-type="float" office:value="407.07" calcext:value-type="float">
            <text:p>407.07</text:p>
          </table:table-cell>
        </table:table-row>
        <table:table-row table:style-name="ro1">
          <table:table-cell office:value-type="float" office:value="2446076" calcext:value-type="float">
            <text:p>2446076</text:p>
          </table:table-cell>
          <table:table-cell table:formula="of:=[.A155]/1000/(60*60*24)" office:value-type="time" office:time-value="PT00H40M46.076S" calcext:value-type="time">
            <text:p>00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5" calcext:value-type="float">
            <text:p>591.75</text:p>
          </table:table-cell>
          <table:table-cell office:value-type="float" office:value="339.37" calcext:value-type="float">
            <text:p>339.37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 office:value-type="float" office:value="2462075" calcext:value-type="float">
            <text:p>2462075</text:p>
          </table:table-cell>
          <table:table-cell table:formula="of:=[.A156]/1000/(60*60*24)" office:value-type="time" office:time-value="PT00H41M02.075S" calcext:value-type="time">
            <text:p>00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341.6" calcext:value-type="float">
            <text:p>341.6</text:p>
          </table:table-cell>
          <table:table-cell office:value-type="float" office:value="412.33" calcext:value-type="float">
            <text:p>412.33</text:p>
          </table:table-cell>
        </table:table-row>
        <table:table-row table:style-name="ro1">
          <table:table-cell office:value-type="float" office:value="2478075" calcext:value-type="float">
            <text:p>2478075</text:p>
          </table:table-cell>
          <table:table-cell table:formula="of:=[.A157]/1000/(60*60*24)" office:value-type="time" office:time-value="PT00H41M18.075S" calcext:value-type="time">
            <text:p>00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343.83" calcext:value-type="float">
            <text:p>343.83</text:p>
          </table:table-cell>
          <table:table-cell office:value-type="float" office:value="414.96" calcext:value-type="float">
            <text:p>414.96</text:p>
          </table:table-cell>
        </table:table-row>
        <table:table-row table:style-name="ro1">
          <table:table-cell office:value-type="float" office:value="2494076" calcext:value-type="float">
            <text:p>2494076</text:p>
          </table:table-cell>
          <table:table-cell table:formula="of:=[.A158]/1000/(60*60*24)" office:value-type="time" office:time-value="PT00H41M34.076S" calcext:value-type="time">
            <text:p>00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8" calcext:value-type="float">
            <text:p>589.98</text:p>
          </table:table-cell>
          <table:table-cell office:value-type="float" office:value="346.05" calcext:value-type="float">
            <text:p>346.05</text:p>
          </table:table-cell>
          <table:table-cell office:value-type="float" office:value="417.59" calcext:value-type="float">
            <text:p>417.59</text:p>
          </table:table-cell>
        </table:table-row>
        <table:table-row table:style-name="ro1">
          <table:table-cell office:value-type="float" office:value="2510075" calcext:value-type="float">
            <text:p>2510075</text:p>
          </table:table-cell>
          <table:table-cell table:formula="of:=[.A159]/1000/(60*60*24)" office:value-type="time" office:time-value="PT00H41M50.075S" calcext:value-type="time">
            <text:p>00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48.27" calcext:value-type="float">
            <text:p>348.27</text:p>
          </table:table-cell>
          <table:table-cell office:value-type="float" office:value="420.22" calcext:value-type="float">
            <text:p>420.22</text:p>
          </table:table-cell>
        </table:table-row>
        <table:table-row table:style-name="ro1">
          <table:table-cell office:value-type="float" office:value="2526075" calcext:value-type="float">
            <text:p>2526075</text:p>
          </table:table-cell>
          <table:table-cell table:formula="of:=[.A160]/1000/(60*60*24)" office:value-type="time" office:time-value="PT00H42M06.075S" calcext:value-type="time">
            <text:p>00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50.49" calcext:value-type="float">
            <text:p>350.49</text:p>
          </table:table-cell>
          <table:table-cell office:value-type="float" office:value="422.84" calcext:value-type="float">
            <text:p>422.84</text:p>
          </table:table-cell>
        </table:table-row>
        <table:table-row table:style-name="ro1">
          <table:table-cell office:value-type="float" office:value="2542075" calcext:value-type="float">
            <text:p>2542075</text:p>
          </table:table-cell>
          <table:table-cell table:formula="of:=[.A161]/1000/(60*60*24)" office:value-type="time" office:time-value="PT00H42M22.075S" calcext:value-type="time">
            <text:p>00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352.71" calcext:value-type="float">
            <text:p>352.71</text:p>
          </table:table-cell>
          <table:table-cell office:value-type="float" office:value="425.46" calcext:value-type="float">
            <text:p>425.46</text:p>
          </table:table-cell>
        </table:table-row>
        <table:table-row table:style-name="ro1">
          <table:table-cell office:value-type="float" office:value="2558075" calcext:value-type="float">
            <text:p>2558075</text:p>
          </table:table-cell>
          <table:table-cell table:formula="of:=[.A162]/1000/(60*60*24)" office:value-type="time" office:time-value="PT00H42M38.075S" calcext:value-type="time">
            <text:p>00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354.93" calcext:value-type="float">
            <text:p>354.93</text:p>
          </table:table-cell>
          <table:table-cell office:value-type="float" office:value="428.08" calcext:value-type="float">
            <text:p>428.08</text:p>
          </table:table-cell>
        </table:table-row>
        <table:table-row table:style-name="ro1">
          <table:table-cell office:value-type="float" office:value="2574076" calcext:value-type="float">
            <text:p>2574076</text:p>
          </table:table-cell>
          <table:table-cell table:formula="of:=[.A163]/1000/(60*60*24)" office:value-type="time" office:time-value="PT00H42M54.076S" calcext:value-type="time">
            <text:p>00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57.15" calcext:value-type="float">
            <text:p>357.15</text:p>
          </table:table-cell>
          <table:table-cell office:value-type="float" office:value="430.7" calcext:value-type="float">
            <text:p>430.7</text:p>
          </table:table-cell>
        </table:table-row>
        <table:table-row table:style-name="ro1">
          <table:table-cell office:value-type="float" office:value="2590075" calcext:value-type="float">
            <text:p>2590075</text:p>
          </table:table-cell>
          <table:table-cell table:formula="of:=[.A164]/1000/(60*60*24)" office:value-type="time" office:time-value="PT00H43M10.075S" calcext:value-type="time">
            <text:p>00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359.37" calcext:value-type="float">
            <text:p>359.37</text:p>
          </table:table-cell>
          <table:table-cell office:value-type="float" office:value="433.33" calcext:value-type="float">
            <text:p>433.33</text:p>
          </table:table-cell>
        </table:table-row>
        <table:table-row table:style-name="ro1">
          <table:table-cell office:value-type="float" office:value="2606075" calcext:value-type="float">
            <text:p>2606075</text:p>
          </table:table-cell>
          <table:table-cell table:formula="of:=[.A165]/1000/(60*60*24)" office:value-type="time" office:time-value="PT00H43M26.075S" calcext:value-type="time">
            <text:p>00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61.59" calcext:value-type="float">
            <text:p>361.59</text:p>
          </table:table-cell>
          <table:table-cell office:value-type="float" office:value="435.95" calcext:value-type="float">
            <text:p>435.95</text:p>
          </table:table-cell>
        </table:table-row>
        <table:table-row table:style-name="ro1">
          <table:table-cell office:value-type="float" office:value="2622075" calcext:value-type="float">
            <text:p>2622075</text:p>
          </table:table-cell>
          <table:table-cell table:formula="of:=[.A166]/1000/(60*60*24)" office:value-type="time" office:time-value="PT00H43M42.075S" calcext:value-type="time">
            <text:p>00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363.81" calcext:value-type="float">
            <text:p>363.81</text:p>
          </table:table-cell>
          <table:table-cell office:value-type="float" office:value="438.57" calcext:value-type="float">
            <text:p>438.57</text:p>
          </table:table-cell>
        </table:table-row>
        <table:table-row table:style-name="ro1">
          <table:table-cell office:value-type="float" office:value="2638075" calcext:value-type="float">
            <text:p>2638075</text:p>
          </table:table-cell>
          <table:table-cell table:formula="of:=[.A167]/1000/(60*60*24)" office:value-type="time" office:time-value="PT00H43M58.075S" calcext:value-type="time">
            <text:p>00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366.03" calcext:value-type="float">
            <text:p>366.03</text:p>
          </table:table-cell>
          <table:table-cell office:value-type="float" office:value="441.19" calcext:value-type="float">
            <text:p>441.19</text:p>
          </table:table-cell>
        </table:table-row>
        <table:table-row table:style-name="ro1">
          <table:table-cell office:value-type="float" office:value="2654075" calcext:value-type="float">
            <text:p>2654075</text:p>
          </table:table-cell>
          <table:table-cell table:formula="of:=[.A168]/1000/(60*60*24)" office:value-type="time" office:time-value="PT00H44M14.075S" calcext:value-type="time">
            <text:p>00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368.25" calcext:value-type="float">
            <text:p>368.25</text:p>
          </table:table-cell>
          <table:table-cell office:value-type="float" office:value="443.8" calcext:value-type="float">
            <text:p>443.8</text:p>
          </table:table-cell>
        </table:table-row>
        <table:table-row table:style-name="ro1">
          <table:table-cell office:value-type="float" office:value="2670076" calcext:value-type="float">
            <text:p>2670076</text:p>
          </table:table-cell>
          <table:table-cell table:formula="of:=[.A169]/1000/(60*60*24)" office:value-type="time" office:time-value="PT00H44M30.076S" calcext:value-type="time">
            <text:p>00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370.47" calcext:value-type="float">
            <text:p>370.47</text:p>
          </table:table-cell>
          <table:table-cell office:value-type="float" office:value="446.42" calcext:value-type="float">
            <text:p>446.42</text:p>
          </table:table-cell>
        </table:table-row>
        <table:table-row table:style-name="ro1">
          <table:table-cell office:value-type="float" office:value="2686075" calcext:value-type="float">
            <text:p>2686075</text:p>
          </table:table-cell>
          <table:table-cell table:formula="of:=[.A170]/1000/(60*60*24)" office:value-type="time" office:time-value="PT00H44M46.075S" calcext:value-type="time">
            <text:p>00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372.69" calcext:value-type="float">
            <text:p>372.69</text:p>
          </table:table-cell>
          <table:table-cell office:value-type="float" office:value="449.04" calcext:value-type="float">
            <text:p>449.04</text:p>
          </table:table-cell>
        </table:table-row>
        <table:table-row table:style-name="ro1">
          <table:table-cell office:value-type="float" office:value="2702075" calcext:value-type="float">
            <text:p>2702075</text:p>
          </table:table-cell>
          <table:table-cell table:formula="of:=[.A171]/1000/(60*60*24)" office:value-type="time" office:time-value="PT00H45M02.075S" calcext:value-type="time">
            <text:p>00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74.91" calcext:value-type="float">
            <text:p>374.91</text:p>
          </table:table-cell>
          <table:table-cell office:value-type="float" office:value="451.65" calcext:value-type="float">
            <text:p>451.65</text:p>
          </table:table-cell>
        </table:table-row>
        <table:table-row table:style-name="ro1">
          <table:table-cell office:value-type="float" office:value="2718075" calcext:value-type="float">
            <text:p>2718075</text:p>
          </table:table-cell>
          <table:table-cell table:formula="of:=[.A172]/1000/(60*60*24)" office:value-type="time" office:time-value="PT00H45M18.075S" calcext:value-type="time">
            <text:p>00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377.13" calcext:value-type="float">
            <text:p>377.13</text:p>
          </table:table-cell>
          <table:table-cell office:value-type="float" office:value="454.27" calcext:value-type="float">
            <text:p>454.27</text:p>
          </table:table-cell>
        </table:table-row>
        <table:table-row table:style-name="ro1">
          <table:table-cell office:value-type="float" office:value="2734075" calcext:value-type="float">
            <text:p>2734075</text:p>
          </table:table-cell>
          <table:table-cell table:formula="of:=[.A173]/1000/(60*60*24)" office:value-type="time" office:time-value="PT00H45M34.075S" calcext:value-type="time">
            <text:p>00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79.35" calcext:value-type="float">
            <text:p>379.35</text:p>
          </table:table-cell>
          <table:table-cell office:value-type="float" office:value="456.89" calcext:value-type="float">
            <text:p>456.89</text:p>
          </table:table-cell>
        </table:table-row>
        <table:table-row table:style-name="ro1">
          <table:table-cell office:value-type="float" office:value="2750075" calcext:value-type="float">
            <text:p>2750075</text:p>
          </table:table-cell>
          <table:table-cell table:formula="of:=[.A174]/1000/(60*60*24)" office:value-type="time" office:time-value="PT00H45M50.075S" calcext:value-type="time">
            <text:p>00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81.57" calcext:value-type="float">
            <text:p>381.57</text:p>
          </table:table-cell>
          <table:table-cell office:value-type="float" office:value="459.5" calcext:value-type="float">
            <text:p>459.5</text:p>
          </table:table-cell>
        </table:table-row>
        <table:table-row table:style-name="ro1">
          <table:table-cell office:value-type="float" office:value="2766076" calcext:value-type="float">
            <text:p>2766076</text:p>
          </table:table-cell>
          <table:table-cell table:formula="of:=[.A175]/1000/(60*60*24)" office:value-type="time" office:time-value="PT00H46M06.076S" calcext:value-type="time">
            <text:p>00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383.79" calcext:value-type="float">
            <text:p>383.79</text:p>
          </table:table-cell>
          <table:table-cell office:value-type="float" office:value="462.12" calcext:value-type="float">
            <text:p>462.12</text:p>
          </table:table-cell>
        </table:table-row>
        <table:table-row table:style-name="ro1">
          <table:table-cell office:value-type="float" office:value="2782075" calcext:value-type="float">
            <text:p>2782075</text:p>
          </table:table-cell>
          <table:table-cell table:formula="of:=[.A176]/1000/(60*60*24)" office:value-type="time" office:time-value="PT00H46M22.075S" calcext:value-type="time">
            <text:p>00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2" calcext:value-type="float">
            <text:p>588.42</text:p>
          </table:table-cell>
          <table:table-cell office:value-type="float" office:value="386.01" calcext:value-type="float">
            <text:p>386.01</text:p>
          </table:table-cell>
          <table:table-cell office:value-type="float" office:value="464.74" calcext:value-type="float">
            <text:p>464.74</text:p>
          </table:table-cell>
        </table:table-row>
        <table:table-row table:style-name="ro1">
          <table:table-cell office:value-type="float" office:value="2798076" calcext:value-type="float">
            <text:p>2798076</text:p>
          </table:table-cell>
          <table:table-cell table:formula="of:=[.A177]/1000/(60*60*24)" office:value-type="time" office:time-value="PT00H46M38.076S" calcext:value-type="time">
            <text:p>00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88.23" calcext:value-type="float">
            <text:p>388.23</text:p>
          </table:table-cell>
          <table:table-cell office:value-type="float" office:value="467.35" calcext:value-type="float">
            <text:p>467.35</text:p>
          </table:table-cell>
        </table:table-row>
        <table:table-row table:style-name="ro1">
          <table:table-cell office:value-type="float" office:value="2814075" calcext:value-type="float">
            <text:p>2814075</text:p>
          </table:table-cell>
          <table:table-cell table:formula="of:=[.A178]/1000/(60*60*24)" office:value-type="time" office:time-value="PT00H46M54.075S" calcext:value-type="time">
            <text:p>00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90.45" calcext:value-type="float">
            <text:p>390.45</text:p>
          </table:table-cell>
          <table:table-cell office:value-type="float" office:value="469.97" calcext:value-type="float">
            <text:p>469.97</text:p>
          </table:table-cell>
        </table:table-row>
        <table:table-row table:style-name="ro1">
          <table:table-cell office:value-type="float" office:value="2830075" calcext:value-type="float">
            <text:p>2830075</text:p>
          </table:table-cell>
          <table:table-cell table:formula="of:=[.A179]/1000/(60*60*24)" office:value-type="time" office:time-value="PT00H47M10.075S" calcext:value-type="time">
            <text:p>00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392.67" calcext:value-type="float">
            <text:p>392.67</text:p>
          </table:table-cell>
          <table:table-cell office:value-type="float" office:value="472.58" calcext:value-type="float">
            <text:p>472.58</text:p>
          </table:table-cell>
        </table:table-row>
        <table:table-row table:style-name="ro1">
          <table:table-cell office:value-type="float" office:value="2846075" calcext:value-type="float">
            <text:p>2846075</text:p>
          </table:table-cell>
          <table:table-cell table:formula="of:=[.A180]/1000/(60*60*24)" office:value-type="time" office:time-value="PT00H47M26.075S" calcext:value-type="time">
            <text:p>00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394.89" calcext:value-type="float">
            <text:p>394.89</text:p>
          </table:table-cell>
          <table:table-cell office:value-type="float" office:value="475.2" calcext:value-type="float">
            <text:p>475.2</text:p>
          </table:table-cell>
        </table:table-row>
        <table:table-row table:style-name="ro1">
          <table:table-cell office:value-type="float" office:value="2862076" calcext:value-type="float">
            <text:p>2862076</text:p>
          </table:table-cell>
          <table:table-cell table:formula="of:=[.A181]/1000/(60*60*24)" office:value-type="time" office:time-value="PT00H47M42.076S" calcext:value-type="time">
            <text:p>00:4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397.11" calcext:value-type="float">
            <text:p>397.11</text:p>
          </table:table-cell>
          <table:table-cell office:value-type="float" office:value="477.81" calcext:value-type="float">
            <text:p>477.81</text:p>
          </table:table-cell>
        </table:table-row>
        <table:table-row table:style-name="ro1">
          <table:table-cell office:value-type="float" office:value="2878075" calcext:value-type="float">
            <text:p>2878075</text:p>
          </table:table-cell>
          <table:table-cell table:formula="of:=[.A182]/1000/(60*60*24)" office:value-type="time" office:time-value="PT00H47M58.075S" calcext:value-type="time">
            <text:p>00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99.33" calcext:value-type="float">
            <text:p>399.33</text:p>
          </table:table-cell>
          <table:table-cell office:value-type="float" office:value="480.43" calcext:value-type="float">
            <text:p>480.43</text:p>
          </table:table-cell>
        </table:table-row>
        <table:table-row table:style-name="ro1">
          <table:table-cell office:value-type="float" office:value="2894075" calcext:value-type="float">
            <text:p>2894075</text:p>
          </table:table-cell>
          <table:table-cell table:formula="of:=[.A183]/1000/(60*60*24)" office:value-type="time" office:time-value="PT00H48M14.075S" calcext:value-type="time">
            <text:p>00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01.55" calcext:value-type="float">
            <text:p>401.55</text:p>
          </table:table-cell>
          <table:table-cell office:value-type="float" office:value="483.04" calcext:value-type="float">
            <text:p>483.04</text:p>
          </table:table-cell>
        </table:table-row>
        <table:table-row table:style-name="ro1">
          <table:table-cell office:value-type="float" office:value="2910075" calcext:value-type="float">
            <text:p>2910075</text:p>
          </table:table-cell>
          <table:table-cell table:formula="of:=[.A184]/1000/(60*60*24)" office:value-type="time" office:time-value="PT00H48M30.075S" calcext:value-type="time">
            <text:p>00:4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03.77" calcext:value-type="float">
            <text:p>403.77</text:p>
          </table:table-cell>
          <table:table-cell office:value-type="float" office:value="485.66" calcext:value-type="float">
            <text:p>485.66</text:p>
          </table:table-cell>
        </table:table-row>
        <table:table-row table:style-name="ro1">
          <table:table-cell office:value-type="float" office:value="2926075" calcext:value-type="float">
            <text:p>2926075</text:p>
          </table:table-cell>
          <table:table-cell table:formula="of:=[.A185]/1000/(60*60*24)" office:value-type="time" office:time-value="PT00H48M46.075S" calcext:value-type="time">
            <text:p>00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05.99" calcext:value-type="float">
            <text:p>405.99</text:p>
          </table:table-cell>
          <table:table-cell office:value-type="float" office:value="488.27" calcext:value-type="float">
            <text:p>488.27</text:p>
          </table:table-cell>
        </table:table-row>
        <table:table-row table:style-name="ro1">
          <table:table-cell office:value-type="float" office:value="2942075" calcext:value-type="float">
            <text:p>2942075</text:p>
          </table:table-cell>
          <table:table-cell table:formula="of:=[.A186]/1000/(60*60*24)" office:value-type="time" office:time-value="PT00H49M02.075S" calcext:value-type="time">
            <text:p>00:4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08.21" calcext:value-type="float">
            <text:p>408.21</text:p>
          </table:table-cell>
          <table:table-cell office:value-type="float" office:value="490.89" calcext:value-type="float">
            <text:p>490.89</text:p>
          </table:table-cell>
        </table:table-row>
        <table:table-row table:style-name="ro1">
          <table:table-cell office:value-type="float" office:value="2958075" calcext:value-type="float">
            <text:p>2958075</text:p>
          </table:table-cell>
          <table:table-cell table:formula="of:=[.A187]/1000/(60*60*24)" office:value-type="time" office:time-value="PT00H49M18.075S" calcext:value-type="time">
            <text:p>00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10.43" calcext:value-type="float">
            <text:p>410.43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float" office:value="2974075" calcext:value-type="float">
            <text:p>2974075</text:p>
          </table:table-cell>
          <table:table-cell table:formula="of:=[.A188]/1000/(60*60*24)" office:value-type="time" office:time-value="PT00H49M34.075S" calcext:value-type="time">
            <text:p>00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12.65" calcext:value-type="float">
            <text:p>412.65</text:p>
          </table:table-cell>
          <table:table-cell office:value-type="float" office:value="496.12" calcext:value-type="float">
            <text:p>496.12</text:p>
          </table:table-cell>
        </table:table-row>
        <table:table-row table:style-name="ro1">
          <table:table-cell office:value-type="float" office:value="2990075" calcext:value-type="float">
            <text:p>2990075</text:p>
          </table:table-cell>
          <table:table-cell table:formula="of:=[.A189]/1000/(60*60*24)" office:value-type="time" office:time-value="PT00H49M50.075S" calcext:value-type="time">
            <text:p>00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414.87" calcext:value-type="float">
            <text:p>414.87</text:p>
          </table:table-cell>
          <table:table-cell office:value-type="float" office:value="498.73" calcext:value-type="float">
            <text:p>498.73</text:p>
          </table:table-cell>
        </table:table-row>
        <table:table-row table:style-name="ro1">
          <table:table-cell office:value-type="float" office:value="3006075" calcext:value-type="float">
            <text:p>3006075</text:p>
          </table:table-cell>
          <table:table-cell table:formula="of:=[.A190]/1000/(60*60*24)" office:value-type="time" office:time-value="PT00H50M06.075S" calcext:value-type="time">
            <text:p>00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417.09" calcext:value-type="float">
            <text:p>417.09</text:p>
          </table:table-cell>
          <table:table-cell office:value-type="float" office:value="501.34" calcext:value-type="float">
            <text:p>501.34</text:p>
          </table:table-cell>
        </table:table-row>
        <table:table-row table:style-name="ro1">
          <table:table-cell office:value-type="float" office:value="3022075" calcext:value-type="float">
            <text:p>3022075</text:p>
          </table:table-cell>
          <table:table-cell table:formula="of:=[.A191]/1000/(60*60*24)" office:value-type="time" office:time-value="PT00H50M22.075S" calcext:value-type="time">
            <text:p>00:5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19.31" calcext:value-type="float">
            <text:p>419.31</text:p>
          </table:table-cell>
          <table:table-cell office:value-type="float" office:value="503.96" calcext:value-type="float">
            <text:p>503.96</text:p>
          </table:table-cell>
        </table:table-row>
        <table:table-row table:style-name="ro1">
          <table:table-cell office:value-type="float" office:value="3038075" calcext:value-type="float">
            <text:p>3038075</text:p>
          </table:table-cell>
          <table:table-cell table:formula="of:=[.A192]/1000/(60*60*24)" office:value-type="time" office:time-value="PT00H50M38.075S" calcext:value-type="time">
            <text:p>00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21.53" calcext:value-type="float">
            <text:p>421.53</text:p>
          </table:table-cell>
          <table:table-cell office:value-type="float" office:value="506.57" calcext:value-type="float">
            <text:p>506.57</text:p>
          </table:table-cell>
        </table:table-row>
        <table:table-row table:style-name="ro1">
          <table:table-cell office:value-type="float" office:value="3054075" calcext:value-type="float">
            <text:p>3054075</text:p>
          </table:table-cell>
          <table:table-cell table:formula="of:=[.A193]/1000/(60*60*24)" office:value-type="time" office:time-value="PT00H50M54.075S" calcext:value-type="time">
            <text:p>00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23.75" calcext:value-type="float">
            <text:p>423.75</text:p>
          </table:table-cell>
          <table:table-cell office:value-type="float" office:value="509.18" calcext:value-type="float">
            <text:p>509.18</text:p>
          </table:table-cell>
        </table:table-row>
        <table:table-row table:style-name="ro1">
          <table:table-cell office:value-type="float" office:value="3070075" calcext:value-type="float">
            <text:p>3070075</text:p>
          </table:table-cell>
          <table:table-cell table:formula="of:=[.A194]/1000/(60*60*24)" office:value-type="time" office:time-value="PT00H51M10.075S" calcext:value-type="time">
            <text:p>00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25.97" calcext:value-type="float">
            <text:p>425.97</text:p>
          </table:table-cell>
          <table:table-cell office:value-type="float" office:value="511.8" calcext:value-type="float">
            <text:p>511.8</text:p>
          </table:table-cell>
        </table:table-row>
        <table:table-row table:style-name="ro1">
          <table:table-cell office:value-type="float" office:value="3086075" calcext:value-type="float">
            <text:p>3086075</text:p>
          </table:table-cell>
          <table:table-cell table:formula="of:=[.A195]/1000/(60*60*24)" office:value-type="time" office:time-value="PT00H51M26.075S" calcext:value-type="time">
            <text:p>00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28.19" calcext:value-type="float">
            <text:p>428.19</text:p>
          </table:table-cell>
          <table:table-cell office:value-type="float" office:value="514.41" calcext:value-type="float">
            <text:p>514.41</text:p>
          </table:table-cell>
        </table:table-row>
        <table:table-row table:style-name="ro1">
          <table:table-cell office:value-type="float" office:value="3102075" calcext:value-type="float">
            <text:p>3102075</text:p>
          </table:table-cell>
          <table:table-cell table:formula="of:=[.A196]/1000/(60*60*24)" office:value-type="time" office:time-value="PT00H51M42.075S" calcext:value-type="time">
            <text:p>00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430.41" calcext:value-type="float">
            <text:p>430.41</text:p>
          </table:table-cell>
          <table:table-cell office:value-type="float" office:value="517.02" calcext:value-type="float">
            <text:p>517.02</text:p>
          </table:table-cell>
        </table:table-row>
        <table:table-row table:style-name="ro1">
          <table:table-cell office:value-type="float" office:value="3118075" calcext:value-type="float">
            <text:p>3118075</text:p>
          </table:table-cell>
          <table:table-cell table:formula="of:=[.A197]/1000/(60*60*24)" office:value-type="time" office:time-value="PT00H51M58.075S" calcext:value-type="time">
            <text:p>00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32.63" calcext:value-type="float">
            <text:p>432.63</text:p>
          </table:table-cell>
          <table:table-cell office:value-type="float" office:value="519.64" calcext:value-type="float">
            <text:p>519.64</text:p>
          </table:table-cell>
        </table:table-row>
        <table:table-row table:style-name="ro1">
          <table:table-cell office:value-type="float" office:value="3134076" calcext:value-type="float">
            <text:p>3134076</text:p>
          </table:table-cell>
          <table:table-cell table:formula="of:=[.A198]/1000/(60*60*24)" office:value-type="time" office:time-value="PT00H52M14.076S" calcext:value-type="time">
            <text:p>00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34.85" calcext:value-type="float">
            <text:p>434.85</text:p>
          </table:table-cell>
          <table:table-cell office:value-type="float" office:value="522.25" calcext:value-type="float">
            <text:p>522.25</text:p>
          </table:table-cell>
        </table:table-row>
        <table:table-row table:style-name="ro1">
          <table:table-cell office:value-type="float" office:value="3150076" calcext:value-type="float">
            <text:p>3150076</text:p>
          </table:table-cell>
          <table:table-cell table:formula="of:=[.A199]/1000/(60*60*24)" office:value-type="time" office:time-value="PT00H52M30.076S" calcext:value-type="time">
            <text:p>00:52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6.87" calcext:value-type="float">
            <text:p>586.87</text:p>
          </table:table-cell>
          <table:table-cell office:value-type="float" office:value="437.07" calcext:value-type="float">
            <text:p>437.07</text:p>
          </table:table-cell>
          <table:table-cell office:value-type="float" office:value="524.86" calcext:value-type="float">
            <text:p>524.86</text:p>
          </table:table-cell>
        </table:table-row>
        <table:table-row table:style-name="ro1">
          <table:table-cell office:value-type="float" office:value="3166075" calcext:value-type="float">
            <text:p>3166075</text:p>
          </table:table-cell>
          <table:table-cell table:formula="of:=[.A200]/1000/(60*60*24)" office:value-type="time" office:time-value="PT00H52M46.075S" calcext:value-type="time">
            <text:p>00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39.29" calcext:value-type="float">
            <text:p>439.29</text:p>
          </table:table-cell>
          <table:table-cell office:value-type="float" office:value="527.47" calcext:value-type="float">
            <text:p>527.47</text:p>
          </table:table-cell>
        </table:table-row>
        <table:table-row table:style-name="ro1">
          <table:table-cell office:value-type="float" office:value="3182075" calcext:value-type="float">
            <text:p>3182075</text:p>
          </table:table-cell>
          <table:table-cell table:formula="of:=[.A201]/1000/(60*60*24)" office:value-type="time" office:time-value="PT00H53M02.075S" calcext:value-type="time">
            <text:p>00:5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41.51" calcext:value-type="float">
            <text:p>441.51</text:p>
          </table:table-cell>
          <table:table-cell office:value-type="float" office:value="530.08" calcext:value-type="float">
            <text:p>530.08</text:p>
          </table:table-cell>
        </table:table-row>
        <table:table-row table:style-name="ro1">
          <table:table-cell office:value-type="float" office:value="3198075" calcext:value-type="float">
            <text:p>3198075</text:p>
          </table:table-cell>
          <table:table-cell table:formula="of:=[.A202]/1000/(60*60*24)" office:value-type="time" office:time-value="PT00H53M18.075S" calcext:value-type="time">
            <text:p>00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9" calcext:value-type="float">
            <text:p>588.19</text:p>
          </table:table-cell>
          <table:table-cell office:value-type="float" office:value="443.73" calcext:value-type="float">
            <text:p>443.73</text:p>
          </table:table-cell>
          <table:table-cell office:value-type="float" office:value="532.69" calcext:value-type="float">
            <text:p>532.69</text:p>
          </table:table-cell>
        </table:table-row>
        <table:table-row table:style-name="ro1">
          <table:table-cell office:value-type="float" office:value="3214075" calcext:value-type="float">
            <text:p>3214075</text:p>
          </table:table-cell>
          <table:table-cell table:formula="of:=[.A203]/1000/(60*60*24)" office:value-type="time" office:time-value="PT00H53M34.075S" calcext:value-type="time">
            <text:p>00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45.95" calcext:value-type="float">
            <text:p>445.95</text:p>
          </table:table-cell>
          <table:table-cell office:value-type="float" office:value="535.3" calcext:value-type="float">
            <text:p>535.3</text:p>
          </table:table-cell>
        </table:table-row>
        <table:table-row table:style-name="ro1">
          <table:table-cell office:value-type="float" office:value="3230075" calcext:value-type="float">
            <text:p>3230075</text:p>
          </table:table-cell>
          <table:table-cell table:formula="of:=[.A204]/1000/(60*60*24)" office:value-type="time" office:time-value="PT00H53M50.075S" calcext:value-type="time">
            <text:p>00:5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48.17" calcext:value-type="float">
            <text:p>448.17</text:p>
          </table:table-cell>
          <table:table-cell office:value-type="float" office:value="537.91" calcext:value-type="float">
            <text:p>537.91</text:p>
          </table:table-cell>
        </table:table-row>
        <table:table-row table:style-name="ro1">
          <table:table-cell office:value-type="float" office:value="3246076" calcext:value-type="float">
            <text:p>3246076</text:p>
          </table:table-cell>
          <table:table-cell table:formula="of:=[.A205]/1000/(60*60*24)" office:value-type="time" office:time-value="PT00H54M06.076S" calcext:value-type="time">
            <text:p>00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450.39" calcext:value-type="float">
            <text:p>450.39</text:p>
          </table:table-cell>
          <table:table-cell office:value-type="float" office:value="540.53" calcext:value-type="float">
            <text:p>540.53</text:p>
          </table:table-cell>
        </table:table-row>
        <table:table-row table:style-name="ro1">
          <table:table-cell office:value-type="float" office:value="3262075" calcext:value-type="float">
            <text:p>3262075</text:p>
          </table:table-cell>
          <table:table-cell table:formula="of:=[.A206]/1000/(60*60*24)" office:value-type="time" office:time-value="PT00H54M22.075S" calcext:value-type="time">
            <text:p>00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52.6" calcext:value-type="float">
            <text:p>452.6</text:p>
          </table:table-cell>
          <table:table-cell office:value-type="float" office:value="543.14" calcext:value-type="float">
            <text:p>543.14</text:p>
          </table:table-cell>
        </table:table-row>
        <table:table-row table:style-name="ro1">
          <table:table-cell office:value-type="float" office:value="3278075" calcext:value-type="float">
            <text:p>3278075</text:p>
          </table:table-cell>
          <table:table-cell table:formula="of:=[.A207]/1000/(60*60*24)" office:value-type="time" office:time-value="PT00H54M38.075S" calcext:value-type="time">
            <text:p>00:54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454.82" calcext:value-type="float">
            <text:p>454.82</text:p>
          </table:table-cell>
          <table:table-cell office:value-type="float" office:value="545.75" calcext:value-type="float">
            <text:p>545.75</text:p>
          </table:table-cell>
        </table:table-row>
        <table:table-row table:style-name="ro1">
          <table:table-cell office:value-type="float" office:value="3294076" calcext:value-type="float">
            <text:p>3294076</text:p>
          </table:table-cell>
          <table:table-cell table:formula="of:=[.A208]/1000/(60*60*24)" office:value-type="time" office:time-value="PT00H54M54.076S" calcext:value-type="time">
            <text:p>00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57.04" calcext:value-type="float">
            <text:p>457.04</text:p>
          </table:table-cell>
          <table:table-cell office:value-type="float" office:value="548.36" calcext:value-type="float">
            <text:p>548.36</text:p>
          </table:table-cell>
        </table:table-row>
        <table:table-row table:style-name="ro1">
          <table:table-cell office:value-type="float" office:value="3310076" calcext:value-type="float">
            <text:p>3310076</text:p>
          </table:table-cell>
          <table:table-cell table:formula="of:=[.A209]/1000/(60*60*24)" office:value-type="time" office:time-value="PT00H55M10.076S" calcext:value-type="time">
            <text:p>00:55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59.26" calcext:value-type="float">
            <text:p>459.26</text:p>
          </table:table-cell>
          <table:table-cell office:value-type="float" office:value="550.96" calcext:value-type="float">
            <text:p>550.96</text:p>
          </table:table-cell>
        </table:table-row>
        <table:table-row table:style-name="ro1">
          <table:table-cell office:value-type="float" office:value="3326075" calcext:value-type="float">
            <text:p>3326075</text:p>
          </table:table-cell>
          <table:table-cell table:formula="of:=[.A210]/1000/(60*60*24)" office:value-type="time" office:time-value="PT00H55M26.075S" calcext:value-type="time">
            <text:p>00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61.48" calcext:value-type="float">
            <text:p>461.48</text:p>
          </table:table-cell>
          <table:table-cell office:value-type="float" office:value="553.57" calcext:value-type="float">
            <text:p>553.57</text:p>
          </table:table-cell>
        </table:table-row>
        <table:table-row table:style-name="ro1">
          <table:table-cell office:value-type="float" office:value="3342075" calcext:value-type="float">
            <text:p>3342075</text:p>
          </table:table-cell>
          <table:table-cell table:formula="of:=[.A211]/1000/(60*60*24)" office:value-type="time" office:time-value="PT00H55M42.075S" calcext:value-type="time">
            <text:p>00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463.7" calcext:value-type="float">
            <text:p>463.7</text:p>
          </table:table-cell>
          <table:table-cell office:value-type="float" office:value="556.19" calcext:value-type="float">
            <text:p>556.19</text:p>
          </table:table-cell>
        </table:table-row>
        <table:table-row table:style-name="ro1">
          <table:table-cell office:value-type="float" office:value="3358075" calcext:value-type="float">
            <text:p>3358075</text:p>
          </table:table-cell>
          <table:table-cell table:formula="of:=[.A212]/1000/(60*60*24)" office:value-type="time" office:time-value="PT00H55M58.075S" calcext:value-type="time">
            <text:p>00:55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65.92" calcext:value-type="float">
            <text:p>465.92</text:p>
          </table:table-cell>
          <table:table-cell office:value-type="float" office:value="558.8" calcext:value-type="float">
            <text:p>558.8</text:p>
          </table:table-cell>
        </table:table-row>
        <table:table-row table:style-name="ro1">
          <table:table-cell office:value-type="float" office:value="3374075" calcext:value-type="float">
            <text:p>3374075</text:p>
          </table:table-cell>
          <table:table-cell table:formula="of:=[.A213]/1000/(60*60*24)" office:value-type="time" office:time-value="PT00H56M14.075S" calcext:value-type="time">
            <text:p>00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468.14" calcext:value-type="float">
            <text:p>468.14</text:p>
          </table:table-cell>
          <table:table-cell office:value-type="float" office:value="561.41" calcext:value-type="float">
            <text:p>561.41</text:p>
          </table:table-cell>
        </table:table-row>
        <table:table-row table:style-name="ro1">
          <table:table-cell office:value-type="float" office:value="3390075" calcext:value-type="float">
            <text:p>3390075</text:p>
          </table:table-cell>
          <table:table-cell table:formula="of:=[.A214]/1000/(60*60*24)" office:value-type="time" office:time-value="PT00H56M30.075S" calcext:value-type="time">
            <text:p>00:56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470.36" calcext:value-type="float">
            <text:p>470.36</text:p>
          </table:table-cell>
          <table:table-cell office:value-type="float" office:value="564.02" calcext:value-type="float">
            <text:p>564.02</text:p>
          </table:table-cell>
        </table:table-row>
        <table:table-row table:style-name="ro1">
          <table:table-cell office:value-type="float" office:value="3406075" calcext:value-type="float">
            <text:p>3406075</text:p>
          </table:table-cell>
          <table:table-cell table:formula="of:=[.A215]/1000/(60*60*24)" office:value-type="time" office:time-value="PT00H56M46.075S" calcext:value-type="time">
            <text:p>00:56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72.58" calcext:value-type="float">
            <text:p>472.58</text:p>
          </table:table-cell>
          <table:table-cell office:value-type="float" office:value="566.62" calcext:value-type="float">
            <text:p>566.62</text:p>
          </table:table-cell>
        </table:table-row>
        <table:table-row table:style-name="ro1">
          <table:table-cell office:value-type="float" office:value="3422075" calcext:value-type="float">
            <text:p>3422075</text:p>
          </table:table-cell>
          <table:table-cell table:formula="of:=[.A216]/1000/(60*60*24)" office:value-type="time" office:time-value="PT00H57M02.075S" calcext:value-type="time">
            <text:p>00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74.8" calcext:value-type="float">
            <text:p>474.8</text:p>
          </table:table-cell>
          <table:table-cell office:value-type="float" office:value="569.23" calcext:value-type="float">
            <text:p>569.23</text:p>
          </table:table-cell>
        </table:table-row>
        <table:table-row table:style-name="ro1">
          <table:table-cell office:value-type="float" office:value="3438075" calcext:value-type="float">
            <text:p>3438075</text:p>
          </table:table-cell>
          <table:table-cell table:formula="of:=[.A217]/1000/(60*60*24)" office:value-type="time" office:time-value="PT00H57M18.075S" calcext:value-type="time">
            <text:p>00:57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77.02" calcext:value-type="float">
            <text:p>477.02</text:p>
          </table:table-cell>
          <table:table-cell office:value-type="float" office:value="571.84" calcext:value-type="float">
            <text:p>571.84</text:p>
          </table:table-cell>
        </table:table-row>
        <table:table-row table:style-name="ro1">
          <table:table-cell office:value-type="float" office:value="3454075" calcext:value-type="float">
            <text:p>3454075</text:p>
          </table:table-cell>
          <table:table-cell table:formula="of:=[.A218]/1000/(60*60*24)" office:value-type="time" office:time-value="PT00H57M34.075S" calcext:value-type="time">
            <text:p>00:5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5" calcext:value-type="float">
            <text:p>586.05</text:p>
          </table:table-cell>
          <table:table-cell office:value-type="float" office:value="479.24" calcext:value-type="float">
            <text:p>479.24</text:p>
          </table:table-cell>
          <table:table-cell office:value-type="float" office:value="574.45" calcext:value-type="float">
            <text:p>574.45</text:p>
          </table:table-cell>
        </table:table-row>
        <table:table-row table:style-name="ro1">
          <table:table-cell office:value-type="float" office:value="3470075" calcext:value-type="float">
            <text:p>3470075</text:p>
          </table:table-cell>
          <table:table-cell table:formula="of:=[.A219]/1000/(60*60*24)" office:value-type="time" office:time-value="PT00H57M50.075S" calcext:value-type="time">
            <text:p>00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81.46" calcext:value-type="float">
            <text:p>481.46</text:p>
          </table:table-cell>
          <table:table-cell office:value-type="float" office:value="577.06" calcext:value-type="float">
            <text:p>577.06</text:p>
          </table:table-cell>
        </table:table-row>
        <table:table-row table:style-name="ro1">
          <table:table-cell office:value-type="float" office:value="3486076" calcext:value-type="float">
            <text:p>3486076</text:p>
          </table:table-cell>
          <table:table-cell table:formula="of:=[.A220]/1000/(60*60*24)" office:value-type="time" office:time-value="PT00H58M06.076S" calcext:value-type="time">
            <text:p>00:5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83.68" calcext:value-type="float">
            <text:p>483.68</text:p>
          </table:table-cell>
          <table:table-cell office:value-type="float" office:value="579.67" calcext:value-type="float">
            <text:p>579.67</text:p>
          </table:table-cell>
        </table:table-row>
        <table:table-row table:style-name="ro1">
          <table:table-cell office:value-type="float" office:value="3502075" calcext:value-type="float">
            <text:p>3502075</text:p>
          </table:table-cell>
          <table:table-cell table:formula="of:=[.A221]/1000/(60*60*24)" office:value-type="time" office:time-value="PT00H58M22.075S" calcext:value-type="time">
            <text:p>00:5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85.9" calcext:value-type="float">
            <text:p>485.9</text:p>
          </table:table-cell>
          <table:table-cell office:value-type="float" office:value="582.28" calcext:value-type="float">
            <text:p>582.28</text:p>
          </table:table-cell>
        </table:table-row>
        <table:table-row table:style-name="ro1">
          <table:table-cell office:value-type="float" office:value="3518075" calcext:value-type="float">
            <text:p>3518075</text:p>
          </table:table-cell>
          <table:table-cell table:formula="of:=[.A222]/1000/(60*60*24)" office:value-type="time" office:time-value="PT00H58M38.075S" calcext:value-type="time">
            <text:p>00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488.12" calcext:value-type="float">
            <text:p>488.12</text:p>
          </table:table-cell>
          <table:table-cell office:value-type="float" office:value="584.88" calcext:value-type="float">
            <text:p>584.88</text:p>
          </table:table-cell>
        </table:table-row>
        <table:table-row table:style-name="ro1">
          <table:table-cell office:value-type="float" office:value="3534075" calcext:value-type="float">
            <text:p>3534075</text:p>
          </table:table-cell>
          <table:table-cell table:formula="of:=[.A223]/1000/(60*60*24)" office:value-type="time" office:time-value="PT00H58M54.075S" calcext:value-type="time">
            <text:p>00:58:54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90.34" calcext:value-type="float">
            <text:p>490.34</text:p>
          </table:table-cell>
          <table:table-cell office:value-type="float" office:value="587.49" calcext:value-type="float">
            <text:p>587.49</text:p>
          </table:table-cell>
        </table:table-row>
        <table:table-row table:style-name="ro1">
          <table:table-cell office:value-type="float" office:value="3550075" calcext:value-type="float">
            <text:p>3550075</text:p>
          </table:table-cell>
          <table:table-cell table:formula="of:=[.A224]/1000/(60*60*24)" office:value-type="time" office:time-value="PT00H59M10.075S" calcext:value-type="time">
            <text:p>00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492.56" calcext:value-type="float">
            <text:p>492.56</text:p>
          </table:table-cell>
          <table:table-cell office:value-type="float" office:value="590.1" calcext:value-type="float">
            <text:p>590.1</text:p>
          </table:table-cell>
        </table:table-row>
        <table:table-row table:style-name="ro1">
          <table:table-cell office:value-type="float" office:value="3566075" calcext:value-type="float">
            <text:p>3566075</text:p>
          </table:table-cell>
          <table:table-cell table:formula="of:=[.A225]/1000/(60*60*24)" office:value-type="time" office:time-value="PT00H59M26.075S" calcext:value-type="time">
            <text:p>00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8" calcext:value-type="float">
            <text:p>586.38</text:p>
          </table:table-cell>
          <table:table-cell office:value-type="float" office:value="494.78" calcext:value-type="float">
            <text:p>494.78</text:p>
          </table:table-cell>
          <table:table-cell office:value-type="float" office:value="592.7" calcext:value-type="float">
            <text:p>592.7</text:p>
          </table:table-cell>
        </table:table-row>
        <table:table-row table:style-name="ro1">
          <table:table-cell office:value-type="float" office:value="3582075" calcext:value-type="float">
            <text:p>3582075</text:p>
          </table:table-cell>
          <table:table-cell table:formula="of:=[.A226]/1000/(60*60*24)" office:value-type="time" office:time-value="PT00H59M42.075S" calcext:value-type="time">
            <text:p>00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97" calcext:value-type="float">
            <text:p>497</text:p>
          </table:table-cell>
          <table:table-cell office:value-type="float" office:value="595.31" calcext:value-type="float">
            <text:p>595.31</text:p>
          </table:table-cell>
        </table:table-row>
        <table:table-row table:style-name="ro1">
          <table:table-cell office:value-type="float" office:value="3598075" calcext:value-type="float">
            <text:p>3598075</text:p>
          </table:table-cell>
          <table:table-cell table:formula="of:=[.A227]/1000/(60*60*24)" office:value-type="time" office:time-value="PT00H59M58.075S" calcext:value-type="time">
            <text:p>00:59:58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499.22" calcext:value-type="float">
            <text:p>499.22</text:p>
          </table:table-cell>
          <table:table-cell office:value-type="float" office:value="597.92" calcext:value-type="float">
            <text:p>597.92</text:p>
          </table:table-cell>
        </table:table-row>
        <table:table-row table:style-name="ro1">
          <table:table-cell office:value-type="float" office:value="3614075" calcext:value-type="float">
            <text:p>3614075</text:p>
          </table:table-cell>
          <table:table-cell table:formula="of:=[.A228]/1000/(60*60*24)" office:value-type="time" office:time-value="PT01H00M14.075S" calcext:value-type="time">
            <text:p>01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01.44" calcext:value-type="float">
            <text:p>501.44</text:p>
          </table:table-cell>
          <table:table-cell office:value-type="float" office:value="600.53" calcext:value-type="float">
            <text:p>600.53</text:p>
          </table:table-cell>
        </table:table-row>
        <table:table-row table:style-name="ro1">
          <table:table-cell office:value-type="float" office:value="3630075" calcext:value-type="float">
            <text:p>3630075</text:p>
          </table:table-cell>
          <table:table-cell table:formula="of:=[.A229]/1000/(60*60*24)" office:value-type="time" office:time-value="PT01H00M30.075S" calcext:value-type="time">
            <text:p>01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03.66" calcext:value-type="float">
            <text:p>503.66</text:p>
          </table:table-cell>
          <table:table-cell office:value-type="float" office:value="603.14" calcext:value-type="float">
            <text:p>603.14</text:p>
          </table:table-cell>
        </table:table-row>
        <table:table-row table:style-name="ro1">
          <table:table-cell office:value-type="float" office:value="3646075" calcext:value-type="float">
            <text:p>3646075</text:p>
          </table:table-cell>
          <table:table-cell table:formula="of:=[.A230]/1000/(60*60*24)" office:value-type="time" office:time-value="PT01H00M46.075S" calcext:value-type="time">
            <text:p>01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05.88" calcext:value-type="float">
            <text:p>505.88</text:p>
          </table:table-cell>
          <table:table-cell office:value-type="float" office:value="605.74" calcext:value-type="float">
            <text:p>605.74</text:p>
          </table:table-cell>
        </table:table-row>
        <table:table-row table:style-name="ro1">
          <table:table-cell office:value-type="float" office:value="3662075" calcext:value-type="float">
            <text:p>3662075</text:p>
          </table:table-cell>
          <table:table-cell table:formula="of:=[.A231]/1000/(60*60*24)" office:value-type="time" office:time-value="PT01H01M02.075S" calcext:value-type="time">
            <text:p>01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08.09" calcext:value-type="float">
            <text:p>508.09</text:p>
          </table:table-cell>
          <table:table-cell office:value-type="float" office:value="608.35" calcext:value-type="float">
            <text:p>608.35</text:p>
          </table:table-cell>
        </table:table-row>
        <table:table-row table:style-name="ro1">
          <table:table-cell office:value-type="float" office:value="3678075" calcext:value-type="float">
            <text:p>3678075</text:p>
          </table:table-cell>
          <table:table-cell table:formula="of:=[.A232]/1000/(60*60*24)" office:value-type="time" office:time-value="PT01H01M18.075S" calcext:value-type="time">
            <text:p>01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510.31" calcext:value-type="float">
            <text:p>510.31</text:p>
          </table:table-cell>
          <table:table-cell office:value-type="float" office:value="610.96" calcext:value-type="float">
            <text:p>610.96</text:p>
          </table:table-cell>
        </table:table-row>
        <table:table-row table:style-name="ro1">
          <table:table-cell office:value-type="float" office:value="3694076" calcext:value-type="float">
            <text:p>3694076</text:p>
          </table:table-cell>
          <table:table-cell table:formula="of:=[.A233]/1000/(60*60*24)" office:value-type="time" office:time-value="PT01H01M34.076S" calcext:value-type="time">
            <text:p>01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512.53" calcext:value-type="float">
            <text:p>512.53</text:p>
          </table:table-cell>
          <table:table-cell office:value-type="float" office:value="613.57" calcext:value-type="float">
            <text:p>613.57</text:p>
          </table:table-cell>
        </table:table-row>
        <table:table-row table:style-name="ro1">
          <table:table-cell office:value-type="float" office:value="3710076" calcext:value-type="float">
            <text:p>3710076</text:p>
          </table:table-cell>
          <table:table-cell table:formula="of:=[.A234]/1000/(60*60*24)" office:value-type="time" office:time-value="PT01H01M50.076S" calcext:value-type="time">
            <text:p>01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14.75" calcext:value-type="float">
            <text:p>514.75</text:p>
          </table:table-cell>
          <table:table-cell office:value-type="float" office:value="616.17" calcext:value-type="float">
            <text:p>616.17</text:p>
          </table:table-cell>
        </table:table-row>
        <table:table-row table:style-name="ro1">
          <table:table-cell office:value-type="float" office:value="3726075" calcext:value-type="float">
            <text:p>3726075</text:p>
          </table:table-cell>
          <table:table-cell table:formula="of:=[.A235]/1000/(60*60*24)" office:value-type="time" office:time-value="PT01H02M06.075S" calcext:value-type="time">
            <text:p>01:02:06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16.97" calcext:value-type="float">
            <text:p>516.97</text:p>
          </table:table-cell>
          <table:table-cell office:value-type="float" office:value="618.78" calcext:value-type="float">
            <text:p>618.78</text:p>
          </table:table-cell>
        </table:table-row>
        <table:table-row table:style-name="ro1">
          <table:table-cell office:value-type="float" office:value="3742075" calcext:value-type="float">
            <text:p>3742075</text:p>
          </table:table-cell>
          <table:table-cell table:formula="of:=[.A236]/1000/(60*60*24)" office:value-type="time" office:time-value="PT01H02M22.075S" calcext:value-type="time">
            <text:p>01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519.19" calcext:value-type="float">
            <text:p>519.19</text:p>
          </table:table-cell>
          <table:table-cell office:value-type="float" office:value="621.39" calcext:value-type="float">
            <text:p>621.39</text:p>
          </table:table-cell>
        </table:table-row>
        <table:table-row table:style-name="ro1">
          <table:table-cell office:value-type="float" office:value="3758076" calcext:value-type="float">
            <text:p>3758076</text:p>
          </table:table-cell>
          <table:table-cell table:formula="of:=[.A237]/1000/(60*60*24)" office:value-type="time" office:time-value="PT01H02M38.076S" calcext:value-type="time">
            <text:p>01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521.41" calcext:value-type="float">
            <text:p>521.41</text:p>
          </table:table-cell>
          <table:table-cell office:value-type="float" office:value="623.99" calcext:value-type="float">
            <text:p>623.99</text:p>
          </table:table-cell>
        </table:table-row>
        <table:table-row table:style-name="ro1">
          <table:table-cell office:value-type="float" office:value="3774076" calcext:value-type="float">
            <text:p>3774076</text:p>
          </table:table-cell>
          <table:table-cell table:formula="of:=[.A238]/1000/(60*60*24)" office:value-type="time" office:time-value="PT01H02M54.076S" calcext:value-type="time">
            <text:p>01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23.63" calcext:value-type="float">
            <text:p>523.63</text:p>
          </table:table-cell>
          <table:table-cell office:value-type="float" office:value="626.6" calcext:value-type="float">
            <text:p>626.6</text:p>
          </table:table-cell>
        </table:table-row>
        <table:table-row table:style-name="ro1">
          <table:table-cell office:value-type="float" office:value="3790075" calcext:value-type="float">
            <text:p>3790075</text:p>
          </table:table-cell>
          <table:table-cell table:formula="of:=[.A239]/1000/(60*60*24)" office:value-type="time" office:time-value="PT01H03M10.075S" calcext:value-type="time">
            <text:p>01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525.85" calcext:value-type="float">
            <text:p>525.85</text:p>
          </table:table-cell>
          <table:table-cell office:value-type="float" office:value="629.21" calcext:value-type="float">
            <text:p>629.21</text:p>
          </table:table-cell>
        </table:table-row>
        <table:table-row table:style-name="ro1">
          <table:table-cell office:value-type="float" office:value="3806075" calcext:value-type="float">
            <text:p>3806075</text:p>
          </table:table-cell>
          <table:table-cell table:formula="of:=[.A240]/1000/(60*60*24)" office:value-type="time" office:time-value="PT01H03M26.075S" calcext:value-type="time">
            <text:p>01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28.07" calcext:value-type="float">
            <text:p>528.07</text:p>
          </table:table-cell>
          <table:table-cell office:value-type="float" office:value="631.81" calcext:value-type="float">
            <text:p>631.81</text:p>
          </table:table-cell>
        </table:table-row>
        <table:table-row table:style-name="ro1">
          <table:table-cell office:value-type="float" office:value="3822075" calcext:value-type="float">
            <text:p>3822075</text:p>
          </table:table-cell>
          <table:table-cell table:formula="of:=[.A241]/1000/(60*60*24)" office:value-type="time" office:time-value="PT01H03M42.075S" calcext:value-type="time">
            <text:p>01:03:42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30.29" calcext:value-type="float">
            <text:p>530.29</text:p>
          </table:table-cell>
          <table:table-cell office:value-type="float" office:value="634.42" calcext:value-type="float">
            <text:p>634.42</text:p>
          </table:table-cell>
        </table:table-row>
        <table:table-row table:style-name="ro1">
          <table:table-cell office:value-type="float" office:value="3838076" calcext:value-type="float">
            <text:p>3838076</text:p>
          </table:table-cell>
          <table:table-cell table:formula="of:=[.A242]/1000/(60*60*24)" office:value-type="time" office:time-value="PT01H03M58.076S" calcext:value-type="time">
            <text:p>01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32.51" calcext:value-type="float">
            <text:p>532.51</text:p>
          </table:table-cell>
          <table:table-cell office:value-type="float" office:value="637.03" calcext:value-type="float">
            <text:p>637.03</text:p>
          </table:table-cell>
        </table:table-row>
        <table:table-row table:style-name="ro1">
          <table:table-cell office:value-type="float" office:value="3854075" calcext:value-type="float">
            <text:p>3854075</text:p>
          </table:table-cell>
          <table:table-cell table:formula="of:=[.A243]/1000/(60*60*24)" office:value-type="time" office:time-value="PT01H04M14.075S" calcext:value-type="time">
            <text:p>01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34.73" calcext:value-type="float">
            <text:p>534.73</text:p>
          </table:table-cell>
          <table:table-cell office:value-type="float" office:value="639.64" calcext:value-type="float">
            <text:p>639.64</text:p>
          </table:table-cell>
        </table:table-row>
        <table:table-row table:style-name="ro1">
          <table:table-cell office:value-type="float" office:value="3870075" calcext:value-type="float">
            <text:p>3870075</text:p>
          </table:table-cell>
          <table:table-cell table:formula="of:=[.A244]/1000/(60*60*24)" office:value-type="time" office:time-value="PT01H04M30.075S" calcext:value-type="time">
            <text:p>01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536.95" calcext:value-type="float">
            <text:p>536.95</text:p>
          </table:table-cell>
          <table:table-cell office:value-type="float" office:value="642.24" calcext:value-type="float">
            <text:p>642.24</text:p>
          </table:table-cell>
        </table:table-row>
        <table:table-row table:style-name="ro1">
          <table:table-cell office:value-type="float" office:value="3886076" calcext:value-type="float">
            <text:p>3886076</text:p>
          </table:table-cell>
          <table:table-cell table:formula="of:=[.A245]/1000/(60*60*24)" office:value-type="time" office:time-value="PT01H04M46.076S" calcext:value-type="time">
            <text:p>01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539.17" calcext:value-type="float">
            <text:p>539.17</text:p>
          </table:table-cell>
          <table:table-cell office:value-type="float" office:value="644.85" calcext:value-type="float">
            <text:p>644.85</text:p>
          </table:table-cell>
        </table:table-row>
        <table:table-row table:style-name="ro1">
          <table:table-cell office:value-type="float" office:value="3902075" calcext:value-type="float">
            <text:p>3902075</text:p>
          </table:table-cell>
          <table:table-cell table:formula="of:=[.A246]/1000/(60*60*24)" office:value-type="time" office:time-value="PT01H05M02.075S" calcext:value-type="time">
            <text:p>01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41.39" calcext:value-type="float">
            <text:p>541.39</text:p>
          </table:table-cell>
          <table:table-cell office:value-type="float" office:value="647.46" calcext:value-type="float">
            <text:p>647.46</text:p>
          </table:table-cell>
        </table:table-row>
        <table:table-row table:style-name="ro1">
          <table:table-cell office:value-type="float" office:value="3918075" calcext:value-type="float">
            <text:p>3918075</text:p>
          </table:table-cell>
          <table:table-cell table:formula="of:=[.A247]/1000/(60*60*24)" office:value-type="time" office:time-value="PT01H05M18.075S" calcext:value-type="time">
            <text:p>01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43.61" calcext:value-type="float">
            <text:p>543.61</text:p>
          </table:table-cell>
          <table:table-cell office:value-type="float" office:value="650.06" calcext:value-type="float">
            <text:p>650.06</text:p>
          </table:table-cell>
        </table:table-row>
        <table:table-row table:style-name="ro1">
          <table:table-cell office:value-type="float" office:value="3934075" calcext:value-type="float">
            <text:p>3934075</text:p>
          </table:table-cell>
          <table:table-cell table:formula="of:=[.A248]/1000/(60*60*24)" office:value-type="time" office:time-value="PT01H05M34.075S" calcext:value-type="time">
            <text:p>01:05:34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45.82" calcext:value-type="float">
            <text:p>545.82</text:p>
          </table:table-cell>
          <table:table-cell office:value-type="float" office:value="652.67" calcext:value-type="float">
            <text:p>652.67</text:p>
          </table:table-cell>
        </table:table-row>
        <table:table-row table:style-name="ro1">
          <table:table-cell office:value-type="float" office:value="3950075" calcext:value-type="float">
            <text:p>3950075</text:p>
          </table:table-cell>
          <table:table-cell table:formula="of:=[.A249]/1000/(60*60*24)" office:value-type="time" office:time-value="PT01H05M50.075S" calcext:value-type="time">
            <text:p>01:05:50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548.04" calcext:value-type="float">
            <text:p>548.04</text:p>
          </table:table-cell>
          <table:table-cell office:value-type="float" office:value="655.28" calcext:value-type="float">
            <text:p>655.28</text:p>
          </table:table-cell>
        </table:table-row>
        <table:table-row table:style-name="ro1">
          <table:table-cell office:value-type="float" office:value="3966075" calcext:value-type="float">
            <text:p>3966075</text:p>
          </table:table-cell>
          <table:table-cell table:formula="of:=[.A250]/1000/(60*60*24)" office:value-type="time" office:time-value="PT01H06M06.075S" calcext:value-type="time">
            <text:p>01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550.26" calcext:value-type="float">
            <text:p>550.26</text:p>
          </table:table-cell>
          <table:table-cell office:value-type="float" office:value="657.88" calcext:value-type="float">
            <text:p>657.88</text:p>
          </table:table-cell>
        </table:table-row>
        <table:table-row table:style-name="ro1">
          <table:table-cell office:value-type="float" office:value="3982075" calcext:value-type="float">
            <text:p>3982075</text:p>
          </table:table-cell>
          <table:table-cell table:formula="of:=[.A251]/1000/(60*60*24)" office:value-type="time" office:time-value="PT01H06M22.075S" calcext:value-type="time">
            <text:p>01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552.48" calcext:value-type="float">
            <text:p>552.48</text:p>
          </table:table-cell>
          <table:table-cell office:value-type="float" office:value="660.49" calcext:value-type="float">
            <text:p>660.49</text:p>
          </table:table-cell>
        </table:table-row>
        <table:table-row table:style-name="ro1">
          <table:table-cell office:value-type="float" office:value="3998075" calcext:value-type="float">
            <text:p>3998075</text:p>
          </table:table-cell>
          <table:table-cell table:formula="of:=[.A252]/1000/(60*60*24)" office:value-type="time" office:time-value="PT01H06M38.075S" calcext:value-type="time">
            <text:p>01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554.7" calcext:value-type="float">
            <text:p>554.7</text:p>
          </table:table-cell>
          <table:table-cell office:value-type="float" office:value="663.09" calcext:value-type="float">
            <text:p>663.09</text:p>
          </table:table-cell>
        </table:table-row>
        <table:table-row table:style-name="ro1">
          <table:table-cell office:value-type="float" office:value="4014075" calcext:value-type="float">
            <text:p>4014075</text:p>
          </table:table-cell>
          <table:table-cell table:formula="of:=[.A253]/1000/(60*60*24)" office:value-type="time" office:time-value="PT01H06M54.075S" calcext:value-type="time">
            <text:p>01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556.92" calcext:value-type="float">
            <text:p>556.92</text:p>
          </table:table-cell>
          <table:table-cell office:value-type="float" office:value="665.7" calcext:value-type="float">
            <text:p>665.7</text:p>
          </table:table-cell>
        </table:table-row>
        <table:table-row table:style-name="ro1">
          <table:table-cell office:value-type="float" office:value="4030075" calcext:value-type="float">
            <text:p>4030075</text:p>
          </table:table-cell>
          <table:table-cell table:formula="of:=[.A254]/1000/(60*60*24)" office:value-type="time" office:time-value="PT01H07M10.075S" calcext:value-type="time">
            <text:p>01:07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59.14" calcext:value-type="float">
            <text:p>559.14</text:p>
          </table:table-cell>
          <table:table-cell office:value-type="float" office:value="668.3" calcext:value-type="float">
            <text:p>668.3</text:p>
          </table:table-cell>
        </table:table-row>
        <table:table-row table:style-name="ro1">
          <table:table-cell office:value-type="float" office:value="4046076" calcext:value-type="float">
            <text:p>4046076</text:p>
          </table:table-cell>
          <table:table-cell table:formula="of:=[.A255]/1000/(60*60*24)" office:value-type="time" office:time-value="PT01H07M26.076S" calcext:value-type="time">
            <text:p>01:07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561.36" calcext:value-type="float">
            <text:p>561.36</text:p>
          </table:table-cell>
          <table:table-cell office:value-type="float" office:value="670.91" calcext:value-type="float">
            <text:p>670.91</text:p>
          </table:table-cell>
        </table:table-row>
        <table:table-row table:style-name="ro1">
          <table:table-cell office:value-type="float" office:value="4062075" calcext:value-type="float">
            <text:p>4062075</text:p>
          </table:table-cell>
          <table:table-cell table:formula="of:=[.A256]/1000/(60*60*24)" office:value-type="time" office:time-value="PT01H07M42.075S" calcext:value-type="time">
            <text:p>01:0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63.58" calcext:value-type="float">
            <text:p>563.58</text:p>
          </table:table-cell>
          <table:table-cell office:value-type="float" office:value="673.51" calcext:value-type="float">
            <text:p>673.51</text:p>
          </table:table-cell>
        </table:table-row>
        <table:table-row table:style-name="ro1">
          <table:table-cell office:value-type="float" office:value="4078075" calcext:value-type="float">
            <text:p>4078075</text:p>
          </table:table-cell>
          <table:table-cell table:formula="of:=[.A257]/1000/(60*60*24)" office:value-type="time" office:time-value="PT01H07M58.075S" calcext:value-type="time">
            <text:p>01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65.8" calcext:value-type="float">
            <text:p>565.8</text:p>
          </table:table-cell>
          <table:table-cell office:value-type="float" office:value="676.12" calcext:value-type="float">
            <text:p>676.12</text:p>
          </table:table-cell>
        </table:table-row>
        <table:table-row table:style-name="ro1">
          <table:table-cell office:value-type="float" office:value="4094076" calcext:value-type="float">
            <text:p>4094076</text:p>
          </table:table-cell>
          <table:table-cell table:formula="of:=[.A258]/1000/(60*60*24)" office:value-type="time" office:time-value="PT01H08M14.076S" calcext:value-type="time">
            <text:p>01:0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68.02" calcext:value-type="float">
            <text:p>568.02</text:p>
          </table:table-cell>
          <table:table-cell office:value-type="float" office:value="678.72" calcext:value-type="float">
            <text:p>678.72</text:p>
          </table:table-cell>
        </table:table-row>
        <table:table-row table:style-name="ro1">
          <table:table-cell office:value-type="float" office:value="4110075" calcext:value-type="float">
            <text:p>4110075</text:p>
          </table:table-cell>
          <table:table-cell table:formula="of:=[.A259]/1000/(60*60*24)" office:value-type="time" office:time-value="PT01H08M30.075S" calcext:value-type="time">
            <text:p>01:0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39" calcext:value-type="float">
            <text:p>586.39</text:p>
          </table:table-cell>
          <table:table-cell office:value-type="float" office:value="570.24" calcext:value-type="float">
            <text:p>570.24</text:p>
          </table:table-cell>
          <table:table-cell office:value-type="float" office:value="681.33" calcext:value-type="float">
            <text:p>681.33</text:p>
          </table:table-cell>
        </table:table-row>
        <table:table-row table:style-name="ro1">
          <table:table-cell office:value-type="float" office:value="4126075" calcext:value-type="float">
            <text:p>4126075</text:p>
          </table:table-cell>
          <table:table-cell table:formula="of:=[.A260]/1000/(60*60*24)" office:value-type="time" office:time-value="PT01H08M46.075S" calcext:value-type="time">
            <text:p>01:0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72.46" calcext:value-type="float">
            <text:p>572.46</text:p>
          </table:table-cell>
          <table:table-cell office:value-type="float" office:value="683.93" calcext:value-type="float">
            <text:p>683.93</text:p>
          </table:table-cell>
        </table:table-row>
        <table:table-row table:style-name="ro1">
          <table:table-cell office:value-type="float" office:value="4142075" calcext:value-type="float">
            <text:p>4142075</text:p>
          </table:table-cell>
          <table:table-cell table:formula="of:=[.A261]/1000/(60*60*24)" office:value-type="time" office:time-value="PT01H09M02.075S" calcext:value-type="time">
            <text:p>01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74.68" calcext:value-type="float">
            <text:p>574.68</text:p>
          </table:table-cell>
          <table:table-cell office:value-type="float" office:value="686.54" calcext:value-type="float">
            <text:p>686.54</text:p>
          </table:table-cell>
        </table:table-row>
        <table:table-row table:style-name="ro1">
          <table:table-cell office:value-type="float" office:value="4158075" calcext:value-type="float">
            <text:p>4158075</text:p>
          </table:table-cell>
          <table:table-cell table:formula="of:=[.A262]/1000/(60*60*24)" office:value-type="time" office:time-value="PT01H09M18.075S" calcext:value-type="time">
            <text:p>01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76.9" calcext:value-type="float">
            <text:p>576.9</text:p>
          </table:table-cell>
          <table:table-cell office:value-type="float" office:value="689.14" calcext:value-type="float">
            <text:p>689.14</text:p>
          </table:table-cell>
        </table:table-row>
        <table:table-row table:style-name="ro1">
          <table:table-cell office:value-type="float" office:value="4174075" calcext:value-type="float">
            <text:p>4174075</text:p>
          </table:table-cell>
          <table:table-cell table:formula="of:=[.A263]/1000/(60*60*24)" office:value-type="time" office:time-value="PT01H09M34.075S" calcext:value-type="time">
            <text:p>01:09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79.12" calcext:value-type="float">
            <text:p>579.12</text:p>
          </table:table-cell>
          <table:table-cell office:value-type="float" office:value="691.75" calcext:value-type="float">
            <text:p>691.75</text:p>
          </table:table-cell>
        </table:table-row>
        <table:table-row table:style-name="ro1">
          <table:table-cell office:value-type="float" office:value="4190075" calcext:value-type="float">
            <text:p>4190075</text:p>
          </table:table-cell>
          <table:table-cell table:formula="of:=[.A264]/1000/(60*60*24)" office:value-type="time" office:time-value="PT01H09M50.075S" calcext:value-type="time">
            <text:p>01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81.33" calcext:value-type="float">
            <text:p>581.33</text:p>
          </table:table-cell>
          <table:table-cell office:value-type="float" office:value="694.36" calcext:value-type="float">
            <text:p>694.36</text:p>
          </table:table-cell>
        </table:table-row>
        <table:table-row table:style-name="ro1">
          <table:table-cell office:value-type="float" office:value="4206076" calcext:value-type="float">
            <text:p>4206076</text:p>
          </table:table-cell>
          <table:table-cell table:formula="of:=[.A265]/1000/(60*60*24)" office:value-type="time" office:time-value="PT01H10M06.076S" calcext:value-type="time">
            <text:p>01:10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83.55" calcext:value-type="float">
            <text:p>583.55</text:p>
          </table:table-cell>
          <table:table-cell office:value-type="float" office:value="696.96" calcext:value-type="float">
            <text:p>696.96</text:p>
          </table:table-cell>
        </table:table-row>
        <table:table-row table:style-name="ro1">
          <table:table-cell office:value-type="float" office:value="4222076" calcext:value-type="float">
            <text:p>4222076</text:p>
          </table:table-cell>
          <table:table-cell table:formula="of:=[.A266]/1000/(60*60*24)" office:value-type="time" office:time-value="PT01H10M22.076S" calcext:value-type="time">
            <text:p>01:1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85.77" calcext:value-type="float">
            <text:p>585.77</text:p>
          </table:table-cell>
          <table:table-cell office:value-type="float" office:value="699.56" calcext:value-type="float">
            <text:p>699.56</text:p>
          </table:table-cell>
        </table:table-row>
        <table:table-row table:style-name="ro1">
          <table:table-cell office:value-type="float" office:value="4238075" calcext:value-type="float">
            <text:p>4238075</text:p>
          </table:table-cell>
          <table:table-cell table:formula="of:=[.A267]/1000/(60*60*24)" office:value-type="time" office:time-value="PT01H10M38.075S" calcext:value-type="time">
            <text:p>01:10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87.99" calcext:value-type="float">
            <text:p>587.99</text:p>
          </table:table-cell>
          <table:table-cell office:value-type="float" office:value="702.17" calcext:value-type="float">
            <text:p>702.17</text:p>
          </table:table-cell>
        </table:table-row>
        <table:table-row table:style-name="ro1">
          <table:table-cell office:value-type="float" office:value="4254075" calcext:value-type="float">
            <text:p>4254075</text:p>
          </table:table-cell>
          <table:table-cell table:formula="of:=[.A268]/1000/(60*60*24)" office:value-type="time" office:time-value="PT01H10M54.075S" calcext:value-type="time">
            <text:p>01:10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90.21" calcext:value-type="float">
            <text:p>590.21</text:p>
          </table:table-cell>
          <table:table-cell office:value-type="float" office:value="704.77" calcext:value-type="float">
            <text:p>704.77</text:p>
          </table:table-cell>
        </table:table-row>
        <table:table-row table:style-name="ro1">
          <table:table-cell office:value-type="float" office:value="4270075" calcext:value-type="float">
            <text:p>4270075</text:p>
          </table:table-cell>
          <table:table-cell table:formula="of:=[.A269]/1000/(60*60*24)" office:value-type="time" office:time-value="PT01H11M10.075S" calcext:value-type="time">
            <text:p>01:11:1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9" calcext:value-type="float">
            <text:p>585.99</text:p>
          </table:table-cell>
          <table:table-cell office:value-type="float" office:value="592.43" calcext:value-type="float">
            <text:p>592.43</text:p>
          </table:table-cell>
          <table:table-cell office:value-type="float" office:value="707.38" calcext:value-type="float">
            <text:p>707.38</text:p>
          </table:table-cell>
        </table:table-row>
        <table:table-row table:style-name="ro1">
          <table:table-cell office:value-type="float" office:value="4286076" calcext:value-type="float">
            <text:p>4286076</text:p>
          </table:table-cell>
          <table:table-cell table:formula="of:=[.A270]/1000/(60*60*24)" office:value-type="time" office:time-value="PT01H11M26.076S" calcext:value-type="time">
            <text:p>01:11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5" calcext:value-type="float">
            <text:p>586.05</text:p>
          </table:table-cell>
          <table:table-cell office:value-type="float" office:value="594.65" calcext:value-type="float">
            <text:p>594.65</text:p>
          </table:table-cell>
          <table:table-cell office:value-type="float" office:value="709.98" calcext:value-type="float">
            <text:p>709.98</text:p>
          </table:table-cell>
        </table:table-row>
        <table:table-row table:style-name="ro1">
          <table:table-cell office:value-type="float" office:value="4302075" calcext:value-type="float">
            <text:p>4302075</text:p>
          </table:table-cell>
          <table:table-cell table:formula="of:=[.A271]/1000/(60*60*24)" office:value-type="time" office:time-value="PT01H11M42.075S" calcext:value-type="time">
            <text:p>01:11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96.87" calcext:value-type="float">
            <text:p>596.87</text:p>
          </table:table-cell>
          <table:table-cell office:value-type="float" office:value="712.59" calcext:value-type="float">
            <text:p>712.59</text:p>
          </table:table-cell>
        </table:table-row>
        <table:table-row table:style-name="ro1">
          <table:table-cell office:value-type="float" office:value="4318075" calcext:value-type="float">
            <text:p>4318075</text:p>
          </table:table-cell>
          <table:table-cell table:formula="of:=[.A272]/1000/(60*60*24)" office:value-type="time" office:time-value="PT01H11M58.075S" calcext:value-type="time">
            <text:p>01:11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99.09" calcext:value-type="float">
            <text:p>599.09</text:p>
          </table:table-cell>
          <table:table-cell office:value-type="float" office:value="715.19" calcext:value-type="float">
            <text:p>715.19</text:p>
          </table:table-cell>
        </table:table-row>
        <table:table-row table:style-name="ro1">
          <table:table-cell office:value-type="float" office:value="4334075" calcext:value-type="float">
            <text:p>4334075</text:p>
          </table:table-cell>
          <table:table-cell table:formula="of:=[.A273]/1000/(60*60*24)" office:value-type="time" office:time-value="PT01H12M14.075S" calcext:value-type="time">
            <text:p>01:12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01.31" calcext:value-type="float">
            <text:p>601.31</text:p>
          </table:table-cell>
          <table:table-cell office:value-type="float" office:value="717.79" calcext:value-type="float">
            <text:p>717.79</text:p>
          </table:table-cell>
        </table:table-row>
        <table:table-row table:style-name="ro1">
          <table:table-cell office:value-type="float" office:value="4350075" calcext:value-type="float">
            <text:p>4350075</text:p>
          </table:table-cell>
          <table:table-cell table:formula="of:=[.A274]/1000/(60*60*24)" office:value-type="time" office:time-value="PT01H12M30.075S" calcext:value-type="time">
            <text:p>01:12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603.53" calcext:value-type="float">
            <text:p>603.53</text:p>
          </table:table-cell>
          <table:table-cell office:value-type="float" office:value="720.39" calcext:value-type="float">
            <text:p>720.39</text:p>
          </table:table-cell>
        </table:table-row>
        <table:table-row table:style-name="ro1">
          <table:table-cell office:value-type="float" office:value="4366075" calcext:value-type="float">
            <text:p>4366075</text:p>
          </table:table-cell>
          <table:table-cell table:formula="of:=[.A275]/1000/(60*60*24)" office:value-type="time" office:time-value="PT01H12M46.075S" calcext:value-type="time">
            <text:p>01:12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05.75" calcext:value-type="float">
            <text:p>605.7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4382075" calcext:value-type="float">
            <text:p>4382075</text:p>
          </table:table-cell>
          <table:table-cell table:formula="of:=[.A276]/1000/(60*60*24)" office:value-type="time" office:time-value="PT01H13M02.075S" calcext:value-type="time">
            <text:p>01:1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607.97" calcext:value-type="float">
            <text:p>607.97</text:p>
          </table:table-cell>
          <table:table-cell office:value-type="float" office:value="725.6" calcext:value-type="float">
            <text:p>725.6</text:p>
          </table:table-cell>
        </table:table-row>
        <table:table-row table:style-name="ro1">
          <table:table-cell office:value-type="float" office:value="4398075" calcext:value-type="float">
            <text:p>4398075</text:p>
          </table:table-cell>
          <table:table-cell table:formula="of:=[.A277]/1000/(60*60*24)" office:value-type="time" office:time-value="PT01H13M18.075S" calcext:value-type="time">
            <text:p>01:13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10.19" calcext:value-type="float">
            <text:p>610.19</text:p>
          </table:table-cell>
          <table:table-cell office:value-type="float" office:value="728.21" calcext:value-type="float">
            <text:p>728.21</text:p>
          </table:table-cell>
        </table:table-row>
        <table:table-row table:style-name="ro1">
          <table:table-cell office:value-type="float" office:value="4414076" calcext:value-type="float">
            <text:p>4414076</text:p>
          </table:table-cell>
          <table:table-cell table:formula="of:=[.A278]/1000/(60*60*24)" office:value-type="time" office:time-value="PT01H13M34.076S" calcext:value-type="time">
            <text:p>01:13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612.41" calcext:value-type="float">
            <text:p>612.41</text:p>
          </table:table-cell>
          <table:table-cell office:value-type="float" office:value="730.81" calcext:value-type="float">
            <text:p>730.81</text:p>
          </table:table-cell>
        </table:table-row>
        <table:table-row table:style-name="ro1">
          <table:table-cell office:value-type="float" office:value="4430075" calcext:value-type="float">
            <text:p>4430075</text:p>
          </table:table-cell>
          <table:table-cell table:formula="of:=[.A279]/1000/(60*60*24)" office:value-type="time" office:time-value="PT01H13M50.075S" calcext:value-type="time">
            <text:p>01:1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614.63" calcext:value-type="float">
            <text:p>614.63</text:p>
          </table:table-cell>
          <table:table-cell office:value-type="float" office:value="733.41" calcext:value-type="float">
            <text:p>733.41</text:p>
          </table:table-cell>
        </table:table-row>
        <table:table-row table:style-name="ro1">
          <table:table-cell office:value-type="float" office:value="4446076" calcext:value-type="float">
            <text:p>4446076</text:p>
          </table:table-cell>
          <table:table-cell table:formula="of:=[.A280]/1000/(60*60*24)" office:value-type="time" office:time-value="PT01H14M06.076S" calcext:value-type="time">
            <text:p>01:14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616.85" calcext:value-type="float">
            <text:p>616.85</text:p>
          </table:table-cell>
          <table:table-cell office:value-type="float" office:value="736.02" calcext:value-type="float">
            <text:p>736.02</text:p>
          </table:table-cell>
        </table:table-row>
        <table:table-row table:style-name="ro1">
          <table:table-cell office:value-type="float" office:value="4462075" calcext:value-type="float">
            <text:p>4462075</text:p>
          </table:table-cell>
          <table:table-cell table:formula="of:=[.A281]/1000/(60*60*24)" office:value-type="time" office:time-value="PT01H14M22.075S" calcext:value-type="time">
            <text:p>01:14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19.07" calcext:value-type="float">
            <text:p>619.07</text:p>
          </table:table-cell>
          <table:table-cell office:value-type="float" office:value="738.62" calcext:value-type="float">
            <text:p>738.62</text:p>
          </table:table-cell>
        </table:table-row>
        <table:table-row table:style-name="ro1">
          <table:table-cell office:value-type="float" office:value="4478076" calcext:value-type="float">
            <text:p>4478076</text:p>
          </table:table-cell>
          <table:table-cell table:formula="of:=[.A282]/1000/(60*60*24)" office:value-type="time" office:time-value="PT01H14M38.076S" calcext:value-type="time">
            <text:p>01:14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21.29" calcext:value-type="float">
            <text:p>621.29</text:p>
          </table:table-cell>
          <table:table-cell office:value-type="float" office:value="741.22" calcext:value-type="float">
            <text:p>741.22</text:p>
          </table:table-cell>
        </table:table-row>
        <table:table-row table:style-name="ro1">
          <table:table-cell office:value-type="float" office:value="4494075" calcext:value-type="float">
            <text:p>4494075</text:p>
          </table:table-cell>
          <table:table-cell table:formula="of:=[.A283]/1000/(60*60*24)" office:value-type="time" office:time-value="PT01H14M54.075S" calcext:value-type="time">
            <text:p>01:14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23.51" calcext:value-type="float">
            <text:p>623.51</text:p>
          </table:table-cell>
          <table:table-cell office:value-type="float" office:value="743.82" calcext:value-type="float">
            <text:p>743.82</text:p>
          </table:table-cell>
        </table:table-row>
        <table:table-row table:style-name="ro1">
          <table:table-cell office:value-type="float" office:value="4510075" calcext:value-type="float">
            <text:p>4510075</text:p>
          </table:table-cell>
          <table:table-cell table:formula="of:=[.A284]/1000/(60*60*24)" office:value-type="time" office:time-value="PT01H15M10.075S" calcext:value-type="time">
            <text:p>01:15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625.73" calcext:value-type="float">
            <text:p>625.73</text:p>
          </table:table-cell>
          <table:table-cell office:value-type="float" office:value="746.42" calcext:value-type="float">
            <text:p>746.42</text:p>
          </table:table-cell>
        </table:table-row>
        <table:table-row table:style-name="ro1">
          <table:table-cell office:value-type="float" office:value="4526075" calcext:value-type="float">
            <text:p>4526075</text:p>
          </table:table-cell>
          <table:table-cell table:formula="of:=[.A285]/1000/(60*60*24)" office:value-type="time" office:time-value="PT01H15M26.075S" calcext:value-type="time">
            <text:p>01:15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27.95" calcext:value-type="float">
            <text:p>627.95</text:p>
          </table:table-cell>
          <table:table-cell office:value-type="float" office:value="749.03" calcext:value-type="float">
            <text:p>749.03</text:p>
          </table:table-cell>
        </table:table-row>
        <table:table-row table:style-name="ro1">
          <table:table-cell office:value-type="float" office:value="4542075" calcext:value-type="float">
            <text:p>4542075</text:p>
          </table:table-cell>
          <table:table-cell table:formula="of:=[.A286]/1000/(60*60*24)" office:value-type="time" office:time-value="PT01H15M42.075S" calcext:value-type="time">
            <text:p>01:15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630.16" calcext:value-type="float">
            <text:p>630.16</text:p>
          </table:table-cell>
          <table:table-cell office:value-type="float" office:value="751.63" calcext:value-type="float">
            <text:p>751.63</text:p>
          </table:table-cell>
        </table:table-row>
        <table:table-row table:style-name="ro1">
          <table:table-cell office:value-type="float" office:value="4558075" calcext:value-type="float">
            <text:p>4558075</text:p>
          </table:table-cell>
          <table:table-cell table:formula="of:=[.A287]/1000/(60*60*24)" office:value-type="time" office:time-value="PT01H15M58.075S" calcext:value-type="time">
            <text:p>01:15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32.38" calcext:value-type="float">
            <text:p>632.38</text:p>
          </table:table-cell>
          <table:table-cell office:value-type="float" office:value="754.23" calcext:value-type="float">
            <text:p>754.23</text:p>
          </table:table-cell>
        </table:table-row>
        <table:table-row table:style-name="ro1">
          <table:table-cell office:value-type="float" office:value="4574075" calcext:value-type="float">
            <text:p>4574075</text:p>
          </table:table-cell>
          <table:table-cell table:formula="of:=[.A288]/1000/(60*60*24)" office:value-type="time" office:time-value="PT01H16M14.075S" calcext:value-type="time">
            <text:p>01:16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34.6" calcext:value-type="float">
            <text:p>634.6</text:p>
          </table:table-cell>
          <table:table-cell office:value-type="float" office:value="756.83" calcext:value-type="float">
            <text:p>756.83</text:p>
          </table:table-cell>
        </table:table-row>
        <table:table-row table:style-name="ro1">
          <table:table-cell office:value-type="float" office:value="4590075" calcext:value-type="float">
            <text:p>4590075</text:p>
          </table:table-cell>
          <table:table-cell table:formula="of:=[.A289]/1000/(60*60*24)" office:value-type="time" office:time-value="PT01H16M30.075S" calcext:value-type="time">
            <text:p>01:16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36.82" calcext:value-type="float">
            <text:p>636.82</text:p>
          </table:table-cell>
          <table:table-cell office:value-type="float" office:value="759.43" calcext:value-type="float">
            <text:p>759.43</text:p>
          </table:table-cell>
        </table:table-row>
        <table:table-row table:style-name="ro1">
          <table:table-cell office:value-type="float" office:value="4606075" calcext:value-type="float">
            <text:p>4606075</text:p>
          </table:table-cell>
          <table:table-cell table:formula="of:=[.A290]/1000/(60*60*24)" office:value-type="time" office:time-value="PT01H16M46.075S" calcext:value-type="time">
            <text:p>01:16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8" calcext:value-type="float">
            <text:p>585.8</text:p>
          </table:table-cell>
          <table:table-cell office:value-type="float" office:value="639.04" calcext:value-type="float">
            <text:p>639.04</text:p>
          </table:table-cell>
          <table:table-cell office:value-type="float" office:value="762.03" calcext:value-type="float">
            <text:p>762.03</text:p>
          </table:table-cell>
        </table:table-row>
        <table:table-row table:style-name="ro1">
          <table:table-cell office:value-type="float" office:value="4622075" calcext:value-type="float">
            <text:p>4622075</text:p>
          </table:table-cell>
          <table:table-cell table:formula="of:=[.A291]/1000/(60*60*24)" office:value-type="time" office:time-value="PT01H17M02.075S" calcext:value-type="time">
            <text:p>01:17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41.26" calcext:value-type="float">
            <text:p>641.26</text:p>
          </table:table-cell>
          <table:table-cell office:value-type="float" office:value="764.63" calcext:value-type="float">
            <text:p>764.63</text:p>
          </table:table-cell>
        </table:table-row>
        <table:table-row table:style-name="ro1">
          <table:table-cell office:value-type="float" office:value="4638076" calcext:value-type="float">
            <text:p>4638076</text:p>
          </table:table-cell>
          <table:table-cell table:formula="of:=[.A292]/1000/(60*60*24)" office:value-type="time" office:time-value="PT01H17M18.076S" calcext:value-type="time">
            <text:p>01:17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43.48" calcext:value-type="float">
            <text:p>643.48</text:p>
          </table:table-cell>
          <table:table-cell office:value-type="float" office:value="767.23" calcext:value-type="float">
            <text:p>767.23</text:p>
          </table:table-cell>
        </table:table-row>
        <table:table-row table:style-name="ro1">
          <table:table-cell office:value-type="float" office:value="4654075" calcext:value-type="float">
            <text:p>4654075</text:p>
          </table:table-cell>
          <table:table-cell table:formula="of:=[.A293]/1000/(60*60*24)" office:value-type="time" office:time-value="PT01H17M34.075S" calcext:value-type="time">
            <text:p>01:1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645.7" calcext:value-type="float">
            <text:p>645.7</text:p>
          </table:table-cell>
          <table:table-cell office:value-type="float" office:value="769.82" calcext:value-type="float">
            <text:p>769.82</text:p>
          </table:table-cell>
        </table:table-row>
        <table:table-row table:style-name="ro1">
          <table:table-cell office:value-type="float" office:value="4670075" calcext:value-type="float">
            <text:p>4670075</text:p>
          </table:table-cell>
          <table:table-cell table:formula="of:=[.A294]/1000/(60*60*24)" office:value-type="time" office:time-value="PT01H17M50.075S" calcext:value-type="time">
            <text:p>01:17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647.92" calcext:value-type="float">
            <text:p>647.92</text:p>
          </table:table-cell>
          <table:table-cell office:value-type="float" office:value="772.42" calcext:value-type="float">
            <text:p>772.42</text:p>
          </table:table-cell>
        </table:table-row>
        <table:table-row table:style-name="ro1">
          <table:table-cell office:value-type="float" office:value="4686075" calcext:value-type="float">
            <text:p>4686075</text:p>
          </table:table-cell>
          <table:table-cell table:formula="of:=[.A295]/1000/(60*60*24)" office:value-type="time" office:time-value="PT01H18M06.075S" calcext:value-type="time">
            <text:p>01:1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50.14" calcext:value-type="float">
            <text:p>650.14</text:p>
          </table:table-cell>
          <table:table-cell office:value-type="float" office:value="775.02" calcext:value-type="float">
            <text:p>775.02</text:p>
          </table:table-cell>
        </table:table-row>
        <table:table-row table:style-name="ro1">
          <table:table-cell office:value-type="float" office:value="4702075" calcext:value-type="float">
            <text:p>4702075</text:p>
          </table:table-cell>
          <table:table-cell table:formula="of:=[.A296]/1000/(60*60*24)" office:value-type="time" office:time-value="PT01H18M22.075S" calcext:value-type="time">
            <text:p>01:1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652.36" calcext:value-type="float">
            <text:p>652.36</text:p>
          </table:table-cell>
          <table:table-cell office:value-type="float" office:value="777.62" calcext:value-type="float">
            <text:p>777.62</text:p>
          </table:table-cell>
        </table:table-row>
        <table:table-row table:style-name="ro1">
          <table:table-cell office:value-type="float" office:value="4718076" calcext:value-type="float">
            <text:p>4718076</text:p>
          </table:table-cell>
          <table:table-cell table:formula="of:=[.A297]/1000/(60*60*24)" office:value-type="time" office:time-value="PT01H18M38.076S" calcext:value-type="time">
            <text:p>01:18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54.58" calcext:value-type="float">
            <text:p>654.58</text:p>
          </table:table-cell>
          <table:table-cell office:value-type="float" office:value="780.22" calcext:value-type="float">
            <text:p>780.22</text:p>
          </table:table-cell>
        </table:table-row>
        <table:table-row table:style-name="ro1">
          <table:table-cell office:value-type="float" office:value="4734076" calcext:value-type="float">
            <text:p>4734076</text:p>
          </table:table-cell>
          <table:table-cell table:formula="of:=[.A298]/1000/(60*60*24)" office:value-type="time" office:time-value="PT01H18M54.076S" calcext:value-type="time">
            <text:p>01:18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56.8" calcext:value-type="float">
            <text:p>656.8</text:p>
          </table:table-cell>
          <table:table-cell office:value-type="float" office:value="782.82" calcext:value-type="float">
            <text:p>782.82</text:p>
          </table:table-cell>
        </table:table-row>
        <table:table-row table:style-name="ro1">
          <table:table-cell office:value-type="float" office:value="4750075" calcext:value-type="float">
            <text:p>4750075</text:p>
          </table:table-cell>
          <table:table-cell table:formula="of:=[.A299]/1000/(60*60*24)" office:value-type="time" office:time-value="PT01H19M10.075S" calcext:value-type="time">
            <text:p>01:1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59.02" calcext:value-type="float">
            <text:p>659.02</text:p>
          </table:table-cell>
          <table:table-cell office:value-type="float" office:value="785.42" calcext:value-type="float">
            <text:p>785.42</text:p>
          </table:table-cell>
        </table:table-row>
        <table:table-row table:style-name="ro1">
          <table:table-cell office:value-type="float" office:value="4766075" calcext:value-type="float">
            <text:p>4766075</text:p>
          </table:table-cell>
          <table:table-cell table:formula="of:=[.A300]/1000/(60*60*24)" office:value-type="time" office:time-value="PT01H19M26.075S" calcext:value-type="time">
            <text:p>01:19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61.24" calcext:value-type="float">
            <text:p>661.24</text:p>
          </table:table-cell>
          <table:table-cell office:value-type="float" office:value="788.02" calcext:value-type="float">
            <text:p>788.02</text:p>
          </table:table-cell>
        </table:table-row>
        <table:table-row table:style-name="ro1">
          <table:table-cell office:value-type="float" office:value="4782075" calcext:value-type="float">
            <text:p>4782075</text:p>
          </table:table-cell>
          <table:table-cell table:formula="of:=[.A301]/1000/(60*60*24)" office:value-type="time" office:time-value="PT01H19M42.075S" calcext:value-type="time">
            <text:p>01:19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663.46" calcext:value-type="float">
            <text:p>663.46</text:p>
          </table:table-cell>
          <table:table-cell office:value-type="float" office:value="790.62" calcext:value-type="float">
            <text:p>790.62</text:p>
          </table:table-cell>
        </table:table-row>
        <table:table-row table:style-name="ro1">
          <table:table-cell office:value-type="float" office:value="4798075" calcext:value-type="float">
            <text:p>4798075</text:p>
          </table:table-cell>
          <table:table-cell table:formula="of:=[.A302]/1000/(60*60*24)" office:value-type="time" office:time-value="PT01H19M58.075S" calcext:value-type="time">
            <text:p>01:1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65.68" calcext:value-type="float">
            <text:p>665.68</text:p>
          </table:table-cell>
          <table:table-cell office:value-type="float" office:value="793.21" calcext:value-type="float">
            <text:p>793.21</text:p>
          </table:table-cell>
        </table:table-row>
        <table:table-row table:style-name="ro1">
          <table:table-cell office:value-type="float" office:value="4814075" calcext:value-type="float">
            <text:p>4814075</text:p>
          </table:table-cell>
          <table:table-cell table:formula="of:=[.A303]/1000/(60*60*24)" office:value-type="time" office:time-value="PT01H20M14.075S" calcext:value-type="time">
            <text:p>01:2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67.9" calcext:value-type="float">
            <text:p>667.9</text:p>
          </table:table-cell>
          <table:table-cell office:value-type="float" office:value="795.81" calcext:value-type="float">
            <text:p>795.81</text:p>
          </table:table-cell>
        </table:table-row>
        <table:table-row table:style-name="ro1">
          <table:table-cell office:value-type="float" office:value="4830075" calcext:value-type="float">
            <text:p>4830075</text:p>
          </table:table-cell>
          <table:table-cell table:formula="of:=[.A304]/1000/(60*60*24)" office:value-type="time" office:time-value="PT01H20M30.075S" calcext:value-type="time">
            <text:p>01:2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70.12" calcext:value-type="float">
            <text:p>670.12</text:p>
          </table:table-cell>
          <table:table-cell office:value-type="float" office:value="798.41" calcext:value-type="float">
            <text:p>798.41</text:p>
          </table:table-cell>
        </table:table-row>
        <table:table-row table:style-name="ro1">
          <table:table-cell office:value-type="float" office:value="4846075" calcext:value-type="float">
            <text:p>4846075</text:p>
          </table:table-cell>
          <table:table-cell table:formula="of:=[.A305]/1000/(60*60*24)" office:value-type="time" office:time-value="PT01H20M46.075S" calcext:value-type="time">
            <text:p>01:20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72.34" calcext:value-type="float">
            <text:p>672.34</text:p>
          </table:table-cell>
          <table:table-cell office:value-type="float" office:value="801.01" calcext:value-type="float">
            <text:p>801.01</text:p>
          </table:table-cell>
        </table:table-row>
        <table:table-row table:style-name="ro1">
          <table:table-cell office:value-type="float" office:value="4862076" calcext:value-type="float">
            <text:p>4862076</text:p>
          </table:table-cell>
          <table:table-cell table:formula="of:=[.A306]/1000/(60*60*24)" office:value-type="time" office:time-value="PT01H21M02.076S" calcext:value-type="time">
            <text:p>01:21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74.56" calcext:value-type="float">
            <text:p>674.56</text:p>
          </table:table-cell>
          <table:table-cell office:value-type="float" office:value="803.61" calcext:value-type="float">
            <text:p>803.61</text:p>
          </table:table-cell>
        </table:table-row>
        <table:table-row table:style-name="ro1">
          <table:table-cell office:value-type="float" office:value="4878075" calcext:value-type="float">
            <text:p>4878075</text:p>
          </table:table-cell>
          <table:table-cell table:formula="of:=[.A307]/1000/(60*60*24)" office:value-type="time" office:time-value="PT01H21M18.075S" calcext:value-type="time">
            <text:p>01:2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676.78" calcext:value-type="float">
            <text:p>676.78</text:p>
          </table:table-cell>
          <table:table-cell office:value-type="float" office:value="806.2" calcext:value-type="float">
            <text:p>806.2</text:p>
          </table:table-cell>
        </table:table-row>
        <table:table-row table:style-name="ro1">
          <table:table-cell office:value-type="float" office:value="4894075" calcext:value-type="float">
            <text:p>4894075</text:p>
          </table:table-cell>
          <table:table-cell table:formula="of:=[.A308]/1000/(60*60*24)" office:value-type="time" office:time-value="PT01H21M34.075S" calcext:value-type="time">
            <text:p>01:21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678.99" calcext:value-type="float">
            <text:p>678.99</text:p>
          </table:table-cell>
          <table:table-cell office:value-type="float" office:value="808.8" calcext:value-type="float">
            <text:p>808.8</text:p>
          </table:table-cell>
        </table:table-row>
        <table:table-row table:style-name="ro1">
          <table:table-cell office:value-type="float" office:value="4910075" calcext:value-type="float">
            <text:p>4910075</text:p>
          </table:table-cell>
          <table:table-cell table:formula="of:=[.A309]/1000/(60*60*24)" office:value-type="time" office:time-value="PT01H21M50.075S" calcext:value-type="time">
            <text:p>01:2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681.21" calcext:value-type="float">
            <text:p>681.21</text:p>
          </table:table-cell>
          <table:table-cell office:value-type="float" office:value="811.4" calcext:value-type="float">
            <text:p>811.4</text:p>
          </table:table-cell>
        </table:table-row>
        <table:table-row table:style-name="ro1">
          <table:table-cell office:value-type="float" office:value="4926075" calcext:value-type="float">
            <text:p>4926075</text:p>
          </table:table-cell>
          <table:table-cell table:formula="of:=[.A310]/1000/(60*60*24)" office:value-type="time" office:time-value="PT01H22M06.075S" calcext:value-type="time">
            <text:p>01:22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1" calcext:value-type="float">
            <text:p>583.81</text:p>
          </table:table-cell>
          <table:table-cell office:value-type="float" office:value="683.43" calcext:value-type="float">
            <text:p>683.43</text:p>
          </table:table-cell>
          <table:table-cell office:value-type="float" office:value="813.99" calcext:value-type="float">
            <text:p>813.99</text:p>
          </table:table-cell>
        </table:table-row>
        <table:table-row table:style-name="ro1">
          <table:table-cell office:value-type="float" office:value="4942075" calcext:value-type="float">
            <text:p>4942075</text:p>
          </table:table-cell>
          <table:table-cell table:formula="of:=[.A311]/1000/(60*60*24)" office:value-type="time" office:time-value="PT01H22M22.075S" calcext:value-type="time">
            <text:p>01:2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85.65" calcext:value-type="float">
            <text:p>685.65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>
          <table:table-cell office:value-type="float" office:value="4958075" calcext:value-type="float">
            <text:p>4958075</text:p>
          </table:table-cell>
          <table:table-cell table:formula="of:=[.A312]/1000/(60*60*24)" office:value-type="time" office:time-value="PT01H22M38.075S" calcext:value-type="time">
            <text:p>01:2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5" calcext:value-type="float">
            <text:p>583.95</text:p>
          </table:table-cell>
          <table:table-cell office:value-type="float" office:value="687.87" calcext:value-type="float">
            <text:p>687.87</text:p>
          </table:table-cell>
          <table:table-cell office:value-type="float" office:value="819.19" calcext:value-type="float">
            <text:p>819.19</text:p>
          </table:table-cell>
        </table:table-row>
        <table:table-row table:style-name="ro1">
          <table:table-cell office:value-type="float" office:value="4974075" calcext:value-type="float">
            <text:p>4974075</text:p>
          </table:table-cell>
          <table:table-cell table:formula="of:=[.A313]/1000/(60*60*24)" office:value-type="time" office:time-value="PT01H22M54.075S" calcext:value-type="time">
            <text:p>01:22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90.09" calcext:value-type="float">
            <text:p>690.09</text:p>
          </table:table-cell>
          <table:table-cell office:value-type="float" office:value="821.78" calcext:value-type="float">
            <text:p>821.78</text:p>
          </table:table-cell>
        </table:table-row>
        <table:table-row table:style-name="ro1">
          <table:table-cell office:value-type="float" office:value="4990076" calcext:value-type="float">
            <text:p>4990076</text:p>
          </table:table-cell>
          <table:table-cell table:formula="of:=[.A314]/1000/(60*60*24)" office:value-type="time" office:time-value="PT01H23M10.076S" calcext:value-type="time">
            <text:p>01:23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692.31" calcext:value-type="float">
            <text:p>692.31</text:p>
          </table:table-cell>
          <table:table-cell office:value-type="float" office:value="824.38" calcext:value-type="float">
            <text:p>824.38</text:p>
          </table:table-cell>
        </table:table-row>
        <table:table-row table:style-name="ro1">
          <table:table-cell office:value-type="float" office:value="5006075" calcext:value-type="float">
            <text:p>5006075</text:p>
          </table:table-cell>
          <table:table-cell table:formula="of:=[.A315]/1000/(60*60*24)" office:value-type="time" office:time-value="PT01H23M26.075S" calcext:value-type="time">
            <text:p>01:23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694.53" calcext:value-type="float">
            <text:p>694.53</text:p>
          </table:table-cell>
          <table:table-cell office:value-type="float" office:value="826.98" calcext:value-type="float">
            <text:p>826.98</text:p>
          </table:table-cell>
        </table:table-row>
        <table:table-row table:style-name="ro1">
          <table:table-cell office:value-type="float" office:value="5022075" calcext:value-type="float">
            <text:p>5022075</text:p>
          </table:table-cell>
          <table:table-cell table:formula="of:=[.A316]/1000/(60*60*24)" office:value-type="time" office:time-value="PT01H23M42.075S" calcext:value-type="time">
            <text:p>01:23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96.75" calcext:value-type="float">
            <text:p>696.75</text:p>
          </table:table-cell>
          <table:table-cell office:value-type="float" office:value="829.57" calcext:value-type="float">
            <text:p>829.57</text:p>
          </table:table-cell>
        </table:table-row>
        <table:table-row table:style-name="ro1">
          <table:table-cell office:value-type="float" office:value="5038075" calcext:value-type="float">
            <text:p>5038075</text:p>
          </table:table-cell>
          <table:table-cell table:formula="of:=[.A317]/1000/(60*60*24)" office:value-type="time" office:time-value="PT01H23M58.075S" calcext:value-type="time">
            <text:p>01:2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698.97" calcext:value-type="float">
            <text:p>698.97</text:p>
          </table:table-cell>
          <table:table-cell office:value-type="float" office:value="832.17" calcext:value-type="float">
            <text:p>832.17</text:p>
          </table:table-cell>
        </table:table-row>
        <table:table-row table:style-name="ro1">
          <table:table-cell office:value-type="float" office:value="5054076" calcext:value-type="float">
            <text:p>5054076</text:p>
          </table:table-cell>
          <table:table-cell table:formula="of:=[.A318]/1000/(60*60*24)" office:value-type="time" office:time-value="PT01H24M14.076S" calcext:value-type="time">
            <text:p>01:24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01.19" calcext:value-type="float">
            <text:p>701.19</text:p>
          </table:table-cell>
          <table:table-cell office:value-type="float" office:value="834.76" calcext:value-type="float">
            <text:p>834.76</text:p>
          </table:table-cell>
        </table:table-row>
        <table:table-row table:style-name="ro1">
          <table:table-cell office:value-type="float" office:value="5070075" calcext:value-type="float">
            <text:p>5070075</text:p>
          </table:table-cell>
          <table:table-cell table:formula="of:=[.A319]/1000/(60*60*24)" office:value-type="time" office:time-value="PT01H24M30.075S" calcext:value-type="time">
            <text:p>01:24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03.41" calcext:value-type="float">
            <text:p>703.41</text:p>
          </table:table-cell>
          <table:table-cell office:value-type="float" office:value="837.36" calcext:value-type="float">
            <text:p>837.36</text:p>
          </table:table-cell>
        </table:table-row>
        <table:table-row table:style-name="ro1">
          <table:table-cell office:value-type="float" office:value="5086075" calcext:value-type="float">
            <text:p>5086075</text:p>
          </table:table-cell>
          <table:table-cell table:formula="of:=[.A320]/1000/(60*60*24)" office:value-type="time" office:time-value="PT01H24M46.075S" calcext:value-type="time">
            <text:p>01:2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05.63" calcext:value-type="float">
            <text:p>705.63</text:p>
          </table:table-cell>
          <table:table-cell office:value-type="float" office:value="839.96" calcext:value-type="float">
            <text:p>839.96</text:p>
          </table:table-cell>
        </table:table-row>
        <table:table-row table:style-name="ro1">
          <table:table-cell office:value-type="float" office:value="5102075" calcext:value-type="float">
            <text:p>5102075</text:p>
          </table:table-cell>
          <table:table-cell table:formula="of:=[.A321]/1000/(60*60*24)" office:value-type="time" office:time-value="PT01H25M02.075S" calcext:value-type="time">
            <text:p>01:25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07.85" calcext:value-type="float">
            <text:p>707.85</text:p>
          </table:table-cell>
          <table:table-cell office:value-type="float" office:value="842.55" calcext:value-type="float">
            <text:p>842.55</text:p>
          </table:table-cell>
        </table:table-row>
        <table:table-row table:style-name="ro1">
          <table:table-cell office:value-type="float" office:value="5118076" calcext:value-type="float">
            <text:p>5118076</text:p>
          </table:table-cell>
          <table:table-cell table:formula="of:=[.A322]/1000/(60*60*24)" office:value-type="time" office:time-value="PT01H25M18.076S" calcext:value-type="time">
            <text:p>01:2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10.07" calcext:value-type="float">
            <text:p>710.07</text:p>
          </table:table-cell>
          <table:table-cell office:value-type="float" office:value="845.15" calcext:value-type="float">
            <text:p>845.15</text:p>
          </table:table-cell>
        </table:table-row>
        <table:table-row table:style-name="ro1">
          <table:table-cell office:value-type="float" office:value="5134075" calcext:value-type="float">
            <text:p>5134075</text:p>
          </table:table-cell>
          <table:table-cell table:formula="of:=[.A323]/1000/(60*60*24)" office:value-type="time" office:time-value="PT01H25M34.075S" calcext:value-type="time">
            <text:p>01:25:3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712.29" calcext:value-type="float">
            <text:p>712.29</text:p>
          </table:table-cell>
          <table:table-cell office:value-type="float" office:value="847.75" calcext:value-type="float">
            <text:p>847.75</text:p>
          </table:table-cell>
        </table:table-row>
        <table:table-row table:style-name="ro1">
          <table:table-cell office:value-type="float" office:value="5150076" calcext:value-type="float">
            <text:p>5150076</text:p>
          </table:table-cell>
          <table:table-cell table:formula="of:=[.A324]/1000/(60*60*24)" office:value-type="time" office:time-value="PT01H25M50.076S" calcext:value-type="time">
            <text:p>01:25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9" calcext:value-type="float">
            <text:p>584.29</text:p>
          </table:table-cell>
          <table:table-cell office:value-type="float" office:value="714.52" calcext:value-type="float">
            <text:p>714.52</text:p>
          </table:table-cell>
          <table:table-cell office:value-type="float" office:value="850.35" calcext:value-type="float">
            <text:p>850.35</text:p>
          </table:table-cell>
        </table:table-row>
        <table:table-row table:style-name="ro1">
          <table:table-cell office:value-type="float" office:value="5166075" calcext:value-type="float">
            <text:p>5166075</text:p>
          </table:table-cell>
          <table:table-cell table:formula="of:=[.A325]/1000/(60*60*24)" office:value-type="time" office:time-value="PT01H26M06.075S" calcext:value-type="time">
            <text:p>01:2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16.74" calcext:value-type="float">
            <text:p>716.74</text:p>
          </table:table-cell>
          <table:table-cell office:value-type="float" office:value="852.95" calcext:value-type="float">
            <text:p>852.95</text:p>
          </table:table-cell>
        </table:table-row>
        <table:table-row table:style-name="ro1">
          <table:table-cell office:value-type="float" office:value="5182075" calcext:value-type="float">
            <text:p>5182075</text:p>
          </table:table-cell>
          <table:table-cell table:formula="of:=[.A326]/1000/(60*60*24)" office:value-type="time" office:time-value="PT01H26M22.075S" calcext:value-type="time">
            <text:p>01:2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18.96" calcext:value-type="float">
            <text:p>718.96</text:p>
          </table:table-cell>
          <table:table-cell office:value-type="float" office:value="855.54" calcext:value-type="float">
            <text:p>855.54</text:p>
          </table:table-cell>
        </table:table-row>
        <table:table-row table:style-name="ro1">
          <table:table-cell office:value-type="float" office:value="5198075" calcext:value-type="float">
            <text:p>5198075</text:p>
          </table:table-cell>
          <table:table-cell table:formula="of:=[.A327]/1000/(60*60*24)" office:value-type="time" office:time-value="PT01H26M38.075S" calcext:value-type="time">
            <text:p>01:26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3" calcext:value-type="float">
            <text:p>582.63</text:p>
          </table:table-cell>
          <table:table-cell office:value-type="float" office:value="721.18" calcext:value-type="float">
            <text:p>721.18</text:p>
          </table:table-cell>
          <table:table-cell office:value-type="float" office:value="858.14" calcext:value-type="float">
            <text:p>858.14</text:p>
          </table:table-cell>
        </table:table-row>
        <table:table-row table:style-name="ro1">
          <table:table-cell office:value-type="float" office:value="5214075" calcext:value-type="float">
            <text:p>5214075</text:p>
          </table:table-cell>
          <table:table-cell table:formula="of:=[.A328]/1000/(60*60*24)" office:value-type="time" office:time-value="PT01H26M54.075S" calcext:value-type="time">
            <text:p>01:26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23.4" calcext:value-type="float">
            <text:p>723.4</text:p>
          </table:table-cell>
          <table:table-cell office:value-type="float" office:value="860.73" calcext:value-type="float">
            <text:p>860.73</text:p>
          </table:table-cell>
        </table:table-row>
        <table:table-row table:style-name="ro1">
          <table:table-cell office:value-type="float" office:value="5230075" calcext:value-type="float">
            <text:p>5230075</text:p>
          </table:table-cell>
          <table:table-cell table:formula="of:=[.A329]/1000/(60*60*24)" office:value-type="time" office:time-value="PT01H27M10.075S" calcext:value-type="time">
            <text:p>01:27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725.62" calcext:value-type="float">
            <text:p>725.62</text:p>
          </table:table-cell>
          <table:table-cell office:value-type="float" office:value="863.33" calcext:value-type="float">
            <text:p>863.33</text:p>
          </table:table-cell>
        </table:table-row>
        <table:table-row table:style-name="ro1">
          <table:table-cell office:value-type="float" office:value="5246075" calcext:value-type="float">
            <text:p>5246075</text:p>
          </table:table-cell>
          <table:table-cell table:formula="of:=[.A330]/1000/(60*60*24)" office:value-type="time" office:time-value="PT01H27M26.075S" calcext:value-type="time">
            <text:p>01:27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27.84" calcext:value-type="float">
            <text:p>727.84</text:p>
          </table:table-cell>
          <table:table-cell office:value-type="float" office:value="865.92" calcext:value-type="float">
            <text:p>865.92</text:p>
          </table:table-cell>
        </table:table-row>
        <table:table-row table:style-name="ro1">
          <table:table-cell office:value-type="float" office:value="5262076" calcext:value-type="float">
            <text:p>5262076</text:p>
          </table:table-cell>
          <table:table-cell table:formula="of:=[.A331]/1000/(60*60*24)" office:value-type="time" office:time-value="PT01H27M42.076S" calcext:value-type="time">
            <text:p>01:2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30.06" calcext:value-type="float">
            <text:p>730.06</text:p>
          </table:table-cell>
          <table:table-cell office:value-type="float" office:value="868.52" calcext:value-type="float">
            <text:p>868.52</text:p>
          </table:table-cell>
        </table:table-row>
        <table:table-row table:style-name="ro1">
          <table:table-cell office:value-type="float" office:value="5278076" calcext:value-type="float">
            <text:p>5278076</text:p>
          </table:table-cell>
          <table:table-cell table:formula="of:=[.A332]/1000/(60*60*24)" office:value-type="time" office:time-value="PT01H27M58.076S" calcext:value-type="time">
            <text:p>01:27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32.28" calcext:value-type="float">
            <text:p>732.28</text:p>
          </table:table-cell>
          <table:table-cell office:value-type="float" office:value="871.11" calcext:value-type="float">
            <text:p>871.11</text:p>
          </table:table-cell>
        </table:table-row>
        <table:table-row table:style-name="ro1">
          <table:table-cell office:value-type="float" office:value="5294075" calcext:value-type="float">
            <text:p>5294075</text:p>
          </table:table-cell>
          <table:table-cell table:formula="of:=[.A333]/1000/(60*60*24)" office:value-type="time" office:time-value="PT01H28M14.075S" calcext:value-type="time">
            <text:p>01:2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3" calcext:value-type="float">
            <text:p>584.63</text:p>
          </table:table-cell>
          <table:table-cell office:value-type="float" office:value="734.5" calcext:value-type="float">
            <text:p>734.5</text:p>
          </table:table-cell>
          <table:table-cell office:value-type="float" office:value="873.71" calcext:value-type="float">
            <text:p>873.71</text:p>
          </table:table-cell>
        </table:table-row>
        <table:table-row table:style-name="ro1">
          <table:table-cell office:value-type="float" office:value="5310075" calcext:value-type="float">
            <text:p>5310075</text:p>
          </table:table-cell>
          <table:table-cell table:formula="of:=[.A334]/1000/(60*60*24)" office:value-type="time" office:time-value="PT01H28M30.075S" calcext:value-type="time">
            <text:p>01:2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36.71" calcext:value-type="float">
            <text:p>736.71</text:p>
          </table:table-cell>
          <table:table-cell office:value-type="float" office:value="876.3" calcext:value-type="float">
            <text:p>876.3</text:p>
          </table:table-cell>
        </table:table-row>
        <table:table-row table:style-name="ro1">
          <table:table-cell office:value-type="float" office:value="5326076" calcext:value-type="float">
            <text:p>5326076</text:p>
          </table:table-cell>
          <table:table-cell table:formula="of:=[.A335]/1000/(60*60*24)" office:value-type="time" office:time-value="PT01H28M46.076S" calcext:value-type="time">
            <text:p>01:2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38.93" calcext:value-type="float">
            <text:p>738.93</text:p>
          </table:table-cell>
          <table:table-cell office:value-type="float" office:value="878.9" calcext:value-type="float">
            <text:p>878.9</text:p>
          </table:table-cell>
        </table:table-row>
        <table:table-row table:style-name="ro1">
          <table:table-cell office:value-type="float" office:value="5342075" calcext:value-type="float">
            <text:p>5342075</text:p>
          </table:table-cell>
          <table:table-cell table:formula="of:=[.A336]/1000/(60*60*24)" office:value-type="time" office:time-value="PT01H29M02.075S" calcext:value-type="time">
            <text:p>01:2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41.15" calcext:value-type="float">
            <text:p>741.15</text:p>
          </table:table-cell>
          <table:table-cell office:value-type="float" office:value="881.49" calcext:value-type="float">
            <text:p>881.49</text:p>
          </table:table-cell>
        </table:table-row>
        <table:table-row table:style-name="ro1">
          <table:table-cell office:value-type="float" office:value="5358075" calcext:value-type="float">
            <text:p>5358075</text:p>
          </table:table-cell>
          <table:table-cell table:formula="of:=[.A337]/1000/(60*60*24)" office:value-type="time" office:time-value="PT01H29M18.075S" calcext:value-type="time">
            <text:p>01:2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743.37" calcext:value-type="float">
            <text:p>743.37</text:p>
          </table:table-cell>
          <table:table-cell office:value-type="float" office:value="884.09" calcext:value-type="float">
            <text:p>884.09</text:p>
          </table:table-cell>
        </table:table-row>
        <table:table-row table:style-name="ro1">
          <table:table-cell office:value-type="float" office:value="5374075" calcext:value-type="float">
            <text:p>5374075</text:p>
          </table:table-cell>
          <table:table-cell table:formula="of:=[.A338]/1000/(60*60*24)" office:value-type="time" office:time-value="PT01H29M34.075S" calcext:value-type="time">
            <text:p>01:29:34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745.6" calcext:value-type="float">
            <text:p>745.6</text:p>
          </table:table-cell>
          <table:table-cell office:value-type="float" office:value="886.69" calcext:value-type="float">
            <text:p>886.69</text:p>
          </table:table-cell>
        </table:table-row>
        <table:table-row table:style-name="ro1">
          <table:table-cell office:value-type="float" office:value="5390076" calcext:value-type="float">
            <text:p>5390076</text:p>
          </table:table-cell>
          <table:table-cell table:formula="of:=[.A339]/1000/(60*60*24)" office:value-type="time" office:time-value="PT01H29M50.076S" calcext:value-type="time">
            <text:p>01:2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47.82" calcext:value-type="float">
            <text:p>747.82</text:p>
          </table:table-cell>
          <table:table-cell office:value-type="float" office:value="889.28" calcext:value-type="float">
            <text:p>889.28</text:p>
          </table:table-cell>
        </table:table-row>
        <table:table-row table:style-name="ro1">
          <table:table-cell office:value-type="float" office:value="5406075" calcext:value-type="float">
            <text:p>5406075</text:p>
          </table:table-cell>
          <table:table-cell table:formula="of:=[.A340]/1000/(60*60*24)" office:value-type="time" office:time-value="PT01H30M06.075S" calcext:value-type="time">
            <text:p>01:30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50.04" calcext:value-type="float">
            <text:p>750.04</text:p>
          </table:table-cell>
          <table:table-cell office:value-type="float" office:value="891.88" calcext:value-type="float">
            <text:p>891.88</text:p>
          </table:table-cell>
        </table:table-row>
        <table:table-row table:style-name="ro1">
          <table:table-cell office:value-type="float" office:value="5422075" calcext:value-type="float">
            <text:p>5422075</text:p>
          </table:table-cell>
          <table:table-cell table:formula="of:=[.A341]/1000/(60*60*24)" office:value-type="time" office:time-value="PT01H30M22.075S" calcext:value-type="time">
            <text:p>01:3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52.26" calcext:value-type="float">
            <text:p>752.26</text:p>
          </table:table-cell>
          <table:table-cell office:value-type="float" office:value="894.47" calcext:value-type="float">
            <text:p>894.47</text:p>
          </table:table-cell>
        </table:table-row>
        <table:table-row table:style-name="ro1">
          <table:table-cell office:value-type="float" office:value="5438075" calcext:value-type="float">
            <text:p>5438075</text:p>
          </table:table-cell>
          <table:table-cell table:formula="of:=[.A342]/1000/(60*60*24)" office:value-type="time" office:time-value="PT01H30M38.075S" calcext:value-type="time">
            <text:p>01:30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54.48" calcext:value-type="float">
            <text:p>754.48</text:p>
          </table:table-cell>
          <table:table-cell office:value-type="float" office:value="897.06" calcext:value-type="float">
            <text:p>897.06</text:p>
          </table:table-cell>
        </table:table-row>
        <table:table-row table:style-name="ro1">
          <table:table-cell office:value-type="float" office:value="5454075" calcext:value-type="float">
            <text:p>5454075</text:p>
          </table:table-cell>
          <table:table-cell table:formula="of:=[.A343]/1000/(60*60*24)" office:value-type="time" office:time-value="PT01H30M54.075S" calcext:value-type="time">
            <text:p>01:30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56.7" calcext:value-type="float">
            <text:p>756.7</text:p>
          </table:table-cell>
          <table:table-cell office:value-type="float" office:value="899.66" calcext:value-type="float">
            <text:p>899.66</text:p>
          </table:table-cell>
        </table:table-row>
        <table:table-row table:style-name="ro1">
          <table:table-cell office:value-type="float" office:value="5470075" calcext:value-type="float">
            <text:p>5470075</text:p>
          </table:table-cell>
          <table:table-cell table:formula="of:=[.A344]/1000/(60*60*24)" office:value-type="time" office:time-value="PT01H31M10.075S" calcext:value-type="time">
            <text:p>01:31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58.92" calcext:value-type="float">
            <text:p>758.92</text:p>
          </table:table-cell>
          <table:table-cell office:value-type="float" office:value="902.25" calcext:value-type="float">
            <text:p>902.25</text:p>
          </table:table-cell>
        </table:table-row>
        <table:table-row table:style-name="ro1">
          <table:table-cell office:value-type="float" office:value="5486075" calcext:value-type="float">
            <text:p>5486075</text:p>
          </table:table-cell>
          <table:table-cell table:formula="of:=[.A345]/1000/(60*60*24)" office:value-type="time" office:time-value="PT01H31M26.075S" calcext:value-type="time">
            <text:p>01:31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761.14" calcext:value-type="float">
            <text:p>761.14</text:p>
          </table:table-cell>
          <table:table-cell office:value-type="float" office:value="904.84" calcext:value-type="float">
            <text:p>904.84</text:p>
          </table:table-cell>
        </table:table-row>
        <table:table-row table:style-name="ro1">
          <table:table-cell office:value-type="float" office:value="5502075" calcext:value-type="float">
            <text:p>5502075</text:p>
          </table:table-cell>
          <table:table-cell table:formula="of:=[.A346]/1000/(60*60*24)" office:value-type="time" office:time-value="PT01H31M42.075S" calcext:value-type="time">
            <text:p>01:31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63.35" calcext:value-type="float">
            <text:p>763.35</text:p>
          </table:table-cell>
          <table:table-cell office:value-type="float" office:value="907.43" calcext:value-type="float">
            <text:p>907.43</text:p>
          </table:table-cell>
        </table:table-row>
        <table:table-row table:style-name="ro1">
          <table:table-cell office:value-type="float" office:value="5518075" calcext:value-type="float">
            <text:p>5518075</text:p>
          </table:table-cell>
          <table:table-cell table:formula="of:=[.A347]/1000/(60*60*24)" office:value-type="time" office:time-value="PT01H31M58.075S" calcext:value-type="time">
            <text:p>01:31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65.57" calcext:value-type="float">
            <text:p>765.57</text:p>
          </table:table-cell>
          <table:table-cell office:value-type="float" office:value="910.02" calcext:value-type="float">
            <text:p>910.02</text:p>
          </table:table-cell>
        </table:table-row>
        <table:table-row table:style-name="ro1">
          <table:table-cell office:value-type="float" office:value="5534075" calcext:value-type="float">
            <text:p>5534075</text:p>
          </table:table-cell>
          <table:table-cell table:formula="of:=[.A348]/1000/(60*60*24)" office:value-type="time" office:time-value="PT01H32M14.075S" calcext:value-type="time">
            <text:p>01:32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767.79" calcext:value-type="float">
            <text:p>767.79</text:p>
          </table:table-cell>
          <table:table-cell office:value-type="float" office:value="912.61" calcext:value-type="float">
            <text:p>912.61</text:p>
          </table:table-cell>
        </table:table-row>
        <table:table-row table:style-name="ro1">
          <table:table-cell office:value-type="float" office:value="5550075" calcext:value-type="float">
            <text:p>5550075</text:p>
          </table:table-cell>
          <table:table-cell table:formula="of:=[.A349]/1000/(60*60*24)" office:value-type="time" office:time-value="PT01H32M30.075S" calcext:value-type="time">
            <text:p>01:32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70.01" calcext:value-type="float">
            <text:p>770.01</text:p>
          </table:table-cell>
          <table:table-cell office:value-type="float" office:value="915.2" calcext:value-type="float">
            <text:p>915.2</text:p>
          </table:table-cell>
        </table:table-row>
        <table:table-row table:style-name="ro1">
          <table:table-cell office:value-type="float" office:value="5566075" calcext:value-type="float">
            <text:p>5566075</text:p>
          </table:table-cell>
          <table:table-cell table:formula="of:=[.A350]/1000/(60*60*24)" office:value-type="time" office:time-value="PT01H32M46.075S" calcext:value-type="time">
            <text:p>01:32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72.23" calcext:value-type="float">
            <text:p>772.23</text:p>
          </table:table-cell>
          <table:table-cell office:value-type="float" office:value="917.8" calcext:value-type="float">
            <text:p>917.8</text:p>
          </table:table-cell>
        </table:table-row>
        <table:table-row table:style-name="ro1">
          <table:table-cell office:value-type="float" office:value="5582076" calcext:value-type="float">
            <text:p>5582076</text:p>
          </table:table-cell>
          <table:table-cell table:formula="of:=[.A351]/1000/(60*60*24)" office:value-type="time" office:time-value="PT01H33M02.076S" calcext:value-type="time">
            <text:p>01:3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774.45" calcext:value-type="float">
            <text:p>774.45</text:p>
          </table:table-cell>
          <table:table-cell office:value-type="float" office:value="920.38" calcext:value-type="float">
            <text:p>920.38</text:p>
          </table:table-cell>
        </table:table-row>
        <table:table-row table:style-name="ro1">
          <table:table-cell office:value-type="float" office:value="5598075" calcext:value-type="float">
            <text:p>5598075</text:p>
          </table:table-cell>
          <table:table-cell table:formula="of:=[.A352]/1000/(60*60*24)" office:value-type="time" office:time-value="PT01H33M18.075S" calcext:value-type="time">
            <text:p>01:33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76.67" calcext:value-type="float">
            <text:p>776.67</text:p>
          </table:table-cell>
          <table:table-cell office:value-type="float" office:value="922.98" calcext:value-type="float">
            <text:p>922.98</text:p>
          </table:table-cell>
        </table:table-row>
        <table:table-row table:style-name="ro1">
          <table:table-cell office:value-type="float" office:value="5614075" calcext:value-type="float">
            <text:p>5614075</text:p>
          </table:table-cell>
          <table:table-cell table:formula="of:=[.A353]/1000/(60*60*24)" office:value-type="time" office:time-value="PT01H33M34.075S" calcext:value-type="time">
            <text:p>01:33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78.89" calcext:value-type="float">
            <text:p>778.89</text:p>
          </table:table-cell>
          <table:table-cell office:value-type="float" office:value="925.57" calcext:value-type="float">
            <text:p>925.57</text:p>
          </table:table-cell>
        </table:table-row>
        <table:table-row table:style-name="ro1">
          <table:table-cell office:value-type="float" office:value="5630075" calcext:value-type="float">
            <text:p>5630075</text:p>
          </table:table-cell>
          <table:table-cell table:formula="of:=[.A354]/1000/(60*60*24)" office:value-type="time" office:time-value="PT01H33M50.075S" calcext:value-type="time">
            <text:p>01:3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781.11" calcext:value-type="float">
            <text:p>781.11</text:p>
          </table:table-cell>
          <table:table-cell office:value-type="float" office:value="928.16" calcext:value-type="float">
            <text:p>928.16</text:p>
          </table:table-cell>
        </table:table-row>
        <table:table-row table:style-name="ro1">
          <table:table-cell office:value-type="float" office:value="5646076" calcext:value-type="float">
            <text:p>5646076</text:p>
          </table:table-cell>
          <table:table-cell table:formula="of:=[.A355]/1000/(60*60*24)" office:value-type="time" office:time-value="PT01H34M06.076S" calcext:value-type="time">
            <text:p>01:34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83.33" calcext:value-type="float">
            <text:p>783.33</text:p>
          </table:table-cell>
          <table:table-cell office:value-type="float" office:value="930.75" calcext:value-type="float">
            <text:p>930.75</text:p>
          </table:table-cell>
        </table:table-row>
        <table:table-row table:style-name="ro1">
          <table:table-cell office:value-type="float" office:value="5662075" calcext:value-type="float">
            <text:p>5662075</text:p>
          </table:table-cell>
          <table:table-cell table:formula="of:=[.A356]/1000/(60*60*24)" office:value-type="time" office:time-value="PT01H34M22.075S" calcext:value-type="time">
            <text:p>01:34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85.55" calcext:value-type="float">
            <text:p>785.55</text:p>
          </table:table-cell>
          <table:table-cell office:value-type="float" office:value="933.34" calcext:value-type="float">
            <text:p>933.34</text:p>
          </table:table-cell>
        </table:table-row>
        <table:table-row table:style-name="ro1">
          <table:table-cell office:value-type="float" office:value="5678076" calcext:value-type="float">
            <text:p>5678076</text:p>
          </table:table-cell>
          <table:table-cell table:formula="of:=[.A357]/1000/(60*60*24)" office:value-type="time" office:time-value="PT01H34M38.076S" calcext:value-type="time">
            <text:p>01:34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87.77" calcext:value-type="float">
            <text:p>787.77</text:p>
          </table:table-cell>
          <table:table-cell office:value-type="float" office:value="935.93" calcext:value-type="float">
            <text:p>935.93</text:p>
          </table:table-cell>
        </table:table-row>
        <table:table-row table:style-name="ro1">
          <table:table-cell office:value-type="float" office:value="5694075" calcext:value-type="float">
            <text:p>5694075</text:p>
          </table:table-cell>
          <table:table-cell table:formula="of:=[.A358]/1000/(60*60*24)" office:value-type="time" office:time-value="PT01H34M54.075S" calcext:value-type="time">
            <text:p>01:34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89.99" calcext:value-type="float">
            <text:p>789.99</text:p>
          </table:table-cell>
          <table:table-cell office:value-type="float" office:value="938.52" calcext:value-type="float">
            <text:p>938.52</text:p>
          </table:table-cell>
        </table:table-row>
        <table:table-row table:style-name="ro1">
          <table:table-cell office:value-type="float" office:value="5710076" calcext:value-type="float">
            <text:p>5710076</text:p>
          </table:table-cell>
          <table:table-cell table:formula="of:=[.A359]/1000/(60*60*24)" office:value-type="time" office:time-value="PT01H35M10.076S" calcext:value-type="time">
            <text:p>01:35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92.21" calcext:value-type="float">
            <text:p>792.21</text:p>
          </table:table-cell>
          <table:table-cell office:value-type="float" office:value="941.11" calcext:value-type="float">
            <text:p>941.11</text:p>
          </table:table-cell>
        </table:table-row>
        <table:table-row table:style-name="ro1">
          <table:table-cell office:value-type="float" office:value="5726075" calcext:value-type="float">
            <text:p>5726075</text:p>
          </table:table-cell>
          <table:table-cell table:formula="of:=[.A360]/1000/(60*60*24)" office:value-type="time" office:time-value="PT01H35M26.075S" calcext:value-type="time">
            <text:p>01:35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794.43" calcext:value-type="float">
            <text:p>794.43</text:p>
          </table:table-cell>
          <table:table-cell office:value-type="float" office:value="943.7" calcext:value-type="float">
            <text:p>943.7</text:p>
          </table:table-cell>
        </table:table-row>
        <table:table-row table:style-name="ro1">
          <table:table-cell office:value-type="float" office:value="5742076" calcext:value-type="float">
            <text:p>5742076</text:p>
          </table:table-cell>
          <table:table-cell table:formula="of:=[.A361]/1000/(60*60*24)" office:value-type="time" office:time-value="PT01H35M42.076S" calcext:value-type="time">
            <text:p>01:35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96.65" calcext:value-type="float">
            <text:p>796.65</text:p>
          </table:table-cell>
          <table:table-cell office:value-type="float" office:value="946.29" calcext:value-type="float">
            <text:p>946.29</text:p>
          </table:table-cell>
        </table:table-row>
        <table:table-row table:style-name="ro1">
          <table:table-cell office:value-type="float" office:value="5758075" calcext:value-type="float">
            <text:p>5758075</text:p>
          </table:table-cell>
          <table:table-cell table:formula="of:=[.A362]/1000/(60*60*24)" office:value-type="time" office:time-value="PT01H35M58.075S" calcext:value-type="time">
            <text:p>01:35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98.86" calcext:value-type="float">
            <text:p>798.86</text:p>
          </table:table-cell>
          <table:table-cell office:value-type="float" office:value="948.88" calcext:value-type="float">
            <text:p>948.88</text:p>
          </table:table-cell>
        </table:table-row>
        <table:table-row table:style-name="ro1">
          <table:table-cell office:value-type="float" office:value="5774076" calcext:value-type="float">
            <text:p>5774076</text:p>
          </table:table-cell>
          <table:table-cell table:formula="of:=[.A363]/1000/(60*60*24)" office:value-type="time" office:time-value="PT01H36M14.076S" calcext:value-type="time">
            <text:p>01:36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01.08" calcext:value-type="float">
            <text:p>801.08</text:p>
          </table:table-cell>
          <table:table-cell office:value-type="float" office:value="951.47" calcext:value-type="float">
            <text:p>951.47</text:p>
          </table:table-cell>
        </table:table-row>
        <table:table-row table:style-name="ro1">
          <table:table-cell office:value-type="float" office:value="5790075" calcext:value-type="float">
            <text:p>5790075</text:p>
          </table:table-cell>
          <table:table-cell table:formula="of:=[.A364]/1000/(60*60*24)" office:value-type="time" office:time-value="PT01H36M30.075S" calcext:value-type="time">
            <text:p>01:36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03.3" calcext:value-type="float">
            <text:p>803.3</text:p>
          </table:table-cell>
          <table:table-cell office:value-type="float" office:value="954.06" calcext:value-type="float">
            <text:p>954.06</text:p>
          </table:table-cell>
        </table:table-row>
        <table:table-row table:style-name="ro1">
          <table:table-cell office:value-type="float" office:value="5806075" calcext:value-type="float">
            <text:p>5806075</text:p>
          </table:table-cell>
          <table:table-cell table:formula="of:=[.A365]/1000/(60*60*24)" office:value-type="time" office:time-value="PT01H36M46.075S" calcext:value-type="time">
            <text:p>01:36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805.52" calcext:value-type="float">
            <text:p>805.52</text:p>
          </table:table-cell>
          <table:table-cell office:value-type="float" office:value="956.65" calcext:value-type="float">
            <text:p>956.65</text:p>
          </table:table-cell>
        </table:table-row>
        <table:table-row table:style-name="ro1">
          <table:table-cell office:value-type="float" office:value="5822075" calcext:value-type="float">
            <text:p>5822075</text:p>
          </table:table-cell>
          <table:table-cell table:formula="of:=[.A366]/1000/(60*60*24)" office:value-type="time" office:time-value="PT01H37M02.075S" calcext:value-type="time">
            <text:p>01:37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07.74" calcext:value-type="float">
            <text:p>807.74</text:p>
          </table:table-cell>
          <table:table-cell office:value-type="float" office:value="959.24" calcext:value-type="float">
            <text:p>959.24</text:p>
          </table:table-cell>
        </table:table-row>
        <table:table-row table:style-name="ro1">
          <table:table-cell office:value-type="float" office:value="5838075" calcext:value-type="float">
            <text:p>5838075</text:p>
          </table:table-cell>
          <table:table-cell table:formula="of:=[.A367]/1000/(60*60*24)" office:value-type="time" office:time-value="PT01H37M18.075S" calcext:value-type="time">
            <text:p>01:37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09.96" calcext:value-type="float">
            <text:p>809.96</text:p>
          </table:table-cell>
          <table:table-cell office:value-type="float" office:value="961.83" calcext:value-type="float">
            <text:p>961.83</text:p>
          </table:table-cell>
        </table:table-row>
        <table:table-row table:style-name="ro1">
          <table:table-cell office:value-type="float" office:value="5854075" calcext:value-type="float">
            <text:p>5854075</text:p>
          </table:table-cell>
          <table:table-cell table:formula="of:=[.A368]/1000/(60*60*24)" office:value-type="time" office:time-value="PT01H37M34.075S" calcext:value-type="time">
            <text:p>01:3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12.18" calcext:value-type="float">
            <text:p>812.18</text:p>
          </table:table-cell>
          <table:table-cell office:value-type="float" office:value="964.42" calcext:value-type="float">
            <text:p>964.42</text:p>
          </table:table-cell>
        </table:table-row>
        <table:table-row table:style-name="ro1">
          <table:table-cell office:value-type="float" office:value="5870075" calcext:value-type="float">
            <text:p>5870075</text:p>
          </table:table-cell>
          <table:table-cell table:formula="of:=[.A369]/1000/(60*60*24)" office:value-type="time" office:time-value="PT01H37M50.075S" calcext:value-type="time">
            <text:p>01:37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14.4" calcext:value-type="float">
            <text:p>814.4</text:p>
          </table:table-cell>
          <table:table-cell office:value-type="float" office:value="967.01" calcext:value-type="float">
            <text:p>967.01</text:p>
          </table:table-cell>
        </table:table-row>
        <table:table-row table:style-name="ro1">
          <table:table-cell office:value-type="float" office:value="5886076" calcext:value-type="float">
            <text:p>5886076</text:p>
          </table:table-cell>
          <table:table-cell table:formula="of:=[.A370]/1000/(60*60*24)" office:value-type="time" office:time-value="PT01H38M06.076S" calcext:value-type="time">
            <text:p>01:3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816.62" calcext:value-type="float">
            <text:p>816.62</text:p>
          </table:table-cell>
          <table:table-cell office:value-type="float" office:value="969.6" calcext:value-type="float">
            <text:p>969.6</text:p>
          </table:table-cell>
        </table:table-row>
        <table:table-row table:style-name="ro1">
          <table:table-cell office:value-type="float" office:value="5902075" calcext:value-type="float">
            <text:p>5902075</text:p>
          </table:table-cell>
          <table:table-cell table:formula="of:=[.A371]/1000/(60*60*24)" office:value-type="time" office:time-value="PT01H38M22.075S" calcext:value-type="time">
            <text:p>01:3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18.84" calcext:value-type="float">
            <text:p>818.84</text:p>
          </table:table-cell>
          <table:table-cell office:value-type="float" office:value="972.19" calcext:value-type="float">
            <text:p>972.19</text:p>
          </table:table-cell>
        </table:table-row>
        <table:table-row table:style-name="ro1">
          <table:table-cell office:value-type="float" office:value="5918075" calcext:value-type="float">
            <text:p>5918075</text:p>
          </table:table-cell>
          <table:table-cell table:formula="of:=[.A372]/1000/(60*60*24)" office:value-type="time" office:time-value="PT01H38M38.075S" calcext:value-type="time">
            <text:p>01:38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21.06" calcext:value-type="float">
            <text:p>821.06</text:p>
          </table:table-cell>
          <table:table-cell office:value-type="float" office:value="974.78" calcext:value-type="float">
            <text:p>974.78</text:p>
          </table:table-cell>
        </table:table-row>
        <table:table-row table:style-name="ro1">
          <table:table-cell office:value-type="float" office:value="5934076" calcext:value-type="float">
            <text:p>5934076</text:p>
          </table:table-cell>
          <table:table-cell table:formula="of:=[.A373]/1000/(60*60*24)" office:value-type="time" office:time-value="PT01H38M54.076S" calcext:value-type="time">
            <text:p>01:38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823.28" calcext:value-type="float">
            <text:p>823.28</text:p>
          </table:table-cell>
          <table:table-cell office:value-type="float" office:value="977.36" calcext:value-type="float">
            <text:p>977.36</text:p>
          </table:table-cell>
        </table:table-row>
        <table:table-row table:style-name="ro1">
          <table:table-cell office:value-type="float" office:value="5950076" calcext:value-type="float">
            <text:p>5950076</text:p>
          </table:table-cell>
          <table:table-cell table:formula="of:=[.A374]/1000/(60*60*24)" office:value-type="time" office:time-value="PT01H39M10.076S" calcext:value-type="time">
            <text:p>01:3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25.5" calcext:value-type="float">
            <text:p>825.5</text:p>
          </table:table-cell>
          <table:table-cell office:value-type="float" office:value="979.96" calcext:value-type="float">
            <text:p>979.96</text:p>
          </table:table-cell>
        </table:table-row>
        <table:table-row table:style-name="ro1">
          <table:table-cell office:value-type="float" office:value="5966076" calcext:value-type="float">
            <text:p>5966076</text:p>
          </table:table-cell>
          <table:table-cell table:formula="of:=[.A375]/1000/(60*60*24)" office:value-type="time" office:time-value="PT01H39M26.076S" calcext:value-type="time">
            <text:p>01:39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27.71" calcext:value-type="float">
            <text:p>827.71</text:p>
          </table:table-cell>
          <table:table-cell office:value-type="float" office:value="982.54" calcext:value-type="float">
            <text:p>982.54</text:p>
          </table:table-cell>
        </table:table-row>
        <table:table-row table:style-name="ro1">
          <table:table-cell office:value-type="float" office:value="5982075" calcext:value-type="float">
            <text:p>5982075</text:p>
          </table:table-cell>
          <table:table-cell table:formula="of:=[.A376]/1000/(60*60*24)" office:value-type="time" office:time-value="PT01H39M42.075S" calcext:value-type="time">
            <text:p>01:39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29.93" calcext:value-type="float">
            <text:p>829.93</text:p>
          </table:table-cell>
          <table:table-cell office:value-type="float" office:value="985.13" calcext:value-type="float">
            <text:p>985.13</text:p>
          </table:table-cell>
        </table:table-row>
        <table:table-row table:style-name="ro1">
          <table:table-cell office:value-type="float" office:value="5998075" calcext:value-type="float">
            <text:p>5998075</text:p>
          </table:table-cell>
          <table:table-cell table:formula="of:=[.A377]/1000/(60*60*24)" office:value-type="time" office:time-value="PT01H39M58.075S" calcext:value-type="time">
            <text:p>01:3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32.15" calcext:value-type="float">
            <text:p>832.15</text:p>
          </table:table-cell>
          <table:table-cell office:value-type="float" office:value="987.72" calcext:value-type="float">
            <text:p>987.72</text:p>
          </table:table-cell>
        </table:table-row>
        <table:table-row table:style-name="ro1">
          <table:table-cell office:value-type="float" office:value="6014076" calcext:value-type="float">
            <text:p>6014076</text:p>
          </table:table-cell>
          <table:table-cell table:formula="of:=[.A378]/1000/(60*60*24)" office:value-type="time" office:time-value="PT01H40M14.076S" calcext:value-type="time">
            <text:p>01:4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34.37" calcext:value-type="float">
            <text:p>834.37</text:p>
          </table:table-cell>
          <table:table-cell office:value-type="float" office:value="990.31" calcext:value-type="float">
            <text:p>990.31</text:p>
          </table:table-cell>
        </table:table-row>
        <table:table-row table:style-name="ro1">
          <table:table-cell office:value-type="float" office:value="6030076" calcext:value-type="float">
            <text:p>6030076</text:p>
          </table:table-cell>
          <table:table-cell table:formula="of:=[.A379]/1000/(60*60*24)" office:value-type="time" office:time-value="PT01H40M30.076S" calcext:value-type="time">
            <text:p>01:4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36.59" calcext:value-type="float">
            <text:p>836.59</text:p>
          </table:table-cell>
          <table:table-cell office:value-type="float" office:value="992.9" calcext:value-type="float">
            <text:p>992.9</text:p>
          </table:table-cell>
        </table:table-row>
        <table:table-row table:style-name="ro1">
          <table:table-cell office:value-type="float" office:value="6046076" calcext:value-type="float">
            <text:p>6046076</text:p>
          </table:table-cell>
          <table:table-cell table:formula="of:=[.A380]/1000/(60*60*24)" office:value-type="time" office:time-value="PT01H40M46.076S" calcext:value-type="time">
            <text:p>01:40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38.81" calcext:value-type="float">
            <text:p>838.81</text:p>
          </table:table-cell>
          <table:table-cell office:value-type="float" office:value="995.49" calcext:value-type="float">
            <text:p>995.49</text:p>
          </table:table-cell>
        </table:table-row>
        <table:table-row table:style-name="ro1">
          <table:table-cell office:value-type="float" office:value="6062075" calcext:value-type="float">
            <text:p>6062075</text:p>
          </table:table-cell>
          <table:table-cell table:formula="of:=[.A381]/1000/(60*60*24)" office:value-type="time" office:time-value="PT01H41M02.075S" calcext:value-type="time">
            <text:p>01:41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41.03" calcext:value-type="float">
            <text:p>841.03</text:p>
          </table:table-cell>
          <table:table-cell office:value-type="float" office:value="998.08" calcext:value-type="float">
            <text:p>998.08</text:p>
          </table:table-cell>
        </table:table-row>
        <table:table-row table:style-name="ro1">
          <table:table-cell office:value-type="float" office:value="6078075" calcext:value-type="float">
            <text:p>6078075</text:p>
          </table:table-cell>
          <table:table-cell table:formula="of:=[.A382]/1000/(60*60*24)" office:value-type="time" office:time-value="PT01H41M18.075S" calcext:value-type="time">
            <text:p>01:4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43.25" calcext:value-type="float">
            <text:p>843.25</text:p>
          </table:table-cell>
          <table:table-cell office:value-type="float" office:value="1000.66" calcext:value-type="float">
            <text:p>1000.66</text:p>
          </table:table-cell>
        </table:table-row>
        <table:table-row table:style-name="ro1">
          <table:table-cell office:value-type="float" office:value="6094075" calcext:value-type="float">
            <text:p>6094075</text:p>
          </table:table-cell>
          <table:table-cell table:formula="of:=[.A383]/1000/(60*60*24)" office:value-type="time" office:time-value="PT01H41M34.075S" calcext:value-type="time">
            <text:p>01:41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45.47" calcext:value-type="float">
            <text:p>845.47</text:p>
          </table:table-cell>
          <table:table-cell office:value-type="float" office:value="1003.25" calcext:value-type="float">
            <text:p>1003.25</text:p>
          </table:table-cell>
        </table:table-row>
        <table:table-row table:style-name="ro1">
          <table:table-cell office:value-type="float" office:value="6110076" calcext:value-type="float">
            <text:p>6110076</text:p>
          </table:table-cell>
          <table:table-cell table:formula="of:=[.A384]/1000/(60*60*24)" office:value-type="time" office:time-value="PT01H41M50.076S" calcext:value-type="time">
            <text:p>01:4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47.69" calcext:value-type="float">
            <text:p>847.69</text:p>
          </table:table-cell>
          <table:table-cell office:value-type="float" office:value="1005.84" calcext:value-type="float">
            <text:p>1005.84</text:p>
          </table:table-cell>
        </table:table-row>
        <table:table-row table:style-name="ro1">
          <table:table-cell office:value-type="float" office:value="6126075" calcext:value-type="float">
            <text:p>6126075</text:p>
          </table:table-cell>
          <table:table-cell table:formula="of:=[.A385]/1000/(60*60*24)" office:value-type="time" office:time-value="PT01H42M06.075S" calcext:value-type="time">
            <text:p>01:42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49.91" calcext:value-type="float">
            <text:p>849.91</text:p>
          </table:table-cell>
          <table:table-cell office:value-type="float" office:value="1008.43" calcext:value-type="float">
            <text:p>1008.43</text:p>
          </table:table-cell>
        </table:table-row>
        <table:table-row table:style-name="ro1">
          <table:table-cell office:value-type="float" office:value="6142075" calcext:value-type="float">
            <text:p>6142075</text:p>
          </table:table-cell>
          <table:table-cell table:formula="of:=[.A386]/1000/(60*60*24)" office:value-type="time" office:time-value="PT01H42M22.075S" calcext:value-type="time">
            <text:p>01:4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852.13" calcext:value-type="float">
            <text:p>852.13</text:p>
          </table:table-cell>
          <table:table-cell office:value-type="float" office:value="1011.01" calcext:value-type="float">
            <text:p>1011.01</text:p>
          </table:table-cell>
        </table:table-row>
        <table:table-row table:style-name="ro1">
          <table:table-cell office:value-type="float" office:value="6158076" calcext:value-type="float">
            <text:p>6158076</text:p>
          </table:table-cell>
          <table:table-cell table:formula="of:=[.A387]/1000/(60*60*24)" office:value-type="time" office:time-value="PT01H42M38.076S" calcext:value-type="time">
            <text:p>01:4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54.35" calcext:value-type="float">
            <text:p>854.35</text:p>
          </table:table-cell>
          <table:table-cell office:value-type="float" office:value="1013.6" calcext:value-type="float">
            <text:p>1013.6</text:p>
          </table:table-cell>
        </table:table-row>
        <table:table-row table:style-name="ro1">
          <table:table-cell office:value-type="float" office:value="6174076" calcext:value-type="float">
            <text:p>6174076</text:p>
          </table:table-cell>
          <table:table-cell table:formula="of:=[.A388]/1000/(60*60*24)" office:value-type="time" office:time-value="PT01H42M54.076S" calcext:value-type="time">
            <text:p>01:42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6.56" calcext:value-type="float">
            <text:p>856.56</text:p>
          </table:table-cell>
          <table:table-cell office:value-type="float" office:value="1016.19" calcext:value-type="float">
            <text:p>1016.19</text:p>
          </table:table-cell>
        </table:table-row>
        <table:table-row table:style-name="ro1">
          <table:table-cell office:value-type="float" office:value="6190075" calcext:value-type="float">
            <text:p>6190075</text:p>
          </table:table-cell>
          <table:table-cell table:formula="of:=[.A389]/1000/(60*60*24)" office:value-type="time" office:time-value="PT01H43M10.075S" calcext:value-type="time">
            <text:p>01:43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8.78" calcext:value-type="float">
            <text:p>858.78</text:p>
          </table:table-cell>
          <table:table-cell office:value-type="float" office:value="1018.78" calcext:value-type="float">
            <text:p>1018.78</text:p>
          </table:table-cell>
        </table:table-row>
        <table:table-row table:style-name="ro1">
          <table:table-cell office:value-type="float" office:value="6206075" calcext:value-type="float">
            <text:p>6206075</text:p>
          </table:table-cell>
          <table:table-cell table:formula="of:=[.A390]/1000/(60*60*24)" office:value-type="time" office:time-value="PT01H43M26.075S" calcext:value-type="time">
            <text:p>01:43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861" calcext:value-type="float">
            <text:p>861</text:p>
          </table:table-cell>
          <table:table-cell office:value-type="float" office:value="1021.37" calcext:value-type="float">
            <text:p>1021.37</text:p>
          </table:table-cell>
        </table:table-row>
        <table:table-row table:style-name="ro1">
          <table:table-cell office:value-type="float" office:value="6222075" calcext:value-type="float">
            <text:p>6222075</text:p>
          </table:table-cell>
          <table:table-cell table:formula="of:=[.A391]/1000/(60*60*24)" office:value-type="time" office:time-value="PT01H43M42.075S" calcext:value-type="time">
            <text:p>01:43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863.22" calcext:value-type="float">
            <text:p>863.22</text:p>
          </table:table-cell>
          <table:table-cell office:value-type="float" office:value="1023.96" calcext:value-type="float">
            <text:p>1023.96</text:p>
          </table:table-cell>
        </table:table-row>
        <table:table-row table:style-name="ro1">
          <table:table-cell office:value-type="float" office:value="6238075" calcext:value-type="float">
            <text:p>6238075</text:p>
          </table:table-cell>
          <table:table-cell table:formula="of:=[.A392]/1000/(60*60*24)" office:value-type="time" office:time-value="PT01H43M58.075S" calcext:value-type="time">
            <text:p>01:4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65.44" calcext:value-type="float">
            <text:p>865.44</text:p>
          </table:table-cell>
          <table:table-cell office:value-type="float" office:value="1026.55" calcext:value-type="float">
            <text:p>1026.55</text:p>
          </table:table-cell>
        </table:table-row>
        <table:table-row table:style-name="ro1">
          <table:table-cell office:value-type="float" office:value="6254076" calcext:value-type="float">
            <text:p>6254076</text:p>
          </table:table-cell>
          <table:table-cell table:formula="of:=[.A393]/1000/(60*60*24)" office:value-type="time" office:time-value="PT01H44M14.076S" calcext:value-type="time">
            <text:p>01:44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67.66" calcext:value-type="float">
            <text:p>867.66</text:p>
          </table:table-cell>
          <table:table-cell office:value-type="float" office:value="1029.13" calcext:value-type="float">
            <text:p>1029.13</text:p>
          </table:table-cell>
        </table:table-row>
        <table:table-row table:style-name="ro1">
          <table:table-cell office:value-type="float" office:value="6270076" calcext:value-type="float">
            <text:p>6270076</text:p>
          </table:table-cell>
          <table:table-cell table:formula="of:=[.A394]/1000/(60*60*24)" office:value-type="time" office:time-value="PT01H44M30.076S" calcext:value-type="time">
            <text:p>01:44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69.88" calcext:value-type="float">
            <text:p>869.88</text:p>
          </table:table-cell>
          <table:table-cell office:value-type="float" office:value="1031.72" calcext:value-type="float">
            <text:p>1031.72</text:p>
          </table:table-cell>
        </table:table-row>
        <table:table-row table:style-name="ro1">
          <table:table-cell office:value-type="float" office:value="6286075" calcext:value-type="float">
            <text:p>6286075</text:p>
          </table:table-cell>
          <table:table-cell table:formula="of:=[.A395]/1000/(60*60*24)" office:value-type="time" office:time-value="PT01H44M46.075S" calcext:value-type="time">
            <text:p>01:4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72.1" calcext:value-type="float">
            <text:p>872.1</text:p>
          </table:table-cell>
          <table:table-cell office:value-type="float" office:value="1034.31" calcext:value-type="float">
            <text:p>1034.31</text:p>
          </table:table-cell>
        </table:table-row>
        <table:table-row table:style-name="ro1">
          <table:table-cell office:value-type="float" office:value="6302076" calcext:value-type="float">
            <text:p>6302076</text:p>
          </table:table-cell>
          <table:table-cell table:formula="of:=[.A396]/1000/(60*60*24)" office:value-type="time" office:time-value="PT01H45M02.076S" calcext:value-type="time">
            <text:p>01:45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874.32" calcext:value-type="float">
            <text:p>874.32</text:p>
          </table:table-cell>
          <table:table-cell office:value-type="float" office:value="1036.9" calcext:value-type="float">
            <text:p>1036.9</text:p>
          </table:table-cell>
        </table:table-row>
        <table:table-row table:style-name="ro1">
          <table:table-cell office:value-type="float" office:value="6318075" calcext:value-type="float">
            <text:p>6318075</text:p>
          </table:table-cell>
          <table:table-cell table:formula="of:=[.A397]/1000/(60*60*24)" office:value-type="time" office:time-value="PT01H45M18.075S" calcext:value-type="time">
            <text:p>01:4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76.54" calcext:value-type="float">
            <text:p>876.54</text:p>
          </table:table-cell>
          <table:table-cell office:value-type="float" office:value="1039.49" calcext:value-type="float">
            <text:p>1039.49</text:p>
          </table:table-cell>
        </table:table-row>
        <table:table-row table:style-name="ro1">
          <table:table-cell office:value-type="float" office:value="6334075" calcext:value-type="float">
            <text:p>6334075</text:p>
          </table:table-cell>
          <table:table-cell table:formula="of:=[.A398]/1000/(60*60*24)" office:value-type="time" office:time-value="PT01H45M34.075S" calcext:value-type="time">
            <text:p>01:45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78.76" calcext:value-type="float">
            <text:p>878.76</text:p>
          </table:table-cell>
          <table:table-cell office:value-type="float" office:value="1042.08" calcext:value-type="float">
            <text:p>1042.08</text:p>
          </table:table-cell>
        </table:table-row>
        <table:table-row table:style-name="ro1">
          <table:table-cell office:value-type="float" office:value="6350075" calcext:value-type="float">
            <text:p>6350075</text:p>
          </table:table-cell>
          <table:table-cell table:formula="of:=[.A399]/1000/(60*60*24)" office:value-type="time" office:time-value="PT01H45M50.075S" calcext:value-type="time">
            <text:p>01:45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80.98" calcext:value-type="float">
            <text:p>880.98</text:p>
          </table:table-cell>
          <table:table-cell office:value-type="float" office:value="1044.67" calcext:value-type="float">
            <text:p>1044.67</text:p>
          </table:table-cell>
        </table:table-row>
        <table:table-row table:style-name="ro1">
          <table:table-cell office:value-type="float" office:value="6366075" calcext:value-type="float">
            <text:p>6366075</text:p>
          </table:table-cell>
          <table:table-cell table:formula="of:=[.A400]/1000/(60*60*24)" office:value-type="time" office:time-value="PT01H46M06.075S" calcext:value-type="time">
            <text:p>01:4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83.2" calcext:value-type="float">
            <text:p>883.2</text:p>
          </table:table-cell>
          <table:table-cell office:value-type="float" office:value="1047.25" calcext:value-type="float">
            <text:p>1047.25</text:p>
          </table:table-cell>
        </table:table-row>
        <table:table-row table:style-name="ro1">
          <table:table-cell office:value-type="float" office:value="6382075" calcext:value-type="float">
            <text:p>6382075</text:p>
          </table:table-cell>
          <table:table-cell table:formula="of:=[.A401]/1000/(60*60*24)" office:value-type="time" office:time-value="PT01H46M22.075S" calcext:value-type="time">
            <text:p>01:46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85.42" calcext:value-type="float">
            <text:p>885.42</text:p>
          </table:table-cell>
          <table:table-cell office:value-type="float" office:value="1049.84" calcext:value-type="float">
            <text:p>1049.84</text:p>
          </table:table-cell>
        </table:table-row>
        <table:table-row table:style-name="ro1">
          <table:table-cell office:value-type="float" office:value="6398075" calcext:value-type="float">
            <text:p>6398075</text:p>
          </table:table-cell>
          <table:table-cell table:formula="of:=[.A402]/1000/(60*60*24)" office:value-type="time" office:time-value="PT01H46M38.075S" calcext:value-type="time">
            <text:p>01:46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87.64" calcext:value-type="float">
            <text:p>887.64</text:p>
          </table:table-cell>
          <table:table-cell office:value-type="float" office:value="1052.43" calcext:value-type="float">
            <text:p>1052.43</text:p>
          </table:table-cell>
        </table:table-row>
        <table:table-row table:style-name="ro1">
          <table:table-cell office:value-type="float" office:value="6414075" calcext:value-type="float">
            <text:p>6414075</text:p>
          </table:table-cell>
          <table:table-cell table:formula="of:=[.A403]/1000/(60*60*24)" office:value-type="time" office:time-value="PT01H46M54.075S" calcext:value-type="time">
            <text:p>01:46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89.86" calcext:value-type="float">
            <text:p>889.86</text:p>
          </table:table-cell>
          <table:table-cell office:value-type="float" office:value="1055.02" calcext:value-type="float">
            <text:p>1055.02</text:p>
          </table:table-cell>
        </table:table-row>
        <table:table-row table:style-name="ro1">
          <table:table-cell office:value-type="float" office:value="6430075" calcext:value-type="float">
            <text:p>6430075</text:p>
          </table:table-cell>
          <table:table-cell table:formula="of:=[.A404]/1000/(60*60*24)" office:value-type="time" office:time-value="PT01H47M10.075S" calcext:value-type="time">
            <text:p>01:47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92.08" calcext:value-type="float">
            <text:p>892.08</text:p>
          </table:table-cell>
          <table:table-cell office:value-type="float" office:value="1057.61" calcext:value-type="float">
            <text:p>1057.61</text:p>
          </table:table-cell>
        </table:table-row>
        <table:table-row table:style-name="ro1">
          <table:table-cell office:value-type="float" office:value="6446075" calcext:value-type="float">
            <text:p>6446075</text:p>
          </table:table-cell>
          <table:table-cell table:formula="of:=[.A405]/1000/(60*60*24)" office:value-type="time" office:time-value="PT01H47M26.075S" calcext:value-type="time">
            <text:p>01:47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94.3" calcext:value-type="float">
            <text:p>894.3</text:p>
          </table:table-cell>
          <table:table-cell office:value-type="float" office:value="1060.2" calcext:value-type="float">
            <text:p>1060.2</text:p>
          </table:table-cell>
        </table:table-row>
        <table:table-row table:style-name="ro1">
          <table:table-cell office:value-type="float" office:value="6462075" calcext:value-type="float">
            <text:p>6462075</text:p>
          </table:table-cell>
          <table:table-cell table:formula="of:=[.A406]/1000/(60*60*24)" office:value-type="time" office:time-value="PT01H47M42.075S" calcext:value-type="time">
            <text:p>01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896.52" calcext:value-type="float">
            <text:p>896.52</text:p>
          </table:table-cell>
          <table:table-cell office:value-type="float" office:value="1062.78" calcext:value-type="float">
            <text:p>1062.78</text:p>
          </table:table-cell>
        </table:table-row>
        <table:table-row table:style-name="ro1">
          <table:table-cell office:value-type="float" office:value="6478075" calcext:value-type="float">
            <text:p>6478075</text:p>
          </table:table-cell>
          <table:table-cell table:formula="of:=[.A407]/1000/(60*60*24)" office:value-type="time" office:time-value="PT01H47M58.075S" calcext:value-type="time">
            <text:p>01:47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9" calcext:value-type="float">
            <text:p>582.89</text:p>
          </table:table-cell>
          <table:table-cell office:value-type="float" office:value="898.74" calcext:value-type="float">
            <text:p>898.74</text:p>
          </table:table-cell>
          <table:table-cell office:value-type="float" office:value="1065.37" calcext:value-type="float">
            <text:p>1065.37</text:p>
          </table:table-cell>
        </table:table-row>
        <table:table-row table:style-name="ro1">
          <table:table-cell office:value-type="float" office:value="6494075" calcext:value-type="float">
            <text:p>6494075</text:p>
          </table:table-cell>
          <table:table-cell table:formula="of:=[.A408]/1000/(60*60*24)" office:value-type="time" office:time-value="PT01H48M14.075S" calcext:value-type="time">
            <text:p>01:4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00.96" calcext:value-type="float">
            <text:p>900.96</text:p>
          </table:table-cell>
          <table:table-cell office:value-type="float" office:value="1067.96" calcext:value-type="float">
            <text:p>1067.96</text:p>
          </table:table-cell>
        </table:table-row>
        <table:table-row table:style-name="ro1">
          <table:table-cell office:value-type="float" office:value="6510076" calcext:value-type="float">
            <text:p>6510076</text:p>
          </table:table-cell>
          <table:table-cell table:formula="of:=[.A409]/1000/(60*60*24)" office:value-type="time" office:time-value="PT01H48M30.076S" calcext:value-type="time">
            <text:p>01:48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03.18" calcext:value-type="float">
            <text:p>903.18</text:p>
          </table:table-cell>
          <table:table-cell office:value-type="float" office:value="1070.55" calcext:value-type="float">
            <text:p>1070.55</text:p>
          </table:table-cell>
        </table:table-row>
        <table:table-row table:style-name="ro1">
          <table:table-cell office:value-type="float" office:value="6526075" calcext:value-type="float">
            <text:p>6526075</text:p>
          </table:table-cell>
          <table:table-cell table:formula="of:=[.A410]/1000/(60*60*24)" office:value-type="time" office:time-value="PT01H48M46.075S" calcext:value-type="time">
            <text:p>01:4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05.4" calcext:value-type="float">
            <text:p>905.4</text:p>
          </table:table-cell>
          <table:table-cell office:value-type="float" office:value="1073.14" calcext:value-type="float">
            <text:p>1073.14</text:p>
          </table:table-cell>
        </table:table-row>
        <table:table-row table:style-name="ro1">
          <table:table-cell office:value-type="float" office:value="6542075" calcext:value-type="float">
            <text:p>6542075</text:p>
          </table:table-cell>
          <table:table-cell table:formula="of:=[.A411]/1000/(60*60*24)" office:value-type="time" office:time-value="PT01H49M02.075S" calcext:value-type="time">
            <text:p>01:4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07.62" calcext:value-type="float">
            <text:p>907.62</text:p>
          </table:table-cell>
          <table:table-cell office:value-type="float" office:value="1075.72" calcext:value-type="float">
            <text:p>1075.72</text:p>
          </table:table-cell>
        </table:table-row>
        <table:table-row table:style-name="ro1">
          <table:table-cell office:value-type="float" office:value="6558075" calcext:value-type="float">
            <text:p>6558075</text:p>
          </table:table-cell>
          <table:table-cell table:formula="of:=[.A412]/1000/(60*60*24)" office:value-type="time" office:time-value="PT01H49M18.075S" calcext:value-type="time">
            <text:p>01:4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09.84" calcext:value-type="float">
            <text:p>909.84</text:p>
          </table:table-cell>
          <table:table-cell office:value-type="float" office:value="1078.31" calcext:value-type="float">
            <text:p>1078.31</text:p>
          </table:table-cell>
        </table:table-row>
        <table:table-row table:style-name="ro1">
          <table:table-cell office:value-type="float" office:value="6574075" calcext:value-type="float">
            <text:p>6574075</text:p>
          </table:table-cell>
          <table:table-cell table:formula="of:=[.A413]/1000/(60*60*24)" office:value-type="time" office:time-value="PT01H49M34.075S" calcext:value-type="time">
            <text:p>01:49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12.06" calcext:value-type="float">
            <text:p>912.06</text:p>
          </table:table-cell>
          <table:table-cell office:value-type="float" office:value="1080.9" calcext:value-type="float">
            <text:p>1080.9</text:p>
          </table:table-cell>
        </table:table-row>
        <table:table-row table:style-name="ro1">
          <table:table-cell office:value-type="float" office:value="6590075" calcext:value-type="float">
            <text:p>6590075</text:p>
          </table:table-cell>
          <table:table-cell table:formula="of:=[.A414]/1000/(60*60*24)" office:value-type="time" office:time-value="PT01H49M50.075S" calcext:value-type="time">
            <text:p>01:4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14.28" calcext:value-type="float">
            <text:p>914.28</text:p>
          </table:table-cell>
          <table:table-cell office:value-type="float" office:value="1083.49" calcext:value-type="float">
            <text:p>1083.49</text:p>
          </table:table-cell>
        </table:table-row>
        <table:table-row table:style-name="ro1">
          <table:table-cell office:value-type="float" office:value="6606075" calcext:value-type="float">
            <text:p>6606075</text:p>
          </table:table-cell>
          <table:table-cell table:formula="of:=[.A415]/1000/(60*60*24)" office:value-type="time" office:time-value="PT01H50M06.075S" calcext:value-type="time">
            <text:p>01:50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16.5" calcext:value-type="float">
            <text:p>916.5</text:p>
          </table:table-cell>
          <table:table-cell office:value-type="float" office:value="1086.07" calcext:value-type="float">
            <text:p>1086.07</text:p>
          </table:table-cell>
        </table:table-row>
        <table:table-row table:style-name="ro1">
          <table:table-cell office:value-type="float" office:value="6622075" calcext:value-type="float">
            <text:p>6622075</text:p>
          </table:table-cell>
          <table:table-cell table:formula="of:=[.A416]/1000/(60*60*24)" office:value-type="time" office:time-value="PT01H50M22.075S" calcext:value-type="time">
            <text:p>01:50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18.72" calcext:value-type="float">
            <text:p>918.72</text:p>
          </table:table-cell>
          <table:table-cell office:value-type="float" office:value="1088.66" calcext:value-type="float">
            <text:p>1088.66</text:p>
          </table:table-cell>
        </table:table-row>
        <table:table-row table:style-name="ro1">
          <table:table-cell office:value-type="float" office:value="6638075" calcext:value-type="float">
            <text:p>6638075</text:p>
          </table:table-cell>
          <table:table-cell table:formula="of:=[.A417]/1000/(60*60*24)" office:value-type="time" office:time-value="PT01H50M38.075S" calcext:value-type="time">
            <text:p>01:50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20.94" calcext:value-type="float">
            <text:p>920.94</text:p>
          </table:table-cell>
          <table:table-cell office:value-type="float" office:value="1091.25" calcext:value-type="float">
            <text:p>1091.25</text:p>
          </table:table-cell>
        </table:table-row>
        <table:table-row table:style-name="ro1">
          <table:table-cell office:value-type="float" office:value="6654075" calcext:value-type="float">
            <text:p>6654075</text:p>
          </table:table-cell>
          <table:table-cell table:formula="of:=[.A418]/1000/(60*60*24)" office:value-type="time" office:time-value="PT01H50M54.075S" calcext:value-type="time">
            <text:p>01:50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23.16" calcext:value-type="float">
            <text:p>923.16</text:p>
          </table:table-cell>
          <table:table-cell office:value-type="float" office:value="1093.84" calcext:value-type="float">
            <text:p>1093.84</text:p>
          </table:table-cell>
        </table:table-row>
        <table:table-row table:style-name="ro1">
          <table:table-cell office:value-type="float" office:value="6670076" calcext:value-type="float">
            <text:p>6670076</text:p>
          </table:table-cell>
          <table:table-cell table:formula="of:=[.A419]/1000/(60*60*24)" office:value-type="time" office:time-value="PT01H51M10.076S" calcext:value-type="time">
            <text:p>01:51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25.38" calcext:value-type="float">
            <text:p>925.38</text:p>
          </table:table-cell>
          <table:table-cell office:value-type="float" office:value="1096.42" calcext:value-type="float">
            <text:p>1096.42</text:p>
          </table:table-cell>
        </table:table-row>
        <table:table-row table:style-name="ro1">
          <table:table-cell office:value-type="float" office:value="6686075" calcext:value-type="float">
            <text:p>6686075</text:p>
          </table:table-cell>
          <table:table-cell table:formula="of:=[.A420]/1000/(60*60*24)" office:value-type="time" office:time-value="PT01H51M26.075S" calcext:value-type="time">
            <text:p>01:51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27.6" calcext:value-type="float">
            <text:p>927.6</text:p>
          </table:table-cell>
          <table:table-cell office:value-type="float" office:value="1099.01" calcext:value-type="float">
            <text:p>1099.01</text:p>
          </table:table-cell>
        </table:table-row>
        <table:table-row table:style-name="ro1">
          <table:table-cell office:value-type="float" office:value="6702076" calcext:value-type="float">
            <text:p>6702076</text:p>
          </table:table-cell>
          <table:table-cell table:formula="of:=[.A421]/1000/(60*60*24)" office:value-type="time" office:time-value="PT01H51M42.076S" calcext:value-type="time">
            <text:p>01:51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29.81" calcext:value-type="float">
            <text:p>929.81</text:p>
          </table:table-cell>
          <table:table-cell office:value-type="float" office:value="1101.6" calcext:value-type="float">
            <text:p>1101.6</text:p>
          </table:table-cell>
        </table:table-row>
        <table:table-row table:style-name="ro1">
          <table:table-cell office:value-type="float" office:value="6718075" calcext:value-type="float">
            <text:p>6718075</text:p>
          </table:table-cell>
          <table:table-cell table:formula="of:=[.A422]/1000/(60*60*24)" office:value-type="time" office:time-value="PT01H51M58.075S" calcext:value-type="time">
            <text:p>01:51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32.03" calcext:value-type="float">
            <text:p>932.03</text:p>
          </table:table-cell>
          <table:table-cell office:value-type="float" office:value="1104.19" calcext:value-type="float">
            <text:p>1104.19</text:p>
          </table:table-cell>
        </table:table-row>
        <table:table-row table:style-name="ro1">
          <table:table-cell office:value-type="float" office:value="6734075" calcext:value-type="float">
            <text:p>6734075</text:p>
          </table:table-cell>
          <table:table-cell table:formula="of:=[.A423]/1000/(60*60*24)" office:value-type="time" office:time-value="PT01H52M14.075S" calcext:value-type="time">
            <text:p>01:52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934.25" calcext:value-type="float">
            <text:p>934.25</text:p>
          </table:table-cell>
          <table:table-cell office:value-type="float" office:value="1106.77" calcext:value-type="float">
            <text:p>1106.77</text:p>
          </table:table-cell>
        </table:table-row>
        <table:table-row table:style-name="ro1">
          <table:table-cell office:value-type="float" office:value="6750075" calcext:value-type="float">
            <text:p>6750075</text:p>
          </table:table-cell>
          <table:table-cell table:formula="of:=[.A424]/1000/(60*60*24)" office:value-type="time" office:time-value="PT01H52M30.075S" calcext:value-type="time">
            <text:p>01:52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36.47" calcext:value-type="float">
            <text:p>936.47</text:p>
          </table:table-cell>
          <table:table-cell office:value-type="float" office:value="1109.36" calcext:value-type="float">
            <text:p>1109.36</text:p>
          </table:table-cell>
        </table:table-row>
        <table:table-row table:style-name="ro1">
          <table:table-cell office:value-type="float" office:value="6766076" calcext:value-type="float">
            <text:p>6766076</text:p>
          </table:table-cell>
          <table:table-cell table:formula="of:=[.A425]/1000/(60*60*24)" office:value-type="time" office:time-value="PT01H52M46.076S" calcext:value-type="time">
            <text:p>01:52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938.69" calcext:value-type="float">
            <text:p>938.69</text:p>
          </table:table-cell>
          <table:table-cell office:value-type="float" office:value="1111.95" calcext:value-type="float">
            <text:p>1111.95</text:p>
          </table:table-cell>
        </table:table-row>
        <table:table-row table:style-name="ro1">
          <table:table-cell office:value-type="float" office:value="6782075" calcext:value-type="float">
            <text:p>6782075</text:p>
          </table:table-cell>
          <table:table-cell table:formula="of:=[.A426]/1000/(60*60*24)" office:value-type="time" office:time-value="PT01H53M02.075S" calcext:value-type="time">
            <text:p>01:53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40.91" calcext:value-type="float">
            <text:p>940.91</text:p>
          </table:table-cell>
          <table:table-cell office:value-type="float" office:value="1114.53" calcext:value-type="float">
            <text:p>1114.53</text:p>
          </table:table-cell>
        </table:table-row>
        <table:table-row table:style-name="ro1">
          <table:table-cell office:value-type="float" office:value="6798075" calcext:value-type="float">
            <text:p>6798075</text:p>
          </table:table-cell>
          <table:table-cell table:formula="of:=[.A427]/1000/(60*60*24)" office:value-type="time" office:time-value="PT01H53M18.075S" calcext:value-type="time">
            <text:p>01:53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43.13" calcext:value-type="float">
            <text:p>943.13</text:p>
          </table:table-cell>
          <table:table-cell office:value-type="float" office:value="1117.12" calcext:value-type="float">
            <text:p>1117.12</text:p>
          </table:table-cell>
        </table:table-row>
        <table:table-row table:style-name="ro1">
          <table:table-cell office:value-type="float" office:value="6814076" calcext:value-type="float">
            <text:p>6814076</text:p>
          </table:table-cell>
          <table:table-cell table:formula="of:=[.A428]/1000/(60*60*24)" office:value-type="time" office:time-value="PT01H53M34.076S" calcext:value-type="time">
            <text:p>01:53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45.35" calcext:value-type="float">
            <text:p>945.35</text:p>
          </table:table-cell>
          <table:table-cell office:value-type="float" office:value="1119.71" calcext:value-type="float">
            <text:p>1119.71</text:p>
          </table:table-cell>
        </table:table-row>
        <table:table-row table:style-name="ro1">
          <table:table-cell office:value-type="float" office:value="6830075" calcext:value-type="float">
            <text:p>6830075</text:p>
          </table:table-cell>
          <table:table-cell table:formula="of:=[.A429]/1000/(60*60*24)" office:value-type="time" office:time-value="PT01H53M50.075S" calcext:value-type="time">
            <text:p>01:5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47.57" calcext:value-type="float">
            <text:p>947.57</text:p>
          </table:table-cell>
          <table:table-cell office:value-type="float" office:value="1122.29" calcext:value-type="float">
            <text:p>1122.29</text:p>
          </table:table-cell>
        </table:table-row>
        <table:table-row table:style-name="ro1">
          <table:table-cell office:value-type="float" office:value="6846075" calcext:value-type="float">
            <text:p>6846075</text:p>
          </table:table-cell>
          <table:table-cell table:formula="of:=[.A430]/1000/(60*60*24)" office:value-type="time" office:time-value="PT01H54M06.075S" calcext:value-type="time">
            <text:p>01:54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49.79" calcext:value-type="float">
            <text:p>949.79</text:p>
          </table:table-cell>
          <table:table-cell office:value-type="float" office:value="1124.88" calcext:value-type="float">
            <text:p>1124.88</text:p>
          </table:table-cell>
        </table:table-row>
        <table:table-row table:style-name="ro1">
          <table:table-cell office:value-type="float" office:value="6862075" calcext:value-type="float">
            <text:p>6862075</text:p>
          </table:table-cell>
          <table:table-cell table:formula="of:=[.A431]/1000/(60*60*24)" office:value-type="time" office:time-value="PT01H54M22.075S" calcext:value-type="time">
            <text:p>01:54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52.01" calcext:value-type="float">
            <text:p>952.01</text:p>
          </table:table-cell>
          <table:table-cell office:value-type="float" office:value="1127.46" calcext:value-type="float">
            <text:p>1127.46</text:p>
          </table:table-cell>
        </table:table-row>
        <table:table-row table:style-name="ro1">
          <table:table-cell office:value-type="float" office:value="6878075" calcext:value-type="float">
            <text:p>6878075</text:p>
          </table:table-cell>
          <table:table-cell table:formula="of:=[.A432]/1000/(60*60*24)" office:value-type="time" office:time-value="PT01H54M38.075S" calcext:value-type="time">
            <text:p>01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54.23" calcext:value-type="float">
            <text:p>954.23</text:p>
          </table:table-cell>
          <table:table-cell office:value-type="float" office:value="1130.05" calcext:value-type="float">
            <text:p>1130.05</text:p>
          </table:table-cell>
        </table:table-row>
        <table:table-row table:style-name="ro1">
          <table:table-cell office:value-type="float" office:value="6894075" calcext:value-type="float">
            <text:p>6894075</text:p>
          </table:table-cell>
          <table:table-cell table:formula="of:=[.A433]/1000/(60*60*24)" office:value-type="time" office:time-value="PT01H54M54.075S" calcext:value-type="time">
            <text:p>01:54:5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56.45" calcext:value-type="float">
            <text:p>956.45</text:p>
          </table:table-cell>
          <table:table-cell office:value-type="float" office:value="1132.64" calcext:value-type="float">
            <text:p>1132.64</text:p>
          </table:table-cell>
        </table:table-row>
        <table:table-row table:style-name="ro1">
          <table:table-cell office:value-type="float" office:value="6910075" calcext:value-type="float">
            <text:p>6910075</text:p>
          </table:table-cell>
          <table:table-cell table:formula="of:=[.A434]/1000/(60*60*24)" office:value-type="time" office:time-value="PT01H55M10.075S" calcext:value-type="time">
            <text:p>01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58.67" calcext:value-type="float">
            <text:p>958.67</text:p>
          </table:table-cell>
          <table:table-cell office:value-type="float" office:value="1135.22" calcext:value-type="float">
            <text:p>1135.22</text:p>
          </table:table-cell>
        </table:table-row>
        <table:table-row table:style-name="ro1">
          <table:table-cell office:value-type="float" office:value="6926075" calcext:value-type="float">
            <text:p>6926075</text:p>
          </table:table-cell>
          <table:table-cell table:formula="of:=[.A435]/1000/(60*60*24)" office:value-type="time" office:time-value="PT01H55M26.075S" calcext:value-type="time">
            <text:p>01:55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60.89" calcext:value-type="float">
            <text:p>960.89</text:p>
          </table:table-cell>
          <table:table-cell office:value-type="float" office:value="1137.81" calcext:value-type="float">
            <text:p>1137.81</text:p>
          </table:table-cell>
        </table:table-row>
        <table:table-row table:style-name="ro1">
          <table:table-cell office:value-type="float" office:value="6942075" calcext:value-type="float">
            <text:p>6942075</text:p>
          </table:table-cell>
          <table:table-cell table:formula="of:=[.A436]/1000/(60*60*24)" office:value-type="time" office:time-value="PT01H55M42.075S" calcext:value-type="time">
            <text:p>01:55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963.11" calcext:value-type="float">
            <text:p>963.11</text:p>
          </table:table-cell>
          <table:table-cell office:value-type="float" office:value="1140.4" calcext:value-type="float">
            <text:p>1140.4</text:p>
          </table:table-cell>
        </table:table-row>
        <table:table-row table:style-name="ro1">
          <table:table-cell office:value-type="float" office:value="6958075" calcext:value-type="float">
            <text:p>6958075</text:p>
          </table:table-cell>
          <table:table-cell table:formula="of:=[.A437]/1000/(60*60*24)" office:value-type="time" office:time-value="PT01H55M58.075S" calcext:value-type="time">
            <text:p>01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965.33" calcext:value-type="float">
            <text:p>965.33</text:p>
          </table:table-cell>
          <table:table-cell office:value-type="float" office:value="1142.98" calcext:value-type="float">
            <text:p>1142.98</text:p>
          </table:table-cell>
        </table:table-row>
        <table:table-row table:style-name="ro1">
          <table:table-cell office:value-type="float" office:value="6974075" calcext:value-type="float">
            <text:p>6974075</text:p>
          </table:table-cell>
          <table:table-cell table:formula="of:=[.A438]/1000/(60*60*24)" office:value-type="time" office:time-value="PT01H56M14.075S" calcext:value-type="time">
            <text:p>01:56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67.55" calcext:value-type="float">
            <text:p>967.55</text:p>
          </table:table-cell>
          <table:table-cell office:value-type="float" office:value="1145.57" calcext:value-type="float">
            <text:p>1145.57</text:p>
          </table:table-cell>
        </table:table-row>
        <table:table-row table:style-name="ro1">
          <table:table-cell office:value-type="float" office:value="6990076" calcext:value-type="float">
            <text:p>6990076</text:p>
          </table:table-cell>
          <table:table-cell table:formula="of:=[.A439]/1000/(60*60*24)" office:value-type="time" office:time-value="PT01H56M30.076S" calcext:value-type="time">
            <text:p>01:56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69.77" calcext:value-type="float">
            <text:p>969.77</text:p>
          </table:table-cell>
          <table:table-cell office:value-type="float" office:value="1148.15" calcext:value-type="float">
            <text:p>1148.15</text:p>
          </table:table-cell>
        </table:table-row>
        <table:table-row table:style-name="ro1">
          <table:table-cell office:value-type="float" office:value="7006075" calcext:value-type="float">
            <text:p>7006075</text:p>
          </table:table-cell>
          <table:table-cell table:formula="of:=[.A440]/1000/(60*60*24)" office:value-type="time" office:time-value="PT01H56M46.075S" calcext:value-type="time">
            <text:p>01:56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71.99" calcext:value-type="float">
            <text:p>971.99</text:p>
          </table:table-cell>
          <table:table-cell office:value-type="float" office:value="1150.74" calcext:value-type="float">
            <text:p>1150.74</text:p>
          </table:table-cell>
        </table:table-row>
        <table:table-row table:style-name="ro1">
          <table:table-cell office:value-type="float" office:value="7022075" calcext:value-type="float">
            <text:p>7022075</text:p>
          </table:table-cell>
          <table:table-cell table:formula="of:=[.A441]/1000/(60*60*24)" office:value-type="time" office:time-value="PT01H57M02.075S" calcext:value-type="time">
            <text:p>01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74.21" calcext:value-type="float">
            <text:p>974.21</text:p>
          </table:table-cell>
          <table:table-cell office:value-type="float" office:value="1153.32" calcext:value-type="float">
            <text:p>1153.32</text:p>
          </table:table-cell>
        </table:table-row>
        <table:table-row table:style-name="ro1">
          <table:table-cell office:value-type="float" office:value="7038075" calcext:value-type="float">
            <text:p>7038075</text:p>
          </table:table-cell>
          <table:table-cell table:formula="of:=[.A442]/1000/(60*60*24)" office:value-type="time" office:time-value="PT01H57M18.075S" calcext:value-type="time">
            <text:p>01:57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76.43" calcext:value-type="float">
            <text:p>976.43</text:p>
          </table:table-cell>
          <table:table-cell office:value-type="float" office:value="1155.91" calcext:value-type="float">
            <text:p>1155.91</text:p>
          </table:table-cell>
        </table:table-row>
        <table:table-row table:style-name="ro1">
          <table:table-cell office:value-type="float" office:value="7054075" calcext:value-type="float">
            <text:p>7054075</text:p>
          </table:table-cell>
          <table:table-cell table:formula="of:=[.A443]/1000/(60*60*24)" office:value-type="time" office:time-value="PT01H57M34.075S" calcext:value-type="time">
            <text:p>01:57:3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78.65" calcext:value-type="float">
            <text:p>978.65</text:p>
          </table:table-cell>
          <table:table-cell office:value-type="float" office:value="1158.49" calcext:value-type="float">
            <text:p>1158.49</text:p>
          </table:table-cell>
        </table:table-row>
        <table:table-row table:style-name="ro1">
          <table:table-cell office:value-type="float" office:value="7070076" calcext:value-type="float">
            <text:p>7070076</text:p>
          </table:table-cell>
          <table:table-cell table:formula="of:=[.A444]/1000/(60*60*24)" office:value-type="time" office:time-value="PT01H57M50.076S" calcext:value-type="time">
            <text:p>01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980.87" calcext:value-type="float">
            <text:p>980.87</text:p>
          </table:table-cell>
          <table:table-cell office:value-type="float" office:value="1161.07" calcext:value-type="float">
            <text:p>1161.07</text:p>
          </table:table-cell>
        </table:table-row>
        <table:table-row table:style-name="ro1">
          <table:table-cell office:value-type="float" office:value="7086075" calcext:value-type="float">
            <text:p>7086075</text:p>
          </table:table-cell>
          <table:table-cell table:formula="of:=[.A445]/1000/(60*60*24)" office:value-type="time" office:time-value="PT01H58M06.075S" calcext:value-type="time">
            <text:p>01:58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83.08" calcext:value-type="float">
            <text:p>983.08</text:p>
          </table:table-cell>
          <table:table-cell office:value-type="float" office:value="1163.66" calcext:value-type="float">
            <text:p>1163.66</text:p>
          </table:table-cell>
        </table:table-row>
        <table:table-row table:style-name="ro1">
          <table:table-cell office:value-type="float" office:value="7102075" calcext:value-type="float">
            <text:p>7102075</text:p>
          </table:table-cell>
          <table:table-cell table:formula="of:=[.A446]/1000/(60*60*24)" office:value-type="time" office:time-value="PT01H58M22.075S" calcext:value-type="time">
            <text:p>01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985.3" calcext:value-type="float">
            <text:p>985.3</text:p>
          </table:table-cell>
          <table:table-cell office:value-type="float" office:value="1166.24" calcext:value-type="float">
            <text:p>1166.24</text:p>
          </table:table-cell>
        </table:table-row>
        <table:table-row table:style-name="ro1">
          <table:table-cell office:value-type="float" office:value="7118075" calcext:value-type="float">
            <text:p>7118075</text:p>
          </table:table-cell>
          <table:table-cell table:formula="of:=[.A447]/1000/(60*60*24)" office:value-type="time" office:time-value="PT01H58M38.075S" calcext:value-type="time">
            <text:p>01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87.52" calcext:value-type="float">
            <text:p>987.52</text:p>
          </table:table-cell>
          <table:table-cell office:value-type="float" office:value="1168.83" calcext:value-type="float">
            <text:p>1168.83</text:p>
          </table:table-cell>
        </table:table-row>
        <table:table-row table:style-name="ro1">
          <table:table-cell office:value-type="float" office:value="7134075" calcext:value-type="float">
            <text:p>7134075</text:p>
          </table:table-cell>
          <table:table-cell table:formula="of:=[.A448]/1000/(60*60*24)" office:value-type="time" office:time-value="PT01H58M54.075S" calcext:value-type="time">
            <text:p>01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89.74" calcext:value-type="float">
            <text:p>989.74</text:p>
          </table:table-cell>
          <table:table-cell office:value-type="float" office:value="1171.41" calcext:value-type="float">
            <text:p>1171.41</text:p>
          </table:table-cell>
        </table:table-row>
        <table:table-row table:style-name="ro1">
          <table:table-cell office:value-type="float" office:value="7150075" calcext:value-type="float">
            <text:p>7150075</text:p>
          </table:table-cell>
          <table:table-cell table:formula="of:=[.A449]/1000/(60*60*24)" office:value-type="time" office:time-value="PT01H59M10.075S" calcext:value-type="time">
            <text:p>01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91.96" calcext:value-type="float">
            <text:p>991.96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7166075" calcext:value-type="float">
            <text:p>7166075</text:p>
          </table:table-cell>
          <table:table-cell table:formula="of:=[.A450]/1000/(60*60*24)" office:value-type="time" office:time-value="PT01H59M26.075S" calcext:value-type="time">
            <text:p>01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994.18" calcext:value-type="float">
            <text:p>994.18</text:p>
          </table:table-cell>
          <table:table-cell office:value-type="float" office:value="1176.58" calcext:value-type="float">
            <text:p>1176.58</text:p>
          </table:table-cell>
        </table:table-row>
        <table:table-row table:style-name="ro1">
          <table:table-cell office:value-type="float" office:value="7182075" calcext:value-type="float">
            <text:p>7182075</text:p>
          </table:table-cell>
          <table:table-cell table:formula="of:=[.A451]/1000/(60*60*24)" office:value-type="time" office:time-value="PT01H59M42.075S" calcext:value-type="time">
            <text:p>01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996.4" calcext:value-type="float">
            <text:p>996.4</text:p>
          </table:table-cell>
          <table:table-cell office:value-type="float" office:value="1179.17" calcext:value-type="float">
            <text:p>1179.17</text:p>
          </table:table-cell>
        </table:table-row>
        <table:table-row table:style-name="ro1">
          <table:table-cell office:value-type="float" office:value="7198075" calcext:value-type="float">
            <text:p>7198075</text:p>
          </table:table-cell>
          <table:table-cell table:formula="of:=[.A452]/1000/(60*60*24)" office:value-type="time" office:time-value="PT01H59M58.075S" calcext:value-type="time">
            <text:p>01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98.62" calcext:value-type="float">
            <text:p>998.62</text:p>
          </table:table-cell>
          <table:table-cell office:value-type="float" office:value="1181.75" calcext:value-type="float">
            <text:p>1181.75</text:p>
          </table:table-cell>
        </table:table-row>
        <table:table-row table:style-name="ro1">
          <table:table-cell office:value-type="float" office:value="7214075" calcext:value-type="float">
            <text:p>7214075</text:p>
          </table:table-cell>
          <table:table-cell table:formula="of:=[.A453]/1000/(60*60*24)" office:value-type="time" office:time-value="PT02H00M14.075S" calcext:value-type="time">
            <text:p>02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00.84" calcext:value-type="float">
            <text:p>1000.84</text:p>
          </table:table-cell>
          <table:table-cell office:value-type="float" office:value="1184.33" calcext:value-type="float">
            <text:p>1184.33</text:p>
          </table:table-cell>
        </table:table-row>
        <table:table-row table:style-name="ro1">
          <table:table-cell office:value-type="float" office:value="7230075" calcext:value-type="float">
            <text:p>7230075</text:p>
          </table:table-cell>
          <table:table-cell table:formula="of:=[.A454]/1000/(60*60*24)" office:value-type="time" office:time-value="PT02H00M30.075S" calcext:value-type="time">
            <text:p>02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003.06" calcext:value-type="float">
            <text:p>1003.06</text:p>
          </table:table-cell>
          <table:table-cell office:value-type="float" office:value="1186.92" calcext:value-type="float">
            <text:p>1186.92</text:p>
          </table:table-cell>
        </table:table-row>
        <table:table-row table:style-name="ro1">
          <table:table-cell office:value-type="float" office:value="7246075" calcext:value-type="float">
            <text:p>7246075</text:p>
          </table:table-cell>
          <table:table-cell table:formula="of:=[.A455]/1000/(60*60*24)" office:value-type="time" office:time-value="PT02H00M46.075S" calcext:value-type="time">
            <text:p>02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39" calcext:value-type="float">
            <text:p>580.39</text:p>
          </table:table-cell>
          <table:table-cell office:value-type="float" office:value="1005.28" calcext:value-type="float">
            <text:p>1005.28</text:p>
          </table:table-cell>
          <table:table-cell office:value-type="float" office:value="1189.5" calcext:value-type="float">
            <text:p>1189.5</text:p>
          </table:table-cell>
        </table:table-row>
        <table:table-row table:style-name="ro1">
          <table:table-cell office:value-type="float" office:value="7262075" calcext:value-type="float">
            <text:p>7262075</text:p>
          </table:table-cell>
          <table:table-cell table:formula="of:=[.A456]/1000/(60*60*24)" office:value-type="time" office:time-value="PT02H01M02.075S" calcext:value-type="time">
            <text:p>02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07.5" calcext:value-type="float">
            <text:p>1007.5</text:p>
          </table:table-cell>
          <table:table-cell office:value-type="float" office:value="1192.09" calcext:value-type="float">
            <text:p>1192.09</text:p>
          </table:table-cell>
        </table:table-row>
        <table:table-row table:style-name="ro1">
          <table:table-cell office:value-type="float" office:value="7278076" calcext:value-type="float">
            <text:p>7278076</text:p>
          </table:table-cell>
          <table:table-cell table:formula="of:=[.A457]/1000/(60*60*24)" office:value-type="time" office:time-value="PT02H01M18.076S" calcext:value-type="time">
            <text:p>02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9" calcext:value-type="float">
            <text:p>581.79</text:p>
          </table:table-cell>
          <table:table-cell office:value-type="float" office:value="1009.72" calcext:value-type="float">
            <text:p>1009.72</text:p>
          </table:table-cell>
          <table:table-cell office:value-type="float" office:value="1194.67" calcext:value-type="float">
            <text:p>1194.67</text:p>
          </table:table-cell>
        </table:table-row>
        <table:table-row table:style-name="ro1">
          <table:table-cell office:value-type="float" office:value="7294076" calcext:value-type="float">
            <text:p>7294076</text:p>
          </table:table-cell>
          <table:table-cell table:formula="of:=[.A458]/1000/(60*60*24)" office:value-type="time" office:time-value="PT02H01M34.076S" calcext:value-type="time">
            <text:p>02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011.94" calcext:value-type="float">
            <text:p>1011.94</text:p>
          </table:table-cell>
          <table:table-cell office:value-type="float" office:value="1197.26" calcext:value-type="float">
            <text:p>1197.26</text:p>
          </table:table-cell>
        </table:table-row>
        <table:table-row table:style-name="ro1">
          <table:table-cell office:value-type="float" office:value="7310075" calcext:value-type="float">
            <text:p>7310075</text:p>
          </table:table-cell>
          <table:table-cell table:formula="of:=[.A459]/1000/(60*60*24)" office:value-type="time" office:time-value="PT02H01M50.075S" calcext:value-type="time">
            <text:p>02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14.17" calcext:value-type="float">
            <text:p>1014.17</text:p>
          </table:table-cell>
          <table:table-cell office:value-type="float" office:value="1199.85" calcext:value-type="float">
            <text:p>1199.85</text:p>
          </table:table-cell>
        </table:table-row>
        <table:table-row table:style-name="ro1">
          <table:table-cell office:value-type="float" office:value="7326076" calcext:value-type="float">
            <text:p>7326076</text:p>
          </table:table-cell>
          <table:table-cell table:formula="of:=[.A460]/1000/(60*60*24)" office:value-type="time" office:time-value="PT02H02M06.076S" calcext:value-type="time">
            <text:p>02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16.39" calcext:value-type="float">
            <text:p>1016.39</text:p>
          </table:table-cell>
          <table:table-cell office:value-type="float" office:value="1202.43" calcext:value-type="float">
            <text:p>1202.43</text:p>
          </table:table-cell>
        </table:table-row>
        <table:table-row table:style-name="ro1">
          <table:table-cell office:value-type="float" office:value="7342075" calcext:value-type="float">
            <text:p>7342075</text:p>
          </table:table-cell>
          <table:table-cell table:formula="of:=[.A461]/1000/(60*60*24)" office:value-type="time" office:time-value="PT02H02M22.075S" calcext:value-type="time">
            <text:p>02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18.61" calcext:value-type="float">
            <text:p>1018.61</text:p>
          </table:table-cell>
          <table:table-cell office:value-type="float" office:value="1205.02" calcext:value-type="float">
            <text:p>1205.02</text:p>
          </table:table-cell>
        </table:table-row>
        <table:table-row table:style-name="ro1">
          <table:table-cell office:value-type="float" office:value="7358076" calcext:value-type="float">
            <text:p>7358076</text:p>
          </table:table-cell>
          <table:table-cell table:formula="of:=[.A462]/1000/(60*60*24)" office:value-type="time" office:time-value="PT02H02M38.076S" calcext:value-type="time">
            <text:p>02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020.83" calcext:value-type="float">
            <text:p>1020.83</text:p>
          </table:table-cell>
          <table:table-cell office:value-type="float" office:value="1207.6" calcext:value-type="float">
            <text:p>1207.6</text:p>
          </table:table-cell>
        </table:table-row>
        <table:table-row table:style-name="ro1">
          <table:table-cell office:value-type="float" office:value="7374075" calcext:value-type="float">
            <text:p>7374075</text:p>
          </table:table-cell>
          <table:table-cell table:formula="of:=[.A463]/1000/(60*60*24)" office:value-type="time" office:time-value="PT02H02M54.075S" calcext:value-type="time">
            <text:p>02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23.05" calcext:value-type="float">
            <text:p>1023.05</text:p>
          </table:table-cell>
          <table:table-cell office:value-type="float" office:value="1210.19" calcext:value-type="float">
            <text:p>1210.19</text:p>
          </table:table-cell>
        </table:table-row>
        <table:table-row table:style-name="ro1">
          <table:table-cell office:value-type="float" office:value="7390076" calcext:value-type="float">
            <text:p>7390076</text:p>
          </table:table-cell>
          <table:table-cell table:formula="of:=[.A464]/1000/(60*60*24)" office:value-type="time" office:time-value="PT02H03M10.076S" calcext:value-type="time">
            <text:p>02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25.27" calcext:value-type="float">
            <text:p>1025.27</text:p>
          </table:table-cell>
          <table:table-cell office:value-type="float" office:value="1212.77" calcext:value-type="float">
            <text:p>1212.77</text:p>
          </table:table-cell>
        </table:table-row>
        <table:table-row table:style-name="ro1">
          <table:table-cell office:value-type="float" office:value="7406076" calcext:value-type="float">
            <text:p>7406076</text:p>
          </table:table-cell>
          <table:table-cell table:formula="of:=[.A465]/1000/(60*60*24)" office:value-type="time" office:time-value="PT02H03M26.076S" calcext:value-type="time">
            <text:p>02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27.49" calcext:value-type="float">
            <text:p>1027.49</text:p>
          </table:table-cell>
          <table:table-cell office:value-type="float" office:value="1215.36" calcext:value-type="float">
            <text:p>1215.36</text:p>
          </table:table-cell>
        </table:table-row>
        <table:table-row table:style-name="ro1">
          <table:table-cell office:value-type="float" office:value="7422075" calcext:value-type="float">
            <text:p>7422075</text:p>
          </table:table-cell>
          <table:table-cell table:formula="of:=[.A466]/1000/(60*60*24)" office:value-type="time" office:time-value="PT02H03M42.075S" calcext:value-type="time">
            <text:p>02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29.7" calcext:value-type="float">
            <text:p>1029.7</text:p>
          </table:table-cell>
          <table:table-cell office:value-type="float" office:value="1217.94" calcext:value-type="float">
            <text:p>1217.94</text:p>
          </table:table-cell>
        </table:table-row>
        <table:table-row table:style-name="ro1">
          <table:table-cell office:value-type="float" office:value="7438076" calcext:value-type="float">
            <text:p>7438076</text:p>
          </table:table-cell>
          <table:table-cell table:formula="of:=[.A467]/1000/(60*60*24)" office:value-type="time" office:time-value="PT02H03M58.076S" calcext:value-type="time">
            <text:p>02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031.92" calcext:value-type="float">
            <text:p>1031.92</text:p>
          </table:table-cell>
          <table:table-cell office:value-type="float" office:value="1220.52" calcext:value-type="float">
            <text:p>1220.52</text:p>
          </table:table-cell>
        </table:table-row>
        <table:table-row table:style-name="ro1">
          <table:table-cell office:value-type="float" office:value="7454076" calcext:value-type="float">
            <text:p>7454076</text:p>
          </table:table-cell>
          <table:table-cell table:formula="of:=[.A468]/1000/(60*60*24)" office:value-type="time" office:time-value="PT02H04M14.076S" calcext:value-type="time">
            <text:p>02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34.14" calcext:value-type="float">
            <text:p>1034.14</text:p>
          </table:table-cell>
          <table:table-cell office:value-type="float" office:value="1223.1" calcext:value-type="float">
            <text:p>1223.1</text:p>
          </table:table-cell>
        </table:table-row>
        <table:table-row table:style-name="ro1">
          <table:table-cell office:value-type="float" office:value="7470076" calcext:value-type="float">
            <text:p>7470076</text:p>
          </table:table-cell>
          <table:table-cell table:formula="of:=[.A469]/1000/(60*60*24)" office:value-type="time" office:time-value="PT02H04M30.076S" calcext:value-type="time">
            <text:p>02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036.36" calcext:value-type="float">
            <text:p>1036.36</text:p>
          </table:table-cell>
          <table:table-cell office:value-type="float" office:value="1225.69" calcext:value-type="float">
            <text:p>1225.69</text:p>
          </table:table-cell>
        </table:table-row>
        <table:table-row table:style-name="ro1">
          <table:table-cell office:value-type="float" office:value="7486075" calcext:value-type="float">
            <text:p>7486075</text:p>
          </table:table-cell>
          <table:table-cell table:formula="of:=[.A470]/1000/(60*60*24)" office:value-type="time" office:time-value="PT02H04M46.075S" calcext:value-type="time">
            <text:p>02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38.58" calcext:value-type="float">
            <text:p>1038.58</text:p>
          </table:table-cell>
          <table:table-cell office:value-type="float" office:value="1228.27" calcext:value-type="float">
            <text:p>1228.27</text:p>
          </table:table-cell>
        </table:table-row>
        <table:table-row table:style-name="ro1">
          <table:table-cell office:value-type="float" office:value="7502075" calcext:value-type="float">
            <text:p>7502075</text:p>
          </table:table-cell>
          <table:table-cell table:formula="of:=[.A471]/1000/(60*60*24)" office:value-type="time" office:time-value="PT02H05M02.075S" calcext:value-type="time">
            <text:p>02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040.8" calcext:value-type="float">
            <text:p>1040.8</text:p>
          </table:table-cell>
          <table:table-cell office:value-type="float" office:value="1230.86" calcext:value-type="float">
            <text:p>1230.86</text:p>
          </table:table-cell>
        </table:table-row>
        <table:table-row table:style-name="ro1">
          <table:table-cell office:value-type="float" office:value="7518075" calcext:value-type="float">
            <text:p>7518075</text:p>
          </table:table-cell>
          <table:table-cell table:formula="of:=[.A472]/1000/(60*60*24)" office:value-type="time" office:time-value="PT02H05M18.075S" calcext:value-type="time">
            <text:p>02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43.02" calcext:value-type="float">
            <text:p>1043.02</text:p>
          </table:table-cell>
          <table:table-cell office:value-type="float" office:value="1233.44" calcext:value-type="float">
            <text:p>1233.44</text:p>
          </table:table-cell>
        </table:table-row>
        <table:table-row table:style-name="ro1">
          <table:table-cell office:value-type="float" office:value="7534076" calcext:value-type="float">
            <text:p>7534076</text:p>
          </table:table-cell>
          <table:table-cell table:formula="of:=[.A473]/1000/(60*60*24)" office:value-type="time" office:time-value="PT02H05M34.076S" calcext:value-type="time">
            <text:p>02:05:34</text:p>
          </table:table-cell>
          <table:table-cell office:value-type="float" office:value="1.16" calcext:value-type="float">
            <text:p>1.16</text:p>
          </table:table-cell>
          <table:table-cell office:value-type="float" office:value="498.8" calcext:value-type="float">
            <text:p>498.8</text:p>
          </table:table-cell>
          <table:table-cell office:value-type="float" office:value="579.57" calcext:value-type="float">
            <text:p>579.57</text:p>
          </table:table-cell>
          <table:table-cell office:value-type="float" office:value="1045.24" calcext:value-type="float">
            <text:p>1045.24</text:p>
          </table:table-cell>
          <table:table-cell office:value-type="float" office:value="1236.03" calcext:value-type="float">
            <text:p>1236.03</text:p>
          </table:table-cell>
        </table:table-row>
        <table:table-row table:style-name="ro1">
          <table:table-cell office:value-type="float" office:value="7550075" calcext:value-type="float">
            <text:p>7550075</text:p>
          </table:table-cell>
          <table:table-cell table:formula="of:=[.A474]/1000/(60*60*24)" office:value-type="time" office:time-value="PT02H05M50.075S" calcext:value-type="time">
            <text:p>02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47.46" calcext:value-type="float">
            <text:p>1047.46</text:p>
          </table:table-cell>
          <table:table-cell office:value-type="float" office:value="1238.61" calcext:value-type="float">
            <text:p>1238.61</text:p>
          </table:table-cell>
        </table:table-row>
        <table:table-row table:style-name="ro1">
          <table:table-cell office:value-type="float" office:value="7566075" calcext:value-type="float">
            <text:p>7566075</text:p>
          </table:table-cell>
          <table:table-cell table:formula="of:=[.A475]/1000/(60*60*24)" office:value-type="time" office:time-value="PT02H06M06.075S" calcext:value-type="time">
            <text:p>02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49.68" calcext:value-type="float">
            <text:p>1049.68</text:p>
          </table:table-cell>
          <table:table-cell office:value-type="float" office:value="1241.19" calcext:value-type="float">
            <text:p>1241.19</text:p>
          </table:table-cell>
        </table:table-row>
        <table:table-row table:style-name="ro1">
          <table:table-cell office:value-type="float" office:value="7582075" calcext:value-type="float">
            <text:p>7582075</text:p>
          </table:table-cell>
          <table:table-cell table:formula="of:=[.A476]/1000/(60*60*24)" office:value-type="time" office:time-value="PT02H06M22.075S" calcext:value-type="time">
            <text:p>02:06:22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051.9" calcext:value-type="float">
            <text:p>1051.9</text:p>
          </table:table-cell>
          <table:table-cell office:value-type="float" office:value="1243.78" calcext:value-type="float">
            <text:p>1243.78</text:p>
          </table:table-cell>
        </table:table-row>
        <table:table-row table:style-name="ro1">
          <table:table-cell office:value-type="float" office:value="7598075" calcext:value-type="float">
            <text:p>7598075</text:p>
          </table:table-cell>
          <table:table-cell table:formula="of:=[.A477]/1000/(60*60*24)" office:value-type="time" office:time-value="PT02H06M38.075S" calcext:value-type="time">
            <text:p>02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054.12" calcext:value-type="float">
            <text:p>1054.12</text:p>
          </table:table-cell>
          <table:table-cell office:value-type="float" office:value="1246.37" calcext:value-type="float">
            <text:p>1246.37</text:p>
          </table:table-cell>
        </table:table-row>
        <table:table-row table:style-name="ro1">
          <table:table-cell office:value-type="float" office:value="7614075" calcext:value-type="float">
            <text:p>7614075</text:p>
          </table:table-cell>
          <table:table-cell table:formula="of:=[.A478]/1000/(60*60*24)" office:value-type="time" office:time-value="PT02H06M54.075S" calcext:value-type="time">
            <text:p>02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056.34" calcext:value-type="float">
            <text:p>1056.34</text:p>
          </table:table-cell>
          <table:table-cell office:value-type="float" office:value="1248.95" calcext:value-type="float">
            <text:p>1248.95</text:p>
          </table:table-cell>
        </table:table-row>
        <table:table-row table:style-name="ro1">
          <table:table-cell office:value-type="float" office:value="7630075" calcext:value-type="float">
            <text:p>7630075</text:p>
          </table:table-cell>
          <table:table-cell table:formula="of:=[.A479]/1000/(60*60*24)" office:value-type="time" office:time-value="PT02H07M10.075S" calcext:value-type="time">
            <text:p>02:07:10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058.57" calcext:value-type="float">
            <text:p>1058.57</text:p>
          </table:table-cell>
          <table:table-cell office:value-type="float" office:value="1251.54" calcext:value-type="float">
            <text:p>1251.54</text:p>
          </table:table-cell>
        </table:table-row>
        <table:table-row table:style-name="ro1">
          <table:table-cell office:value-type="float" office:value="7646075" calcext:value-type="float">
            <text:p>7646075</text:p>
          </table:table-cell>
          <table:table-cell table:formula="of:=[.A480]/1000/(60*60*24)" office:value-type="time" office:time-value="PT02H07M26.075S" calcext:value-type="time">
            <text:p>02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060.79" calcext:value-type="float">
            <text:p>1060.79</text:p>
          </table:table-cell>
          <table:table-cell office:value-type="float" office:value="1254.12" calcext:value-type="float">
            <text:p>1254.12</text:p>
          </table:table-cell>
        </table:table-row>
        <table:table-row table:style-name="ro1">
          <table:table-cell office:value-type="float" office:value="7662075" calcext:value-type="float">
            <text:p>7662075</text:p>
          </table:table-cell>
          <table:table-cell table:formula="of:=[.A481]/1000/(60*60*24)" office:value-type="time" office:time-value="PT02H07M42.075S" calcext:value-type="time">
            <text:p>02:0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1063.01" calcext:value-type="float">
            <text:p>1063.01</text:p>
          </table:table-cell>
          <table:table-cell office:value-type="float" office:value="1256.71" calcext:value-type="float">
            <text:p>1256.71</text:p>
          </table:table-cell>
        </table:table-row>
        <table:table-row table:style-name="ro1">
          <table:table-cell office:value-type="float" office:value="7678075" calcext:value-type="float">
            <text:p>7678075</text:p>
          </table:table-cell>
          <table:table-cell table:formula="of:=[.A482]/1000/(60*60*24)" office:value-type="time" office:time-value="PT02H07M58.075S" calcext:value-type="time">
            <text:p>02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65.23" calcext:value-type="float">
            <text:p>1065.23</text:p>
          </table:table-cell>
          <table:table-cell office:value-type="float" office:value="1259.29" calcext:value-type="float">
            <text:p>1259.29</text:p>
          </table:table-cell>
        </table:table-row>
        <table:table-row table:style-name="ro1">
          <table:table-cell office:value-type="float" office:value="7694075" calcext:value-type="float">
            <text:p>7694075</text:p>
          </table:table-cell>
          <table:table-cell table:formula="of:=[.A483]/1000/(60*60*24)" office:value-type="time" office:time-value="PT02H08M14.075S" calcext:value-type="time">
            <text:p>02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67.45" calcext:value-type="float">
            <text:p>1067.45</text:p>
          </table:table-cell>
          <table:table-cell office:value-type="float" office:value="1261.87" calcext:value-type="float">
            <text:p>1261.87</text:p>
          </table:table-cell>
        </table:table-row>
        <table:table-row table:style-name="ro1">
          <table:table-cell office:value-type="float" office:value="7710075" calcext:value-type="float">
            <text:p>7710075</text:p>
          </table:table-cell>
          <table:table-cell table:formula="of:=[.A484]/1000/(60*60*24)" office:value-type="time" office:time-value="PT02H08M30.075S" calcext:value-type="time">
            <text:p>02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69.67" calcext:value-type="float">
            <text:p>1069.67</text:p>
          </table:table-cell>
          <table:table-cell office:value-type="float" office:value="1264.45" calcext:value-type="float">
            <text:p>1264.45</text:p>
          </table:table-cell>
        </table:table-row>
        <table:table-row table:style-name="ro1">
          <table:table-cell office:value-type="float" office:value="7726075" calcext:value-type="float">
            <text:p>7726075</text:p>
          </table:table-cell>
          <table:table-cell table:formula="of:=[.A485]/1000/(60*60*24)" office:value-type="time" office:time-value="PT02H08M46.075S" calcext:value-type="time">
            <text:p>02:08:46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71.89" calcext:value-type="float">
            <text:p>1071.89</text:p>
          </table:table-cell>
          <table:table-cell office:value-type="float" office:value="1267.03" calcext:value-type="float">
            <text:p>1267.03</text:p>
          </table:table-cell>
        </table:table-row>
        <table:table-row table:style-name="ro1">
          <table:table-cell office:value-type="float" office:value="7742075" calcext:value-type="float">
            <text:p>7742075</text:p>
          </table:table-cell>
          <table:table-cell table:formula="of:=[.A486]/1000/(60*60*24)" office:value-type="time" office:time-value="PT02H09M02.075S" calcext:value-type="time">
            <text:p>02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74.11" calcext:value-type="float">
            <text:p>1074.11</text:p>
          </table:table-cell>
          <table:table-cell office:value-type="float" office:value="1269.62" calcext:value-type="float">
            <text:p>1269.62</text:p>
          </table:table-cell>
        </table:table-row>
        <table:table-row table:style-name="ro1">
          <table:table-cell office:value-type="float" office:value="7758075" calcext:value-type="float">
            <text:p>7758075</text:p>
          </table:table-cell>
          <table:table-cell table:formula="of:=[.A487]/1000/(60*60*24)" office:value-type="time" office:time-value="PT02H09M18.075S" calcext:value-type="time">
            <text:p>02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76.33" calcext:value-type="float">
            <text:p>1076.33</text:p>
          </table:table-cell>
          <table:table-cell office:value-type="float" office:value="1272.2" calcext:value-type="float">
            <text:p>1272.2</text:p>
          </table:table-cell>
        </table:table-row>
        <table:table-row table:style-name="ro1">
          <table:table-cell office:value-type="float" office:value="7774075" calcext:value-type="float">
            <text:p>7774075</text:p>
          </table:table-cell>
          <table:table-cell table:formula="of:=[.A488]/1000/(60*60*24)" office:value-type="time" office:time-value="PT02H09M34.075S" calcext:value-type="time">
            <text:p>02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78.54" calcext:value-type="float">
            <text:p>1078.54</text:p>
          </table:table-cell>
          <table:table-cell office:value-type="float" office:value="1274.78" calcext:value-type="float">
            <text:p>1274.78</text:p>
          </table:table-cell>
        </table:table-row>
        <table:table-row table:style-name="ro1">
          <table:table-cell office:value-type="float" office:value="7790075" calcext:value-type="float">
            <text:p>7790075</text:p>
          </table:table-cell>
          <table:table-cell table:formula="of:=[.A489]/1000/(60*60*24)" office:value-type="time" office:time-value="PT02H09M50.075S" calcext:value-type="time">
            <text:p>02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80.76" calcext:value-type="float">
            <text:p>1080.76</text:p>
          </table:table-cell>
          <table:table-cell office:value-type="float" office:value="1277.36" calcext:value-type="float">
            <text:p>1277.36</text:p>
          </table:table-cell>
        </table:table-row>
        <table:table-row table:style-name="ro1">
          <table:table-cell office:value-type="float" office:value="7806075" calcext:value-type="float">
            <text:p>7806075</text:p>
          </table:table-cell>
          <table:table-cell table:formula="of:=[.A490]/1000/(60*60*24)" office:value-type="time" office:time-value="PT02H10M06.075S" calcext:value-type="time">
            <text:p>02:10:06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82.98" calcext:value-type="float">
            <text:p>1082.98</text:p>
          </table:table-cell>
          <table:table-cell office:value-type="float" office:value="1279.95" calcext:value-type="float">
            <text:p>1279.95</text:p>
          </table:table-cell>
        </table:table-row>
        <table:table-row table:style-name="ro1">
          <table:table-cell office:value-type="float" office:value="7822075" calcext:value-type="float">
            <text:p>7822075</text:p>
          </table:table-cell>
          <table:table-cell table:formula="of:=[.A491]/1000/(60*60*24)" office:value-type="time" office:time-value="PT02H10M22.075S" calcext:value-type="time">
            <text:p>02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4" calcext:value-type="float">
            <text:p>580.74</text:p>
          </table:table-cell>
          <table:table-cell office:value-type="float" office:value="1085.2" calcext:value-type="float">
            <text:p>1085.2</text:p>
          </table:table-cell>
          <table:table-cell office:value-type="float" office:value="1282.53" calcext:value-type="float">
            <text:p>1282.53</text:p>
          </table:table-cell>
        </table:table-row>
        <table:table-row table:style-name="ro1">
          <table:table-cell office:value-type="float" office:value="7838076" calcext:value-type="float">
            <text:p>7838076</text:p>
          </table:table-cell>
          <table:table-cell table:formula="of:=[.A492]/1000/(60*60*24)" office:value-type="time" office:time-value="PT02H10M38.076S" calcext:value-type="time">
            <text:p>02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87.42" calcext:value-type="float">
            <text:p>1087.42</text:p>
          </table:table-cell>
          <table:table-cell office:value-type="float" office:value="1285.12" calcext:value-type="float">
            <text:p>1285.12</text:p>
          </table:table-cell>
        </table:table-row>
        <table:table-row table:style-name="ro1">
          <table:table-cell office:value-type="float" office:value="7854076" calcext:value-type="float">
            <text:p>7854076</text:p>
          </table:table-cell>
          <table:table-cell table:formula="of:=[.A493]/1000/(60*60*24)" office:value-type="time" office:time-value="PT02H10M54.076S" calcext:value-type="time">
            <text:p>02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089.64" calcext:value-type="float">
            <text:p>1089.64</text:p>
          </table:table-cell>
          <table:table-cell office:value-type="float" office:value="1287.7" calcext:value-type="float">
            <text:p>1287.7</text:p>
          </table:table-cell>
        </table:table-row>
        <table:table-row table:style-name="ro1">
          <table:table-cell office:value-type="float" office:value="7870075" calcext:value-type="float">
            <text:p>7870075</text:p>
          </table:table-cell>
          <table:table-cell table:formula="of:=[.A494]/1000/(60*60*24)" office:value-type="time" office:time-value="PT02H11M10.075S" calcext:value-type="time">
            <text:p>02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91.86" calcext:value-type="float">
            <text:p>1091.86</text:p>
          </table:table-cell>
          <table:table-cell office:value-type="float" office:value="1290.28" calcext:value-type="float">
            <text:p>1290.28</text:p>
          </table:table-cell>
        </table:table-row>
        <table:table-row table:style-name="ro1">
          <table:table-cell office:value-type="float" office:value="7886075" calcext:value-type="float">
            <text:p>7886075</text:p>
          </table:table-cell>
          <table:table-cell table:formula="of:=[.A495]/1000/(60*60*24)" office:value-type="time" office:time-value="PT02H11M26.075S" calcext:value-type="time">
            <text:p>02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94.08" calcext:value-type="float">
            <text:p>1094.08</text:p>
          </table:table-cell>
          <table:table-cell office:value-type="float" office:value="1292.86" calcext:value-type="float">
            <text:p>1292.86</text:p>
          </table:table-cell>
        </table:table-row>
        <table:table-row table:style-name="ro1">
          <table:table-cell office:value-type="float" office:value="7902075" calcext:value-type="float">
            <text:p>7902075</text:p>
          </table:table-cell>
          <table:table-cell table:formula="of:=[.A496]/1000/(60*60*24)" office:value-type="time" office:time-value="PT02H11M42.075S" calcext:value-type="time">
            <text:p>02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96.3" calcext:value-type="float">
            <text:p>1096.3</text:p>
          </table:table-cell>
          <table:table-cell office:value-type="float" office:value="1295.44" calcext:value-type="float">
            <text:p>1295.44</text:p>
          </table:table-cell>
        </table:table-row>
        <table:table-row table:style-name="ro1">
          <table:table-cell office:value-type="float" office:value="7918075" calcext:value-type="float">
            <text:p>7918075</text:p>
          </table:table-cell>
          <table:table-cell table:formula="of:=[.A497]/1000/(60*60*24)" office:value-type="time" office:time-value="PT02H11M58.075S" calcext:value-type="time">
            <text:p>02:11:58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98.52" calcext:value-type="float">
            <text:p>1098.52</text:p>
          </table:table-cell>
          <table:table-cell office:value-type="float" office:value="1298.03" calcext:value-type="float">
            <text:p>1298.03</text:p>
          </table:table-cell>
        </table:table-row>
        <table:table-row table:style-name="ro1">
          <table:table-cell office:value-type="float" office:value="7934076" calcext:value-type="float">
            <text:p>7934076</text:p>
          </table:table-cell>
          <table:table-cell table:formula="of:=[.A498]/1000/(60*60*24)" office:value-type="time" office:time-value="PT02H12M14.076S" calcext:value-type="time">
            <text:p>02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00.74" calcext:value-type="float">
            <text:p>1100.74</text:p>
          </table:table-cell>
          <table:table-cell office:value-type="float" office:value="1300.61" calcext:value-type="float">
            <text:p>1300.61</text:p>
          </table:table-cell>
        </table:table-row>
        <table:table-row table:style-name="ro1">
          <table:table-cell office:value-type="float" office:value="7950076" calcext:value-type="float">
            <text:p>7950076</text:p>
          </table:table-cell>
          <table:table-cell table:formula="of:=[.A499]/1000/(60*60*24)" office:value-type="time" office:time-value="PT02H12M30.076S" calcext:value-type="time">
            <text:p>02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02.96" calcext:value-type="float">
            <text:p>1102.96</text:p>
          </table:table-cell>
          <table:table-cell office:value-type="float" office:value="1303.19" calcext:value-type="float">
            <text:p>1303.19</text:p>
          </table:table-cell>
        </table:table-row>
        <table:table-row table:style-name="ro1">
          <table:table-cell office:value-type="float" office:value="7966075" calcext:value-type="float">
            <text:p>7966075</text:p>
          </table:table-cell>
          <table:table-cell table:formula="of:=[.A500]/1000/(60*60*24)" office:value-type="time" office:time-value="PT02H12M46.075S" calcext:value-type="time">
            <text:p>02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05.18" calcext:value-type="float">
            <text:p>1105.18</text:p>
          </table:table-cell>
          <table:table-cell office:value-type="float" office:value="1305.77" calcext:value-type="float">
            <text:p>1305.77</text:p>
          </table:table-cell>
        </table:table-row>
        <table:table-row table:style-name="ro1">
          <table:table-cell office:value-type="float" office:value="7982075" calcext:value-type="float">
            <text:p>7982075</text:p>
          </table:table-cell>
          <table:table-cell table:formula="of:=[.A501]/1000/(60*60*24)" office:value-type="time" office:time-value="PT02H13M02.075S" calcext:value-type="time">
            <text:p>02:13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07.4" calcext:value-type="float">
            <text:p>1107.4</text:p>
          </table:table-cell>
          <table:table-cell office:value-type="float" office:value="1308.35" calcext:value-type="float">
            <text:p>1308.35</text:p>
          </table:table-cell>
        </table:table-row>
        <table:table-row table:style-name="ro1">
          <table:table-cell office:value-type="float" office:value="7998075" calcext:value-type="float">
            <text:p>7998075</text:p>
          </table:table-cell>
          <table:table-cell table:formula="of:=[.A502]/1000/(60*60*24)" office:value-type="time" office:time-value="PT02H13M18.075S" calcext:value-type="time">
            <text:p>02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09.62" calcext:value-type="float">
            <text:p>1109.62</text:p>
          </table:table-cell>
          <table:table-cell office:value-type="float" office:value="1310.93" calcext:value-type="float">
            <text:p>1310.93</text:p>
          </table:table-cell>
        </table:table-row>
        <table:table-row table:style-name="ro1">
          <table:table-cell office:value-type="float" office:value="8014075" calcext:value-type="float">
            <text:p>8014075</text:p>
          </table:table-cell>
          <table:table-cell table:formula="of:=[.A503]/1000/(60*60*24)" office:value-type="time" office:time-value="PT02H13M34.075S" calcext:value-type="time">
            <text:p>02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11.84" calcext:value-type="float">
            <text:p>1111.84</text:p>
          </table:table-cell>
          <table:table-cell office:value-type="float" office:value="1313.51" calcext:value-type="float">
            <text:p>1313.51</text:p>
          </table:table-cell>
        </table:table-row>
        <table:table-row table:style-name="ro1">
          <table:table-cell office:value-type="float" office:value="8030075" calcext:value-type="float">
            <text:p>8030075</text:p>
          </table:table-cell>
          <table:table-cell table:formula="of:=[.A504]/1000/(60*60*24)" office:value-type="time" office:time-value="PT02H13M50.075S" calcext:value-type="time">
            <text:p>02:13:50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114.06" calcext:value-type="float">
            <text:p>1114.06</text:p>
          </table:table-cell>
          <table:table-cell office:value-type="float" office:value="1316.09" calcext:value-type="float">
            <text:p>1316.09</text:p>
          </table:table-cell>
        </table:table-row>
        <table:table-row table:style-name="ro1">
          <table:table-cell office:value-type="float" office:value="8046075" calcext:value-type="float">
            <text:p>8046075</text:p>
          </table:table-cell>
          <table:table-cell table:formula="of:=[.A505]/1000/(60*60*24)" office:value-type="time" office:time-value="PT02H14M06.075S" calcext:value-type="time">
            <text:p>02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16.28" calcext:value-type="float">
            <text:p>1116.28</text:p>
          </table:table-cell>
          <table:table-cell office:value-type="float" office:value="1318.67" calcext:value-type="float">
            <text:p>1318.67</text:p>
          </table:table-cell>
        </table:table-row>
        <table:table-row table:style-name="ro1">
          <table:table-cell office:value-type="float" office:value="8062075" calcext:value-type="float">
            <text:p>8062075</text:p>
          </table:table-cell>
          <table:table-cell table:formula="of:=[.A506]/1000/(60*60*24)" office:value-type="time" office:time-value="PT02H14M22.075S" calcext:value-type="time">
            <text:p>02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18.5" calcext:value-type="float">
            <text:p>1118.5</text:p>
          </table:table-cell>
          <table:table-cell office:value-type="float" office:value="1321.26" calcext:value-type="float">
            <text:p>1321.26</text:p>
          </table:table-cell>
        </table:table-row>
        <table:table-row table:style-name="ro1">
          <table:table-cell office:value-type="float" office:value="8078076" calcext:value-type="float">
            <text:p>8078076</text:p>
          </table:table-cell>
          <table:table-cell table:formula="of:=[.A507]/1000/(60*60*24)" office:value-type="time" office:time-value="PT02H14M38.076S" calcext:value-type="time">
            <text:p>02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120.72" calcext:value-type="float">
            <text:p>1120.72</text:p>
          </table:table-cell>
          <table:table-cell office:value-type="float" office:value="1323.83" calcext:value-type="float">
            <text:p>1323.83</text:p>
          </table:table-cell>
        </table:table-row>
        <table:table-row table:style-name="ro1">
          <table:table-cell office:value-type="float" office:value="8094075" calcext:value-type="float">
            <text:p>8094075</text:p>
          </table:table-cell>
          <table:table-cell table:formula="of:=[.A508]/1000/(60*60*24)" office:value-type="time" office:time-value="PT02H14M54.075S" calcext:value-type="time">
            <text:p>02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22.94" calcext:value-type="float">
            <text:p>1122.94</text:p>
          </table:table-cell>
          <table:table-cell office:value-type="float" office:value="1326.42" calcext:value-type="float">
            <text:p>1326.42</text:p>
          </table:table-cell>
        </table:table-row>
        <table:table-row table:style-name="ro1">
          <table:table-cell office:value-type="float" office:value="8110075" calcext:value-type="float">
            <text:p>8110075</text:p>
          </table:table-cell>
          <table:table-cell table:formula="of:=[.A509]/1000/(60*60*24)" office:value-type="time" office:time-value="PT02H15M10.075S" calcext:value-type="time">
            <text:p>02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25.16" calcext:value-type="float">
            <text:p>1125.1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8126075" calcext:value-type="float">
            <text:p>8126075</text:p>
          </table:table-cell>
          <table:table-cell table:formula="of:=[.A510]/1000/(60*60*24)" office:value-type="time" office:time-value="PT02H15M26.075S" calcext:value-type="time">
            <text:p>02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27.38" calcext:value-type="float">
            <text:p>1127.38</text:p>
          </table:table-cell>
          <table:table-cell office:value-type="float" office:value="1331.58" calcext:value-type="float">
            <text:p>1331.58</text:p>
          </table:table-cell>
        </table:table-row>
        <table:table-row table:style-name="ro1">
          <table:table-cell office:value-type="float" office:value="8142075" calcext:value-type="float">
            <text:p>8142075</text:p>
          </table:table-cell>
          <table:table-cell table:formula="of:=[.A511]/1000/(60*60*24)" office:value-type="time" office:time-value="PT02H15M42.075S" calcext:value-type="time">
            <text:p>02:15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29.6" calcext:value-type="float">
            <text:p>1129.6</text:p>
          </table:table-cell>
          <table:table-cell office:value-type="float" office:value="1334.16" calcext:value-type="float">
            <text:p>1334.16</text:p>
          </table:table-cell>
        </table:table-row>
        <table:table-row table:style-name="ro1">
          <table:table-cell office:value-type="float" office:value="8158075" calcext:value-type="float">
            <text:p>8158075</text:p>
          </table:table-cell>
          <table:table-cell table:formula="of:=[.A512]/1000/(60*60*24)" office:value-type="time" office:time-value="PT02H15M58.075S" calcext:value-type="time">
            <text:p>02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31.82" calcext:value-type="float">
            <text:p>1131.82</text:p>
          </table:table-cell>
          <table:table-cell office:value-type="float" office:value="1336.74" calcext:value-type="float">
            <text:p>1336.74</text:p>
          </table:table-cell>
        </table:table-row>
        <table:table-row table:style-name="ro1">
          <table:table-cell office:value-type="float" office:value="8174075" calcext:value-type="float">
            <text:p>8174075</text:p>
          </table:table-cell>
          <table:table-cell table:formula="of:=[.A513]/1000/(60*60*24)" office:value-type="time" office:time-value="PT02H16M14.075S" calcext:value-type="time">
            <text:p>02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34.04" calcext:value-type="float">
            <text:p>1134.04</text:p>
          </table:table-cell>
          <table:table-cell office:value-type="float" office:value="1339.31" calcext:value-type="float">
            <text:p>1339.31</text:p>
          </table:table-cell>
        </table:table-row>
        <table:table-row table:style-name="ro1">
          <table:table-cell office:value-type="float" office:value="8190075" calcext:value-type="float">
            <text:p>8190075</text:p>
          </table:table-cell>
          <table:table-cell table:formula="of:=[.A514]/1000/(60*60*24)" office:value-type="time" office:time-value="PT02H16M30.075S" calcext:value-type="time">
            <text:p>02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1341.89" calcext:value-type="float">
            <text:p>1341.89</text:p>
          </table:table-cell>
        </table:table-row>
        <table:table-row table:style-name="ro1">
          <table:table-cell office:value-type="float" office:value="8206076" calcext:value-type="float">
            <text:p>8206076</text:p>
          </table:table-cell>
          <table:table-cell table:formula="of:=[.A515]/1000/(60*60*24)" office:value-type="time" office:time-value="PT02H16M46.076S" calcext:value-type="time">
            <text:p>02:1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38.47" calcext:value-type="float">
            <text:p>1138.47</text:p>
          </table:table-cell>
          <table:table-cell office:value-type="float" office:value="1344.47" calcext:value-type="float">
            <text:p>1344.47</text:p>
          </table:table-cell>
        </table:table-row>
        <table:table-row table:style-name="ro1">
          <table:table-cell office:value-type="float" office:value="8222076" calcext:value-type="float">
            <text:p>8222076</text:p>
          </table:table-cell>
          <table:table-cell table:formula="of:=[.A516]/1000/(60*60*24)" office:value-type="time" office:time-value="PT02H17M02.076S" calcext:value-type="time">
            <text:p>02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40.69" calcext:value-type="float">
            <text:p>1140.69</text:p>
          </table:table-cell>
          <table:table-cell office:value-type="float" office:value="1347.05" calcext:value-type="float">
            <text:p>1347.05</text:p>
          </table:table-cell>
        </table:table-row>
        <table:table-row table:style-name="ro1">
          <table:table-cell office:value-type="float" office:value="8238076" calcext:value-type="float">
            <text:p>8238076</text:p>
          </table:table-cell>
          <table:table-cell table:formula="of:=[.A517]/1000/(60*60*24)" office:value-type="time" office:time-value="PT02H17M18.076S" calcext:value-type="time">
            <text:p>02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42.91" calcext:value-type="float">
            <text:p>1142.91</text:p>
          </table:table-cell>
          <table:table-cell office:value-type="float" office:value="1349.63" calcext:value-type="float">
            <text:p>1349.63</text:p>
          </table:table-cell>
        </table:table-row>
        <table:table-row table:style-name="ro1">
          <table:table-cell office:value-type="float" office:value="8254076" calcext:value-type="float">
            <text:p>8254076</text:p>
          </table:table-cell>
          <table:table-cell table:formula="of:=[.A518]/1000/(60*60*24)" office:value-type="time" office:time-value="PT02H17M34.076S" calcext:value-type="time">
            <text:p>02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45.13" calcext:value-type="float">
            <text:p>1145.13</text:p>
          </table:table-cell>
          <table:table-cell office:value-type="float" office:value="1352.21" calcext:value-type="float">
            <text:p>1352.21</text:p>
          </table:table-cell>
        </table:table-row>
        <table:table-row table:style-name="ro1">
          <table:table-cell office:value-type="float" office:value="8270075" calcext:value-type="float">
            <text:p>8270075</text:p>
          </table:table-cell>
          <table:table-cell table:formula="of:=[.A519]/1000/(60*60*24)" office:value-type="time" office:time-value="PT02H17M50.075S" calcext:value-type="time">
            <text:p>02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47.35" calcext:value-type="float">
            <text:p>1147.35</text:p>
          </table:table-cell>
          <table:table-cell office:value-type="float" office:value="1354.79" calcext:value-type="float">
            <text:p>1354.79</text:p>
          </table:table-cell>
        </table:table-row>
        <table:table-row table:style-name="ro1">
          <table:table-cell office:value-type="float" office:value="8286076" calcext:value-type="float">
            <text:p>8286076</text:p>
          </table:table-cell>
          <table:table-cell table:formula="of:=[.A520]/1000/(60*60*24)" office:value-type="time" office:time-value="PT02H18M06.076S" calcext:value-type="time">
            <text:p>02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49.57" calcext:value-type="float">
            <text:p>1149.57</text:p>
          </table:table-cell>
          <table:table-cell office:value-type="float" office:value="1357.37" calcext:value-type="float">
            <text:p>1357.37</text:p>
          </table:table-cell>
        </table:table-row>
        <table:table-row table:style-name="ro1">
          <table:table-cell office:value-type="float" office:value="8302075" calcext:value-type="float">
            <text:p>8302075</text:p>
          </table:table-cell>
          <table:table-cell table:formula="of:=[.A521]/1000/(60*60*24)" office:value-type="time" office:time-value="PT02H18M22.075S" calcext:value-type="time">
            <text:p>02:18:22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151.79" calcext:value-type="float">
            <text:p>1151.79</text:p>
          </table:table-cell>
          <table:table-cell office:value-type="float" office:value="1359.95" calcext:value-type="float">
            <text:p>1359.95</text:p>
          </table:table-cell>
        </table:table-row>
        <table:table-row table:style-name="ro1">
          <table:table-cell office:value-type="float" office:value="8318075" calcext:value-type="float">
            <text:p>8318075</text:p>
          </table:table-cell>
          <table:table-cell table:formula="of:=[.A522]/1000/(60*60*24)" office:value-type="time" office:time-value="PT02H18M38.075S" calcext:value-type="time">
            <text:p>02:18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54.01" calcext:value-type="float">
            <text:p>1154.01</text:p>
          </table:table-cell>
          <table:table-cell office:value-type="float" office:value="1362.53" calcext:value-type="float">
            <text:p>1362.53</text:p>
          </table:table-cell>
        </table:table-row>
        <table:table-row table:style-name="ro1">
          <table:table-cell office:value-type="float" office:value="8334075" calcext:value-type="float">
            <text:p>8334075</text:p>
          </table:table-cell>
          <table:table-cell table:formula="of:=[.A523]/1000/(60*60*24)" office:value-type="time" office:time-value="PT02H18M54.075S" calcext:value-type="time">
            <text:p>02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156.23" calcext:value-type="float">
            <text:p>1156.23</text:p>
          </table:table-cell>
          <table:table-cell office:value-type="float" office:value="1365.11" calcext:value-type="float">
            <text:p>1365.11</text:p>
          </table:table-cell>
        </table:table-row>
        <table:table-row table:style-name="ro1">
          <table:table-cell office:value-type="float" office:value="8350075" calcext:value-type="float">
            <text:p>8350075</text:p>
          </table:table-cell>
          <table:table-cell table:formula="of:=[.A524]/1000/(60*60*24)" office:value-type="time" office:time-value="PT02H19M10.075S" calcext:value-type="time">
            <text:p>02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58.45" calcext:value-type="float">
            <text:p>1158.45</text:p>
          </table:table-cell>
          <table:table-cell office:value-type="float" office:value="1367.69" calcext:value-type="float">
            <text:p>1367.69</text:p>
          </table:table-cell>
        </table:table-row>
        <table:table-row table:style-name="ro1">
          <table:table-cell office:value-type="float" office:value="8366076" calcext:value-type="float">
            <text:p>8366076</text:p>
          </table:table-cell>
          <table:table-cell table:formula="of:=[.A525]/1000/(60*60*24)" office:value-type="time" office:time-value="PT02H19M26.076S" calcext:value-type="time">
            <text:p>02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60.67" calcext:value-type="float">
            <text:p>1160.67</text:p>
          </table:table-cell>
          <table:table-cell office:value-type="float" office:value="1370.27" calcext:value-type="float">
            <text:p>1370.27</text:p>
          </table:table-cell>
        </table:table-row>
        <table:table-row table:style-name="ro1">
          <table:table-cell office:value-type="float" office:value="8382075" calcext:value-type="float">
            <text:p>8382075</text:p>
          </table:table-cell>
          <table:table-cell table:formula="of:=[.A526]/1000/(60*60*24)" office:value-type="time" office:time-value="PT02H19M42.075S" calcext:value-type="time">
            <text:p>02:19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62.88" calcext:value-type="float">
            <text:p>1162.88</text:p>
          </table:table-cell>
          <table:table-cell office:value-type="float" office:value="1372.85" calcext:value-type="float">
            <text:p>1372.85</text:p>
          </table:table-cell>
        </table:table-row>
        <table:table-row table:style-name="ro1">
          <table:table-cell office:value-type="float" office:value="8398075" calcext:value-type="float">
            <text:p>8398075</text:p>
          </table:table-cell>
          <table:table-cell table:formula="of:=[.A527]/1000/(60*60*24)" office:value-type="time" office:time-value="PT02H19M58.075S" calcext:value-type="time">
            <text:p>02:19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65.1" calcext:value-type="float">
            <text:p>1165.1</text:p>
          </table:table-cell>
          <table:table-cell office:value-type="float" office:value="1375.43" calcext:value-type="float">
            <text:p>1375.43</text:p>
          </table:table-cell>
        </table:table-row>
        <table:table-row table:style-name="ro1">
          <table:table-cell office:value-type="float" office:value="8414076" calcext:value-type="float">
            <text:p>8414076</text:p>
          </table:table-cell>
          <table:table-cell table:formula="of:=[.A528]/1000/(60*60*24)" office:value-type="time" office:time-value="PT02H20M14.076S" calcext:value-type="time">
            <text:p>02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79" calcext:value-type="float">
            <text:p>579.79</text:p>
          </table:table-cell>
          <table:table-cell office:value-type="float" office:value="1167.32" calcext:value-type="float">
            <text:p>1167.3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8430075" calcext:value-type="float">
            <text:p>8430075</text:p>
          </table:table-cell>
          <table:table-cell table:formula="of:=[.A529]/1000/(60*60*24)" office:value-type="time" office:time-value="PT02H20M30.075S" calcext:value-type="time">
            <text:p>02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69.54" calcext:value-type="float">
            <text:p>1169.54</text:p>
          </table:table-cell>
          <table:table-cell office:value-type="float" office:value="1380.58" calcext:value-type="float">
            <text:p>1380.58</text:p>
          </table:table-cell>
        </table:table-row>
        <table:table-row table:style-name="ro1">
          <table:table-cell office:value-type="float" office:value="8446075" calcext:value-type="float">
            <text:p>8446075</text:p>
          </table:table-cell>
          <table:table-cell table:formula="of:=[.A530]/1000/(60*60*24)" office:value-type="time" office:time-value="PT02H20M46.075S" calcext:value-type="time">
            <text:p>02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71.76" calcext:value-type="float">
            <text:p>1171.76</text:p>
          </table:table-cell>
          <table:table-cell office:value-type="float" office:value="1383.16" calcext:value-type="float">
            <text:p>1383.16</text:p>
          </table:table-cell>
        </table:table-row>
        <table:table-row table:style-name="ro1">
          <table:table-cell office:value-type="float" office:value="8462076" calcext:value-type="float">
            <text:p>8462076</text:p>
          </table:table-cell>
          <table:table-cell table:formula="of:=[.A531]/1000/(60*60*24)" office:value-type="time" office:time-value="PT02H21M02.076S" calcext:value-type="time">
            <text:p>02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173.98" calcext:value-type="float">
            <text:p>1173.98</text:p>
          </table:table-cell>
          <table:table-cell office:value-type="float" office:value="1385.74" calcext:value-type="float">
            <text:p>1385.74</text:p>
          </table:table-cell>
        </table:table-row>
        <table:table-row table:style-name="ro1">
          <table:table-cell office:value-type="float" office:value="8478075" calcext:value-type="float">
            <text:p>8478075</text:p>
          </table:table-cell>
          <table:table-cell table:formula="of:=[.A532]/1000/(60*60*24)" office:value-type="time" office:time-value="PT02H21M18.075S" calcext:value-type="time">
            <text:p>02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76.2" calcext:value-type="float">
            <text:p>1176.2</text:p>
          </table:table-cell>
          <table:table-cell office:value-type="float" office:value="1388.32" calcext:value-type="float">
            <text:p>1388.32</text:p>
          </table:table-cell>
        </table:table-row>
        <table:table-row table:style-name="ro1">
          <table:table-cell office:value-type="float" office:value="8494075" calcext:value-type="float">
            <text:p>8494075</text:p>
          </table:table-cell>
          <table:table-cell table:formula="of:=[.A533]/1000/(60*60*24)" office:value-type="time" office:time-value="PT02H21M34.075S" calcext:value-type="time">
            <text:p>02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78.42" calcext:value-type="float">
            <text:p>1178.42</text:p>
          </table:table-cell>
          <table:table-cell office:value-type="float" office:value="1390.9" calcext:value-type="float">
            <text:p>1390.9</text:p>
          </table:table-cell>
        </table:table-row>
        <table:table-row table:style-name="ro1">
          <table:table-cell office:value-type="float" office:value="8510075" calcext:value-type="float">
            <text:p>8510075</text:p>
          </table:table-cell>
          <table:table-cell table:formula="of:=[.A534]/1000/(60*60*24)" office:value-type="time" office:time-value="PT02H21M50.075S" calcext:value-type="time">
            <text:p>02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80.64" calcext:value-type="float">
            <text:p>1180.64</text:p>
          </table:table-cell>
          <table:table-cell office:value-type="float" office:value="1393.48" calcext:value-type="float">
            <text:p>1393.48</text:p>
          </table:table-cell>
        </table:table-row>
        <table:table-row table:style-name="ro1">
          <table:table-cell office:value-type="float" office:value="8526075" calcext:value-type="float">
            <text:p>8526075</text:p>
          </table:table-cell>
          <table:table-cell table:formula="of:=[.A535]/1000/(60*60*24)" office:value-type="time" office:time-value="PT02H22M06.075S" calcext:value-type="time">
            <text:p>02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82.86" calcext:value-type="float">
            <text:p>1182.86</text:p>
          </table:table-cell>
          <table:table-cell office:value-type="float" office:value="1396.06" calcext:value-type="float">
            <text:p>1396.06</text:p>
          </table:table-cell>
        </table:table-row>
        <table:table-row table:style-name="ro1">
          <table:table-cell office:value-type="float" office:value="8542075" calcext:value-type="float">
            <text:p>8542075</text:p>
          </table:table-cell>
          <table:table-cell table:formula="of:=[.A536]/1000/(60*60*24)" office:value-type="time" office:time-value="PT02H22M22.075S" calcext:value-type="time">
            <text:p>02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85.08" calcext:value-type="float">
            <text:p>1185.08</text:p>
          </table:table-cell>
          <table:table-cell office:value-type="float" office:value="1398.63" calcext:value-type="float">
            <text:p>1398.63</text:p>
          </table:table-cell>
        </table:table-row>
        <table:table-row table:style-name="ro1">
          <table:table-cell office:value-type="float" office:value="8558075" calcext:value-type="float">
            <text:p>8558075</text:p>
          </table:table-cell>
          <table:table-cell table:formula="of:=[.A537]/1000/(60*60*24)" office:value-type="time" office:time-value="PT02H22M38.075S" calcext:value-type="time">
            <text:p>02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187.3" calcext:value-type="float">
            <text:p>1187.3</text:p>
          </table:table-cell>
          <table:table-cell office:value-type="float" office:value="1401.22" calcext:value-type="float">
            <text:p>1401.22</text:p>
          </table:table-cell>
        </table:table-row>
        <table:table-row table:style-name="ro1">
          <table:table-cell office:value-type="float" office:value="8574075" calcext:value-type="float">
            <text:p>8574075</text:p>
          </table:table-cell>
          <table:table-cell table:formula="of:=[.A538]/1000/(60*60*24)" office:value-type="time" office:time-value="PT02H22M54.075S" calcext:value-type="time">
            <text:p>02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189.53" calcext:value-type="float">
            <text:p>1189.53</text:p>
          </table:table-cell>
          <table:table-cell office:value-type="float" office:value="1403.8" calcext:value-type="float">
            <text:p>1403.8</text:p>
          </table:table-cell>
        </table:table-row>
        <table:table-row table:style-name="ro1">
          <table:table-cell office:value-type="float" office:value="8590075" calcext:value-type="float">
            <text:p>8590075</text:p>
          </table:table-cell>
          <table:table-cell table:formula="of:=[.A539]/1000/(60*60*24)" office:value-type="time" office:time-value="PT02H23M10.075S" calcext:value-type="time">
            <text:p>02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191.75" calcext:value-type="float">
            <text:p>1191.75</text:p>
          </table:table-cell>
          <table:table-cell office:value-type="float" office:value="1406.39" calcext:value-type="float">
            <text:p>1406.39</text:p>
          </table:table-cell>
        </table:table-row>
        <table:table-row table:style-name="ro1">
          <table:table-cell office:value-type="float" office:value="8606075" calcext:value-type="float">
            <text:p>8606075</text:p>
          </table:table-cell>
          <table:table-cell table:formula="of:=[.A540]/1000/(60*60*24)" office:value-type="time" office:time-value="PT02H23M26.075S" calcext:value-type="time">
            <text:p>02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193.98" calcext:value-type="float">
            <text:p>1193.98</text:p>
          </table:table-cell>
          <table:table-cell office:value-type="float" office:value="1408.97" calcext:value-type="float">
            <text:p>1408.97</text:p>
          </table:table-cell>
        </table:table-row>
        <table:table-row table:style-name="ro1">
          <table:table-cell office:value-type="float" office:value="8622075" calcext:value-type="float">
            <text:p>8622075</text:p>
          </table:table-cell>
          <table:table-cell table:formula="of:=[.A541]/1000/(60*60*24)" office:value-type="time" office:time-value="PT02H23M42.075S" calcext:value-type="time">
            <text:p>02:23:42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9" calcext:value-type="float">
            <text:p>583.89</text:p>
          </table:table-cell>
          <table:table-cell office:value-type="float" office:value="1196.2" calcext:value-type="float">
            <text:p>1196.2</text:p>
          </table:table-cell>
          <table:table-cell office:value-type="float" office:value="1411.56" calcext:value-type="float">
            <text:p>1411.56</text:p>
          </table:table-cell>
        </table:table-row>
        <table:table-row table:style-name="ro1">
          <table:table-cell office:value-type="float" office:value="8638075" calcext:value-type="float">
            <text:p>8638075</text:p>
          </table:table-cell>
          <table:table-cell table:formula="of:=[.A542]/1000/(60*60*24)" office:value-type="time" office:time-value="PT02H23M58.075S" calcext:value-type="time">
            <text:p>02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198.43" calcext:value-type="float">
            <text:p>1198.43</text:p>
          </table:table-cell>
          <table:table-cell office:value-type="float" office:value="1414.15" calcext:value-type="float">
            <text:p>1414.15</text:p>
          </table:table-cell>
        </table:table-row>
        <table:table-row table:style-name="ro1">
          <table:table-cell office:value-type="float" office:value="8654076" calcext:value-type="float">
            <text:p>8654076</text:p>
          </table:table-cell>
          <table:table-cell table:formula="of:=[.A543]/1000/(60*60*24)" office:value-type="time" office:time-value="PT02H24M14.076S" calcext:value-type="time">
            <text:p>02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00.65" calcext:value-type="float">
            <text:p>1200.65</text:p>
          </table:table-cell>
          <table:table-cell office:value-type="float" office:value="1416.73" calcext:value-type="float">
            <text:p>1416.73</text:p>
          </table:table-cell>
        </table:table-row>
        <table:table-row table:style-name="ro1">
          <table:table-cell office:value-type="float" office:value="8670075" calcext:value-type="float">
            <text:p>8670075</text:p>
          </table:table-cell>
          <table:table-cell table:formula="of:=[.A544]/1000/(60*60*24)" office:value-type="time" office:time-value="PT02H24M30.075S" calcext:value-type="time">
            <text:p>02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02.87" calcext:value-type="float">
            <text:p>1202.87</text:p>
          </table:table-cell>
          <table:table-cell office:value-type="float" office:value="1419.31" calcext:value-type="float">
            <text:p>1419.31</text:p>
          </table:table-cell>
        </table:table-row>
        <table:table-row table:style-name="ro1">
          <table:table-cell office:value-type="float" office:value="8686076" calcext:value-type="float">
            <text:p>8686076</text:p>
          </table:table-cell>
          <table:table-cell table:formula="of:=[.A545]/1000/(60*60*24)" office:value-type="time" office:time-value="PT02H24M46.076S" calcext:value-type="time">
            <text:p>02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05.09" calcext:value-type="float">
            <text:p>1205.09</text:p>
          </table:table-cell>
          <table:table-cell office:value-type="float" office:value="1421.89" calcext:value-type="float">
            <text:p>1421.89</text:p>
          </table:table-cell>
        </table:table-row>
        <table:table-row table:style-name="ro1">
          <table:table-cell office:value-type="float" office:value="8702075" calcext:value-type="float">
            <text:p>8702075</text:p>
          </table:table-cell>
          <table:table-cell table:formula="of:=[.A546]/1000/(60*60*24)" office:value-type="time" office:time-value="PT02H25M02.075S" calcext:value-type="time">
            <text:p>02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07.31" calcext:value-type="float">
            <text:p>1207.31</text:p>
          </table:table-cell>
          <table:table-cell office:value-type="float" office:value="1424.47" calcext:value-type="float">
            <text:p>1424.47</text:p>
          </table:table-cell>
        </table:table-row>
        <table:table-row table:style-name="ro1">
          <table:table-cell office:value-type="float" office:value="8718075" calcext:value-type="float">
            <text:p>8718075</text:p>
          </table:table-cell>
          <table:table-cell table:formula="of:=[.A547]/1000/(60*60*24)" office:value-type="time" office:time-value="PT02H25M18.075S" calcext:value-type="time">
            <text:p>02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209.53" calcext:value-type="float">
            <text:p>1209.53</text:p>
          </table:table-cell>
          <table:table-cell office:value-type="float" office:value="1427.04" calcext:value-type="float">
            <text:p>1427.04</text:p>
          </table:table-cell>
        </table:table-row>
        <table:table-row table:style-name="ro1">
          <table:table-cell office:value-type="float" office:value="8734075" calcext:value-type="float">
            <text:p>8734075</text:p>
          </table:table-cell>
          <table:table-cell table:formula="of:=[.A548]/1000/(60*60*24)" office:value-type="time" office:time-value="PT02H25M34.075S" calcext:value-type="time">
            <text:p>02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211.75" calcext:value-type="float">
            <text:p>1211.75</text:p>
          </table:table-cell>
          <table:table-cell office:value-type="float" office:value="1429.62" calcext:value-type="float">
            <text:p>1429.62</text:p>
          </table:table-cell>
        </table:table-row>
        <table:table-row table:style-name="ro1">
          <table:table-cell office:value-type="float" office:value="8750075" calcext:value-type="float">
            <text:p>8750075</text:p>
          </table:table-cell>
          <table:table-cell table:formula="of:=[.A549]/1000/(60*60*24)" office:value-type="time" office:time-value="PT02H25M50.075S" calcext:value-type="time">
            <text:p>02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13.97" calcext:value-type="float">
            <text:p>1213.97</text:p>
          </table:table-cell>
          <table:table-cell office:value-type="float" office:value="1432.2" calcext:value-type="float">
            <text:p>1432.2</text:p>
          </table:table-cell>
        </table:table-row>
        <table:table-row table:style-name="ro1">
          <table:table-cell office:value-type="float" office:value="8766075" calcext:value-type="float">
            <text:p>8766075</text:p>
          </table:table-cell>
          <table:table-cell table:formula="of:=[.A550]/1000/(60*60*24)" office:value-type="time" office:time-value="PT02H26M06.075S" calcext:value-type="time">
            <text:p>02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16.19" calcext:value-type="float">
            <text:p>1216.19</text:p>
          </table:table-cell>
          <table:table-cell office:value-type="float" office:value="1434.78" calcext:value-type="float">
            <text:p>1434.78</text:p>
          </table:table-cell>
        </table:table-row>
        <table:table-row table:style-name="ro1">
          <table:table-cell office:value-type="float" office:value="8782075" calcext:value-type="float">
            <text:p>8782075</text:p>
          </table:table-cell>
          <table:table-cell table:formula="of:=[.A551]/1000/(60*60*24)" office:value-type="time" office:time-value="PT02H26M22.075S" calcext:value-type="time">
            <text:p>02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218.41" calcext:value-type="float">
            <text:p>1218.41</text:p>
          </table:table-cell>
          <table:table-cell office:value-type="float" office:value="1437.35" calcext:value-type="float">
            <text:p>1437.35</text:p>
          </table:table-cell>
        </table:table-row>
        <table:table-row table:style-name="ro1">
          <table:table-cell office:value-type="float" office:value="8798075" calcext:value-type="float">
            <text:p>8798075</text:p>
          </table:table-cell>
          <table:table-cell table:formula="of:=[.A552]/1000/(60*60*24)" office:value-type="time" office:time-value="PT02H26M38.075S" calcext:value-type="time">
            <text:p>02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20.63" calcext:value-type="float">
            <text:p>1220.63</text:p>
          </table:table-cell>
          <table:table-cell office:value-type="float" office:value="1439.93" calcext:value-type="float">
            <text:p>1439.93</text:p>
          </table:table-cell>
        </table:table-row>
        <table:table-row table:style-name="ro1">
          <table:table-cell office:value-type="float" office:value="8814075" calcext:value-type="float">
            <text:p>8814075</text:p>
          </table:table-cell>
          <table:table-cell table:formula="of:=[.A553]/1000/(60*60*24)" office:value-type="time" office:time-value="PT02H26M54.075S" calcext:value-type="time">
            <text:p>02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22.85" calcext:value-type="float">
            <text:p>1222.85</text:p>
          </table:table-cell>
          <table:table-cell office:value-type="float" office:value="1442.51" calcext:value-type="float">
            <text:p>1442.51</text:p>
          </table:table-cell>
        </table:table-row>
        <table:table-row table:style-name="ro1">
          <table:table-cell office:value-type="float" office:value="8830075" calcext:value-type="float">
            <text:p>8830075</text:p>
          </table:table-cell>
          <table:table-cell table:formula="of:=[.A554]/1000/(60*60*24)" office:value-type="time" office:time-value="PT02H27M10.075S" calcext:value-type="time">
            <text:p>02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225.07" calcext:value-type="float">
            <text:p>1225.07</text:p>
          </table:table-cell>
          <table:table-cell office:value-type="float" office:value="1445.09" calcext:value-type="float">
            <text:p>1445.09</text:p>
          </table:table-cell>
        </table:table-row>
        <table:table-row table:style-name="ro1">
          <table:table-cell office:value-type="float" office:value="8846076" calcext:value-type="float">
            <text:p>8846076</text:p>
          </table:table-cell>
          <table:table-cell table:formula="of:=[.A555]/1000/(60*60*24)" office:value-type="time" office:time-value="PT02H27M26.076S" calcext:value-type="time">
            <text:p>02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227.29" calcext:value-type="float">
            <text:p>1227.29</text:p>
          </table:table-cell>
          <table:table-cell office:value-type="float" office:value="1447.67" calcext:value-type="float">
            <text:p>1447.67</text:p>
          </table:table-cell>
        </table:table-row>
        <table:table-row table:style-name="ro1">
          <table:table-cell office:value-type="float" office:value="8862075" calcext:value-type="float">
            <text:p>8862075</text:p>
          </table:table-cell>
          <table:table-cell table:formula="of:=[.A556]/1000/(60*60*24)" office:value-type="time" office:time-value="PT02H27M42.075S" calcext:value-type="time">
            <text:p>02:27:42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229.51" calcext:value-type="float">
            <text:p>1229.51</text:p>
          </table:table-cell>
          <table:table-cell office:value-type="float" office:value="1450.25" calcext:value-type="float">
            <text:p>1450.25</text:p>
          </table:table-cell>
        </table:table-row>
        <table:table-row table:style-name="ro1">
          <table:table-cell office:value-type="float" office:value="8878075" calcext:value-type="float">
            <text:p>8878075</text:p>
          </table:table-cell>
          <table:table-cell table:formula="of:=[.A557]/1000/(60*60*24)" office:value-type="time" office:time-value="PT02H27M58.075S" calcext:value-type="time">
            <text:p>02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231.73" calcext:value-type="float">
            <text:p>1231.73</text:p>
          </table:table-cell>
          <table:table-cell office:value-type="float" office:value="1452.82" calcext:value-type="float">
            <text:p>1452.82</text:p>
          </table:table-cell>
        </table:table-row>
        <table:table-row table:style-name="ro1">
          <table:table-cell office:value-type="float" office:value="8894076" calcext:value-type="float">
            <text:p>8894076</text:p>
          </table:table-cell>
          <table:table-cell table:formula="of:=[.A558]/1000/(60*60*24)" office:value-type="time" office:time-value="PT02H28M14.076S" calcext:value-type="time">
            <text:p>02:28:14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233.95" calcext:value-type="float">
            <text:p>1233.95</text:p>
          </table:table-cell>
          <table:table-cell office:value-type="float" office:value="1455.4" calcext:value-type="float">
            <text:p>1455.4</text:p>
          </table:table-cell>
        </table:table-row>
        <table:table-row table:style-name="ro1">
          <table:table-cell office:value-type="float" office:value="8910076" calcext:value-type="float">
            <text:p>8910076</text:p>
          </table:table-cell>
          <table:table-cell table:formula="of:=[.A559]/1000/(60*60*24)" office:value-type="time" office:time-value="PT02H28M30.076S" calcext:value-type="time">
            <text:p>02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36.16" calcext:value-type="float">
            <text:p>1236.16</text:p>
          </table:table-cell>
          <table:table-cell office:value-type="float" office:value="1457.98" calcext:value-type="float">
            <text:p>1457.98</text:p>
          </table:table-cell>
        </table:table-row>
        <table:table-row table:style-name="ro1">
          <table:table-cell office:value-type="float" office:value="8926075" calcext:value-type="float">
            <text:p>8926075</text:p>
          </table:table-cell>
          <table:table-cell table:formula="of:=[.A560]/1000/(60*60*24)" office:value-type="time" office:time-value="PT02H28M46.075S" calcext:value-type="time">
            <text:p>02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1460.55" calcext:value-type="float">
            <text:p>1460.55</text:p>
          </table:table-cell>
        </table:table-row>
        <table:table-row table:style-name="ro1">
          <table:table-cell office:value-type="float" office:value="8942075" calcext:value-type="float">
            <text:p>8942075</text:p>
          </table:table-cell>
          <table:table-cell table:formula="of:=[.A561]/1000/(60*60*24)" office:value-type="time" office:time-value="PT02H29M02.075S" calcext:value-type="time">
            <text:p>02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240.6" calcext:value-type="float">
            <text:p>1240.6</text:p>
          </table:table-cell>
          <table:table-cell office:value-type="float" office:value="1463.13" calcext:value-type="float">
            <text:p>1463.13</text:p>
          </table:table-cell>
        </table:table-row>
        <table:table-row table:style-name="ro1">
          <table:table-cell office:value-type="float" office:value="8958076" calcext:value-type="float">
            <text:p>8958076</text:p>
          </table:table-cell>
          <table:table-cell table:formula="of:=[.A562]/1000/(60*60*24)" office:value-type="time" office:time-value="PT02H29M18.076S" calcext:value-type="time">
            <text:p>02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42.82" calcext:value-type="float">
            <text:p>1242.82</text:p>
          </table:table-cell>
          <table:table-cell office:value-type="float" office:value="1465.71" calcext:value-type="float">
            <text:p>1465.71</text:p>
          </table:table-cell>
        </table:table-row>
        <table:table-row table:style-name="ro1">
          <table:table-cell office:value-type="float" office:value="8974076" calcext:value-type="float">
            <text:p>8974076</text:p>
          </table:table-cell>
          <table:table-cell table:formula="of:=[.A563]/1000/(60*60*24)" office:value-type="time" office:time-value="PT02H29M34.076S" calcext:value-type="time">
            <text:p>02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245.04" calcext:value-type="float">
            <text:p>1245.04</text:p>
          </table:table-cell>
          <table:table-cell office:value-type="float" office:value="1468.28" calcext:value-type="float">
            <text:p>1468.28</text:p>
          </table:table-cell>
        </table:table-row>
        <table:table-row table:style-name="ro1">
          <table:table-cell office:value-type="float" office:value="8990076" calcext:value-type="float">
            <text:p>8990076</text:p>
          </table:table-cell>
          <table:table-cell table:formula="of:=[.A564]/1000/(60*60*24)" office:value-type="time" office:time-value="PT02H29M50.076S" calcext:value-type="time">
            <text:p>02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247.26" calcext:value-type="float">
            <text:p>1247.26</text:p>
          </table:table-cell>
          <table:table-cell office:value-type="float" office:value="1470.86" calcext:value-type="float">
            <text:p>1470.86</text:p>
          </table:table-cell>
        </table:table-row>
        <table:table-row table:style-name="ro1">
          <table:table-cell office:value-type="float" office:value="9006076" calcext:value-type="float">
            <text:p>9006076</text:p>
          </table:table-cell>
          <table:table-cell table:formula="of:=[.A565]/1000/(60*60*24)" office:value-type="time" office:time-value="PT02H30M06.076S" calcext:value-type="time">
            <text:p>02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49.48" calcext:value-type="float">
            <text:p>1249.48</text:p>
          </table:table-cell>
          <table:table-cell office:value-type="float" office:value="1473.43" calcext:value-type="float">
            <text:p>1473.43</text:p>
          </table:table-cell>
        </table:table-row>
        <table:table-row table:style-name="ro1">
          <table:table-cell office:value-type="float" office:value="9022075" calcext:value-type="float">
            <text:p>9022075</text:p>
          </table:table-cell>
          <table:table-cell table:formula="of:=[.A566]/1000/(60*60*24)" office:value-type="time" office:time-value="PT02H30M22.075S" calcext:value-type="time">
            <text:p>02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51.7" calcext:value-type="float">
            <text:p>1251.7</text:p>
          </table:table-cell>
          <table:table-cell office:value-type="float" office:value="1476.01" calcext:value-type="float">
            <text:p>1476.01</text:p>
          </table:table-cell>
        </table:table-row>
        <table:table-row table:style-name="ro1">
          <table:table-cell office:value-type="float" office:value="9038076" calcext:value-type="float">
            <text:p>9038076</text:p>
          </table:table-cell>
          <table:table-cell table:formula="of:=[.A567]/1000/(60*60*24)" office:value-type="time" office:time-value="PT02H30M38.076S" calcext:value-type="time">
            <text:p>02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253.92" calcext:value-type="float">
            <text:p>1253.92</text:p>
          </table:table-cell>
          <table:table-cell office:value-type="float" office:value="1478.58" calcext:value-type="float">
            <text:p>1478.58</text:p>
          </table:table-cell>
        </table:table-row>
        <table:table-row table:style-name="ro1">
          <table:table-cell office:value-type="float" office:value="9054075" calcext:value-type="float">
            <text:p>9054075</text:p>
          </table:table-cell>
          <table:table-cell table:formula="of:=[.A568]/1000/(60*60*24)" office:value-type="time" office:time-value="PT02H30M54.075S" calcext:value-type="time">
            <text:p>02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56.14" calcext:value-type="float">
            <text:p>1256.14</text:p>
          </table:table-cell>
          <table:table-cell office:value-type="float" office:value="1481.16" calcext:value-type="float">
            <text:p>1481.16</text:p>
          </table:table-cell>
        </table:table-row>
        <table:table-row table:style-name="ro1">
          <table:table-cell office:value-type="float" office:value="9070075" calcext:value-type="float">
            <text:p>9070075</text:p>
          </table:table-cell>
          <table:table-cell table:formula="of:=[.A569]/1000/(60*60*24)" office:value-type="time" office:time-value="PT02H31M10.075S" calcext:value-type="time">
            <text:p>02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258.36" calcext:value-type="float">
            <text:p>1258.36</text:p>
          </table:table-cell>
          <table:table-cell office:value-type="float" office:value="1483.74" calcext:value-type="float">
            <text:p>1483.74</text:p>
          </table:table-cell>
        </table:table-row>
        <table:table-row table:style-name="ro1">
          <table:table-cell office:value-type="float" office:value="9086075" calcext:value-type="float">
            <text:p>9086075</text:p>
          </table:table-cell>
          <table:table-cell table:formula="of:=[.A570]/1000/(60*60*24)" office:value-type="time" office:time-value="PT02H31M26.075S" calcext:value-type="time">
            <text:p>02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60.58" calcext:value-type="float">
            <text:p>1260.58</text:p>
          </table:table-cell>
          <table:table-cell office:value-type="float" office:value="1486.31" calcext:value-type="float">
            <text:p>1486.31</text:p>
          </table:table-cell>
        </table:table-row>
        <table:table-row table:style-name="ro1">
          <table:table-cell office:value-type="float" office:value="9102075" calcext:value-type="float">
            <text:p>9102075</text:p>
          </table:table-cell>
          <table:table-cell table:formula="of:=[.A571]/1000/(60*60*24)" office:value-type="time" office:time-value="PT02H31M42.075S" calcext:value-type="time">
            <text:p>02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1262.8" calcext:value-type="float">
            <text:p>1262.8</text:p>
          </table:table-cell>
          <table:table-cell office:value-type="float" office:value="1488.89" calcext:value-type="float">
            <text:p>1488.89</text:p>
          </table:table-cell>
        </table:table-row>
        <table:table-row table:style-name="ro1">
          <table:table-cell office:value-type="float" office:value="9118076" calcext:value-type="float">
            <text:p>9118076</text:p>
          </table:table-cell>
          <table:table-cell table:formula="of:=[.A572]/1000/(60*60*24)" office:value-type="time" office:time-value="PT02H31M58.076S" calcext:value-type="time">
            <text:p>02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65.02" calcext:value-type="float">
            <text:p>1265.02</text:p>
          </table:table-cell>
          <table:table-cell office:value-type="float" office:value="1491.46" calcext:value-type="float">
            <text:p>1491.46</text:p>
          </table:table-cell>
        </table:table-row>
        <table:table-row table:style-name="ro1">
          <table:table-cell office:value-type="float" office:value="9134075" calcext:value-type="float">
            <text:p>9134075</text:p>
          </table:table-cell>
          <table:table-cell table:formula="of:=[.A573]/1000/(60*60*24)" office:value-type="time" office:time-value="PT02H32M14.075S" calcext:value-type="time">
            <text:p>02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67.23" calcext:value-type="float">
            <text:p>1267.23</text:p>
          </table:table-cell>
          <table:table-cell office:value-type="float" office:value="1494.04" calcext:value-type="float">
            <text:p>1494.04</text:p>
          </table:table-cell>
        </table:table-row>
        <table:table-row table:style-name="ro1">
          <table:table-cell office:value-type="float" office:value="9150075" calcext:value-type="float">
            <text:p>9150075</text:p>
          </table:table-cell>
          <table:table-cell table:formula="of:=[.A574]/1000/(60*60*24)" office:value-type="time" office:time-value="PT02H32M30.075S" calcext:value-type="time">
            <text:p>02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69.45" calcext:value-type="float">
            <text:p>1269.45</text:p>
          </table:table-cell>
          <table:table-cell office:value-type="float" office:value="1496.61" calcext:value-type="float">
            <text:p>1496.61</text:p>
          </table:table-cell>
        </table:table-row>
        <table:table-row table:style-name="ro1">
          <table:table-cell office:value-type="float" office:value="9166076" calcext:value-type="float">
            <text:p>9166076</text:p>
          </table:table-cell>
          <table:table-cell table:formula="of:=[.A575]/1000/(60*60*24)" office:value-type="time" office:time-value="PT02H32M46.076S" calcext:value-type="time">
            <text:p>02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1.67" calcext:value-type="float">
            <text:p>1271.67</text:p>
          </table:table-cell>
          <table:table-cell office:value-type="float" office:value="1499.19" calcext:value-type="float">
            <text:p>1499.19</text:p>
          </table:table-cell>
        </table:table-row>
        <table:table-row table:style-name="ro1">
          <table:table-cell office:value-type="float" office:value="9182075" calcext:value-type="float">
            <text:p>9182075</text:p>
          </table:table-cell>
          <table:table-cell table:formula="of:=[.A576]/1000/(60*60*24)" office:value-type="time" office:time-value="PT02H33M02.075S" calcext:value-type="time">
            <text:p>02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73.89" calcext:value-type="float">
            <text:p>1273.89</text:p>
          </table:table-cell>
          <table:table-cell office:value-type="float" office:value="1501.76" calcext:value-type="float">
            <text:p>1501.76</text:p>
          </table:table-cell>
        </table:table-row>
        <table:table-row table:style-name="ro1">
          <table:table-cell office:value-type="float" office:value="9198076" calcext:value-type="float">
            <text:p>9198076</text:p>
          </table:table-cell>
          <table:table-cell table:formula="of:=[.A577]/1000/(60*60*24)" office:value-type="time" office:time-value="PT02H33M18.076S" calcext:value-type="time">
            <text:p>02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79" calcext:value-type="float">
            <text:p>579.79</text:p>
          </table:table-cell>
          <table:table-cell office:value-type="float" office:value="1276.11" calcext:value-type="float">
            <text:p>1276.11</text:p>
          </table:table-cell>
          <table:table-cell office:value-type="float" office:value="1504.34" calcext:value-type="float">
            <text:p>1504.34</text:p>
          </table:table-cell>
        </table:table-row>
        <table:table-row table:style-name="ro1">
          <table:table-cell office:value-type="float" office:value="9214075" calcext:value-type="float">
            <text:p>9214075</text:p>
          </table:table-cell>
          <table:table-cell table:formula="of:=[.A578]/1000/(60*60*24)" office:value-type="time" office:time-value="PT02H33M34.075S" calcext:value-type="time">
            <text:p>02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278.34" calcext:value-type="float">
            <text:p>1278.34</text:p>
          </table:table-cell>
          <table:table-cell office:value-type="float" office:value="1506.92" calcext:value-type="float">
            <text:p>1506.92</text:p>
          </table:table-cell>
        </table:table-row>
        <table:table-row table:style-name="ro1">
          <table:table-cell office:value-type="float" office:value="9230075" calcext:value-type="float">
            <text:p>9230075</text:p>
          </table:table-cell>
          <table:table-cell table:formula="of:=[.A579]/1000/(60*60*24)" office:value-type="time" office:time-value="PT02H33M50.075S" calcext:value-type="time">
            <text:p>02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280.55" calcext:value-type="float">
            <text:p>1280.55</text:p>
          </table:table-cell>
          <table:table-cell office:value-type="float" office:value="1509.49" calcext:value-type="float">
            <text:p>1509.49</text:p>
          </table:table-cell>
        </table:table-row>
        <table:table-row table:style-name="ro1">
          <table:table-cell office:value-type="float" office:value="9246076" calcext:value-type="float">
            <text:p>9246076</text:p>
          </table:table-cell>
          <table:table-cell table:formula="of:=[.A580]/1000/(60*60*24)" office:value-type="time" office:time-value="PT02H34M06.076S" calcext:value-type="time">
            <text:p>02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82.77" calcext:value-type="float">
            <text:p>1282.77</text:p>
          </table:table-cell>
          <table:table-cell office:value-type="float" office:value="1512.06" calcext:value-type="float">
            <text:p>1512.06</text:p>
          </table:table-cell>
        </table:table-row>
        <table:table-row table:style-name="ro1">
          <table:table-cell office:value-type="float" office:value="9262075" calcext:value-type="float">
            <text:p>9262075</text:p>
          </table:table-cell>
          <table:table-cell table:formula="of:=[.A581]/1000/(60*60*24)" office:value-type="time" office:time-value="PT02H34M22.075S" calcext:value-type="time">
            <text:p>02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84.99" calcext:value-type="float">
            <text:p>1284.99</text:p>
          </table:table-cell>
          <table:table-cell office:value-type="float" office:value="1514.64" calcext:value-type="float">
            <text:p>1514.64</text:p>
          </table:table-cell>
        </table:table-row>
        <table:table-row table:style-name="ro1">
          <table:table-cell office:value-type="float" office:value="9278076" calcext:value-type="float">
            <text:p>9278076</text:p>
          </table:table-cell>
          <table:table-cell table:formula="of:=[.A582]/1000/(60*60*24)" office:value-type="time" office:time-value="PT02H34M38.076S" calcext:value-type="time">
            <text:p>02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87.21" calcext:value-type="float">
            <text:p>1287.21</text:p>
          </table:table-cell>
          <table:table-cell office:value-type="float" office:value="1517.21" calcext:value-type="float">
            <text:p>1517.21</text:p>
          </table:table-cell>
        </table:table-row>
        <table:table-row table:style-name="ro1">
          <table:table-cell office:value-type="float" office:value="9294075" calcext:value-type="float">
            <text:p>9294075</text:p>
          </table:table-cell>
          <table:table-cell table:formula="of:=[.A583]/1000/(60*60*24)" office:value-type="time" office:time-value="PT02H34M54.075S" calcext:value-type="time">
            <text:p>02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89.43" calcext:value-type="float">
            <text:p>1289.43</text:p>
          </table:table-cell>
          <table:table-cell office:value-type="float" office:value="1519.78" calcext:value-type="float">
            <text:p>1519.78</text:p>
          </table:table-cell>
        </table:table-row>
        <table:table-row table:style-name="ro1">
          <table:table-cell office:value-type="float" office:value="9310075" calcext:value-type="float">
            <text:p>9310075</text:p>
          </table:table-cell>
          <table:table-cell table:formula="of:=[.A584]/1000/(60*60*24)" office:value-type="time" office:time-value="PT02H35M10.075S" calcext:value-type="time">
            <text:p>02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91.65" calcext:value-type="float">
            <text:p>1291.65</text:p>
          </table:table-cell>
          <table:table-cell office:value-type="float" office:value="1522.36" calcext:value-type="float">
            <text:p>1522.36</text:p>
          </table:table-cell>
        </table:table-row>
        <table:table-row table:style-name="ro1">
          <table:table-cell office:value-type="float" office:value="9326075" calcext:value-type="float">
            <text:p>9326075</text:p>
          </table:table-cell>
          <table:table-cell table:formula="of:=[.A585]/1000/(60*60*24)" office:value-type="time" office:time-value="PT02H35M26.075S" calcext:value-type="time">
            <text:p>02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293.87" calcext:value-type="float">
            <text:p>1293.87</text:p>
          </table:table-cell>
          <table:table-cell office:value-type="float" office:value="1524.93" calcext:value-type="float">
            <text:p>1524.93</text:p>
          </table:table-cell>
        </table:table-row>
        <table:table-row table:style-name="ro1">
          <table:table-cell office:value-type="float" office:value="9342075" calcext:value-type="float">
            <text:p>9342075</text:p>
          </table:table-cell>
          <table:table-cell table:formula="of:=[.A586]/1000/(60*60*24)" office:value-type="time" office:time-value="PT02H35M42.075S" calcext:value-type="time">
            <text:p>02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296.09" calcext:value-type="float">
            <text:p>1296.09</text:p>
          </table:table-cell>
          <table:table-cell office:value-type="float" office:value="1527.5" calcext:value-type="float">
            <text:p>1527.5</text:p>
          </table:table-cell>
        </table:table-row>
        <table:table-row table:style-name="ro1">
          <table:table-cell office:value-type="float" office:value="9358076" calcext:value-type="float">
            <text:p>9358076</text:p>
          </table:table-cell>
          <table:table-cell table:formula="of:=[.A587]/1000/(60*60*24)" office:value-type="time" office:time-value="PT02H35M58.076S" calcext:value-type="time">
            <text:p>02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298.31" calcext:value-type="float">
            <text:p>1298.31</text:p>
          </table:table-cell>
          <table:table-cell office:value-type="float" office:value="1530.08" calcext:value-type="float">
            <text:p>1530.08</text:p>
          </table:table-cell>
        </table:table-row>
        <table:table-row table:style-name="ro1">
          <table:table-cell office:value-type="float" office:value="9374075" calcext:value-type="float">
            <text:p>9374075</text:p>
          </table:table-cell>
          <table:table-cell table:formula="of:=[.A588]/1000/(60*60*24)" office:value-type="time" office:time-value="PT02H36M14.075S" calcext:value-type="time">
            <text:p>02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00.53" calcext:value-type="float">
            <text:p>1300.53</text:p>
          </table:table-cell>
          <table:table-cell office:value-type="float" office:value="1532.65" calcext:value-type="float">
            <text:p>1532.65</text:p>
          </table:table-cell>
        </table:table-row>
        <table:table-row table:style-name="ro1">
          <table:table-cell office:value-type="float" office:value="9390075" calcext:value-type="float">
            <text:p>9390075</text:p>
          </table:table-cell>
          <table:table-cell table:formula="of:=[.A589]/1000/(60*60*24)" office:value-type="time" office:time-value="PT02H36M30.075S" calcext:value-type="time">
            <text:p>02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535.22" calcext:value-type="float">
            <text:p>1535.22</text:p>
          </table:table-cell>
        </table:table-row>
        <table:table-row table:style-name="ro1">
          <table:table-cell office:value-type="float" office:value="9406075" calcext:value-type="float">
            <text:p>9406075</text:p>
          </table:table-cell>
          <table:table-cell table:formula="of:=[.A590]/1000/(60*60*24)" office:value-type="time" office:time-value="PT02H36M46.075S" calcext:value-type="time">
            <text:p>02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537.8" calcext:value-type="float">
            <text:p>1537.8</text:p>
          </table:table-cell>
        </table:table-row>
        <table:table-row table:style-name="ro1">
          <table:table-cell office:value-type="float" office:value="9422075" calcext:value-type="float">
            <text:p>9422075</text:p>
          </table:table-cell>
          <table:table-cell table:formula="of:=[.A591]/1000/(60*60*24)" office:value-type="time" office:time-value="PT02H37M02.075S" calcext:value-type="time">
            <text:p>02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307.19" calcext:value-type="float">
            <text:p>1307.19</text:p>
          </table:table-cell>
          <table:table-cell office:value-type="float" office:value="1540.37" calcext:value-type="float">
            <text:p>1540.37</text:p>
          </table:table-cell>
        </table:table-row>
        <table:table-row table:style-name="ro1">
          <table:table-cell office:value-type="float" office:value="9438076" calcext:value-type="float">
            <text:p>9438076</text:p>
          </table:table-cell>
          <table:table-cell table:formula="of:=[.A592]/1000/(60*60*24)" office:value-type="time" office:time-value="PT02H37M18.076S" calcext:value-type="time">
            <text:p>02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09.41" calcext:value-type="float">
            <text:p>1309.41</text:p>
          </table:table-cell>
          <table:table-cell office:value-type="float" office:value="1542.94" calcext:value-type="float">
            <text:p>1542.94</text:p>
          </table:table-cell>
        </table:table-row>
        <table:table-row table:style-name="ro1">
          <table:table-cell office:value-type="float" office:value="9454075" calcext:value-type="float">
            <text:p>9454075</text:p>
          </table:table-cell>
          <table:table-cell table:formula="of:=[.A593]/1000/(60*60*24)" office:value-type="time" office:time-value="PT02H37M34.075S" calcext:value-type="time">
            <text:p>02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11.63" calcext:value-type="float">
            <text:p>1311.63</text:p>
          </table:table-cell>
          <table:table-cell office:value-type="float" office:value="1545.51" calcext:value-type="float">
            <text:p>1545.51</text:p>
          </table:table-cell>
        </table:table-row>
        <table:table-row table:style-name="ro1">
          <table:table-cell office:value-type="float" office:value="9470075" calcext:value-type="float">
            <text:p>9470075</text:p>
          </table:table-cell>
          <table:table-cell table:formula="of:=[.A594]/1000/(60*60*24)" office:value-type="time" office:time-value="PT02H37M50.075S" calcext:value-type="time">
            <text:p>02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13.85" calcext:value-type="float">
            <text:p>1313.85</text:p>
          </table:table-cell>
          <table:table-cell office:value-type="float" office:value="1548.08" calcext:value-type="float">
            <text:p>1548.08</text:p>
          </table:table-cell>
        </table:table-row>
        <table:table-row table:style-name="ro1">
          <table:table-cell office:value-type="float" office:value="9486075" calcext:value-type="float">
            <text:p>9486075</text:p>
          </table:table-cell>
          <table:table-cell table:formula="of:=[.A595]/1000/(60*60*24)" office:value-type="time" office:time-value="PT02H38M06.075S" calcext:value-type="time">
            <text:p>02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316.07" calcext:value-type="float">
            <text:p>1316.07</text:p>
          </table:table-cell>
          <table:table-cell office:value-type="float" office:value="1550.66" calcext:value-type="float">
            <text:p>1550.66</text:p>
          </table:table-cell>
        </table:table-row>
        <table:table-row table:style-name="ro1">
          <table:table-cell office:value-type="float" office:value="9502075" calcext:value-type="float">
            <text:p>9502075</text:p>
          </table:table-cell>
          <table:table-cell table:formula="of:=[.A596]/1000/(60*60*24)" office:value-type="time" office:time-value="PT02H38M22.075S" calcext:value-type="time">
            <text:p>02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318.29" calcext:value-type="float">
            <text:p>1318.29</text:p>
          </table:table-cell>
          <table:table-cell office:value-type="float" office:value="1553.23" calcext:value-type="float">
            <text:p>1553.23</text:p>
          </table:table-cell>
        </table:table-row>
        <table:table-row table:style-name="ro1">
          <table:table-cell office:value-type="float" office:value="9518075" calcext:value-type="float">
            <text:p>9518075</text:p>
          </table:table-cell>
          <table:table-cell table:formula="of:=[.A597]/1000/(60*60*24)" office:value-type="time" office:time-value="PT02H38M38.075S" calcext:value-type="time">
            <text:p>02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320.5" calcext:value-type="float">
            <text:p>1320.5</text:p>
          </table:table-cell>
          <table:table-cell office:value-type="float" office:value="1555.8" calcext:value-type="float">
            <text:p>1555.8</text:p>
          </table:table-cell>
        </table:table-row>
        <table:table-row table:style-name="ro1">
          <table:table-cell office:value-type="float" office:value="9534075" calcext:value-type="float">
            <text:p>9534075</text:p>
          </table:table-cell>
          <table:table-cell table:formula="of:=[.A598]/1000/(60*60*24)" office:value-type="time" office:time-value="PT02H38M54.075S" calcext:value-type="time">
            <text:p>02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22.72" calcext:value-type="float">
            <text:p>1322.72</text:p>
          </table:table-cell>
          <table:table-cell office:value-type="float" office:value="1558.38" calcext:value-type="float">
            <text:p>1558.38</text:p>
          </table:table-cell>
        </table:table-row>
        <table:table-row table:style-name="ro1">
          <table:table-cell office:value-type="float" office:value="9550075" calcext:value-type="float">
            <text:p>9550075</text:p>
          </table:table-cell>
          <table:table-cell table:formula="of:=[.A599]/1000/(60*60*24)" office:value-type="time" office:time-value="PT02H39M10.075S" calcext:value-type="time">
            <text:p>02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24.94" calcext:value-type="float">
            <text:p>1324.94</text:p>
          </table:table-cell>
          <table:table-cell office:value-type="float" office:value="1560.95" calcext:value-type="float">
            <text:p>1560.95</text:p>
          </table:table-cell>
        </table:table-row>
        <table:table-row table:style-name="ro1">
          <table:table-cell office:value-type="float" office:value="9566076" calcext:value-type="float">
            <text:p>9566076</text:p>
          </table:table-cell>
          <table:table-cell table:formula="of:=[.A600]/1000/(60*60*24)" office:value-type="time" office:time-value="PT02H39M26.076S" calcext:value-type="time">
            <text:p>02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327.16" calcext:value-type="float">
            <text:p>1327.16</text:p>
          </table:table-cell>
          <table:table-cell office:value-type="float" office:value="1563.52" calcext:value-type="float">
            <text:p>1563.52</text:p>
          </table:table-cell>
        </table:table-row>
        <table:table-row table:style-name="ro1">
          <table:table-cell office:value-type="float" office:value="9582076" calcext:value-type="float">
            <text:p>9582076</text:p>
          </table:table-cell>
          <table:table-cell table:formula="of:=[.A601]/1000/(60*60*24)" office:value-type="time" office:time-value="PT02H39M42.076S" calcext:value-type="time">
            <text:p>02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29.38" calcext:value-type="float">
            <text:p>1329.38</text:p>
          </table:table-cell>
          <table:table-cell office:value-type="float" office:value="1566.09" calcext:value-type="float">
            <text:p>1566.09</text:p>
          </table:table-cell>
        </table:table-row>
        <table:table-row table:style-name="ro1">
          <table:table-cell office:value-type="float" office:value="9598075" calcext:value-type="float">
            <text:p>9598075</text:p>
          </table:table-cell>
          <table:table-cell table:formula="of:=[.A602]/1000/(60*60*24)" office:value-type="time" office:time-value="PT02H39M58.075S" calcext:value-type="time">
            <text:p>02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31.6" calcext:value-type="float">
            <text:p>1331.6</text:p>
          </table:table-cell>
          <table:table-cell office:value-type="float" office:value="1568.66" calcext:value-type="float">
            <text:p>1568.66</text:p>
          </table:table-cell>
        </table:table-row>
        <table:table-row table:style-name="ro1">
          <table:table-cell office:value-type="float" office:value="9614075" calcext:value-type="float">
            <text:p>9614075</text:p>
          </table:table-cell>
          <table:table-cell table:formula="of:=[.A603]/1000/(60*60*24)" office:value-type="time" office:time-value="PT02H40M14.075S" calcext:value-type="time">
            <text:p>02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333.82" calcext:value-type="float">
            <text:p>1333.82</text:p>
          </table:table-cell>
          <table:table-cell office:value-type="float" office:value="1571.23" calcext:value-type="float">
            <text:p>1571.23</text:p>
          </table:table-cell>
        </table:table-row>
        <table:table-row table:style-name="ro1">
          <table:table-cell office:value-type="float" office:value="9630076" calcext:value-type="float">
            <text:p>9630076</text:p>
          </table:table-cell>
          <table:table-cell table:formula="of:=[.A604]/1000/(60*60*24)" office:value-type="time" office:time-value="PT02H40M30.076S" calcext:value-type="time">
            <text:p>02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336.04" calcext:value-type="float">
            <text:p>1336.04</text:p>
          </table:table-cell>
          <table:table-cell office:value-type="float" office:value="1573.8" calcext:value-type="float">
            <text:p>1573.8</text:p>
          </table:table-cell>
        </table:table-row>
        <table:table-row table:style-name="ro1">
          <table:table-cell office:value-type="float" office:value="9646075" calcext:value-type="float">
            <text:p>9646075</text:p>
          </table:table-cell>
          <table:table-cell table:formula="of:=[.A605]/1000/(60*60*24)" office:value-type="time" office:time-value="PT02H40M46.075S" calcext:value-type="time">
            <text:p>02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338.26" calcext:value-type="float">
            <text:p>1338.26</text:p>
          </table:table-cell>
          <table:table-cell office:value-type="float" office:value="1576.38" calcext:value-type="float">
            <text:p>1576.38</text:p>
          </table:table-cell>
        </table:table-row>
        <table:table-row table:style-name="ro1">
          <table:table-cell office:value-type="float" office:value="9662075" calcext:value-type="float">
            <text:p>9662075</text:p>
          </table:table-cell>
          <table:table-cell table:formula="of:=[.A606]/1000/(60*60*24)" office:value-type="time" office:time-value="PT02H41M02.075S" calcext:value-type="time">
            <text:p>02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340.48" calcext:value-type="float">
            <text:p>1340.48</text:p>
          </table:table-cell>
          <table:table-cell office:value-type="float" office:value="1578.95" calcext:value-type="float">
            <text:p>1578.95</text:p>
          </table:table-cell>
        </table:table-row>
        <table:table-row table:style-name="ro1">
          <table:table-cell office:value-type="float" office:value="9678075" calcext:value-type="float">
            <text:p>9678075</text:p>
          </table:table-cell>
          <table:table-cell table:formula="of:=[.A607]/1000/(60*60*24)" office:value-type="time" office:time-value="PT02H41M18.075S" calcext:value-type="time">
            <text:p>02:4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42.7" calcext:value-type="float">
            <text:p>1342.7</text:p>
          </table:table-cell>
          <table:table-cell office:value-type="float" office:value="1581.52" calcext:value-type="float">
            <text:p>1581.52</text:p>
          </table:table-cell>
        </table:table-row>
        <table:table-row table:style-name="ro1">
          <table:table-cell office:value-type="float" office:value="9694076" calcext:value-type="float">
            <text:p>9694076</text:p>
          </table:table-cell>
          <table:table-cell table:formula="of:=[.A608]/1000/(60*60*24)" office:value-type="time" office:time-value="PT02H41M34.076S" calcext:value-type="time">
            <text:p>02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44.92" calcext:value-type="float">
            <text:p>1344.92</text:p>
          </table:table-cell>
          <table:table-cell office:value-type="float" office:value="1584.09" calcext:value-type="float">
            <text:p>1584.09</text:p>
          </table:table-cell>
        </table:table-row>
        <table:table-row table:style-name="ro1">
          <table:table-cell office:value-type="float" office:value="9710075" calcext:value-type="float">
            <text:p>9710075</text:p>
          </table:table-cell>
          <table:table-cell table:formula="of:=[.A609]/1000/(60*60*24)" office:value-type="time" office:time-value="PT02H41M50.075S" calcext:value-type="time">
            <text:p>02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347.14" calcext:value-type="float">
            <text:p>1347.14</text:p>
          </table:table-cell>
          <table:table-cell office:value-type="float" office:value="1586.66" calcext:value-type="float">
            <text:p>1586.66</text:p>
          </table:table-cell>
        </table:table-row>
        <table:table-row table:style-name="ro1">
          <table:table-cell office:value-type="float" office:value="9726075" calcext:value-type="float">
            <text:p>9726075</text:p>
          </table:table-cell>
          <table:table-cell table:formula="of:=[.A610]/1000/(60*60*24)" office:value-type="time" office:time-value="PT02H42M06.075S" calcext:value-type="time">
            <text:p>02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49.36" calcext:value-type="float">
            <text:p>1349.36</text:p>
          </table:table-cell>
          <table:table-cell office:value-type="float" office:value="1589.23" calcext:value-type="float">
            <text:p>1589.23</text:p>
          </table:table-cell>
        </table:table-row>
        <table:table-row table:style-name="ro1">
          <table:table-cell office:value-type="float" office:value="9742076" calcext:value-type="float">
            <text:p>9742076</text:p>
          </table:table-cell>
          <table:table-cell table:formula="of:=[.A611]/1000/(60*60*24)" office:value-type="time" office:time-value="PT02H42M22.076S" calcext:value-type="time">
            <text:p>02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51.58" calcext:value-type="float">
            <text:p>1351.58</text:p>
          </table:table-cell>
          <table:table-cell office:value-type="float" office:value="1591.8" calcext:value-type="float">
            <text:p>1591.8</text:p>
          </table:table-cell>
        </table:table-row>
        <table:table-row table:style-name="ro1">
          <table:table-cell office:value-type="float" office:value="9758075" calcext:value-type="float">
            <text:p>9758075</text:p>
          </table:table-cell>
          <table:table-cell table:formula="of:=[.A612]/1000/(60*60*24)" office:value-type="time" office:time-value="PT02H42M38.075S" calcext:value-type="time">
            <text:p>02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53.8" calcext:value-type="float">
            <text:p>1353.8</text:p>
          </table:table-cell>
          <table:table-cell office:value-type="float" office:value="1594.38" calcext:value-type="float">
            <text:p>1594.38</text:p>
          </table:table-cell>
        </table:table-row>
        <table:table-row table:style-name="ro1">
          <table:table-cell office:value-type="float" office:value="9774075" calcext:value-type="float">
            <text:p>9774075</text:p>
          </table:table-cell>
          <table:table-cell table:formula="of:=[.A613]/1000/(60*60*24)" office:value-type="time" office:time-value="PT02H42M54.075S" calcext:value-type="time">
            <text:p>02:42:5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356.02" calcext:value-type="float">
            <text:p>1356.02</text:p>
          </table:table-cell>
          <table:table-cell office:value-type="float" office:value="1596.95" calcext:value-type="float">
            <text:p>1596.95</text:p>
          </table:table-cell>
        </table:table-row>
        <table:table-row table:style-name="ro1">
          <table:table-cell office:value-type="float" office:value="9790075" calcext:value-type="float">
            <text:p>9790075</text:p>
          </table:table-cell>
          <table:table-cell table:formula="of:=[.A614]/1000/(60*60*24)" office:value-type="time" office:time-value="PT02H43M10.075S" calcext:value-type="time">
            <text:p>02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58.24" calcext:value-type="float">
            <text:p>1358.24</text:p>
          </table:table-cell>
          <table:table-cell office:value-type="float" office:value="1599.52" calcext:value-type="float">
            <text:p>1599.52</text:p>
          </table:table-cell>
        </table:table-row>
        <table:table-row table:style-name="ro1">
          <table:table-cell office:value-type="float" office:value="9806075" calcext:value-type="float">
            <text:p>9806075</text:p>
          </table:table-cell>
          <table:table-cell table:formula="of:=[.A615]/1000/(60*60*24)" office:value-type="time" office:time-value="PT02H43M26.075S" calcext:value-type="time">
            <text:p>02:4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360.46" calcext:value-type="float">
            <text:p>1360.46</text:p>
          </table:table-cell>
          <table:table-cell office:value-type="float" office:value="1602.09" calcext:value-type="float">
            <text:p>1602.09</text:p>
          </table:table-cell>
        </table:table-row>
        <table:table-row table:style-name="ro1">
          <table:table-cell office:value-type="float" office:value="9822075" calcext:value-type="float">
            <text:p>9822075</text:p>
          </table:table-cell>
          <table:table-cell table:formula="of:=[.A616]/1000/(60*60*24)" office:value-type="time" office:time-value="PT02H43M42.075S" calcext:value-type="time">
            <text:p>02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62.67" calcext:value-type="float">
            <text:p>1362.67</text:p>
          </table:table-cell>
          <table:table-cell office:value-type="float" office:value="1604.66" calcext:value-type="float">
            <text:p>1604.66</text:p>
          </table:table-cell>
        </table:table-row>
        <table:table-row table:style-name="ro1">
          <table:table-cell office:value-type="float" office:value="9838076" calcext:value-type="float">
            <text:p>9838076</text:p>
          </table:table-cell>
          <table:table-cell table:formula="of:=[.A617]/1000/(60*60*24)" office:value-type="time" office:time-value="PT02H43M58.076S" calcext:value-type="time">
            <text:p>02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64.89" calcext:value-type="float">
            <text:p>1364.89</text:p>
          </table:table-cell>
          <table:table-cell office:value-type="float" office:value="1607.23" calcext:value-type="float">
            <text:p>1607.23</text:p>
          </table:table-cell>
        </table:table-row>
        <table:table-row table:style-name="ro1">
          <table:table-cell office:value-type="float" office:value="9854075" calcext:value-type="float">
            <text:p>9854075</text:p>
          </table:table-cell>
          <table:table-cell table:formula="of:=[.A618]/1000/(60*60*24)" office:value-type="time" office:time-value="PT02H44M14.075S" calcext:value-type="time">
            <text:p>02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67.11" calcext:value-type="float">
            <text:p>1367.11</text:p>
          </table:table-cell>
          <table:table-cell office:value-type="float" office:value="1609.8" calcext:value-type="float">
            <text:p>1609.8</text:p>
          </table:table-cell>
        </table:table-row>
        <table:table-row table:style-name="ro1">
          <table:table-cell office:value-type="float" office:value="9870075" calcext:value-type="float">
            <text:p>9870075</text:p>
          </table:table-cell>
          <table:table-cell table:formula="of:=[.A619]/1000/(60*60*24)" office:value-type="time" office:time-value="PT02H44M30.075S" calcext:value-type="time">
            <text:p>02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69.33" calcext:value-type="float">
            <text:p>1369.33</text:p>
          </table:table-cell>
          <table:table-cell office:value-type="float" office:value="1612.37" calcext:value-type="float">
            <text:p>1612.37</text:p>
          </table:table-cell>
        </table:table-row>
        <table:table-row table:style-name="ro1">
          <table:table-cell office:value-type="float" office:value="9886075" calcext:value-type="float">
            <text:p>9886075</text:p>
          </table:table-cell>
          <table:table-cell table:formula="of:=[.A620]/1000/(60*60*24)" office:value-type="time" office:time-value="PT02H44M46.075S" calcext:value-type="time">
            <text:p>02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371.55" calcext:value-type="float">
            <text:p>1371.55</text:p>
          </table:table-cell>
          <table:table-cell office:value-type="float" office:value="1614.94" calcext:value-type="float">
            <text:p>1614.94</text:p>
          </table:table-cell>
        </table:table-row>
        <table:table-row table:style-name="ro1">
          <table:table-cell office:value-type="float" office:value="9902075" calcext:value-type="float">
            <text:p>9902075</text:p>
          </table:table-cell>
          <table:table-cell table:formula="of:=[.A621]/1000/(60*60*24)" office:value-type="time" office:time-value="PT02H45M02.075S" calcext:value-type="time">
            <text:p>02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373.77" calcext:value-type="float">
            <text:p>1373.77</text:p>
          </table:table-cell>
          <table:table-cell office:value-type="float" office:value="1617.51" calcext:value-type="float">
            <text:p>1617.51</text:p>
          </table:table-cell>
        </table:table-row>
        <table:table-row table:style-name="ro1">
          <table:table-cell office:value-type="float" office:value="9918076" calcext:value-type="float">
            <text:p>9918076</text:p>
          </table:table-cell>
          <table:table-cell table:formula="of:=[.A622]/1000/(60*60*24)" office:value-type="time" office:time-value="PT02H45M18.076S" calcext:value-type="time">
            <text:p>02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75.99" calcext:value-type="float">
            <text:p>1375.99</text:p>
          </table:table-cell>
          <table:table-cell office:value-type="float" office:value="1620.08" calcext:value-type="float">
            <text:p>1620.08</text:p>
          </table:table-cell>
        </table:table-row>
        <table:table-row table:style-name="ro1">
          <table:table-cell office:value-type="float" office:value="9934075" calcext:value-type="float">
            <text:p>9934075</text:p>
          </table:table-cell>
          <table:table-cell table:formula="of:=[.A623]/1000/(60*60*24)" office:value-type="time" office:time-value="PT02H45M34.075S" calcext:value-type="time">
            <text:p>02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1622.65" calcext:value-type="float">
            <text:p>1622.65</text:p>
          </table:table-cell>
        </table:table-row>
        <table:table-row table:style-name="ro1">
          <table:table-cell office:value-type="float" office:value="9950076" calcext:value-type="float">
            <text:p>9950076</text:p>
          </table:table-cell>
          <table:table-cell table:formula="of:=[.A624]/1000/(60*60*24)" office:value-type="time" office:time-value="PT02H45M50.076S" calcext:value-type="time">
            <text:p>02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380.43" calcext:value-type="float">
            <text:p>1380.43</text:p>
          </table:table-cell>
          <table:table-cell office:value-type="float" office:value="1625.21" calcext:value-type="float">
            <text:p>1625.21</text:p>
          </table:table-cell>
        </table:table-row>
        <table:table-row table:style-name="ro1">
          <table:table-cell office:value-type="float" office:value="9966075" calcext:value-type="float">
            <text:p>9966075</text:p>
          </table:table-cell>
          <table:table-cell table:formula="of:=[.A625]/1000/(60*60*24)" office:value-type="time" office:time-value="PT02H46M06.075S" calcext:value-type="time">
            <text:p>02:46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82.65" calcext:value-type="float">
            <text:p>1382.65</text:p>
          </table:table-cell>
          <table:table-cell office:value-type="float" office:value="1627.79" calcext:value-type="float">
            <text:p>1627.79</text:p>
          </table:table-cell>
        </table:table-row>
        <table:table-row table:style-name="ro1">
          <table:table-cell office:value-type="float" office:value="9982075" calcext:value-type="float">
            <text:p>9982075</text:p>
          </table:table-cell>
          <table:table-cell table:formula="of:=[.A626]/1000/(60*60*24)" office:value-type="time" office:time-value="PT02H46M22.075S" calcext:value-type="time">
            <text:p>02:46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84.87" calcext:value-type="float">
            <text:p>1384.87</text:p>
          </table:table-cell>
          <table:table-cell office:value-type="float" office:value="1630.35" calcext:value-type="float">
            <text:p>1630.35</text:p>
          </table:table-cell>
        </table:table-row>
        <table:table-row table:style-name="ro1">
          <table:table-cell office:value-type="float" office:value="9998075" calcext:value-type="float">
            <text:p>9998075</text:p>
          </table:table-cell>
          <table:table-cell table:formula="of:=[.A627]/1000/(60*60*24)" office:value-type="time" office:time-value="PT02H46M38.075S" calcext:value-type="time">
            <text:p>02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87.09" calcext:value-type="float">
            <text:p>1387.09</text:p>
          </table:table-cell>
          <table:table-cell office:value-type="float" office:value="1632.92" calcext:value-type="float">
            <text:p>1632.92</text:p>
          </table:table-cell>
        </table:table-row>
        <table:table-row table:style-name="ro1">
          <table:table-cell office:value-type="float" office:value="10014075" calcext:value-type="float">
            <text:p>10014075</text:p>
          </table:table-cell>
          <table:table-cell table:formula="of:=[.A628]/1000/(60*60*24)" office:value-type="time" office:time-value="PT02H46M54.075S" calcext:value-type="time">
            <text:p>02:4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389.31" calcext:value-type="float">
            <text:p>1389.31</text:p>
          </table:table-cell>
          <table:table-cell office:value-type="float" office:value="1635.49" calcext:value-type="float">
            <text:p>1635.49</text:p>
          </table:table-cell>
        </table:table-row>
        <table:table-row table:style-name="ro1">
          <table:table-cell office:value-type="float" office:value="10030075" calcext:value-type="float">
            <text:p>10030075</text:p>
          </table:table-cell>
          <table:table-cell table:formula="of:=[.A629]/1000/(60*60*24)" office:value-type="time" office:time-value="PT02H47M10.075S" calcext:value-type="time">
            <text:p>02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91.53" calcext:value-type="float">
            <text:p>1391.53</text:p>
          </table:table-cell>
          <table:table-cell office:value-type="float" office:value="1638.06" calcext:value-type="float">
            <text:p>1638.06</text:p>
          </table:table-cell>
        </table:table-row>
        <table:table-row table:style-name="ro1">
          <table:table-cell office:value-type="float" office:value="10046075" calcext:value-type="float">
            <text:p>10046075</text:p>
          </table:table-cell>
          <table:table-cell table:formula="of:=[.A630]/1000/(60*60*24)" office:value-type="time" office:time-value="PT02H47M26.075S" calcext:value-type="time">
            <text:p>02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393.75" calcext:value-type="float">
            <text:p>1393.75</text:p>
          </table:table-cell>
          <table:table-cell office:value-type="float" office:value="1640.62" calcext:value-type="float">
            <text:p>1640.62</text:p>
          </table:table-cell>
        </table:table-row>
        <table:table-row table:style-name="ro1">
          <table:table-cell office:value-type="float" office:value="10062075" calcext:value-type="float">
            <text:p>10062075</text:p>
          </table:table-cell>
          <table:table-cell table:formula="of:=[.A631]/1000/(60*60*24)" office:value-type="time" office:time-value="PT02H47M42.075S" calcext:value-type="time">
            <text:p>02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95.96" calcext:value-type="float">
            <text:p>1395.96</text:p>
          </table:table-cell>
          <table:table-cell office:value-type="float" office:value="1643.19" calcext:value-type="float">
            <text:p>1643.19</text:p>
          </table:table-cell>
        </table:table-row>
        <table:table-row table:style-name="ro1">
          <table:table-cell office:value-type="float" office:value="10078075" calcext:value-type="float">
            <text:p>10078075</text:p>
          </table:table-cell>
          <table:table-cell table:formula="of:=[.A632]/1000/(60*60*24)" office:value-type="time" office:time-value="PT02H47M58.075S" calcext:value-type="time">
            <text:p>02:47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398.18" calcext:value-type="float">
            <text:p>1398.18</text:p>
          </table:table-cell>
          <table:table-cell office:value-type="float" office:value="1645.76" calcext:value-type="float">
            <text:p>1645.76</text:p>
          </table:table-cell>
        </table:table-row>
        <table:table-row table:style-name="ro1">
          <table:table-cell office:value-type="float" office:value="10094075" calcext:value-type="float">
            <text:p>10094075</text:p>
          </table:table-cell>
          <table:table-cell table:formula="of:=[.A633]/1000/(60*60*24)" office:value-type="time" office:time-value="PT02H48M14.075S" calcext:value-type="time">
            <text:p>02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400.4" calcext:value-type="float">
            <text:p>1400.4</text:p>
          </table:table-cell>
          <table:table-cell office:value-type="float" office:value="1648.33" calcext:value-type="float">
            <text:p>1648.33</text:p>
          </table:table-cell>
        </table:table-row>
        <table:table-row table:style-name="ro1">
          <table:table-cell office:value-type="float" office:value="10110076" calcext:value-type="float">
            <text:p>10110076</text:p>
          </table:table-cell>
          <table:table-cell table:formula="of:=[.A634]/1000/(60*60*24)" office:value-type="time" office:time-value="PT02H48M30.076S" calcext:value-type="time">
            <text:p>02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402.62" calcext:value-type="float">
            <text:p>1402.62</text:p>
          </table:table-cell>
          <table:table-cell office:value-type="float" office:value="1650.89" calcext:value-type="float">
            <text:p>1650.89</text:p>
          </table:table-cell>
        </table:table-row>
        <table:table-row table:style-name="ro1">
          <table:table-cell office:value-type="float" office:value="10126076" calcext:value-type="float">
            <text:p>10126076</text:p>
          </table:table-cell>
          <table:table-cell table:formula="of:=[.A635]/1000/(60*60*24)" office:value-type="time" office:time-value="PT02H48M46.076S" calcext:value-type="time">
            <text:p>02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404.84" calcext:value-type="float">
            <text:p>1404.84</text:p>
          </table:table-cell>
          <table:table-cell office:value-type="float" office:value="1653.46" calcext:value-type="float">
            <text:p>1653.46</text:p>
          </table:table-cell>
        </table:table-row>
        <table:table-row table:style-name="ro1">
          <table:table-cell office:value-type="float" office:value="10142075" calcext:value-type="float">
            <text:p>10142075</text:p>
          </table:table-cell>
          <table:table-cell table:formula="of:=[.A636]/1000/(60*60*24)" office:value-type="time" office:time-value="PT02H49M02.075S" calcext:value-type="time">
            <text:p>02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407.06" calcext:value-type="float">
            <text:p>1407.06</text:p>
          </table:table-cell>
          <table:table-cell office:value-type="float" office:value="1656.03" calcext:value-type="float">
            <text:p>1656.03</text:p>
          </table:table-cell>
        </table:table-row>
        <table:table-row table:style-name="ro1">
          <table:table-cell office:value-type="float" office:value="10158075" calcext:value-type="float">
            <text:p>10158075</text:p>
          </table:table-cell>
          <table:table-cell table:formula="of:=[.A637]/1000/(60*60*24)" office:value-type="time" office:time-value="PT02H49M18.075S" calcext:value-type="time">
            <text:p>02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409.28" calcext:value-type="float">
            <text:p>1409.28</text:p>
          </table:table-cell>
          <table:table-cell office:value-type="float" office:value="1658.6" calcext:value-type="float">
            <text:p>1658.6</text:p>
          </table:table-cell>
        </table:table-row>
        <table:table-row table:style-name="ro1">
          <table:table-cell office:value-type="float" office:value="10174075" calcext:value-type="float">
            <text:p>10174075</text:p>
          </table:table-cell>
          <table:table-cell table:formula="of:=[.A638]/1000/(60*60*24)" office:value-type="time" office:time-value="PT02H49M34.075S" calcext:value-type="time">
            <text:p>02:49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11.51" calcext:value-type="float">
            <text:p>1411.51</text:p>
          </table:table-cell>
          <table:table-cell office:value-type="float" office:value="1661.17" calcext:value-type="float">
            <text:p>1661.17</text:p>
          </table:table-cell>
        </table:table-row>
        <table:table-row table:style-name="ro1">
          <table:table-cell office:value-type="float" office:value="10190075" calcext:value-type="float">
            <text:p>10190075</text:p>
          </table:table-cell>
          <table:table-cell table:formula="of:=[.A639]/1000/(60*60*24)" office:value-type="time" office:time-value="PT02H49M50.075S" calcext:value-type="time">
            <text:p>02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413.73" calcext:value-type="float">
            <text:p>1413.73</text:p>
          </table:table-cell>
          <table:table-cell office:value-type="float" office:value="1663.74" calcext:value-type="float">
            <text:p>1663.74</text:p>
          </table:table-cell>
        </table:table-row>
        <table:table-row table:style-name="ro1">
          <table:table-cell office:value-type="float" office:value="10206075" calcext:value-type="float">
            <text:p>10206075</text:p>
          </table:table-cell>
          <table:table-cell table:formula="of:=[.A640]/1000/(60*60*24)" office:value-type="time" office:time-value="PT02H50M06.075S" calcext:value-type="time">
            <text:p>02:50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4" calcext:value-type="float">
            <text:p>576.64</text:p>
          </table:table-cell>
          <table:table-cell office:value-type="float" office:value="1415.95" calcext:value-type="float">
            <text:p>1415.95</text:p>
          </table:table-cell>
          <table:table-cell office:value-type="float" office:value="1666.31" calcext:value-type="float">
            <text:p>1666.31</text:p>
          </table:table-cell>
        </table:table-row>
        <table:table-row table:style-name="ro1">
          <table:table-cell office:value-type="float" office:value="10222075" calcext:value-type="float">
            <text:p>10222075</text:p>
          </table:table-cell>
          <table:table-cell table:formula="of:=[.A641]/1000/(60*60*24)" office:value-type="time" office:time-value="PT02H50M22.075S" calcext:value-type="time">
            <text:p>02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418.17" calcext:value-type="float">
            <text:p>1418.17</text:p>
          </table:table-cell>
          <table:table-cell office:value-type="float" office:value="1668.87" calcext:value-type="float">
            <text:p>1668.87</text:p>
          </table:table-cell>
        </table:table-row>
        <table:table-row table:style-name="ro1">
          <table:table-cell office:value-type="float" office:value="10238075" calcext:value-type="float">
            <text:p>10238075</text:p>
          </table:table-cell>
          <table:table-cell table:formula="of:=[.A642]/1000/(60*60*24)" office:value-type="time" office:time-value="PT02H50M38.075S" calcext:value-type="time">
            <text:p>02:50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20.39" calcext:value-type="float">
            <text:p>1420.39</text:p>
          </table:table-cell>
          <table:table-cell office:value-type="float" office:value="1671.44" calcext:value-type="float">
            <text:p>1671.44</text:p>
          </table:table-cell>
        </table:table-row>
        <table:table-row table:style-name="ro1">
          <table:table-cell office:value-type="float" office:value="10254075" calcext:value-type="float">
            <text:p>10254075</text:p>
          </table:table-cell>
          <table:table-cell table:formula="of:=[.A643]/1000/(60*60*24)" office:value-type="time" office:time-value="PT02H50M54.075S" calcext:value-type="time">
            <text:p>02:50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422.61" calcext:value-type="float">
            <text:p>1422.61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10270075" calcext:value-type="float">
            <text:p>10270075</text:p>
          </table:table-cell>
          <table:table-cell table:formula="of:=[.A644]/1000/(60*60*24)" office:value-type="time" office:time-value="PT02H51M10.075S" calcext:value-type="time">
            <text:p>02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424.83" calcext:value-type="float">
            <text:p>1424.83</text:p>
          </table:table-cell>
          <table:table-cell office:value-type="float" office:value="1676.57" calcext:value-type="float">
            <text:p>1676.57</text:p>
          </table:table-cell>
        </table:table-row>
        <table:table-row table:style-name="ro1">
          <table:table-cell office:value-type="float" office:value="10286075" calcext:value-type="float">
            <text:p>10286075</text:p>
          </table:table-cell>
          <table:table-cell table:formula="of:=[.A645]/1000/(60*60*24)" office:value-type="time" office:time-value="PT02H51M26.075S" calcext:value-type="time">
            <text:p>02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427.05" calcext:value-type="float">
            <text:p>1427.05</text:p>
          </table:table-cell>
          <table:table-cell office:value-type="float" office:value="1679.14" calcext:value-type="float">
            <text:p>1679.14</text:p>
          </table:table-cell>
        </table:table-row>
        <table:table-row table:style-name="ro1">
          <table:table-cell office:value-type="float" office:value="10302076" calcext:value-type="float">
            <text:p>10302076</text:p>
          </table:table-cell>
          <table:table-cell table:formula="of:=[.A646]/1000/(60*60*24)" office:value-type="time" office:time-value="PT02H51M42.076S" calcext:value-type="time">
            <text:p>02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429.27" calcext:value-type="float">
            <text:p>1429.27</text:p>
          </table:table-cell>
          <table:table-cell office:value-type="float" office:value="1681.7" calcext:value-type="float">
            <text:p>1681.7</text:p>
          </table:table-cell>
        </table:table-row>
        <table:table-row table:style-name="ro1">
          <table:table-cell office:value-type="float" office:value="10318075" calcext:value-type="float">
            <text:p>10318075</text:p>
          </table:table-cell>
          <table:table-cell table:formula="of:=[.A647]/1000/(60*60*24)" office:value-type="time" office:time-value="PT02H51M58.075S" calcext:value-type="time">
            <text:p>02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431.48" calcext:value-type="float">
            <text:p>1431.48</text:p>
          </table:table-cell>
          <table:table-cell office:value-type="float" office:value="1684.27" calcext:value-type="float">
            <text:p>1684.27</text:p>
          </table:table-cell>
        </table:table-row>
        <table:table-row table:style-name="ro1">
          <table:table-cell office:value-type="float" office:value="10334076" calcext:value-type="float">
            <text:p>10334076</text:p>
          </table:table-cell>
          <table:table-cell table:formula="of:=[.A648]/1000/(60*60*24)" office:value-type="time" office:time-value="PT02H52M14.076S" calcext:value-type="time">
            <text:p>02:52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33.7" calcext:value-type="float">
            <text:p>1433.7</text:p>
          </table:table-cell>
          <table:table-cell office:value-type="float" office:value="1686.83" calcext:value-type="float">
            <text:p>1686.83</text:p>
          </table:table-cell>
        </table:table-row>
        <table:table-row table:style-name="ro1">
          <table:table-cell office:value-type="float" office:value="10350075" calcext:value-type="float">
            <text:p>10350075</text:p>
          </table:table-cell>
          <table:table-cell table:formula="of:=[.A649]/1000/(60*60*24)" office:value-type="time" office:time-value="PT02H52M30.075S" calcext:value-type="time">
            <text:p>02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435.92" calcext:value-type="float">
            <text:p>1435.92</text:p>
          </table:table-cell>
          <table:table-cell office:value-type="float" office:value="1689.4" calcext:value-type="float">
            <text:p>1689.4</text:p>
          </table:table-cell>
        </table:table-row>
        <table:table-row table:style-name="ro1">
          <table:table-cell office:value-type="float" office:value="10366076" calcext:value-type="float">
            <text:p>10366076</text:p>
          </table:table-cell>
          <table:table-cell table:formula="of:=[.A650]/1000/(60*60*24)" office:value-type="time" office:time-value="PT02H52M46.076S" calcext:value-type="time">
            <text:p>02:52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438.14" calcext:value-type="float">
            <text:p>1438.14</text:p>
          </table:table-cell>
          <table:table-cell office:value-type="float" office:value="1691.96" calcext:value-type="float">
            <text:p>1691.96</text:p>
          </table:table-cell>
        </table:table-row>
        <table:table-row table:style-name="ro1">
          <table:table-cell office:value-type="float" office:value="10382076" calcext:value-type="float">
            <text:p>10382076</text:p>
          </table:table-cell>
          <table:table-cell table:formula="of:=[.A651]/1000/(60*60*24)" office:value-type="time" office:time-value="PT02H53M02.076S" calcext:value-type="time">
            <text:p>02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440.36" calcext:value-type="float">
            <text:p>1440.36</text:p>
          </table:table-cell>
          <table:table-cell office:value-type="float" office:value="1694.53" calcext:value-type="float">
            <text:p>1694.53</text:p>
          </table:table-cell>
        </table:table-row>
        <table:table-row table:style-name="ro1">
          <table:table-cell office:value-type="float" office:value="10398076" calcext:value-type="float">
            <text:p>10398076</text:p>
          </table:table-cell>
          <table:table-cell table:formula="of:=[.A652]/1000/(60*60*24)" office:value-type="time" office:time-value="PT02H53M18.076S" calcext:value-type="time">
            <text:p>02:53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42.58" calcext:value-type="float">
            <text:p>1442.58</text:p>
          </table:table-cell>
          <table:table-cell office:value-type="float" office:value="1697.09" calcext:value-type="float">
            <text:p>1697.09</text:p>
          </table:table-cell>
        </table:table-row>
        <table:table-row table:style-name="ro1">
          <table:table-cell office:value-type="float" office:value="10414075" calcext:value-type="float">
            <text:p>10414075</text:p>
          </table:table-cell>
          <table:table-cell table:formula="of:=[.A653]/1000/(60*60*24)" office:value-type="time" office:time-value="PT02H53M34.075S" calcext:value-type="time">
            <text:p>02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444.8" calcext:value-type="float">
            <text:p>1444.8</text:p>
          </table:table-cell>
          <table:table-cell office:value-type="float" office:value="1699.66" calcext:value-type="float">
            <text:p>1699.66</text:p>
          </table:table-cell>
        </table:table-row>
        <table:table-row table:style-name="ro1">
          <table:table-cell office:value-type="float" office:value="10430075" calcext:value-type="float">
            <text:p>10430075</text:p>
          </table:table-cell>
          <table:table-cell table:formula="of:=[.A654]/1000/(60*60*24)" office:value-type="time" office:time-value="PT02H53M50.075S" calcext:value-type="time">
            <text:p>02:53:50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447.02" calcext:value-type="float">
            <text:p>1447.02</text:p>
          </table:table-cell>
          <table:table-cell office:value-type="float" office:value="1702.22" calcext:value-type="float">
            <text:p>1702.22</text:p>
          </table:table-cell>
        </table:table-row>
        <table:table-row table:style-name="ro1">
          <table:table-cell office:value-type="float" office:value="10446075" calcext:value-type="float">
            <text:p>10446075</text:p>
          </table:table-cell>
          <table:table-cell table:formula="of:=[.A655]/1000/(60*60*24)" office:value-type="time" office:time-value="PT02H54M06.075S" calcext:value-type="time">
            <text:p>02:54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449.25" calcext:value-type="float">
            <text:p>1449.25</text:p>
          </table:table-cell>
          <table:table-cell office:value-type="float" office:value="1704.79" calcext:value-type="float">
            <text:p>1704.79</text:p>
          </table:table-cell>
        </table:table-row>
        <table:table-row table:style-name="ro1">
          <table:table-cell office:value-type="float" office:value="10462075" calcext:value-type="float">
            <text:p>10462075</text:p>
          </table:table-cell>
          <table:table-cell table:formula="of:=[.A656]/1000/(60*60*24)" office:value-type="time" office:time-value="PT02H54M22.075S" calcext:value-type="time">
            <text:p>02:54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451.47" calcext:value-type="float">
            <text:p>1451.47</text:p>
          </table:table-cell>
          <table:table-cell office:value-type="float" office:value="1707.35" calcext:value-type="float">
            <text:p>1707.35</text:p>
          </table:table-cell>
        </table:table-row>
        <table:table-row table:style-name="ro1">
          <table:table-cell office:value-type="float" office:value="10478075" calcext:value-type="float">
            <text:p>10478075</text:p>
          </table:table-cell>
          <table:table-cell table:formula="of:=[.A657]/1000/(60*60*24)" office:value-type="time" office:time-value="PT02H54M38.075S" calcext:value-type="time">
            <text:p>02:54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53.69" calcext:value-type="float">
            <text:p>1453.69</text:p>
          </table:table-cell>
          <table:table-cell office:value-type="float" office:value="1709.91" calcext:value-type="float">
            <text:p>1709.91</text:p>
          </table:table-cell>
        </table:table-row>
        <table:table-row table:style-name="ro1">
          <table:table-cell office:value-type="float" office:value="10494075" calcext:value-type="float">
            <text:p>10494075</text:p>
          </table:table-cell>
          <table:table-cell table:formula="of:=[.A658]/1000/(60*60*24)" office:value-type="time" office:time-value="PT02H54M54.075S" calcext:value-type="time">
            <text:p>02:54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4" calcext:value-type="float">
            <text:p>576.64</text:p>
          </table:table-cell>
          <table:table-cell office:value-type="float" office:value="1455.91" calcext:value-type="float">
            <text:p>1455.91</text:p>
          </table:table-cell>
          <table:table-cell office:value-type="float" office:value="1712.48" calcext:value-type="float">
            <text:p>1712.48</text:p>
          </table:table-cell>
        </table:table-row>
        <table:table-row table:style-name="ro1">
          <table:table-cell office:value-type="float" office:value="10510076" calcext:value-type="float">
            <text:p>10510076</text:p>
          </table:table-cell>
          <table:table-cell table:formula="of:=[.A659]/1000/(60*60*24)" office:value-type="time" office:time-value="PT02H55M10.076S" calcext:value-type="time">
            <text:p>02:55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458.12" calcext:value-type="float">
            <text:p>1458.12</text:p>
          </table:table-cell>
          <table:table-cell office:value-type="float" office:value="1715.04" calcext:value-type="float">
            <text:p>1715.04</text:p>
          </table:table-cell>
        </table:table-row>
        <table:table-row table:style-name="ro1">
          <table:table-cell office:value-type="float" office:value="10526075" calcext:value-type="float">
            <text:p>10526075</text:p>
          </table:table-cell>
          <table:table-cell table:formula="of:=[.A660]/1000/(60*60*24)" office:value-type="time" office:time-value="PT02H55M26.075S" calcext:value-type="time">
            <text:p>02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460.34" calcext:value-type="float">
            <text:p>1460.34</text:p>
          </table:table-cell>
          <table:table-cell office:value-type="float" office:value="1717.61" calcext:value-type="float">
            <text:p>1717.61</text:p>
          </table:table-cell>
        </table:table-row>
        <table:table-row table:style-name="ro1">
          <table:table-cell office:value-type="float" office:value="10542076" calcext:value-type="float">
            <text:p>10542076</text:p>
          </table:table-cell>
          <table:table-cell table:formula="of:=[.A661]/1000/(60*60*24)" office:value-type="time" office:time-value="PT02H55M42.076S" calcext:value-type="time">
            <text:p>02:55:42</text:p>
          </table:table-cell>
          <table:table-cell office:value-type="float" office:value="1.15" calcext:value-type="float">
            <text:p>1.15</text:p>
          </table:table-cell>
          <table:table-cell office:value-type="float" office:value="501.2" calcext:value-type="float">
            <text:p>501.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462.57" calcext:value-type="float">
            <text:p>1462.57</text:p>
          </table:table-cell>
          <table:table-cell office:value-type="float" office:value="1720.18" calcext:value-type="float">
            <text:p>1720.18</text:p>
          </table:table-cell>
        </table:table-row>
        <table:table-row table:style-name="ro1">
          <table:table-cell office:value-type="float" office:value="10558075" calcext:value-type="float">
            <text:p>10558075</text:p>
          </table:table-cell>
          <table:table-cell table:formula="of:=[.A662]/1000/(60*60*24)" office:value-type="time" office:time-value="PT02H55M58.075S" calcext:value-type="time">
            <text:p>02:55:58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464.8" calcext:value-type="float">
            <text:p>1464.8</text:p>
          </table:table-cell>
          <table:table-cell office:value-type="float" office:value="1722.75" calcext:value-type="float">
            <text:p>1722.75</text:p>
          </table:table-cell>
        </table:table-row>
        <table:table-row table:style-name="ro1">
          <table:table-cell office:value-type="float" office:value="10574076" calcext:value-type="float">
            <text:p>10574076</text:p>
          </table:table-cell>
          <table:table-cell table:formula="of:=[.A663]/1000/(60*60*24)" office:value-type="time" office:time-value="PT02H56M14.076S" calcext:value-type="time">
            <text:p>02:56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67.02" calcext:value-type="float">
            <text:p>1467.02</text:p>
          </table:table-cell>
          <table:table-cell office:value-type="float" office:value="1725.31" calcext:value-type="float">
            <text:p>1725.31</text:p>
          </table:table-cell>
        </table:table-row>
        <table:table-row table:style-name="ro1">
          <table:table-cell office:value-type="float" office:value="10590075" calcext:value-type="float">
            <text:p>10590075</text:p>
          </table:table-cell>
          <table:table-cell table:formula="of:=[.A664]/1000/(60*60*24)" office:value-type="time" office:time-value="PT02H56M30.075S" calcext:value-type="time">
            <text:p>02:56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69.24" calcext:value-type="float">
            <text:p>1469.24</text:p>
          </table:table-cell>
          <table:table-cell office:value-type="float" office:value="1727.87" calcext:value-type="float">
            <text:p>1727.87</text:p>
          </table:table-cell>
        </table:table-row>
        <table:table-row table:style-name="ro1">
          <table:table-cell office:value-type="float" office:value="10606075" calcext:value-type="float">
            <text:p>10606075</text:p>
          </table:table-cell>
          <table:table-cell table:formula="of:=[.A665]/1000/(60*60*24)" office:value-type="time" office:time-value="PT02H56M46.075S" calcext:value-type="time">
            <text:p>02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471.46" calcext:value-type="float">
            <text:p>1471.46</text:p>
          </table:table-cell>
          <table:table-cell office:value-type="float" office:value="1730.44" calcext:value-type="float">
            <text:p>1730.44</text:p>
          </table:table-cell>
        </table:table-row>
        <table:table-row table:style-name="ro1">
          <table:table-cell office:value-type="float" office:value="10622075" calcext:value-type="float">
            <text:p>10622075</text:p>
          </table:table-cell>
          <table:table-cell table:formula="of:=[.A666]/1000/(60*60*24)" office:value-type="time" office:time-value="PT02H57M02.075S" calcext:value-type="time">
            <text:p>02:57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" calcext:value-type="float">
            <text:p>576.4</text:p>
          </table:table-cell>
          <table:table-cell office:value-type="float" office:value="1473.68" calcext:value-type="float">
            <text:p>1473.6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0638076" calcext:value-type="float">
            <text:p>10638076</text:p>
          </table:table-cell>
          <table:table-cell table:formula="of:=[.A667]/1000/(60*60*24)" office:value-type="time" office:time-value="PT02H57M18.076S" calcext:value-type="time">
            <text:p>02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475.9" calcext:value-type="float">
            <text:p>1475.9</text:p>
          </table:table-cell>
          <table:table-cell office:value-type="float" office:value="1735.57" calcext:value-type="float">
            <text:p>1735.57</text:p>
          </table:table-cell>
        </table:table-row>
        <table:table-row table:style-name="ro1">
          <table:table-cell office:value-type="float" office:value="10654076" calcext:value-type="float">
            <text:p>10654076</text:p>
          </table:table-cell>
          <table:table-cell table:formula="of:=[.A668]/1000/(60*60*24)" office:value-type="time" office:time-value="PT02H57M34.076S" calcext:value-type="time">
            <text:p>02:57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478.12" calcext:value-type="float">
            <text:p>1478.12</text:p>
          </table:table-cell>
          <table:table-cell office:value-type="float" office:value="1738.13" calcext:value-type="float">
            <text:p>1738.13</text:p>
          </table:table-cell>
        </table:table-row>
        <table:table-row table:style-name="ro1">
          <table:table-cell office:value-type="float" office:value="10670075" calcext:value-type="float">
            <text:p>10670075</text:p>
          </table:table-cell>
          <table:table-cell table:formula="of:=[.A669]/1000/(60*60*24)" office:value-type="time" office:time-value="PT02H57M50.075S" calcext:value-type="time">
            <text:p>02:57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80.34" calcext:value-type="float">
            <text:p>1480.34</text:p>
          </table:table-cell>
          <table:table-cell office:value-type="float" office:value="1740.69" calcext:value-type="float">
            <text:p>1740.69</text:p>
          </table:table-cell>
        </table:table-row>
        <table:table-row table:style-name="ro1">
          <table:table-cell office:value-type="float" office:value="10686075" calcext:value-type="float">
            <text:p>10686075</text:p>
          </table:table-cell>
          <table:table-cell table:formula="of:=[.A670]/1000/(60*60*24)" office:value-type="time" office:time-value="PT02H58M06.075S" calcext:value-type="time">
            <text:p>02:58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2" calcext:value-type="float">
            <text:p>575.82</text:p>
          </table:table-cell>
          <table:table-cell office:value-type="float" office:value="1482.56" calcext:value-type="float">
            <text:p>1482.56</text:p>
          </table:table-cell>
          <table:table-cell office:value-type="float" office:value="1743.25" calcext:value-type="float">
            <text:p>1743.25</text:p>
          </table:table-cell>
        </table:table-row>
        <table:table-row table:style-name="ro1">
          <table:table-cell office:value-type="float" office:value="10702075" calcext:value-type="float">
            <text:p>10702075</text:p>
          </table:table-cell>
          <table:table-cell table:formula="of:=[.A671]/1000/(60*60*24)" office:value-type="time" office:time-value="PT02H58M22.075S" calcext:value-type="time">
            <text:p>02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484.78" calcext:value-type="float">
            <text:p>1484.78</text:p>
          </table:table-cell>
          <table:table-cell office:value-type="float" office:value="1745.81" calcext:value-type="float">
            <text:p>1745.81</text:p>
          </table:table-cell>
        </table:table-row>
        <table:table-row table:style-name="ro1">
          <table:table-cell office:value-type="float" office:value="10718075" calcext:value-type="float">
            <text:p>10718075</text:p>
          </table:table-cell>
          <table:table-cell table:formula="of:=[.A672]/1000/(60*60*24)" office:value-type="time" office:time-value="PT02H58M38.075S" calcext:value-type="time">
            <text:p>02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486.99" calcext:value-type="float">
            <text:p>1486.99</text:p>
          </table:table-cell>
          <table:table-cell office:value-type="float" office:value="1748.37" calcext:value-type="float">
            <text:p>1748.37</text:p>
          </table:table-cell>
        </table:table-row>
        <table:table-row table:style-name="ro1">
          <table:table-cell office:value-type="float" office:value="10734075" calcext:value-type="float">
            <text:p>10734075</text:p>
          </table:table-cell>
          <table:table-cell table:formula="of:=[.A673]/1000/(60*60*24)" office:value-type="time" office:time-value="PT02H58M54.075S" calcext:value-type="time">
            <text:p>02:58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89.21" calcext:value-type="float">
            <text:p>1489.21</text:p>
          </table:table-cell>
          <table:table-cell office:value-type="float" office:value="1750.93" calcext:value-type="float">
            <text:p>1750.93</text:p>
          </table:table-cell>
        </table:table-row>
        <table:table-row table:style-name="ro1">
          <table:table-cell office:value-type="float" office:value="10750075" calcext:value-type="float">
            <text:p>10750075</text:p>
          </table:table-cell>
          <table:table-cell table:formula="of:=[.A674]/1000/(60*60*24)" office:value-type="time" office:time-value="PT02H59M10.075S" calcext:value-type="time">
            <text:p>02:59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91.43" calcext:value-type="float">
            <text:p>1491.43</text:p>
          </table:table-cell>
          <table:table-cell office:value-type="float" office:value="1753.49" calcext:value-type="float">
            <text:p>1753.49</text:p>
          </table:table-cell>
        </table:table-row>
        <table:table-row table:style-name="ro1">
          <table:table-cell office:value-type="float" office:value="10766075" calcext:value-type="float">
            <text:p>10766075</text:p>
          </table:table-cell>
          <table:table-cell table:formula="of:=[.A675]/1000/(60*60*24)" office:value-type="time" office:time-value="PT02H59M26.075S" calcext:value-type="time">
            <text:p>02:59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93.65" calcext:value-type="float">
            <text:p>1493.65</text:p>
          </table:table-cell>
          <table:table-cell office:value-type="float" office:value="1756.05" calcext:value-type="float">
            <text:p>1756.05</text:p>
          </table:table-cell>
        </table:table-row>
        <table:table-row table:style-name="ro1">
          <table:table-cell office:value-type="float" office:value="10782075" calcext:value-type="float">
            <text:p>10782075</text:p>
          </table:table-cell>
          <table:table-cell table:formula="of:=[.A676]/1000/(60*60*24)" office:value-type="time" office:time-value="PT02H59M42.075S" calcext:value-type="time">
            <text:p>02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95.87" calcext:value-type="float">
            <text:p>1495.87</text:p>
          </table:table-cell>
          <table:table-cell office:value-type="float" office:value="1758.61" calcext:value-type="float">
            <text:p>1758.61</text:p>
          </table:table-cell>
        </table:table-row>
        <table:table-row table:style-name="ro1">
          <table:table-cell office:value-type="float" office:value="10798075" calcext:value-type="float">
            <text:p>10798075</text:p>
          </table:table-cell>
          <table:table-cell table:formula="of:=[.A677]/1000/(60*60*24)" office:value-type="time" office:time-value="PT02H59M58.075S" calcext:value-type="time">
            <text:p>02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98.09" calcext:value-type="float">
            <text:p>1498.09</text:p>
          </table:table-cell>
          <table:table-cell office:value-type="float" office:value="1761.17" calcext:value-type="float">
            <text:p>1761.17</text:p>
          </table:table-cell>
        </table:table-row>
        <table:table-row table:style-name="ro1">
          <table:table-cell office:value-type="float" office:value="10814076" calcext:value-type="float">
            <text:p>10814076</text:p>
          </table:table-cell>
          <table:table-cell table:formula="of:=[.A678]/1000/(60*60*24)" office:value-type="time" office:time-value="PT03H00M14.076S" calcext:value-type="time">
            <text:p>03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500.31" calcext:value-type="float">
            <text:p>1500.31</text:p>
          </table:table-cell>
          <table:table-cell office:value-type="float" office:value="1763.73" calcext:value-type="float">
            <text:p>1763.73</text:p>
          </table:table-cell>
        </table:table-row>
        <table:table-row table:style-name="ro1">
          <table:table-cell office:value-type="float" office:value="10830075" calcext:value-type="float">
            <text:p>10830075</text:p>
          </table:table-cell>
          <table:table-cell table:formula="of:=[.A679]/1000/(60*60*24)" office:value-type="time" office:time-value="PT03H00M30.075S" calcext:value-type="time">
            <text:p>03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502.53" calcext:value-type="float">
            <text:p>1502.53</text:p>
          </table:table-cell>
          <table:table-cell office:value-type="float" office:value="1766.29" calcext:value-type="float">
            <text:p>1766.29</text:p>
          </table:table-cell>
        </table:table-row>
        <table:table-row table:style-name="ro1">
          <table:table-cell office:value-type="float" office:value="10846075" calcext:value-type="float">
            <text:p>10846075</text:p>
          </table:table-cell>
          <table:table-cell table:formula="of:=[.A680]/1000/(60*60*24)" office:value-type="time" office:time-value="PT03H00M46.075S" calcext:value-type="time">
            <text:p>03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504.75" calcext:value-type="float">
            <text:p>1504.75</text:p>
          </table:table-cell>
          <table:table-cell office:value-type="float" office:value="1768.85" calcext:value-type="float">
            <text:p>1768.85</text:p>
          </table:table-cell>
        </table:table-row>
        <table:table-row table:style-name="ro1">
          <table:table-cell office:value-type="float" office:value="10862075" calcext:value-type="float">
            <text:p>10862075</text:p>
          </table:table-cell>
          <table:table-cell table:formula="of:=[.A681]/1000/(60*60*24)" office:value-type="time" office:time-value="PT03H01M02.075S" calcext:value-type="time">
            <text:p>03:01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506.97" calcext:value-type="float">
            <text:p>1506.97</text:p>
          </table:table-cell>
          <table:table-cell office:value-type="float" office:value="1771.41" calcext:value-type="float">
            <text:p>1771.41</text:p>
          </table:table-cell>
        </table:table-row>
        <table:table-row table:style-name="ro1">
          <table:table-cell office:value-type="float" office:value="10878075" calcext:value-type="float">
            <text:p>10878075</text:p>
          </table:table-cell>
          <table:table-cell table:formula="of:=[.A682]/1000/(60*60*24)" office:value-type="time" office:time-value="PT03H01M18.075S" calcext:value-type="time">
            <text:p>03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509.19" calcext:value-type="float">
            <text:p>1509.19</text:p>
          </table:table-cell>
          <table:table-cell office:value-type="float" office:value="1773.97" calcext:value-type="float">
            <text:p>1773.97</text:p>
          </table:table-cell>
        </table:table-row>
        <table:table-row table:style-name="ro1">
          <table:table-cell office:value-type="float" office:value="10894076" calcext:value-type="float">
            <text:p>10894076</text:p>
          </table:table-cell>
          <table:table-cell table:formula="of:=[.A683]/1000/(60*60*24)" office:value-type="time" office:time-value="PT03H01M34.076S" calcext:value-type="time">
            <text:p>03:01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11.4" calcext:value-type="float">
            <text:p>1511.4</text:p>
          </table:table-cell>
          <table:table-cell office:value-type="float" office:value="1776.53" calcext:value-type="float">
            <text:p>1776.53</text:p>
          </table:table-cell>
        </table:table-row>
        <table:table-row table:style-name="ro1">
          <table:table-cell office:value-type="float" office:value="10910076" calcext:value-type="float">
            <text:p>10910076</text:p>
          </table:table-cell>
          <table:table-cell table:formula="of:=[.A684]/1000/(60*60*24)" office:value-type="time" office:time-value="PT03H01M50.076S" calcext:value-type="time">
            <text:p>03:01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513.62" calcext:value-type="float">
            <text:p>1513.62</text:p>
          </table:table-cell>
          <table:table-cell office:value-type="float" office:value="1779.09" calcext:value-type="float">
            <text:p>1779.09</text:p>
          </table:table-cell>
        </table:table-row>
        <table:table-row table:style-name="ro1">
          <table:table-cell office:value-type="float" office:value="10926075" calcext:value-type="float">
            <text:p>10926075</text:p>
          </table:table-cell>
          <table:table-cell table:formula="of:=[.A685]/1000/(60*60*24)" office:value-type="time" office:time-value="PT03H02M06.075S" calcext:value-type="time">
            <text:p>03:02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515.84" calcext:value-type="float">
            <text:p>1515.84</text:p>
          </table:table-cell>
          <table:table-cell office:value-type="float" office:value="1781.65" calcext:value-type="float">
            <text:p>1781.65</text:p>
          </table:table-cell>
        </table:table-row>
        <table:table-row table:style-name="ro1">
          <table:table-cell office:value-type="float" office:value="10942076" calcext:value-type="float">
            <text:p>10942076</text:p>
          </table:table-cell>
          <table:table-cell table:formula="of:=[.A686]/1000/(60*60*24)" office:value-type="time" office:time-value="PT03H02M22.076S" calcext:value-type="time">
            <text:p>03:02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18.06" calcext:value-type="float">
            <text:p>1518.06</text:p>
          </table:table-cell>
          <table:table-cell office:value-type="float" office:value="1784.2" calcext:value-type="float">
            <text:p>1784.2</text:p>
          </table:table-cell>
        </table:table-row>
        <table:table-row table:style-name="ro1">
          <table:table-cell office:value-type="float" office:value="10958076" calcext:value-type="float">
            <text:p>10958076</text:p>
          </table:table-cell>
          <table:table-cell table:formula="of:=[.A687]/1000/(60*60*24)" office:value-type="time" office:time-value="PT03H02M38.076S" calcext:value-type="time">
            <text:p>03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6" calcext:value-type="float">
            <text:p>574.26</text:p>
          </table:table-cell>
          <table:table-cell office:value-type="float" office:value="1520.28" calcext:value-type="float">
            <text:p>1520.28</text:p>
          </table:table-cell>
          <table:table-cell office:value-type="float" office:value="1786.76" calcext:value-type="float">
            <text:p>1786.76</text:p>
          </table:table-cell>
        </table:table-row>
        <table:table-row table:style-name="ro1">
          <table:table-cell office:value-type="float" office:value="10974075" calcext:value-type="float">
            <text:p>10974075</text:p>
          </table:table-cell>
          <table:table-cell table:formula="of:=[.A688]/1000/(60*60*24)" office:value-type="time" office:time-value="PT03H02M54.075S" calcext:value-type="time">
            <text:p>03:02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22.5" calcext:value-type="float">
            <text:p>1522.5</text:p>
          </table:table-cell>
          <table:table-cell office:value-type="float" office:value="1789.32" calcext:value-type="float">
            <text:p>1789.32</text:p>
          </table:table-cell>
        </table:table-row>
        <table:table-row table:style-name="ro1">
          <table:table-cell office:value-type="float" office:value="10990075" calcext:value-type="float">
            <text:p>10990075</text:p>
          </table:table-cell>
          <table:table-cell table:formula="of:=[.A689]/1000/(60*60*24)" office:value-type="time" office:time-value="PT03H03M10.075S" calcext:value-type="time">
            <text:p>03:03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524.72" calcext:value-type="float">
            <text:p>1524.72</text:p>
          </table:table-cell>
          <table:table-cell office:value-type="float" office:value="1791.88" calcext:value-type="float">
            <text:p>1791.88</text:p>
          </table:table-cell>
        </table:table-row>
        <table:table-row table:style-name="ro1">
          <table:table-cell office:value-type="float" office:value="11006075" calcext:value-type="float">
            <text:p>11006075</text:p>
          </table:table-cell>
          <table:table-cell table:formula="of:=[.A690]/1000/(60*60*24)" office:value-type="time" office:time-value="PT03H03M26.075S" calcext:value-type="time">
            <text:p>03:0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26.94" calcext:value-type="float">
            <text:p>1526.94</text:p>
          </table:table-cell>
          <table:table-cell office:value-type="float" office:value="1794.43" calcext:value-type="float">
            <text:p>1794.43</text:p>
          </table:table-cell>
        </table:table-row>
        <table:table-row table:style-name="ro1">
          <table:table-cell office:value-type="float" office:value="11022075" calcext:value-type="float">
            <text:p>11022075</text:p>
          </table:table-cell>
          <table:table-cell table:formula="of:=[.A691]/1000/(60*60*24)" office:value-type="time" office:time-value="PT03H03M42.075S" calcext:value-type="time">
            <text:p>03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1" calcext:value-type="float">
            <text:p>576.1</text:p>
          </table:table-cell>
          <table:table-cell office:value-type="float" office:value="1529.16" calcext:value-type="float">
            <text:p>1529.16</text:p>
          </table:table-cell>
          <table:table-cell office:value-type="float" office:value="1796.99" calcext:value-type="float">
            <text:p>1796.99</text:p>
          </table:table-cell>
        </table:table-row>
        <table:table-row table:style-name="ro1">
          <table:table-cell office:value-type="float" office:value="11038075" calcext:value-type="float">
            <text:p>11038075</text:p>
          </table:table-cell>
          <table:table-cell table:formula="of:=[.A692]/1000/(60*60*24)" office:value-type="time" office:time-value="PT03H03M58.075S" calcext:value-type="time">
            <text:p>03:03:58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531.39" calcext:value-type="float">
            <text:p>1531.39</text:p>
          </table:table-cell>
          <table:table-cell office:value-type="float" office:value="1799.55" calcext:value-type="float">
            <text:p>1799.55</text:p>
          </table:table-cell>
        </table:table-row>
        <table:table-row table:style-name="ro1">
          <table:table-cell office:value-type="float" office:value="11054075" calcext:value-type="float">
            <text:p>11054075</text:p>
          </table:table-cell>
          <table:table-cell table:formula="of:=[.A693]/1000/(60*60*24)" office:value-type="time" office:time-value="PT03H04M14.075S" calcext:value-type="time">
            <text:p>03:04:14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6.09" calcext:value-type="float">
            <text:p>576.09</text:p>
          </table:table-cell>
          <table:table-cell office:value-type="float" office:value="1533.61" calcext:value-type="float">
            <text:p>1533.61</text:p>
          </table:table-cell>
          <table:table-cell office:value-type="float" office:value="1802.12" calcext:value-type="float">
            <text:p>1802.12</text:p>
          </table:table-cell>
        </table:table-row>
        <table:table-row table:style-name="ro1">
          <table:table-cell office:value-type="float" office:value="11070075" calcext:value-type="float">
            <text:p>11070075</text:p>
          </table:table-cell>
          <table:table-cell table:formula="of:=[.A694]/1000/(60*60*24)" office:value-type="time" office:time-value="PT03H04M30.075S" calcext:value-type="time">
            <text:p>03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35.84" calcext:value-type="float">
            <text:p>1535.84</text:p>
          </table:table-cell>
          <table:table-cell office:value-type="float" office:value="1804.68" calcext:value-type="float">
            <text:p>1804.68</text:p>
          </table:table-cell>
        </table:table-row>
        <table:table-row table:style-name="ro1">
          <table:table-cell office:value-type="float" office:value="11086075" calcext:value-type="float">
            <text:p>11086075</text:p>
          </table:table-cell>
          <table:table-cell table:formula="of:=[.A695]/1000/(60*60*24)" office:value-type="time" office:time-value="PT03H04M46.075S" calcext:value-type="time">
            <text:p>03:04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538.05" calcext:value-type="float">
            <text:p>1538.05</text:p>
          </table:table-cell>
          <table:table-cell office:value-type="float" office:value="1807.24" calcext:value-type="float">
            <text:p>1807.24</text:p>
          </table:table-cell>
        </table:table-row>
        <table:table-row table:style-name="ro1">
          <table:table-cell office:value-type="float" office:value="11102075" calcext:value-type="float">
            <text:p>11102075</text:p>
          </table:table-cell>
          <table:table-cell table:formula="of:=[.A696]/1000/(60*60*24)" office:value-type="time" office:time-value="PT03H05M02.075S" calcext:value-type="time">
            <text:p>03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40.27" calcext:value-type="float">
            <text:p>1540.27</text:p>
          </table:table-cell>
          <table:table-cell office:value-type="float" office:value="1809.79" calcext:value-type="float">
            <text:p>1809.79</text:p>
          </table:table-cell>
        </table:table-row>
        <table:table-row table:style-name="ro1">
          <table:table-cell office:value-type="float" office:value="11118075" calcext:value-type="float">
            <text:p>11118075</text:p>
          </table:table-cell>
          <table:table-cell table:formula="of:=[.A697]/1000/(60*60*24)" office:value-type="time" office:time-value="PT03H05M18.075S" calcext:value-type="time">
            <text:p>03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3" calcext:value-type="float">
            <text:p>574.03</text:p>
          </table:table-cell>
          <table:table-cell office:value-type="float" office:value="1542.49" calcext:value-type="float">
            <text:p>1542.49</text:p>
          </table:table-cell>
          <table:table-cell office:value-type="float" office:value="1812.35" calcext:value-type="float">
            <text:p>1812.35</text:p>
          </table:table-cell>
        </table:table-row>
        <table:table-row table:style-name="ro1">
          <table:table-cell office:value-type="float" office:value="11134076" calcext:value-type="float">
            <text:p>11134076</text:p>
          </table:table-cell>
          <table:table-cell table:formula="of:=[.A698]/1000/(60*60*24)" office:value-type="time" office:time-value="PT03H05M34.076S" calcext:value-type="time">
            <text:p>03:05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544.71" calcext:value-type="float">
            <text:p>1544.71</text:p>
          </table:table-cell>
          <table:table-cell office:value-type="float" office:value="1814.91" calcext:value-type="float">
            <text:p>1814.91</text:p>
          </table:table-cell>
        </table:table-row>
        <table:table-row table:style-name="ro1">
          <table:table-cell office:value-type="float" office:value="11150076" calcext:value-type="float">
            <text:p>11150076</text:p>
          </table:table-cell>
          <table:table-cell table:formula="of:=[.A699]/1000/(60*60*24)" office:value-type="time" office:time-value="PT03H05M50.076S" calcext:value-type="time">
            <text:p>03:05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46.93" calcext:value-type="float">
            <text:p>1546.93</text:p>
          </table:table-cell>
          <table:table-cell office:value-type="float" office:value="1817.46" calcext:value-type="float">
            <text:p>1817.46</text:p>
          </table:table-cell>
        </table:table-row>
        <table:table-row table:style-name="ro1">
          <table:table-cell office:value-type="float" office:value="11166075" calcext:value-type="float">
            <text:p>11166075</text:p>
          </table:table-cell>
          <table:table-cell table:formula="of:=[.A700]/1000/(60*60*24)" office:value-type="time" office:time-value="PT03H06M06.075S" calcext:value-type="time">
            <text:p>03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49.15" calcext:value-type="float">
            <text:p>1549.15</text:p>
          </table:table-cell>
          <table:table-cell office:value-type="float" office:value="1820.02" calcext:value-type="float">
            <text:p>1820.02</text:p>
          </table:table-cell>
        </table:table-row>
        <table:table-row table:style-name="ro1">
          <table:table-cell office:value-type="float" office:value="11182075" calcext:value-type="float">
            <text:p>11182075</text:p>
          </table:table-cell>
          <table:table-cell table:formula="of:=[.A701]/1000/(60*60*24)" office:value-type="time" office:time-value="PT03H06M22.075S" calcext:value-type="time">
            <text:p>03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51.37" calcext:value-type="float">
            <text:p>1551.37</text:p>
          </table:table-cell>
          <table:table-cell office:value-type="float" office:value="1822.57" calcext:value-type="float">
            <text:p>1822.57</text:p>
          </table:table-cell>
        </table:table-row>
        <table:table-row table:style-name="ro1">
          <table:table-cell office:value-type="float" office:value="11198076" calcext:value-type="float">
            <text:p>11198076</text:p>
          </table:table-cell>
          <table:table-cell table:formula="of:=[.A702]/1000/(60*60*24)" office:value-type="time" office:time-value="PT03H06M38.076S" calcext:value-type="time">
            <text:p>03:06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553.59" calcext:value-type="float">
            <text:p>1553.59</text:p>
          </table:table-cell>
          <table:table-cell office:value-type="float" office:value="1825.13" calcext:value-type="float">
            <text:p>1825.13</text:p>
          </table:table-cell>
        </table:table-row>
        <table:table-row table:style-name="ro1">
          <table:table-cell office:value-type="float" office:value="11214075" calcext:value-type="float">
            <text:p>11214075</text:p>
          </table:table-cell>
          <table:table-cell table:formula="of:=[.A703]/1000/(60*60*24)" office:value-type="time" office:time-value="PT03H06M54.075S" calcext:value-type="time">
            <text:p>03:0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55.81" calcext:value-type="float">
            <text:p>1555.81</text:p>
          </table:table-cell>
          <table:table-cell office:value-type="float" office:value="1827.68" calcext:value-type="float">
            <text:p>1827.68</text:p>
          </table:table-cell>
        </table:table-row>
        <table:table-row table:style-name="ro1">
          <table:table-cell office:value-type="float" office:value="11230076" calcext:value-type="float">
            <text:p>11230076</text:p>
          </table:table-cell>
          <table:table-cell table:formula="of:=[.A704]/1000/(60*60*24)" office:value-type="time" office:time-value="PT03H07M10.076S" calcext:value-type="time">
            <text:p>03:07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58.03" calcext:value-type="float">
            <text:p>1558.03</text:p>
          </table:table-cell>
          <table:table-cell office:value-type="float" office:value="1830.23" calcext:value-type="float">
            <text:p>1830.23</text:p>
          </table:table-cell>
        </table:table-row>
        <table:table-row table:style-name="ro1">
          <table:table-cell office:value-type="float" office:value="11246075" calcext:value-type="float">
            <text:p>11246075</text:p>
          </table:table-cell>
          <table:table-cell table:formula="of:=[.A705]/1000/(60*60*24)" office:value-type="time" office:time-value="PT03H07M26.075S" calcext:value-type="time">
            <text:p>03:07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60.25" calcext:value-type="float">
            <text:p>1560.25</text:p>
          </table:table-cell>
          <table:table-cell office:value-type="float" office:value="1832.79" calcext:value-type="float">
            <text:p>1832.79</text:p>
          </table:table-cell>
        </table:table-row>
        <table:table-row table:style-name="ro1">
          <table:table-cell office:value-type="float" office:value="11262075" calcext:value-type="float">
            <text:p>11262075</text:p>
          </table:table-cell>
          <table:table-cell table:formula="of:=[.A706]/1000/(60*60*24)" office:value-type="time" office:time-value="PT03H07M42.075S" calcext:value-type="time">
            <text:p>03:07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562.47" calcext:value-type="float">
            <text:p>1562.47</text:p>
          </table:table-cell>
          <table:table-cell office:value-type="float" office:value="1835.34" calcext:value-type="float">
            <text:p>1835.34</text:p>
          </table:table-cell>
        </table:table-row>
        <table:table-row table:style-name="ro1">
          <table:table-cell office:value-type="float" office:value="11278075" calcext:value-type="float">
            <text:p>11278075</text:p>
          </table:table-cell>
          <table:table-cell table:formula="of:=[.A707]/1000/(60*60*24)" office:value-type="time" office:time-value="PT03H07M58.075S" calcext:value-type="time">
            <text:p>03:07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64.68" calcext:value-type="float">
            <text:p>1564.68</text:p>
          </table:table-cell>
          <table:table-cell office:value-type="float" office:value="1837.89" calcext:value-type="float">
            <text:p>1837.89</text:p>
          </table:table-cell>
        </table:table-row>
        <table:table-row table:style-name="ro1">
          <table:table-cell office:value-type="float" office:value="11294075" calcext:value-type="float">
            <text:p>11294075</text:p>
          </table:table-cell>
          <table:table-cell table:formula="of:=[.A708]/1000/(60*60*24)" office:value-type="time" office:time-value="PT03H08M14.075S" calcext:value-type="time">
            <text:p>03:08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66.9" calcext:value-type="float">
            <text:p>1566.9</text:p>
          </table:table-cell>
          <table:table-cell office:value-type="float" office:value="1840.45" calcext:value-type="float">
            <text:p>1840.45</text:p>
          </table:table-cell>
        </table:table-row>
        <table:table-row table:style-name="ro1">
          <table:table-cell office:value-type="float" office:value="11310075" calcext:value-type="float">
            <text:p>11310075</text:p>
          </table:table-cell>
          <table:table-cell table:formula="of:=[.A709]/1000/(60*60*24)" office:value-type="time" office:time-value="PT03H08M30.075S" calcext:value-type="time">
            <text:p>03:08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69.12" calcext:value-type="float">
            <text:p>1569.12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1326075" calcext:value-type="float">
            <text:p>11326075</text:p>
          </table:table-cell>
          <table:table-cell table:formula="of:=[.A710]/1000/(60*60*24)" office:value-type="time" office:time-value="PT03H08M46.075S" calcext:value-type="time">
            <text:p>03:08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571.34" calcext:value-type="float">
            <text:p>1571.34</text:p>
          </table:table-cell>
          <table:table-cell office:value-type="float" office:value="1845.55" calcext:value-type="float">
            <text:p>1845.55</text:p>
          </table:table-cell>
        </table:table-row>
        <table:table-row table:style-name="ro1">
          <table:table-cell office:value-type="float" office:value="11342075" calcext:value-type="float">
            <text:p>11342075</text:p>
          </table:table-cell>
          <table:table-cell table:formula="of:=[.A711]/1000/(60*60*24)" office:value-type="time" office:time-value="PT03H09M02.075S" calcext:value-type="time">
            <text:p>03:09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1848.1" calcext:value-type="float">
            <text:p>1848.1</text:p>
          </table:table-cell>
        </table:table-row>
        <table:table-row table:style-name="ro1">
          <table:table-cell office:value-type="float" office:value="11358075" calcext:value-type="float">
            <text:p>11358075</text:p>
          </table:table-cell>
          <table:table-cell table:formula="of:=[.A712]/1000/(60*60*24)" office:value-type="time" office:time-value="PT03H09M18.075S" calcext:value-type="time">
            <text:p>03:09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575.78" calcext:value-type="float">
            <text:p>1575.78</text:p>
          </table:table-cell>
          <table:table-cell office:value-type="float" office:value="1850.66" calcext:value-type="float">
            <text:p>1850.66</text:p>
          </table:table-cell>
        </table:table-row>
        <table:table-row table:style-name="ro1">
          <table:table-cell office:value-type="float" office:value="11374075" calcext:value-type="float">
            <text:p>11374075</text:p>
          </table:table-cell>
          <table:table-cell table:formula="of:=[.A713]/1000/(60*60*24)" office:value-type="time" office:time-value="PT03H09M34.075S" calcext:value-type="time">
            <text:p>03:09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578" calcext:value-type="float">
            <text:p>1578</text:p>
          </table:table-cell>
          <table:table-cell office:value-type="float" office:value="1853.21" calcext:value-type="float">
            <text:p>1853.21</text:p>
          </table:table-cell>
        </table:table-row>
        <table:table-row table:style-name="ro1">
          <table:table-cell office:value-type="float" office:value="11390075" calcext:value-type="float">
            <text:p>11390075</text:p>
          </table:table-cell>
          <table:table-cell table:formula="of:=[.A714]/1000/(60*60*24)" office:value-type="time" office:time-value="PT03H09M50.075S" calcext:value-type="time">
            <text:p>03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80.22" calcext:value-type="float">
            <text:p>1580.22</text:p>
          </table:table-cell>
          <table:table-cell office:value-type="float" office:value="1855.76" calcext:value-type="float">
            <text:p>1855.76</text:p>
          </table:table-cell>
        </table:table-row>
        <table:table-row table:style-name="ro1">
          <table:table-cell office:value-type="float" office:value="11406075" calcext:value-type="float">
            <text:p>11406075</text:p>
          </table:table-cell>
          <table:table-cell table:formula="of:=[.A715]/1000/(60*60*24)" office:value-type="time" office:time-value="PT03H10M06.075S" calcext:value-type="time">
            <text:p>03:10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82.44" calcext:value-type="float">
            <text:p>1582.44</text:p>
          </table:table-cell>
          <table:table-cell office:value-type="float" office:value="1858.31" calcext:value-type="float">
            <text:p>1858.31</text:p>
          </table:table-cell>
        </table:table-row>
        <table:table-row table:style-name="ro1">
          <table:table-cell office:value-type="float" office:value="11422075" calcext:value-type="float">
            <text:p>11422075</text:p>
          </table:table-cell>
          <table:table-cell table:formula="of:=[.A716]/1000/(60*60*24)" office:value-type="time" office:time-value="PT03H10M22.075S" calcext:value-type="time">
            <text:p>03:10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84.66" calcext:value-type="float">
            <text:p>1584.66</text:p>
          </table:table-cell>
          <table:table-cell office:value-type="float" office:value="1860.86" calcext:value-type="float">
            <text:p>1860.86</text:p>
          </table:table-cell>
        </table:table-row>
        <table:table-row table:style-name="ro1">
          <table:table-cell office:value-type="float" office:value="11438075" calcext:value-type="float">
            <text:p>11438075</text:p>
          </table:table-cell>
          <table:table-cell table:formula="of:=[.A717]/1000/(60*60*24)" office:value-type="time" office:time-value="PT03H10M38.075S" calcext:value-type="time">
            <text:p>03:10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586.88" calcext:value-type="float">
            <text:p>1586.88</text:p>
          </table:table-cell>
          <table:table-cell office:value-type="float" office:value="1863.42" calcext:value-type="float">
            <text:p>1863.42</text:p>
          </table:table-cell>
        </table:table-row>
        <table:table-row table:style-name="ro1">
          <table:table-cell office:value-type="float" office:value="11454075" calcext:value-type="float">
            <text:p>11454075</text:p>
          </table:table-cell>
          <table:table-cell table:formula="of:=[.A718]/1000/(60*60*24)" office:value-type="time" office:time-value="PT03H10M54.075S" calcext:value-type="time">
            <text:p>03:10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89.1" calcext:value-type="float">
            <text:p>1589.1</text:p>
          </table:table-cell>
          <table:table-cell office:value-type="float" office:value="1865.97" calcext:value-type="float">
            <text:p>1865.97</text:p>
          </table:table-cell>
        </table:table-row>
        <table:table-row table:style-name="ro1">
          <table:table-cell office:value-type="float" office:value="11470075" calcext:value-type="float">
            <text:p>11470075</text:p>
          </table:table-cell>
          <table:table-cell table:formula="of:=[.A719]/1000/(60*60*24)" office:value-type="time" office:time-value="PT03H11M10.075S" calcext:value-type="time">
            <text:p>03:11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591.32" calcext:value-type="float">
            <text:p>1591.32</text:p>
          </table:table-cell>
          <table:table-cell office:value-type="float" office:value="1868.52" calcext:value-type="float">
            <text:p>1868.52</text:p>
          </table:table-cell>
        </table:table-row>
        <table:table-row table:style-name="ro1">
          <table:table-cell office:value-type="float" office:value="11486075" calcext:value-type="float">
            <text:p>11486075</text:p>
          </table:table-cell>
          <table:table-cell table:formula="of:=[.A720]/1000/(60*60*24)" office:value-type="time" office:time-value="PT03H11M26.075S" calcext:value-type="time">
            <text:p>03:11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593.54" calcext:value-type="float">
            <text:p>1593.54</text:p>
          </table:table-cell>
          <table:table-cell office:value-type="float" office:value="1871.07" calcext:value-type="float">
            <text:p>1871.07</text:p>
          </table:table-cell>
        </table:table-row>
        <table:table-row table:style-name="ro1">
          <table:table-cell office:value-type="float" office:value="11502076" calcext:value-type="float">
            <text:p>11502076</text:p>
          </table:table-cell>
          <table:table-cell table:formula="of:=[.A721]/1000/(60*60*24)" office:value-type="time" office:time-value="PT03H11M42.076S" calcext:value-type="time">
            <text:p>03:11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595.76" calcext:value-type="float">
            <text:p>1595.76</text:p>
          </table:table-cell>
          <table:table-cell office:value-type="float" office:value="1873.62" calcext:value-type="float">
            <text:p>1873.62</text:p>
          </table:table-cell>
        </table:table-row>
        <table:table-row table:style-name="ro1">
          <table:table-cell office:value-type="float" office:value="11518075" calcext:value-type="float">
            <text:p>11518075</text:p>
          </table:table-cell>
          <table:table-cell table:formula="of:=[.A722]/1000/(60*60*24)" office:value-type="time" office:time-value="PT03H11M58.075S" calcext:value-type="time">
            <text:p>03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597.98" calcext:value-type="float">
            <text:p>1597.98</text:p>
          </table:table-cell>
          <table:table-cell office:value-type="float" office:value="1876.17" calcext:value-type="float">
            <text:p>1876.17</text:p>
          </table:table-cell>
        </table:table-row>
        <table:table-row table:style-name="ro1">
          <table:table-cell office:value-type="float" office:value="11534075" calcext:value-type="float">
            <text:p>11534075</text:p>
          </table:table-cell>
          <table:table-cell table:formula="of:=[.A723]/1000/(60*60*24)" office:value-type="time" office:time-value="PT03H12M14.075S" calcext:value-type="time">
            <text:p>03:12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00.2" calcext:value-type="float">
            <text:p>1600.2</text:p>
          </table:table-cell>
          <table:table-cell office:value-type="float" office:value="1878.72" calcext:value-type="float">
            <text:p>1878.72</text:p>
          </table:table-cell>
        </table:table-row>
        <table:table-row table:style-name="ro1">
          <table:table-cell office:value-type="float" office:value="11550075" calcext:value-type="float">
            <text:p>11550075</text:p>
          </table:table-cell>
          <table:table-cell table:formula="of:=[.A724]/1000/(60*60*24)" office:value-type="time" office:time-value="PT03H12M30.075S" calcext:value-type="time">
            <text:p>03:12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602.42" calcext:value-type="float">
            <text:p>1602.42</text:p>
          </table:table-cell>
          <table:table-cell office:value-type="float" office:value="1881.27" calcext:value-type="float">
            <text:p>1881.27</text:p>
          </table:table-cell>
        </table:table-row>
        <table:table-row table:style-name="ro1">
          <table:table-cell office:value-type="float" office:value="11566075" calcext:value-type="float">
            <text:p>11566075</text:p>
          </table:table-cell>
          <table:table-cell table:formula="of:=[.A725]/1000/(60*60*24)" office:value-type="time" office:time-value="PT03H12M46.075S" calcext:value-type="time">
            <text:p>03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604.64" calcext:value-type="float">
            <text:p>1604.64</text:p>
          </table:table-cell>
          <table:table-cell office:value-type="float" office:value="1883.83" calcext:value-type="float">
            <text:p>1883.83</text:p>
          </table:table-cell>
        </table:table-row>
        <table:table-row table:style-name="ro1">
          <table:table-cell office:value-type="float" office:value="11582075" calcext:value-type="float">
            <text:p>11582075</text:p>
          </table:table-cell>
          <table:table-cell table:formula="of:=[.A726]/1000/(60*60*24)" office:value-type="time" office:time-value="PT03H13M02.075S" calcext:value-type="time">
            <text:p>03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06.86" calcext:value-type="float">
            <text:p>1606.86</text:p>
          </table:table-cell>
          <table:table-cell office:value-type="float" office:value="1886.37" calcext:value-type="float">
            <text:p>1886.37</text:p>
          </table:table-cell>
        </table:table-row>
        <table:table-row table:style-name="ro1">
          <table:table-cell office:value-type="float" office:value="11598075" calcext:value-type="float">
            <text:p>11598075</text:p>
          </table:table-cell>
          <table:table-cell table:formula="of:=[.A727]/1000/(60*60*24)" office:value-type="time" office:time-value="PT03H13M18.075S" calcext:value-type="time">
            <text:p>03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09.08" calcext:value-type="float">
            <text:p>1609.08</text:p>
          </table:table-cell>
          <table:table-cell office:value-type="float" office:value="1888.92" calcext:value-type="float">
            <text:p>1888.92</text:p>
          </table:table-cell>
        </table:table-row>
        <table:table-row table:style-name="ro1">
          <table:table-cell office:value-type="float" office:value="11614076" calcext:value-type="float">
            <text:p>11614076</text:p>
          </table:table-cell>
          <table:table-cell table:formula="of:=[.A728]/1000/(60*60*24)" office:value-type="time" office:time-value="PT03H13M34.076S" calcext:value-type="time">
            <text:p>03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611.3" calcext:value-type="float">
            <text:p>1611.3</text:p>
          </table:table-cell>
          <table:table-cell office:value-type="float" office:value="1891.48" calcext:value-type="float">
            <text:p>1891.48</text:p>
          </table:table-cell>
        </table:table-row>
        <table:table-row table:style-name="ro1">
          <table:table-cell office:value-type="float" office:value="11630075" calcext:value-type="float">
            <text:p>11630075</text:p>
          </table:table-cell>
          <table:table-cell table:formula="of:=[.A729]/1000/(60*60*24)" office:value-type="time" office:time-value="PT03H13M50.075S" calcext:value-type="time">
            <text:p>03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613.52" calcext:value-type="float">
            <text:p>1613.52</text:p>
          </table:table-cell>
          <table:table-cell office:value-type="float" office:value="1894.03" calcext:value-type="float">
            <text:p>1894.03</text:p>
          </table:table-cell>
        </table:table-row>
        <table:table-row table:style-name="ro1">
          <table:table-cell office:value-type="float" office:value="11646075" calcext:value-type="float">
            <text:p>11646075</text:p>
          </table:table-cell>
          <table:table-cell table:formula="of:=[.A730]/1000/(60*60*24)" office:value-type="time" office:time-value="PT03H14M06.075S" calcext:value-type="time">
            <text:p>03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615.74" calcext:value-type="float">
            <text:p>1615.74</text:p>
          </table:table-cell>
          <table:table-cell office:value-type="float" office:value="1896.57" calcext:value-type="float">
            <text:p>1896.57</text:p>
          </table:table-cell>
        </table:table-row>
        <table:table-row table:style-name="ro1">
          <table:table-cell office:value-type="float" office:value="11662075" calcext:value-type="float">
            <text:p>11662075</text:p>
          </table:table-cell>
          <table:table-cell table:formula="of:=[.A731]/1000/(60*60*24)" office:value-type="time" office:time-value="PT03H14M22.075S" calcext:value-type="time">
            <text:p>03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17.96" calcext:value-type="float">
            <text:p>1617.96</text:p>
          </table:table-cell>
          <table:table-cell office:value-type="float" office:value="1899.12" calcext:value-type="float">
            <text:p>1899.12</text:p>
          </table:table-cell>
        </table:table-row>
        <table:table-row table:style-name="ro1">
          <table:table-cell office:value-type="float" office:value="11678075" calcext:value-type="float">
            <text:p>11678075</text:p>
          </table:table-cell>
          <table:table-cell table:formula="of:=[.A732]/1000/(60*60*24)" office:value-type="time" office:time-value="PT03H14M38.075S" calcext:value-type="time">
            <text:p>03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620.18" calcext:value-type="float">
            <text:p>1620.18</text:p>
          </table:table-cell>
          <table:table-cell office:value-type="float" office:value="1901.67" calcext:value-type="float">
            <text:p>1901.67</text:p>
          </table:table-cell>
        </table:table-row>
        <table:table-row table:style-name="ro1">
          <table:table-cell office:value-type="float" office:value="11694075" calcext:value-type="float">
            <text:p>11694075</text:p>
          </table:table-cell>
          <table:table-cell table:formula="of:=[.A733]/1000/(60*60*24)" office:value-type="time" office:time-value="PT03H14M54.075S" calcext:value-type="time">
            <text:p>03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22.4" calcext:value-type="float">
            <text:p>1622.4</text:p>
          </table:table-cell>
          <table:table-cell office:value-type="float" office:value="1904.22" calcext:value-type="float">
            <text:p>1904.22</text:p>
          </table:table-cell>
        </table:table-row>
        <table:table-row table:style-name="ro1">
          <table:table-cell office:value-type="float" office:value="11710075" calcext:value-type="float">
            <text:p>11710075</text:p>
          </table:table-cell>
          <table:table-cell table:formula="of:=[.A734]/1000/(60*60*24)" office:value-type="time" office:time-value="PT03H15M10.075S" calcext:value-type="time">
            <text:p>03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624.62" calcext:value-type="float">
            <text:p>1624.62</text:p>
          </table:table-cell>
          <table:table-cell office:value-type="float" office:value="1906.76" calcext:value-type="float">
            <text:p>1906.76</text:p>
          </table:table-cell>
        </table:table-row>
        <table:table-row table:style-name="ro1">
          <table:table-cell office:value-type="float" office:value="11726075" calcext:value-type="float">
            <text:p>11726075</text:p>
          </table:table-cell>
          <table:table-cell table:formula="of:=[.A735]/1000/(60*60*24)" office:value-type="time" office:time-value="PT03H15M26.075S" calcext:value-type="time">
            <text:p>03:15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626.84" calcext:value-type="float">
            <text:p>1626.84</text:p>
          </table:table-cell>
          <table:table-cell office:value-type="float" office:value="1909.31" calcext:value-type="float">
            <text:p>1909.31</text:p>
          </table:table-cell>
        </table:table-row>
        <table:table-row table:style-name="ro1">
          <table:table-cell office:value-type="float" office:value="11742076" calcext:value-type="float">
            <text:p>11742076</text:p>
          </table:table-cell>
          <table:table-cell table:formula="of:=[.A736]/1000/(60*60*24)" office:value-type="time" office:time-value="PT03H15M42.076S" calcext:value-type="time">
            <text:p>03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29.06" calcext:value-type="float">
            <text:p>1629.06</text:p>
          </table:table-cell>
          <table:table-cell office:value-type="float" office:value="1911.86" calcext:value-type="float">
            <text:p>1911.86</text:p>
          </table:table-cell>
        </table:table-row>
        <table:table-row table:style-name="ro1">
          <table:table-cell office:value-type="float" office:value="11758075" calcext:value-type="float">
            <text:p>11758075</text:p>
          </table:table-cell>
          <table:table-cell table:formula="of:=[.A737]/1000/(60*60*24)" office:value-type="time" office:time-value="PT03H15M58.075S" calcext:value-type="time">
            <text:p>03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631.27" calcext:value-type="float">
            <text:p>1631.27</text:p>
          </table:table-cell>
          <table:table-cell office:value-type="float" office:value="1914.41" calcext:value-type="float">
            <text:p>1914.41</text:p>
          </table:table-cell>
        </table:table-row>
        <table:table-row table:style-name="ro1">
          <table:table-cell office:value-type="float" office:value="11774075" calcext:value-type="float">
            <text:p>11774075</text:p>
          </table:table-cell>
          <table:table-cell table:formula="of:=[.A738]/1000/(60*60*24)" office:value-type="time" office:time-value="PT03H16M14.075S" calcext:value-type="time">
            <text:p>03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33.49" calcext:value-type="float">
            <text:p>1633.49</text:p>
          </table:table-cell>
          <table:table-cell office:value-type="float" office:value="1916.95" calcext:value-type="float">
            <text:p>1916.95</text:p>
          </table:table-cell>
        </table:table-row>
        <table:table-row table:style-name="ro1">
          <table:table-cell office:value-type="float" office:value="11790075" calcext:value-type="float">
            <text:p>11790075</text:p>
          </table:table-cell>
          <table:table-cell table:formula="of:=[.A739]/1000/(60*60*24)" office:value-type="time" office:time-value="PT03H16M30.075S" calcext:value-type="time">
            <text:p>03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635.71" calcext:value-type="float">
            <text:p>1635.71</text:p>
          </table:table-cell>
          <table:table-cell office:value-type="float" office:value="1919.5" calcext:value-type="float">
            <text:p>1919.5</text:p>
          </table:table-cell>
        </table:table-row>
        <table:table-row table:style-name="ro1">
          <table:table-cell office:value-type="float" office:value="11806075" calcext:value-type="float">
            <text:p>11806075</text:p>
          </table:table-cell>
          <table:table-cell table:formula="of:=[.A740]/1000/(60*60*24)" office:value-type="time" office:time-value="PT03H16M46.075S" calcext:value-type="time">
            <text:p>03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37.94" calcext:value-type="float">
            <text:p>1637.94</text:p>
          </table:table-cell>
          <table:table-cell office:value-type="float" office:value="1922.05" calcext:value-type="float">
            <text:p>1922.05</text:p>
          </table:table-cell>
        </table:table-row>
        <table:table-row table:style-name="ro1">
          <table:table-cell office:value-type="float" office:value="11822075" calcext:value-type="float">
            <text:p>11822075</text:p>
          </table:table-cell>
          <table:table-cell table:formula="of:=[.A741]/1000/(60*60*24)" office:value-type="time" office:time-value="PT03H17M02.075S" calcext:value-type="time">
            <text:p>03:17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40.15" calcext:value-type="float">
            <text:p>1640.15</text:p>
          </table:table-cell>
          <table:table-cell office:value-type="float" office:value="1924.6" calcext:value-type="float">
            <text:p>1924.6</text:p>
          </table:table-cell>
        </table:table-row>
        <table:table-row table:style-name="ro1">
          <table:table-cell office:value-type="float" office:value="11838076" calcext:value-type="float">
            <text:p>11838076</text:p>
          </table:table-cell>
          <table:table-cell table:formula="of:=[.A742]/1000/(60*60*24)" office:value-type="time" office:time-value="PT03H17M18.076S" calcext:value-type="time">
            <text:p>03:17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42.37" calcext:value-type="float">
            <text:p>1642.37</text:p>
          </table:table-cell>
          <table:table-cell office:value-type="float" office:value="1927.14" calcext:value-type="float">
            <text:p>1927.14</text:p>
          </table:table-cell>
        </table:table-row>
        <table:table-row table:style-name="ro1">
          <table:table-cell office:value-type="float" office:value="11854076" calcext:value-type="float">
            <text:p>11854076</text:p>
          </table:table-cell>
          <table:table-cell table:formula="of:=[.A743]/1000/(60*60*24)" office:value-type="time" office:time-value="PT03H17M34.076S" calcext:value-type="time">
            <text:p>03:17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644.59" calcext:value-type="float">
            <text:p>1644.59</text:p>
          </table:table-cell>
          <table:table-cell office:value-type="float" office:value="1929.69" calcext:value-type="float">
            <text:p>1929.69</text:p>
          </table:table-cell>
        </table:table-row>
        <table:table-row table:style-name="ro1">
          <table:table-cell office:value-type="float" office:value="11870076" calcext:value-type="float">
            <text:p>11870076</text:p>
          </table:table-cell>
          <table:table-cell table:formula="of:=[.A744]/1000/(60*60*24)" office:value-type="time" office:time-value="PT03H17M50.076S" calcext:value-type="time">
            <text:p>03:17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646.81" calcext:value-type="float">
            <text:p>1646.81</text:p>
          </table:table-cell>
          <table:table-cell office:value-type="float" office:value="1932.23" calcext:value-type="float">
            <text:p>1932.23</text:p>
          </table:table-cell>
        </table:table-row>
        <table:table-row table:style-name="ro1">
          <table:table-cell office:value-type="float" office:value="11886075" calcext:value-type="float">
            <text:p>11886075</text:p>
          </table:table-cell>
          <table:table-cell table:formula="of:=[.A745]/1000/(60*60*24)" office:value-type="time" office:time-value="PT03H18M06.075S" calcext:value-type="time">
            <text:p>03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649.03" calcext:value-type="float">
            <text:p>1649.03</text:p>
          </table:table-cell>
          <table:table-cell office:value-type="float" office:value="1934.78" calcext:value-type="float">
            <text:p>1934.78</text:p>
          </table:table-cell>
        </table:table-row>
        <table:table-row table:style-name="ro1">
          <table:table-cell office:value-type="float" office:value="11902076" calcext:value-type="float">
            <text:p>11902076</text:p>
          </table:table-cell>
          <table:table-cell table:formula="of:=[.A746]/1000/(60*60*24)" office:value-type="time" office:time-value="PT03H18M22.076S" calcext:value-type="time">
            <text:p>03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51.25" calcext:value-type="float">
            <text:p>1651.25</text:p>
          </table:table-cell>
          <table:table-cell office:value-type="float" office:value="1937.32" calcext:value-type="float">
            <text:p>1937.32</text:p>
          </table:table-cell>
        </table:table-row>
        <table:table-row table:style-name="ro1">
          <table:table-cell office:value-type="float" office:value="11918076" calcext:value-type="float">
            <text:p>11918076</text:p>
          </table:table-cell>
          <table:table-cell table:formula="of:=[.A747]/1000/(60*60*24)" office:value-type="time" office:time-value="PT03H18M38.076S" calcext:value-type="time">
            <text:p>03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653.47" calcext:value-type="float">
            <text:p>1653.47</text:p>
          </table:table-cell>
          <table:table-cell office:value-type="float" office:value="1939.87" calcext:value-type="float">
            <text:p>1939.87</text:p>
          </table:table-cell>
        </table:table-row>
        <table:table-row table:style-name="ro1">
          <table:table-cell office:value-type="float" office:value="11934075" calcext:value-type="float">
            <text:p>11934075</text:p>
          </table:table-cell>
          <table:table-cell table:formula="of:=[.A748]/1000/(60*60*24)" office:value-type="time" office:time-value="PT03H18M54.075S" calcext:value-type="time">
            <text:p>03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655.69" calcext:value-type="float">
            <text:p>1655.69</text:p>
          </table:table-cell>
          <table:table-cell office:value-type="float" office:value="1942.41" calcext:value-type="float">
            <text:p>1942.41</text:p>
          </table:table-cell>
        </table:table-row>
        <table:table-row table:style-name="ro1">
          <table:table-cell office:value-type="float" office:value="11950075" calcext:value-type="float">
            <text:p>11950075</text:p>
          </table:table-cell>
          <table:table-cell table:formula="of:=[.A749]/1000/(60*60*24)" office:value-type="time" office:time-value="PT03H19M10.075S" calcext:value-type="time">
            <text:p>03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657.91" calcext:value-type="float">
            <text:p>1657.91</text:p>
          </table:table-cell>
          <table:table-cell office:value-type="float" office:value="1944.96" calcext:value-type="float">
            <text:p>1944.96</text:p>
          </table:table-cell>
        </table:table-row>
        <table:table-row table:style-name="ro1">
          <table:table-cell office:value-type="float" office:value="11966076" calcext:value-type="float">
            <text:p>11966076</text:p>
          </table:table-cell>
          <table:table-cell table:formula="of:=[.A750]/1000/(60*60*24)" office:value-type="time" office:time-value="PT03H19M26.076S" calcext:value-type="time">
            <text:p>03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60.13" calcext:value-type="float">
            <text:p>1660.13</text:p>
          </table:table-cell>
          <table:table-cell office:value-type="float" office:value="1947.5" calcext:value-type="float">
            <text:p>1947.5</text:p>
          </table:table-cell>
        </table:table-row>
        <table:table-row table:style-name="ro1">
          <table:table-cell office:value-type="float" office:value="11982075" calcext:value-type="float">
            <text:p>11982075</text:p>
          </table:table-cell>
          <table:table-cell table:formula="of:=[.A751]/1000/(60*60*24)" office:value-type="time" office:time-value="PT03H19M42.075S" calcext:value-type="time">
            <text:p>03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3" calcext:value-type="float">
            <text:p>572.03</text:p>
          </table:table-cell>
          <table:table-cell office:value-type="float" office:value="1662.35" calcext:value-type="float">
            <text:p>1662.35</text:p>
          </table:table-cell>
          <table:table-cell office:value-type="float" office:value="1950.04" calcext:value-type="float">
            <text:p>1950.04</text:p>
          </table:table-cell>
        </table:table-row>
        <table:table-row table:style-name="ro1">
          <table:table-cell office:value-type="float" office:value="11998075" calcext:value-type="float">
            <text:p>11998075</text:p>
          </table:table-cell>
          <table:table-cell table:formula="of:=[.A752]/1000/(60*60*24)" office:value-type="time" office:time-value="PT03H19M58.075S" calcext:value-type="time">
            <text:p>03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664.57" calcext:value-type="float">
            <text:p>1664.57</text:p>
          </table:table-cell>
          <table:table-cell office:value-type="float" office:value="1952.59" calcext:value-type="float">
            <text:p>1952.59</text:p>
          </table:table-cell>
        </table:table-row>
        <table:table-row table:style-name="ro1">
          <table:table-cell office:value-type="float" office:value="12014075" calcext:value-type="float">
            <text:p>12014075</text:p>
          </table:table-cell>
          <table:table-cell table:formula="of:=[.A753]/1000/(60*60*24)" office:value-type="time" office:time-value="PT03H20M14.075S" calcext:value-type="time">
            <text:p>03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1.82" calcext:value-type="float">
            <text:p>571.82</text:p>
          </table:table-cell>
          <table:table-cell office:value-type="float" office:value="1666.79" calcext:value-type="float">
            <text:p>1666.79</text:p>
          </table:table-cell>
          <table:table-cell office:value-type="float" office:value="1955.13" calcext:value-type="float">
            <text:p>1955.13</text:p>
          </table:table-cell>
        </table:table-row>
        <table:table-row table:style-name="ro1">
          <table:table-cell office:value-type="float" office:value="12030076" calcext:value-type="float">
            <text:p>12030076</text:p>
          </table:table-cell>
          <table:table-cell table:formula="of:=[.A754]/1000/(60*60*24)" office:value-type="time" office:time-value="PT03H20M30.076S" calcext:value-type="time">
            <text:p>03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6" calcext:value-type="float">
            <text:p>573.96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1957.67" calcext:value-type="float">
            <text:p>1957.67</text:p>
          </table:table-cell>
        </table:table-row>
        <table:table-row table:style-name="ro1">
          <table:table-cell office:value-type="float" office:value="12046075" calcext:value-type="float">
            <text:p>12046075</text:p>
          </table:table-cell>
          <table:table-cell table:formula="of:=[.A755]/1000/(60*60*24)" office:value-type="time" office:time-value="PT03H20M46.075S" calcext:value-type="time">
            <text:p>03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" calcext:value-type="float">
            <text:p>572.4</text:p>
          </table:table-cell>
          <table:table-cell office:value-type="float" office:value="1671.23" calcext:value-type="float">
            <text:p>1671.23</text:p>
          </table:table-cell>
          <table:table-cell office:value-type="float" office:value="1960.22" calcext:value-type="float">
            <text:p>1960.22</text:p>
          </table:table-cell>
        </table:table-row>
        <table:table-row table:style-name="ro1">
          <table:table-cell office:value-type="float" office:value="12062076" calcext:value-type="float">
            <text:p>12062076</text:p>
          </table:table-cell>
          <table:table-cell table:formula="of:=[.A756]/1000/(60*60*24)" office:value-type="time" office:time-value="PT03H21M02.076S" calcext:value-type="time">
            <text:p>03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73.45" calcext:value-type="float">
            <text:p>1673.45</text:p>
          </table:table-cell>
          <table:table-cell office:value-type="float" office:value="1962.76" calcext:value-type="float">
            <text:p>1962.76</text:p>
          </table:table-cell>
        </table:table-row>
        <table:table-row table:style-name="ro1">
          <table:table-cell office:value-type="float" office:value="12078075" calcext:value-type="float">
            <text:p>12078075</text:p>
          </table:table-cell>
          <table:table-cell table:formula="of:=[.A757]/1000/(60*60*24)" office:value-type="time" office:time-value="PT03H21M18.075S" calcext:value-type="time">
            <text:p>03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75.67" calcext:value-type="float">
            <text:p>1675.67</text:p>
          </table:table-cell>
          <table:table-cell office:value-type="float" office:value="1965.3" calcext:value-type="float">
            <text:p>1965.3</text:p>
          </table:table-cell>
        </table:table-row>
        <table:table-row table:style-name="ro1">
          <table:table-cell office:value-type="float" office:value="12094075" calcext:value-type="float">
            <text:p>12094075</text:p>
          </table:table-cell>
          <table:table-cell table:formula="of:=[.A758]/1000/(60*60*24)" office:value-type="time" office:time-value="PT03H21M34.075S" calcext:value-type="time">
            <text:p>03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77.89" calcext:value-type="float">
            <text:p>1677.89</text:p>
          </table:table-cell>
          <table:table-cell office:value-type="float" office:value="1967.84" calcext:value-type="float">
            <text:p>1967.84</text:p>
          </table:table-cell>
        </table:table-row>
        <table:table-row table:style-name="ro1">
          <table:table-cell office:value-type="float" office:value="12110076" calcext:value-type="float">
            <text:p>12110076</text:p>
          </table:table-cell>
          <table:table-cell table:formula="of:=[.A759]/1000/(60*60*24)" office:value-type="time" office:time-value="PT03H21M50.076S" calcext:value-type="time">
            <text:p>03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680.1" calcext:value-type="float">
            <text:p>1680.1</text:p>
          </table:table-cell>
          <table:table-cell office:value-type="float" office:value="1970.38" calcext:value-type="float">
            <text:p>1970.38</text:p>
          </table:table-cell>
        </table:table-row>
        <table:table-row table:style-name="ro1">
          <table:table-cell office:value-type="float" office:value="12126075" calcext:value-type="float">
            <text:p>12126075</text:p>
          </table:table-cell>
          <table:table-cell table:formula="of:=[.A760]/1000/(60*60*24)" office:value-type="time" office:time-value="PT03H22M06.075S" calcext:value-type="time">
            <text:p>03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82.33" calcext:value-type="float">
            <text:p>1682.33</text:p>
          </table:table-cell>
          <table:table-cell office:value-type="float" office:value="1972.93" calcext:value-type="float">
            <text:p>1972.93</text:p>
          </table:table-cell>
        </table:table-row>
        <table:table-row table:style-name="ro1">
          <table:table-cell office:value-type="float" office:value="12142075" calcext:value-type="float">
            <text:p>12142075</text:p>
          </table:table-cell>
          <table:table-cell table:formula="of:=[.A761]/1000/(60*60*24)" office:value-type="time" office:time-value="PT03H22M22.075S" calcext:value-type="time">
            <text:p>03:22:22</text:p>
          </table:table-cell>
          <table:table-cell office:value-type="float" office:value="1.15" calcext:value-type="float">
            <text:p>1.15</text:p>
          </table:table-cell>
          <table:table-cell office:value-type="float" office:value="500.32" calcext:value-type="float">
            <text:p>500.32</text:p>
          </table:table-cell>
          <table:table-cell office:value-type="float" office:value="573.41" calcext:value-type="float">
            <text:p>573.41</text:p>
          </table:table-cell>
          <table:table-cell office:value-type="float" office:value="1684.55" calcext:value-type="float">
            <text:p>1684.55</text:p>
          </table:table-cell>
          <table:table-cell office:value-type="float" office:value="1975.47" calcext:value-type="float">
            <text:p>1975.47</text:p>
          </table:table-cell>
        </table:table-row>
        <table:table-row table:style-name="ro1">
          <table:table-cell office:value-type="float" office:value="12158075" calcext:value-type="float">
            <text:p>12158075</text:p>
          </table:table-cell>
          <table:table-cell table:formula="of:=[.A762]/1000/(60*60*24)" office:value-type="time" office:time-value="PT03H22M38.075S" calcext:value-type="time">
            <text:p>03:22:38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686.78" calcext:value-type="float">
            <text:p>1686.78</text:p>
          </table:table-cell>
          <table:table-cell office:value-type="float" office:value="1978.02" calcext:value-type="float">
            <text:p>1978.02</text:p>
          </table:table-cell>
        </table:table-row>
        <table:table-row table:style-name="ro1">
          <table:table-cell office:value-type="float" office:value="12174075" calcext:value-type="float">
            <text:p>12174075</text:p>
          </table:table-cell>
          <table:table-cell table:formula="of:=[.A763]/1000/(60*60*24)" office:value-type="time" office:time-value="PT03H22M54.075S" calcext:value-type="time">
            <text:p>03:22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88.99" calcext:value-type="float">
            <text:p>1688.99</text:p>
          </table:table-cell>
          <table:table-cell office:value-type="float" office:value="1980.56" calcext:value-type="float">
            <text:p>1980.56</text:p>
          </table:table-cell>
        </table:table-row>
        <table:table-row table:style-name="ro1">
          <table:table-cell office:value-type="float" office:value="12190075" calcext:value-type="float">
            <text:p>12190075</text:p>
          </table:table-cell>
          <table:table-cell table:formula="of:=[.A764]/1000/(60*60*24)" office:value-type="time" office:time-value="PT03H23M10.075S" calcext:value-type="time">
            <text:p>03:23:10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691.21" calcext:value-type="float">
            <text:p>1691.21</text:p>
          </table:table-cell>
          <table:table-cell office:value-type="float" office:value="1983.1" calcext:value-type="float">
            <text:p>1983.1</text:p>
          </table:table-cell>
        </table:table-row>
        <table:table-row table:style-name="ro1">
          <table:table-cell office:value-type="float" office:value="12206075" calcext:value-type="float">
            <text:p>12206075</text:p>
          </table:table-cell>
          <table:table-cell table:formula="of:=[.A765]/1000/(60*60*24)" office:value-type="time" office:time-value="PT03H23M26.075S" calcext:value-type="time">
            <text:p>03:23:26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93.43" calcext:value-type="float">
            <text:p>1693.43</text:p>
          </table:table-cell>
          <table:table-cell office:value-type="float" office:value="1985.63" calcext:value-type="float">
            <text:p>1985.63</text:p>
          </table:table-cell>
        </table:table-row>
        <table:table-row table:style-name="ro1">
          <table:table-cell office:value-type="float" office:value="12222075" calcext:value-type="float">
            <text:p>12222075</text:p>
          </table:table-cell>
          <table:table-cell table:formula="of:=[.A766]/1000/(60*60*24)" office:value-type="time" office:time-value="PT03H23M42.075S" calcext:value-type="time">
            <text:p>03:23:42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4" calcext:value-type="float">
            <text:p>571.94</text:p>
          </table:table-cell>
          <table:table-cell office:value-type="float" office:value="1695.65" calcext:value-type="float">
            <text:p>1695.65</text:p>
          </table:table-cell>
          <table:table-cell office:value-type="float" office:value="1988.18" calcext:value-type="float">
            <text:p>1988.18</text:p>
          </table:table-cell>
        </table:table-row>
        <table:table-row table:style-name="ro1">
          <table:table-cell office:value-type="float" office:value="12238075" calcext:value-type="float">
            <text:p>12238075</text:p>
          </table:table-cell>
          <table:table-cell table:formula="of:=[.A767]/1000/(60*60*24)" office:value-type="time" office:time-value="PT03H23M58.075S" calcext:value-type="time">
            <text:p>03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697.87" calcext:value-type="float">
            <text:p>1697.87</text:p>
          </table:table-cell>
          <table:table-cell office:value-type="float" office:value="1990.71" calcext:value-type="float">
            <text:p>1990.71</text:p>
          </table:table-cell>
        </table:table-row>
        <table:table-row table:style-name="ro1">
          <table:table-cell office:value-type="float" office:value="12254075" calcext:value-type="float">
            <text:p>12254075</text:p>
          </table:table-cell>
          <table:table-cell table:formula="of:=[.A768]/1000/(60*60*24)" office:value-type="time" office:time-value="PT03H24M14.075S" calcext:value-type="time">
            <text:p>03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700.09" calcext:value-type="float">
            <text:p>1700.09</text:p>
          </table:table-cell>
          <table:table-cell office:value-type="float" office:value="1993.25" calcext:value-type="float">
            <text:p>1993.25</text:p>
          </table:table-cell>
        </table:table-row>
        <table:table-row table:style-name="ro1">
          <table:table-cell office:value-type="float" office:value="12270075" calcext:value-type="float">
            <text:p>12270075</text:p>
          </table:table-cell>
          <table:table-cell table:formula="of:=[.A769]/1000/(60*60*24)" office:value-type="time" office:time-value="PT03H24M30.075S" calcext:value-type="time">
            <text:p>03:24:30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7" calcext:value-type="float">
            <text:p>571.97</text:p>
          </table:table-cell>
          <table:table-cell office:value-type="float" office:value="1702.31" calcext:value-type="float">
            <text:p>1702.31</text:p>
          </table:table-cell>
          <table:table-cell office:value-type="float" office:value="1995.79" calcext:value-type="float">
            <text:p>1995.79</text:p>
          </table:table-cell>
        </table:table-row>
        <table:table-row table:style-name="ro1">
          <table:table-cell office:value-type="float" office:value="12286075" calcext:value-type="float">
            <text:p>12286075</text:p>
          </table:table-cell>
          <table:table-cell table:formula="of:=[.A770]/1000/(60*60*24)" office:value-type="time" office:time-value="PT03H24M46.075S" calcext:value-type="time">
            <text:p>03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5" calcext:value-type="float">
            <text:p>571.95</text:p>
          </table:table-cell>
          <table:table-cell office:value-type="float" office:value="1704.54" calcext:value-type="float">
            <text:p>1704.54</text:p>
          </table:table-cell>
          <table:table-cell office:value-type="float" office:value="1998.33" calcext:value-type="float">
            <text:p>1998.33</text:p>
          </table:table-cell>
        </table:table-row>
        <table:table-row table:style-name="ro1">
          <table:table-cell office:value-type="float" office:value="12302076" calcext:value-type="float">
            <text:p>12302076</text:p>
          </table:table-cell>
          <table:table-cell table:formula="of:=[.A771]/1000/(60*60*24)" office:value-type="time" office:time-value="PT03H25M02.076S" calcext:value-type="time">
            <text:p>03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706.76" calcext:value-type="float">
            <text:p>1706.76</text:p>
          </table:table-cell>
          <table:table-cell office:value-type="float" office:value="2000.87" calcext:value-type="float">
            <text:p>2000.87</text:p>
          </table:table-cell>
        </table:table-row>
        <table:table-row table:style-name="ro1">
          <table:table-cell office:value-type="float" office:value="12318075" calcext:value-type="float">
            <text:p>12318075</text:p>
          </table:table-cell>
          <table:table-cell table:formula="of:=[.A772]/1000/(60*60*24)" office:value-type="time" office:time-value="PT03H25M18.075S" calcext:value-type="time">
            <text:p>03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708.98" calcext:value-type="float">
            <text:p>1708.98</text:p>
          </table:table-cell>
          <table:table-cell office:value-type="float" office:value="2003.41" calcext:value-type="float">
            <text:p>2003.41</text:p>
          </table:table-cell>
        </table:table-row>
        <table:table-row table:style-name="ro1">
          <table:table-cell office:value-type="float" office:value="12334075" calcext:value-type="float">
            <text:p>12334075</text:p>
          </table:table-cell>
          <table:table-cell table:formula="of:=[.A773]/1000/(60*60*24)" office:value-type="time" office:time-value="PT03H25M34.075S" calcext:value-type="time">
            <text:p>03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711.2" calcext:value-type="float">
            <text:p>1711.2</text:p>
          </table:table-cell>
          <table:table-cell office:value-type="float" office:value="2005.95" calcext:value-type="float">
            <text:p>2005.95</text:p>
          </table:table-cell>
        </table:table-row>
        <table:table-row table:style-name="ro1">
          <table:table-cell office:value-type="float" office:value="12350075" calcext:value-type="float">
            <text:p>12350075</text:p>
          </table:table-cell>
          <table:table-cell table:formula="of:=[.A774]/1000/(60*60*24)" office:value-type="time" office:time-value="PT03H25M50.075S" calcext:value-type="time">
            <text:p>03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5" calcext:value-type="float">
            <text:p>571.85</text:p>
          </table:table-cell>
          <table:table-cell office:value-type="float" office:value="1713.42" calcext:value-type="float">
            <text:p>1713.42</text:p>
          </table:table-cell>
          <table:table-cell office:value-type="float" office:value="2008.49" calcext:value-type="float">
            <text:p>2008.49</text:p>
          </table:table-cell>
        </table:table-row>
        <table:table-row table:style-name="ro1">
          <table:table-cell office:value-type="float" office:value="12366075" calcext:value-type="float">
            <text:p>12366075</text:p>
          </table:table-cell>
          <table:table-cell table:formula="of:=[.A775]/1000/(60*60*24)" office:value-type="time" office:time-value="PT03H26M06.075S" calcext:value-type="time">
            <text:p>03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1" calcext:value-type="float">
            <text:p>571.71</text:p>
          </table:table-cell>
          <table:table-cell office:value-type="float" office:value="1715.65" calcext:value-type="float">
            <text:p>1715.65</text:p>
          </table:table-cell>
          <table:table-cell office:value-type="float" office:value="2011.03" calcext:value-type="float">
            <text:p>2011.03</text:p>
          </table:table-cell>
        </table:table-row>
        <table:table-row table:style-name="ro1">
          <table:table-cell office:value-type="float" office:value="12382075" calcext:value-type="float">
            <text:p>12382075</text:p>
          </table:table-cell>
          <table:table-cell table:formula="of:=[.A776]/1000/(60*60*24)" office:value-type="time" office:time-value="PT03H26M22.075S" calcext:value-type="time">
            <text:p>03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4" calcext:value-type="float">
            <text:p>570.04</text:p>
          </table:table-cell>
          <table:table-cell office:value-type="float" office:value="1717.87" calcext:value-type="float">
            <text:p>1717.87</text:p>
          </table:table-cell>
          <table:table-cell office:value-type="float" office:value="2013.57" calcext:value-type="float">
            <text:p>2013.57</text:p>
          </table:table-cell>
        </table:table-row>
        <table:table-row table:style-name="ro1">
          <table:table-cell office:value-type="float" office:value="12398075" calcext:value-type="float">
            <text:p>12398075</text:p>
          </table:table-cell>
          <table:table-cell table:formula="of:=[.A777]/1000/(60*60*24)" office:value-type="time" office:time-value="PT03H26M38.075S" calcext:value-type="time">
            <text:p>03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720.09" calcext:value-type="float">
            <text:p>1720.09</text:p>
          </table:table-cell>
          <table:table-cell office:value-type="float" office:value="2016.1" calcext:value-type="float">
            <text:p>2016.1</text:p>
          </table:table-cell>
        </table:table-row>
        <table:table-row table:style-name="ro1">
          <table:table-cell office:value-type="float" office:value="12414075" calcext:value-type="float">
            <text:p>12414075</text:p>
          </table:table-cell>
          <table:table-cell table:formula="of:=[.A778]/1000/(60*60*24)" office:value-type="time" office:time-value="PT03H26M54.075S" calcext:value-type="time">
            <text:p>03:26:54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722.31" calcext:value-type="float">
            <text:p>1722.31</text:p>
          </table:table-cell>
          <table:table-cell office:value-type="float" office:value="2018.64" calcext:value-type="float">
            <text:p>2018.64</text:p>
          </table:table-cell>
        </table:table-row>
        <table:table-row table:style-name="ro1">
          <table:table-cell office:value-type="float" office:value="12430075" calcext:value-type="float">
            <text:p>12430075</text:p>
          </table:table-cell>
          <table:table-cell table:formula="of:=[.A779]/1000/(60*60*24)" office:value-type="time" office:time-value="PT03H27M10.075S" calcext:value-type="time">
            <text:p>03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24.52" calcext:value-type="float">
            <text:p>1724.52</text:p>
          </table:table-cell>
          <table:table-cell office:value-type="float" office:value="2021.17" calcext:value-type="float">
            <text:p>2021.17</text:p>
          </table:table-cell>
        </table:table-row>
        <table:table-row table:style-name="ro1">
          <table:table-cell office:value-type="float" office:value="12446075" calcext:value-type="float">
            <text:p>12446075</text:p>
          </table:table-cell>
          <table:table-cell table:formula="of:=[.A780]/1000/(60*60*24)" office:value-type="time" office:time-value="PT03H27M26.075S" calcext:value-type="time">
            <text:p>03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26.74" calcext:value-type="float">
            <text:p>1726.74</text:p>
          </table:table-cell>
          <table:table-cell office:value-type="float" office:value="2023.71" calcext:value-type="float">
            <text:p>2023.71</text:p>
          </table:table-cell>
        </table:table-row>
        <table:table-row table:style-name="ro1">
          <table:table-cell office:value-type="float" office:value="12462075" calcext:value-type="float">
            <text:p>12462075</text:p>
          </table:table-cell>
          <table:table-cell table:formula="of:=[.A781]/1000/(60*60*24)" office:value-type="time" office:time-value="PT03H27M42.075S" calcext:value-type="time">
            <text:p>03:27:42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6" calcext:value-type="float">
            <text:p>573.96</text:p>
          </table:table-cell>
          <table:table-cell office:value-type="float" office:value="1728.97" calcext:value-type="float">
            <text:p>1728.97</text:p>
          </table:table-cell>
          <table:table-cell office:value-type="float" office:value="2026.25" calcext:value-type="float">
            <text:p>2026.25</text:p>
          </table:table-cell>
        </table:table-row>
        <table:table-row table:style-name="ro1">
          <table:table-cell office:value-type="float" office:value="12478076" calcext:value-type="float">
            <text:p>12478076</text:p>
          </table:table-cell>
          <table:table-cell table:formula="of:=[.A782]/1000/(60*60*24)" office:value-type="time" office:time-value="PT03H27M58.076S" calcext:value-type="time">
            <text:p>03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731.19" calcext:value-type="float">
            <text:p>1731.19</text:p>
          </table:table-cell>
          <table:table-cell office:value-type="float" office:value="2028.79" calcext:value-type="float">
            <text:p>2028.79</text:p>
          </table:table-cell>
        </table:table-row>
        <table:table-row table:style-name="ro1">
          <table:table-cell office:value-type="float" office:value="12494075" calcext:value-type="float">
            <text:p>12494075</text:p>
          </table:table-cell>
          <table:table-cell table:formula="of:=[.A783]/1000/(60*60*24)" office:value-type="time" office:time-value="PT03H28M14.075S" calcext:value-type="time">
            <text:p>03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733.42" calcext:value-type="float">
            <text:p>1733.42</text:p>
          </table:table-cell>
          <table:table-cell office:value-type="float" office:value="2031.33" calcext:value-type="float">
            <text:p>2031.33</text:p>
          </table:table-cell>
        </table:table-row>
        <table:table-row table:style-name="ro1">
          <table:table-cell office:value-type="float" office:value="12510075" calcext:value-type="float">
            <text:p>12510075</text:p>
          </table:table-cell>
          <table:table-cell table:formula="of:=[.A784]/1000/(60*60*24)" office:value-type="time" office:time-value="PT03H28M30.075S" calcext:value-type="time">
            <text:p>03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35.64" calcext:value-type="float">
            <text:p>1735.64</text:p>
          </table:table-cell>
          <table:table-cell office:value-type="float" office:value="2033.87" calcext:value-type="float">
            <text:p>2033.87</text:p>
          </table:table-cell>
        </table:table-row>
        <table:table-row table:style-name="ro1">
          <table:table-cell office:value-type="float" office:value="12526075" calcext:value-type="float">
            <text:p>12526075</text:p>
          </table:table-cell>
          <table:table-cell table:formula="of:=[.A785]/1000/(60*60*24)" office:value-type="time" office:time-value="PT03H28M46.075S" calcext:value-type="time">
            <text:p>03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737.86" calcext:value-type="float">
            <text:p>1737.86</text:p>
          </table:table-cell>
          <table:table-cell office:value-type="float" office:value="2036.4" calcext:value-type="float">
            <text:p>2036.4</text:p>
          </table:table-cell>
        </table:table-row>
        <table:table-row table:style-name="ro1">
          <table:table-cell office:value-type="float" office:value="12542075" calcext:value-type="float">
            <text:p>12542075</text:p>
          </table:table-cell>
          <table:table-cell table:formula="of:=[.A786]/1000/(60*60*24)" office:value-type="time" office:time-value="PT03H29M02.075S" calcext:value-type="time">
            <text:p>03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740.07" calcext:value-type="float">
            <text:p>1740.07</text:p>
          </table:table-cell>
          <table:table-cell office:value-type="float" office:value="2038.93" calcext:value-type="float">
            <text:p>2038.93</text:p>
          </table:table-cell>
        </table:table-row>
        <table:table-row table:style-name="ro1">
          <table:table-cell office:value-type="float" office:value="12558075" calcext:value-type="float">
            <text:p>12558075</text:p>
          </table:table-cell>
          <table:table-cell table:formula="of:=[.A787]/1000/(60*60*24)" office:value-type="time" office:time-value="PT03H29M18.075S" calcext:value-type="time">
            <text:p>03:29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742.29" calcext:value-type="float">
            <text:p>1742.29</text:p>
          </table:table-cell>
          <table:table-cell office:value-type="float" office:value="2041.47" calcext:value-type="float">
            <text:p>2041.47</text:p>
          </table:table-cell>
        </table:table-row>
        <table:table-row table:style-name="ro1">
          <table:table-cell office:value-type="float" office:value="12574075" calcext:value-type="float">
            <text:p>12574075</text:p>
          </table:table-cell>
          <table:table-cell table:formula="of:=[.A788]/1000/(60*60*24)" office:value-type="time" office:time-value="PT03H29M34.075S" calcext:value-type="time">
            <text:p>03:29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744.51" calcext:value-type="float">
            <text:p>1744.51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2590075" calcext:value-type="float">
            <text:p>12590075</text:p>
          </table:table-cell>
          <table:table-cell table:formula="of:=[.A789]/1000/(60*60*24)" office:value-type="time" office:time-value="PT03H29M50.075S" calcext:value-type="time">
            <text:p>03:29:50</text:p>
          </table:table-cell>
          <table:table-cell office:value-type="float" office:value="1.14" calcext:value-type="float">
            <text:p>1.14</text:p>
          </table:table-cell>
          <table:table-cell office:value-type="float" office:value="501.12" calcext:value-type="float">
            <text:p>501.12</text:p>
          </table:table-cell>
          <table:table-cell office:value-type="float" office:value="572.33" calcext:value-type="float">
            <text:p>572.33</text:p>
          </table:table-cell>
          <table:table-cell office:value-type="float" office:value="1746.74" calcext:value-type="float">
            <text:p>1746.74</text:p>
          </table:table-cell>
          <table:table-cell office:value-type="float" office:value="2046.54" calcext:value-type="float">
            <text:p>2046.54</text:p>
          </table:table-cell>
        </table:table-row>
        <table:table-row table:style-name="ro1">
          <table:table-cell office:value-type="float" office:value="12606075" calcext:value-type="float">
            <text:p>12606075</text:p>
          </table:table-cell>
          <table:table-cell table:formula="of:=[.A790]/1000/(60*60*24)" office:value-type="time" office:time-value="PT03H30M06.075S" calcext:value-type="time">
            <text:p>03:30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748.96" calcext:value-type="float">
            <text:p>1748.96</text:p>
          </table:table-cell>
          <table:table-cell office:value-type="float" office:value="2049.07" calcext:value-type="float">
            <text:p>2049.07</text:p>
          </table:table-cell>
        </table:table-row>
        <table:table-row table:style-name="ro1">
          <table:table-cell office:value-type="float" office:value="12622075" calcext:value-type="float">
            <text:p>12622075</text:p>
          </table:table-cell>
          <table:table-cell table:formula="of:=[.A791]/1000/(60*60*24)" office:value-type="time" office:time-value="PT03H30M22.075S" calcext:value-type="time">
            <text:p>03:30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751.18" calcext:value-type="float">
            <text:p>1751.18</text:p>
          </table:table-cell>
          <table:table-cell office:value-type="float" office:value="2051.61" calcext:value-type="float">
            <text:p>2051.61</text:p>
          </table:table-cell>
        </table:table-row>
        <table:table-row table:style-name="ro1">
          <table:table-cell office:value-type="float" office:value="12638075" calcext:value-type="float">
            <text:p>12638075</text:p>
          </table:table-cell>
          <table:table-cell table:formula="of:=[.A792]/1000/(60*60*24)" office:value-type="time" office:time-value="PT03H30M38.075S" calcext:value-type="time">
            <text:p>03:30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753.4" calcext:value-type="float">
            <text:p>1753.4</text:p>
          </table:table-cell>
          <table:table-cell office:value-type="float" office:value="2054.14" calcext:value-type="float">
            <text:p>2054.14</text:p>
          </table:table-cell>
        </table:table-row>
        <table:table-row table:style-name="ro1">
          <table:table-cell office:value-type="float" office:value="12654075" calcext:value-type="float">
            <text:p>12654075</text:p>
          </table:table-cell>
          <table:table-cell table:formula="of:=[.A793]/1000/(60*60*24)" office:value-type="time" office:time-value="PT03H30M54.075S" calcext:value-type="time">
            <text:p>03:30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755.62" calcext:value-type="float">
            <text:p>1755.62</text:p>
          </table:table-cell>
          <table:table-cell office:value-type="float" office:value="2056.67" calcext:value-type="float">
            <text:p>2056.67</text:p>
          </table:table-cell>
        </table:table-row>
        <table:table-row table:style-name="ro1">
          <table:table-cell office:value-type="float" office:value="12670075" calcext:value-type="float">
            <text:p>12670075</text:p>
          </table:table-cell>
          <table:table-cell table:formula="of:=[.A794]/1000/(60*60*24)" office:value-type="time" office:time-value="PT03H31M10.075S" calcext:value-type="time">
            <text:p>03:31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757.84" calcext:value-type="float">
            <text:p>1757.84</text:p>
          </table:table-cell>
          <table:table-cell office:value-type="float" office:value="2059.2" calcext:value-type="float">
            <text:p>2059.2</text:p>
          </table:table-cell>
        </table:table-row>
        <table:table-row table:style-name="ro1">
          <table:table-cell office:value-type="float" office:value="12686075" calcext:value-type="float">
            <text:p>12686075</text:p>
          </table:table-cell>
          <table:table-cell table:formula="of:=[.A795]/1000/(60*60*24)" office:value-type="time" office:time-value="PT03H31M26.075S" calcext:value-type="time">
            <text:p>03:31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760.06" calcext:value-type="float">
            <text:p>1760.06</text:p>
          </table:table-cell>
          <table:table-cell office:value-type="float" office:value="2061.73" calcext:value-type="float">
            <text:p>2061.73</text:p>
          </table:table-cell>
        </table:table-row>
        <table:table-row table:style-name="ro1">
          <table:table-cell office:value-type="float" office:value="12702075" calcext:value-type="float">
            <text:p>12702075</text:p>
          </table:table-cell>
          <table:table-cell table:formula="of:=[.A796]/1000/(60*60*24)" office:value-type="time" office:time-value="PT03H31M42.075S" calcext:value-type="time">
            <text:p>03:31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762.28" calcext:value-type="float">
            <text:p>1762.28</text:p>
          </table:table-cell>
          <table:table-cell office:value-type="float" office:value="2064.26" calcext:value-type="float">
            <text:p>2064.26</text:p>
          </table:table-cell>
        </table:table-row>
        <table:table-row table:style-name="ro1">
          <table:table-cell office:value-type="float" office:value="12718075" calcext:value-type="float">
            <text:p>12718075</text:p>
          </table:table-cell>
          <table:table-cell table:formula="of:=[.A797]/1000/(60*60*24)" office:value-type="time" office:time-value="PT03H31M58.075S" calcext:value-type="time">
            <text:p>03:31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764.5" calcext:value-type="float">
            <text:p>1764.5</text:p>
          </table:table-cell>
          <table:table-cell office:value-type="float" office:value="2066.8" calcext:value-type="float">
            <text:p>2066.8</text:p>
          </table:table-cell>
        </table:table-row>
        <table:table-row table:style-name="ro1">
          <table:table-cell office:value-type="float" office:value="12734076" calcext:value-type="float">
            <text:p>12734076</text:p>
          </table:table-cell>
          <table:table-cell table:formula="of:=[.A798]/1000/(60*60*24)" office:value-type="time" office:time-value="PT03H32M14.076S" calcext:value-type="time">
            <text:p>03:32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766.72" calcext:value-type="float">
            <text:p>1766.72</text:p>
          </table:table-cell>
          <table:table-cell office:value-type="float" office:value="2069.33" calcext:value-type="float">
            <text:p>2069.33</text:p>
          </table:table-cell>
        </table:table-row>
        <table:table-row table:style-name="ro1">
          <table:table-cell office:value-type="float" office:value="12750075" calcext:value-type="float">
            <text:p>12750075</text:p>
          </table:table-cell>
          <table:table-cell table:formula="of:=[.A799]/1000/(60*60*24)" office:value-type="time" office:time-value="PT03H32M30.075S" calcext:value-type="time">
            <text:p>03:32:30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5" calcext:value-type="float">
            <text:p>568.65</text:p>
          </table:table-cell>
          <table:table-cell office:value-type="float" office:value="1768.94" calcext:value-type="float">
            <text:p>1768.94</text:p>
          </table:table-cell>
          <table:table-cell office:value-type="float" office:value="2071.86" calcext:value-type="float">
            <text:p>2071.86</text:p>
          </table:table-cell>
        </table:table-row>
        <table:table-row table:style-name="ro1">
          <table:table-cell office:value-type="float" office:value="12766076" calcext:value-type="float">
            <text:p>12766076</text:p>
          </table:table-cell>
          <table:table-cell table:formula="of:=[.A800]/1000/(60*60*24)" office:value-type="time" office:time-value="PT03H32M46.076S" calcext:value-type="time">
            <text:p>03:32:46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771.16" calcext:value-type="float">
            <text:p>1771.16</text:p>
          </table:table-cell>
          <table:table-cell office:value-type="float" office:value="2074.39" calcext:value-type="float">
            <text:p>2074.39</text:p>
          </table:table-cell>
        </table:table-row>
        <table:table-row table:style-name="ro1">
          <table:table-cell office:value-type="float" office:value="12782075" calcext:value-type="float">
            <text:p>12782075</text:p>
          </table:table-cell>
          <table:table-cell table:formula="of:=[.A801]/1000/(60*60*24)" office:value-type="time" office:time-value="PT03H33M02.075S" calcext:value-type="time">
            <text:p>03:33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773.38" calcext:value-type="float">
            <text:p>1773.38</text:p>
          </table:table-cell>
          <table:table-cell office:value-type="float" office:value="2076.91" calcext:value-type="float">
            <text:p>2076.91</text:p>
          </table:table-cell>
        </table:table-row>
        <table:table-row table:style-name="ro1">
          <table:table-cell office:value-type="float" office:value="12798075" calcext:value-type="float">
            <text:p>12798075</text:p>
          </table:table-cell>
          <table:table-cell table:formula="of:=[.A802]/1000/(60*60*24)" office:value-type="time" office:time-value="PT03H33M18.075S" calcext:value-type="time">
            <text:p>03:33:1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75.6" calcext:value-type="float">
            <text:p>1775.6</text:p>
          </table:table-cell>
          <table:table-cell office:value-type="float" office:value="2079.44" calcext:value-type="float">
            <text:p>2079.44</text:p>
          </table:table-cell>
        </table:table-row>
        <table:table-row table:style-name="ro1">
          <table:table-cell office:value-type="float" office:value="12814075" calcext:value-type="float">
            <text:p>12814075</text:p>
          </table:table-cell>
          <table:table-cell table:formula="of:=[.A803]/1000/(60*60*24)" office:value-type="time" office:time-value="PT03H33M34.075S" calcext:value-type="time">
            <text:p>03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77.82" calcext:value-type="float">
            <text:p>1777.82</text:p>
          </table:table-cell>
          <table:table-cell office:value-type="float" office:value="2081.97" calcext:value-type="float">
            <text:p>2081.97</text:p>
          </table:table-cell>
        </table:table-row>
        <table:table-row table:style-name="ro1">
          <table:table-cell office:value-type="float" office:value="12830075" calcext:value-type="float">
            <text:p>12830075</text:p>
          </table:table-cell>
          <table:table-cell table:formula="of:=[.A804]/1000/(60*60*24)" office:value-type="time" office:time-value="PT03H33M50.075S" calcext:value-type="time">
            <text:p>03:33:50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780.04" calcext:value-type="float">
            <text:p>1780.04</text:p>
          </table:table-cell>
          <table:table-cell office:value-type="float" office:value="2084.5" calcext:value-type="float">
            <text:p>2084.5</text:p>
          </table:table-cell>
        </table:table-row>
        <table:table-row table:style-name="ro1">
          <table:table-cell office:value-type="float" office:value="12846075" calcext:value-type="float">
            <text:p>12846075</text:p>
          </table:table-cell>
          <table:table-cell table:formula="of:=[.A805]/1000/(60*60*24)" office:value-type="time" office:time-value="PT03H34M06.075S" calcext:value-type="time">
            <text:p>03:34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1" calcext:value-type="float">
            <text:p>568.21</text:p>
          </table:table-cell>
          <table:table-cell office:value-type="float" office:value="1782.26" calcext:value-type="float">
            <text:p>1782.26</text:p>
          </table:table-cell>
          <table:table-cell office:value-type="float" office:value="2087.02" calcext:value-type="float">
            <text:p>2087.02</text:p>
          </table:table-cell>
        </table:table-row>
        <table:table-row table:style-name="ro1">
          <table:table-cell office:value-type="float" office:value="12862076" calcext:value-type="float">
            <text:p>12862076</text:p>
          </table:table-cell>
          <table:table-cell table:formula="of:=[.A806]/1000/(60*60*24)" office:value-type="time" office:time-value="PT03H34M22.076S" calcext:value-type="time">
            <text:p>03:34:2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784.47" calcext:value-type="float">
            <text:p>1784.47</text:p>
          </table:table-cell>
          <table:table-cell office:value-type="float" office:value="2089.55" calcext:value-type="float">
            <text:p>2089.55</text:p>
          </table:table-cell>
        </table:table-row>
        <table:table-row table:style-name="ro1">
          <table:table-cell office:value-type="float" office:value="12878075" calcext:value-type="float">
            <text:p>12878075</text:p>
          </table:table-cell>
          <table:table-cell table:formula="of:=[.A807]/1000/(60*60*24)" office:value-type="time" office:time-value="PT03H34M38.075S" calcext:value-type="time">
            <text:p>03:34:3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786.7" calcext:value-type="float">
            <text:p>1786.7</text:p>
          </table:table-cell>
          <table:table-cell office:value-type="float" office:value="2092.07" calcext:value-type="float">
            <text:p>2092.07</text:p>
          </table:table-cell>
        </table:table-row>
        <table:table-row table:style-name="ro1">
          <table:table-cell office:value-type="float" office:value="12894076" calcext:value-type="float">
            <text:p>12894076</text:p>
          </table:table-cell>
          <table:table-cell table:formula="of:=[.A808]/1000/(60*60*24)" office:value-type="time" office:time-value="PT03H34M54.076S" calcext:value-type="time">
            <text:p>03:34:54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788.91" calcext:value-type="float">
            <text:p>1788.91</text:p>
          </table:table-cell>
          <table:table-cell office:value-type="float" office:value="2094.6" calcext:value-type="float">
            <text:p>2094.6</text:p>
          </table:table-cell>
        </table:table-row>
        <table:table-row table:style-name="ro1">
          <table:table-cell office:value-type="float" office:value="12910075" calcext:value-type="float">
            <text:p>12910075</text:p>
          </table:table-cell>
          <table:table-cell table:formula="of:=[.A809]/1000/(60*60*24)" office:value-type="time" office:time-value="PT03H35M10.075S" calcext:value-type="time">
            <text:p>03:35:10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791.13" calcext:value-type="float">
            <text:p>1791.13</text:p>
          </table:table-cell>
          <table:table-cell office:value-type="float" office:value="2097.12" calcext:value-type="float">
            <text:p>2097.12</text:p>
          </table:table-cell>
        </table:table-row>
        <table:table-row table:style-name="ro1">
          <table:table-cell office:value-type="float" office:value="12926075" calcext:value-type="float">
            <text:p>12926075</text:p>
          </table:table-cell>
          <table:table-cell table:formula="of:=[.A810]/1000/(60*60*24)" office:value-type="time" office:time-value="PT03H35M26.075S" calcext:value-type="time">
            <text:p>03:35:26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793.35" calcext:value-type="float">
            <text:p>1793.35</text:p>
          </table:table-cell>
          <table:table-cell office:value-type="float" office:value="2099.65" calcext:value-type="float">
            <text:p>2099.65</text:p>
          </table:table-cell>
        </table:table-row>
        <table:table-row table:style-name="ro1">
          <table:table-cell office:value-type="float" office:value="12942075" calcext:value-type="float">
            <text:p>12942075</text:p>
          </table:table-cell>
          <table:table-cell table:formula="of:=[.A811]/1000/(60*60*24)" office:value-type="time" office:time-value="PT03H35M42.075S" calcext:value-type="time">
            <text:p>03:35:42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795.57" calcext:value-type="float">
            <text:p>1795.57</text:p>
          </table:table-cell>
          <table:table-cell office:value-type="float" office:value="2102.17" calcext:value-type="float">
            <text:p>2102.17</text:p>
          </table:table-cell>
        </table:table-row>
        <table:table-row table:style-name="ro1">
          <table:table-cell office:value-type="float" office:value="12958075" calcext:value-type="float">
            <text:p>12958075</text:p>
          </table:table-cell>
          <table:table-cell table:formula="of:=[.A812]/1000/(60*60*24)" office:value-type="time" office:time-value="PT03H35M58.075S" calcext:value-type="time">
            <text:p>03:35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2104.69" calcext:value-type="float">
            <text:p>2104.69</text:p>
          </table:table-cell>
        </table:table-row>
        <table:table-row table:style-name="ro1">
          <table:table-cell office:value-type="float" office:value="12974075" calcext:value-type="float">
            <text:p>12974075</text:p>
          </table:table-cell>
          <table:table-cell table:formula="of:=[.A813]/1000/(60*60*24)" office:value-type="time" office:time-value="PT03H36M14.075S" calcext:value-type="time">
            <text:p>03:36:1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2107.22" calcext:value-type="float">
            <text:p>2107.22</text:p>
          </table:table-cell>
        </table:table-row>
        <table:table-row table:style-name="ro1">
          <table:table-cell office:value-type="float" office:value="12990075" calcext:value-type="float">
            <text:p>12990075</text:p>
          </table:table-cell>
          <table:table-cell table:formula="of:=[.A814]/1000/(60*60*24)" office:value-type="time" office:time-value="PT03H36M30.075S" calcext:value-type="time">
            <text:p>03:36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02.23" calcext:value-type="float">
            <text:p>1802.23</text:p>
          </table:table-cell>
          <table:table-cell office:value-type="float" office:value="2109.74" calcext:value-type="float">
            <text:p>2109.74</text:p>
          </table:table-cell>
        </table:table-row>
        <table:table-row table:style-name="ro1">
          <table:table-cell office:value-type="float" office:value="13006075" calcext:value-type="float">
            <text:p>13006075</text:p>
          </table:table-cell>
          <table:table-cell table:formula="of:=[.A815]/1000/(60*60*24)" office:value-type="time" office:time-value="PT03H36M46.075S" calcext:value-type="time">
            <text:p>03:36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04.45" calcext:value-type="float">
            <text:p>1804.45</text:p>
          </table:table-cell>
          <table:table-cell office:value-type="float" office:value="2112.26" calcext:value-type="float">
            <text:p>2112.26</text:p>
          </table:table-cell>
        </table:table-row>
        <table:table-row table:style-name="ro1">
          <table:table-cell office:value-type="float" office:value="13022075" calcext:value-type="float">
            <text:p>13022075</text:p>
          </table:table-cell>
          <table:table-cell table:formula="of:=[.A816]/1000/(60*60*24)" office:value-type="time" office:time-value="PT03H37M02.075S" calcext:value-type="time">
            <text:p>03:37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806.67" calcext:value-type="float">
            <text:p>1806.67</text:p>
          </table:table-cell>
          <table:table-cell office:value-type="float" office:value="2114.78" calcext:value-type="float">
            <text:p>2114.78</text:p>
          </table:table-cell>
        </table:table-row>
        <table:table-row table:style-name="ro1">
          <table:table-cell office:value-type="float" office:value="13038076" calcext:value-type="float">
            <text:p>13038076</text:p>
          </table:table-cell>
          <table:table-cell table:formula="of:=[.A817]/1000/(60*60*24)" office:value-type="time" office:time-value="PT03H37M18.076S" calcext:value-type="time">
            <text:p>03:37:18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808.89" calcext:value-type="float">
            <text:p>1808.89</text:p>
          </table:table-cell>
          <table:table-cell office:value-type="float" office:value="2117.31" calcext:value-type="float">
            <text:p>2117.31</text:p>
          </table:table-cell>
        </table:table-row>
        <table:table-row table:style-name="ro1">
          <table:table-cell office:value-type="float" office:value="13054075" calcext:value-type="float">
            <text:p>13054075</text:p>
          </table:table-cell>
          <table:table-cell table:formula="of:=[.A818]/1000/(60*60*24)" office:value-type="time" office:time-value="PT03H37M34.075S" calcext:value-type="time">
            <text:p>03:37:34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811.12" calcext:value-type="float">
            <text:p>1811.12</text:p>
          </table:table-cell>
          <table:table-cell office:value-type="float" office:value="2119.83" calcext:value-type="float">
            <text:p>2119.83</text:p>
          </table:table-cell>
        </table:table-row>
        <table:table-row table:style-name="ro1">
          <table:table-cell office:value-type="float" office:value="13070076" calcext:value-type="float">
            <text:p>13070076</text:p>
          </table:table-cell>
          <table:table-cell table:formula="of:=[.A819]/1000/(60*60*24)" office:value-type="time" office:time-value="PT03H37M50.076S" calcext:value-type="time">
            <text:p>03:37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813.34" calcext:value-type="float">
            <text:p>1813.34</text:p>
          </table:table-cell>
          <table:table-cell office:value-type="float" office:value="2122.36" calcext:value-type="float">
            <text:p>2122.36</text:p>
          </table:table-cell>
        </table:table-row>
        <table:table-row table:style-name="ro1">
          <table:table-cell office:value-type="float" office:value="13086075" calcext:value-type="float">
            <text:p>13086075</text:p>
          </table:table-cell>
          <table:table-cell table:formula="of:=[.A820]/1000/(60*60*24)" office:value-type="time" office:time-value="PT03H38M06.075S" calcext:value-type="time">
            <text:p>03:38:06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815.56" calcext:value-type="float">
            <text:p>1815.56</text:p>
          </table:table-cell>
          <table:table-cell office:value-type="float" office:value="2124.88" calcext:value-type="float">
            <text:p>2124.88</text:p>
          </table:table-cell>
        </table:table-row>
        <table:table-row table:style-name="ro1">
          <table:table-cell office:value-type="float" office:value="13102075" calcext:value-type="float">
            <text:p>13102075</text:p>
          </table:table-cell>
          <table:table-cell table:formula="of:=[.A821]/1000/(60*60*24)" office:value-type="time" office:time-value="PT03H38M22.075S" calcext:value-type="time">
            <text:p>03:38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817.78" calcext:value-type="float">
            <text:p>1817.78</text:p>
          </table:table-cell>
          <table:table-cell office:value-type="float" office:value="2127.4" calcext:value-type="float">
            <text:p>2127.4</text:p>
          </table:table-cell>
        </table:table-row>
        <table:table-row table:style-name="ro1">
          <table:table-cell office:value-type="float" office:value="13118075" calcext:value-type="float">
            <text:p>13118075</text:p>
          </table:table-cell>
          <table:table-cell table:formula="of:=[.A822]/1000/(60*60*24)" office:value-type="time" office:time-value="PT03H38M38.075S" calcext:value-type="time">
            <text:p>03:38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820" calcext:value-type="float">
            <text:p>1820</text:p>
          </table:table-cell>
          <table:table-cell office:value-type="float" office:value="2129.92" calcext:value-type="float">
            <text:p>2129.92</text:p>
          </table:table-cell>
        </table:table-row>
        <table:table-row table:style-name="ro1">
          <table:table-cell office:value-type="float" office:value="13134076" calcext:value-type="float">
            <text:p>13134076</text:p>
          </table:table-cell>
          <table:table-cell table:formula="of:=[.A823]/1000/(60*60*24)" office:value-type="time" office:time-value="PT03H38M54.076S" calcext:value-type="time">
            <text:p>03:38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22.22" calcext:value-type="float">
            <text:p>1822.22</text:p>
          </table:table-cell>
          <table:table-cell office:value-type="float" office:value="2132.44" calcext:value-type="float">
            <text:p>2132.44</text:p>
          </table:table-cell>
        </table:table-row>
        <table:table-row table:style-name="ro1">
          <table:table-cell office:value-type="float" office:value="13150075" calcext:value-type="float">
            <text:p>13150075</text:p>
          </table:table-cell>
          <table:table-cell table:formula="of:=[.A824]/1000/(60*60*24)" office:value-type="time" office:time-value="PT03H39M10.075S" calcext:value-type="time">
            <text:p>03:39:10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4" calcext:value-type="float">
            <text:p>567.94</text:p>
          </table:table-cell>
          <table:table-cell office:value-type="float" office:value="1824.44" calcext:value-type="float">
            <text:p>1824.44</text:p>
          </table:table-cell>
          <table:table-cell office:value-type="float" office:value="2134.96" calcext:value-type="float">
            <text:p>2134.96</text:p>
          </table:table-cell>
        </table:table-row>
        <table:table-row table:style-name="ro1">
          <table:table-cell office:value-type="float" office:value="13166075" calcext:value-type="float">
            <text:p>13166075</text:p>
          </table:table-cell>
          <table:table-cell table:formula="of:=[.A825]/1000/(60*60*24)" office:value-type="time" office:time-value="PT03H39M26.075S" calcext:value-type="time">
            <text:p>03:39:2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4" calcext:value-type="float">
            <text:p>567.84</text:p>
          </table:table-cell>
          <table:table-cell office:value-type="float" office:value="1826.67" calcext:value-type="float">
            <text:p>1826.67</text:p>
          </table:table-cell>
          <table:table-cell office:value-type="float" office:value="2137.48" calcext:value-type="float">
            <text:p>2137.48</text:p>
          </table:table-cell>
        </table:table-row>
        <table:table-row table:style-name="ro1">
          <table:table-cell office:value-type="float" office:value="13182076" calcext:value-type="float">
            <text:p>13182076</text:p>
          </table:table-cell>
          <table:table-cell table:formula="of:=[.A826]/1000/(60*60*24)" office:value-type="time" office:time-value="PT03H39M42.076S" calcext:value-type="time">
            <text:p>03:39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828.89" calcext:value-type="float">
            <text:p>1828.89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3198075" calcext:value-type="float">
            <text:p>13198075</text:p>
          </table:table-cell>
          <table:table-cell table:formula="of:=[.A827]/1000/(60*60*24)" office:value-type="time" office:time-value="PT03H39M58.075S" calcext:value-type="time">
            <text:p>03:39:58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831.11" calcext:value-type="float">
            <text:p>1831.11</text:p>
          </table:table-cell>
          <table:table-cell office:value-type="float" office:value="2142.52" calcext:value-type="float">
            <text:p>2142.52</text:p>
          </table:table-cell>
        </table:table-row>
        <table:table-row table:style-name="ro1">
          <table:table-cell office:value-type="float" office:value="13214075" calcext:value-type="float">
            <text:p>13214075</text:p>
          </table:table-cell>
          <table:table-cell table:formula="of:=[.A828]/1000/(60*60*24)" office:value-type="time" office:time-value="PT03H40M14.075S" calcext:value-type="time">
            <text:p>03:40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833.33" calcext:value-type="float">
            <text:p>1833.33</text:p>
          </table:table-cell>
          <table:table-cell office:value-type="float" office:value="2145.04" calcext:value-type="float">
            <text:p>2145.04</text:p>
          </table:table-cell>
        </table:table-row>
        <table:table-row table:style-name="ro1">
          <table:table-cell office:value-type="float" office:value="13230075" calcext:value-type="float">
            <text:p>13230075</text:p>
          </table:table-cell>
          <table:table-cell table:formula="of:=[.A829]/1000/(60*60*24)" office:value-type="time" office:time-value="PT03H40M30.075S" calcext:value-type="time">
            <text:p>03:40:30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8" calcext:value-type="float">
            <text:p>568.08</text:p>
          </table:table-cell>
          <table:table-cell office:value-type="float" office:value="1835.55" calcext:value-type="float">
            <text:p>1835.55</text:p>
          </table:table-cell>
          <table:table-cell office:value-type="float" office:value="2147.56" calcext:value-type="float">
            <text:p>2147.56</text:p>
          </table:table-cell>
        </table:table-row>
        <table:table-row table:style-name="ro1">
          <table:table-cell office:value-type="float" office:value="13246075" calcext:value-type="float">
            <text:p>13246075</text:p>
          </table:table-cell>
          <table:table-cell table:formula="of:=[.A830]/1000/(60*60*24)" office:value-type="time" office:time-value="PT03H40M46.075S" calcext:value-type="time">
            <text:p>03:40:46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5" calcext:value-type="float">
            <text:p>567.85</text:p>
          </table:table-cell>
          <table:table-cell office:value-type="float" office:value="1837.78" calcext:value-type="float">
            <text:p>1837.78</text:p>
          </table:table-cell>
          <table:table-cell office:value-type="float" office:value="2150.08" calcext:value-type="float">
            <text:p>2150.08</text:p>
          </table:table-cell>
        </table:table-row>
        <table:table-row table:style-name="ro1">
          <table:table-cell office:value-type="float" office:value="13262076" calcext:value-type="float">
            <text:p>13262076</text:p>
          </table:table-cell>
          <table:table-cell table:formula="of:=[.A831]/1000/(60*60*24)" office:value-type="time" office:time-value="PT03H41M02.076S" calcext:value-type="time">
            <text:p>03:41:02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840.01" calcext:value-type="float">
            <text:p>1840.01</text:p>
          </table:table-cell>
          <table:table-cell office:value-type="float" office:value="2152.61" calcext:value-type="float">
            <text:p>2152.61</text:p>
          </table:table-cell>
        </table:table-row>
        <table:table-row table:style-name="ro1">
          <table:table-cell office:value-type="float" office:value="13278076" calcext:value-type="float">
            <text:p>13278076</text:p>
          </table:table-cell>
          <table:table-cell table:formula="of:=[.A832]/1000/(60*60*24)" office:value-type="time" office:time-value="PT03H41M18.076S" calcext:value-type="time">
            <text:p>03:41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842.22" calcext:value-type="float">
            <text:p>1842.22</text:p>
          </table:table-cell>
          <table:table-cell office:value-type="float" office:value="2155.12" calcext:value-type="float">
            <text:p>2155.12</text:p>
          </table:table-cell>
        </table:table-row>
        <table:table-row table:style-name="ro1">
          <table:table-cell office:value-type="float" office:value="13294075" calcext:value-type="float">
            <text:p>13294075</text:p>
          </table:table-cell>
          <table:table-cell table:formula="of:=[.A833]/1000/(60*60*24)" office:value-type="time" office:time-value="PT03H41M34.075S" calcext:value-type="time">
            <text:p>03:41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844.44" calcext:value-type="float">
            <text:p>1844.44</text:p>
          </table:table-cell>
          <table:table-cell office:value-type="float" office:value="2157.64" calcext:value-type="float">
            <text:p>2157.64</text:p>
          </table:table-cell>
        </table:table-row>
        <table:table-row table:style-name="ro1">
          <table:table-cell office:value-type="float" office:value="13310075" calcext:value-type="float">
            <text:p>13310075</text:p>
          </table:table-cell>
          <table:table-cell table:formula="of:=[.A834]/1000/(60*60*24)" office:value-type="time" office:time-value="PT03H41M50.075S" calcext:value-type="time">
            <text:p>03:41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846.66" calcext:value-type="float">
            <text:p>1846.66</text:p>
          </table:table-cell>
          <table:table-cell office:value-type="float" office:value="2160.15" calcext:value-type="float">
            <text:p>2160.15</text:p>
          </table:table-cell>
        </table:table-row>
        <table:table-row table:style-name="ro1">
          <table:table-cell office:value-type="float" office:value="13326076" calcext:value-type="float">
            <text:p>13326076</text:p>
          </table:table-cell>
          <table:table-cell table:formula="of:=[.A835]/1000/(60*60*24)" office:value-type="time" office:time-value="PT03H42M06.076S" calcext:value-type="time">
            <text:p>03:42:06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848.88" calcext:value-type="float">
            <text:p>1848.88</text:p>
          </table:table-cell>
          <table:table-cell office:value-type="float" office:value="2162.66" calcext:value-type="float">
            <text:p>2162.66</text:p>
          </table:table-cell>
        </table:table-row>
        <table:table-row table:style-name="ro1">
          <table:table-cell office:value-type="float" office:value="13342076" calcext:value-type="float">
            <text:p>13342076</text:p>
          </table:table-cell>
          <table:table-cell table:formula="of:=[.A836]/1000/(60*60*24)" office:value-type="time" office:time-value="PT03H42M22.076S" calcext:value-type="time">
            <text:p>03:42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851.1" calcext:value-type="float">
            <text:p>1851.1</text:p>
          </table:table-cell>
          <table:table-cell office:value-type="float" office:value="2165.18" calcext:value-type="float">
            <text:p>2165.18</text:p>
          </table:table-cell>
        </table:table-row>
        <table:table-row table:style-name="ro1">
          <table:table-cell office:value-type="float" office:value="13358076" calcext:value-type="float">
            <text:p>13358076</text:p>
          </table:table-cell>
          <table:table-cell table:formula="of:=[.A837]/1000/(60*60*24)" office:value-type="time" office:time-value="PT03H42M38.076S" calcext:value-type="time">
            <text:p>03:42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7" calcext:value-type="float">
            <text:p>563.97</text:p>
          </table:table-cell>
          <table:table-cell office:value-type="float" office:value="1853.32" calcext:value-type="float">
            <text:p>1853.32</text:p>
          </table:table-cell>
          <table:table-cell office:value-type="float" office:value="2167.69" calcext:value-type="float">
            <text:p>2167.69</text:p>
          </table:table-cell>
        </table:table-row>
        <table:table-row table:style-name="ro1">
          <table:table-cell office:value-type="float" office:value="13374075" calcext:value-type="float">
            <text:p>13374075</text:p>
          </table:table-cell>
          <table:table-cell table:formula="of:=[.A838]/1000/(60*60*24)" office:value-type="time" office:time-value="PT03H42M54.075S" calcext:value-type="time">
            <text:p>03:42:54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4" calcext:value-type="float">
            <text:p>565.84</text:p>
          </table:table-cell>
          <table:table-cell office:value-type="float" office:value="1855.54" calcext:value-type="float">
            <text:p>1855.54</text:p>
          </table:table-cell>
          <table:table-cell office:value-type="float" office:value="2170.21" calcext:value-type="float">
            <text:p>2170.21</text:p>
          </table:table-cell>
        </table:table-row>
        <table:table-row table:style-name="ro1">
          <table:table-cell office:value-type="float" office:value="13390075" calcext:value-type="float">
            <text:p>13390075</text:p>
          </table:table-cell>
          <table:table-cell table:formula="of:=[.A839]/1000/(60*60*24)" office:value-type="time" office:time-value="PT03H43M10.075S" calcext:value-type="time">
            <text:p>03:43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857.76" calcext:value-type="float">
            <text:p>1857.76</text:p>
          </table:table-cell>
          <table:table-cell office:value-type="float" office:value="2172.72" calcext:value-type="float">
            <text:p>2172.72</text:p>
          </table:table-cell>
        </table:table-row>
        <table:table-row table:style-name="ro1">
          <table:table-cell office:value-type="float" office:value="13406075" calcext:value-type="float">
            <text:p>13406075</text:p>
          </table:table-cell>
          <table:table-cell table:formula="of:=[.A840]/1000/(60*60*24)" office:value-type="time" office:time-value="PT03H43M26.075S" calcext:value-type="time">
            <text:p>03:43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6" calcext:value-type="float">
            <text:p>563.96</text:p>
          </table:table-cell>
          <table:table-cell office:value-type="float" office:value="1859.98" calcext:value-type="float">
            <text:p>1859.98</text:p>
          </table:table-cell>
          <table:table-cell office:value-type="float" office:value="2175.23" calcext:value-type="float">
            <text:p>2175.23</text:p>
          </table:table-cell>
        </table:table-row>
        <table:table-row table:style-name="ro1">
          <table:table-cell office:value-type="float" office:value="13422075" calcext:value-type="float">
            <text:p>13422075</text:p>
          </table:table-cell>
          <table:table-cell table:formula="of:=[.A841]/1000/(60*60*24)" office:value-type="time" office:time-value="PT03H43M42.075S" calcext:value-type="time">
            <text:p>03:43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862.2" calcext:value-type="float">
            <text:p>1862.2</text:p>
          </table:table-cell>
          <table:table-cell office:value-type="float" office:value="2177.74" calcext:value-type="float">
            <text:p>2177.74</text:p>
          </table:table-cell>
        </table:table-row>
        <table:table-row table:style-name="ro1">
          <table:table-cell office:value-type="float" office:value="13438075" calcext:value-type="float">
            <text:p>13438075</text:p>
          </table:table-cell>
          <table:table-cell table:formula="of:=[.A842]/1000/(60*60*24)" office:value-type="time" office:time-value="PT03H43M58.075S" calcext:value-type="time">
            <text:p>03:43:58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4" calcext:value-type="float">
            <text:p>565.84</text:p>
          </table:table-cell>
          <table:table-cell office:value-type="float" office:value="1864.42" calcext:value-type="float">
            <text:p>1864.42</text:p>
          </table:table-cell>
          <table:table-cell office:value-type="float" office:value="2180.26" calcext:value-type="float">
            <text:p>2180.26</text:p>
          </table:table-cell>
        </table:table-row>
        <table:table-row table:style-name="ro1">
          <table:table-cell office:value-type="float" office:value="13454075" calcext:value-type="float">
            <text:p>13454075</text:p>
          </table:table-cell>
          <table:table-cell table:formula="of:=[.A843]/1000/(60*60*24)" office:value-type="time" office:time-value="PT03H44M14.075S" calcext:value-type="time">
            <text:p>03:44:14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3" calcext:value-type="float">
            <text:p>565.93</text:p>
          </table:table-cell>
          <table:table-cell office:value-type="float" office:value="1866.65" calcext:value-type="float">
            <text:p>1866.65</text:p>
          </table:table-cell>
          <table:table-cell office:value-type="float" office:value="2182.77" calcext:value-type="float">
            <text:p>2182.77</text:p>
          </table:table-cell>
        </table:table-row>
        <table:table-row table:style-name="ro1">
          <table:table-cell office:value-type="float" office:value="13470075" calcext:value-type="float">
            <text:p>13470075</text:p>
          </table:table-cell>
          <table:table-cell table:formula="of:=[.A844]/1000/(60*60*24)" office:value-type="time" office:time-value="PT03H44M30.075S" calcext:value-type="time">
            <text:p>03:44:30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7" calcext:value-type="float">
            <text:p>567.87</text:p>
          </table:table-cell>
          <table:table-cell office:value-type="float" office:value="1868.87" calcext:value-type="float">
            <text:p>1868.87</text:p>
          </table:table-cell>
          <table:table-cell office:value-type="float" office:value="2185.29" calcext:value-type="float">
            <text:p>2185.29</text:p>
          </table:table-cell>
        </table:table-row>
        <table:table-row table:style-name="ro1">
          <table:table-cell office:value-type="float" office:value="13486075" calcext:value-type="float">
            <text:p>13486075</text:p>
          </table:table-cell>
          <table:table-cell table:formula="of:=[.A845]/1000/(60*60*24)" office:value-type="time" office:time-value="PT03H44M46.075S" calcext:value-type="time">
            <text:p>03:44:46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2" calcext:value-type="float">
            <text:p>565.72</text:p>
          </table:table-cell>
          <table:table-cell office:value-type="float" office:value="1871.1" calcext:value-type="float">
            <text:p>1871.1</text:p>
          </table:table-cell>
          <table:table-cell office:value-type="float" office:value="2187.81" calcext:value-type="float">
            <text:p>2187.81</text:p>
          </table:table-cell>
        </table:table-row>
        <table:table-row table:style-name="ro1">
          <table:table-cell office:value-type="float" office:value="13502076" calcext:value-type="float">
            <text:p>13502076</text:p>
          </table:table-cell>
          <table:table-cell table:formula="of:=[.A846]/1000/(60*60*24)" office:value-type="time" office:time-value="PT03H45M02.076S" calcext:value-type="time">
            <text:p>03:45:02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6.08" calcext:value-type="float">
            <text:p>566.08</text:p>
          </table:table-cell>
          <table:table-cell office:value-type="float" office:value="1873.32" calcext:value-type="float">
            <text:p>1873.32</text:p>
          </table:table-cell>
          <table:table-cell office:value-type="float" office:value="2190.32" calcext:value-type="float">
            <text:p>2190.32</text:p>
          </table:table-cell>
        </table:table-row>
        <table:table-row table:style-name="ro1">
          <table:table-cell office:value-type="float" office:value="13518076" calcext:value-type="float">
            <text:p>13518076</text:p>
          </table:table-cell>
          <table:table-cell table:formula="of:=[.A847]/1000/(60*60*24)" office:value-type="time" office:time-value="PT03H45M18.076S" calcext:value-type="time">
            <text:p>03:45:18</text:p>
          </table:table-cell>
          <table:table-cell office:value-type="float" office:value="1.13" calcext:value-type="float">
            <text:p>1.1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65.61" calcext:value-type="float">
            <text:p>565.61</text:p>
          </table:table-cell>
          <table:table-cell office:value-type="float" office:value="1875.55" calcext:value-type="float">
            <text:p>1875.55</text:p>
          </table:table-cell>
          <table:table-cell office:value-type="float" office:value="2192.84" calcext:value-type="float">
            <text:p>2192.84</text:p>
          </table:table-cell>
        </table:table-row>
        <table:table-row table:style-name="ro1">
          <table:table-cell office:value-type="float" office:value="13534076" calcext:value-type="float">
            <text:p>13534076</text:p>
          </table:table-cell>
          <table:table-cell table:formula="of:=[.A848]/1000/(60*60*24)" office:value-type="time" office:time-value="PT03H45M34.076S" calcext:value-type="time">
            <text:p>03:45:34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" calcext:value-type="float">
            <text:p>565.7</text:p>
          </table:table-cell>
          <table:table-cell office:value-type="float" office:value="1877.77" calcext:value-type="float">
            <text:p>1877.77</text:p>
          </table:table-cell>
          <table:table-cell office:value-type="float" office:value="2195.35" calcext:value-type="float">
            <text:p>2195.35</text:p>
          </table:table-cell>
        </table:table-row>
        <table:table-row table:style-name="ro1">
          <table:table-cell office:value-type="float" office:value="13550075" calcext:value-type="float">
            <text:p>13550075</text:p>
          </table:table-cell>
          <table:table-cell table:formula="of:=[.A849]/1000/(60*60*24)" office:value-type="time" office:time-value="PT03H45M50.075S" calcext:value-type="time">
            <text:p>03:45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7" calcext:value-type="float">
            <text:p>564.27</text:p>
          </table:table-cell>
          <table:table-cell office:value-type="float" office:value="1880" calcext:value-type="float">
            <text:p>1880</text:p>
          </table:table-cell>
          <table:table-cell office:value-type="float" office:value="2197.86" calcext:value-type="float">
            <text:p>2197.86</text:p>
          </table:table-cell>
        </table:table-row>
        <table:table-row table:style-name="ro1">
          <table:table-cell office:value-type="float" office:value="13566075" calcext:value-type="float">
            <text:p>13566075</text:p>
          </table:table-cell>
          <table:table-cell table:formula="of:=[.A850]/1000/(60*60*24)" office:value-type="time" office:time-value="PT03H46M06.075S" calcext:value-type="time">
            <text:p>03:46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882.21" calcext:value-type="float">
            <text:p>1882.21</text:p>
          </table:table-cell>
          <table:table-cell office:value-type="float" office:value="2200.37" calcext:value-type="float">
            <text:p>2200.37</text:p>
          </table:table-cell>
        </table:table-row>
        <table:table-row table:style-name="ro1">
          <table:table-cell office:value-type="float" office:value="13582075" calcext:value-type="float">
            <text:p>13582075</text:p>
          </table:table-cell>
          <table:table-cell table:formula="of:=[.A851]/1000/(60*60*24)" office:value-type="time" office:time-value="PT03H46M22.075S" calcext:value-type="time">
            <text:p>03:46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884.43" calcext:value-type="float">
            <text:p>1884.43</text:p>
          </table:table-cell>
          <table:table-cell office:value-type="float" office:value="2202.88" calcext:value-type="float">
            <text:p>2202.88</text:p>
          </table:table-cell>
        </table:table-row>
        <table:table-row table:style-name="ro1">
          <table:table-cell office:value-type="float" office:value="13598076" calcext:value-type="float">
            <text:p>13598076</text:p>
          </table:table-cell>
          <table:table-cell table:formula="of:=[.A852]/1000/(60*60*24)" office:value-type="time" office:time-value="PT03H46M38.076S" calcext:value-type="time">
            <text:p>03:46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886.65" calcext:value-type="float">
            <text:p>1886.65</text:p>
          </table:table-cell>
          <table:table-cell office:value-type="float" office:value="2205.38" calcext:value-type="float">
            <text:p>2205.38</text:p>
          </table:table-cell>
        </table:table-row>
        <table:table-row table:style-name="ro1">
          <table:table-cell office:value-type="float" office:value="13614075" calcext:value-type="float">
            <text:p>13614075</text:p>
          </table:table-cell>
          <table:table-cell table:formula="of:=[.A853]/1000/(60*60*24)" office:value-type="time" office:time-value="PT03H46M54.075S" calcext:value-type="time">
            <text:p>03:46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888.87" calcext:value-type="float">
            <text:p>1888.87</text:p>
          </table:table-cell>
          <table:table-cell office:value-type="float" office:value="2207.89" calcext:value-type="float">
            <text:p>2207.89</text:p>
          </table:table-cell>
        </table:table-row>
        <table:table-row table:style-name="ro1">
          <table:table-cell office:value-type="float" office:value="13630075" calcext:value-type="float">
            <text:p>13630075</text:p>
          </table:table-cell>
          <table:table-cell table:formula="of:=[.A854]/1000/(60*60*24)" office:value-type="time" office:time-value="PT03H47M10.075S" calcext:value-type="time">
            <text:p>03:47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891.09" calcext:value-type="float">
            <text:p>1891.09</text:p>
          </table:table-cell>
          <table:table-cell office:value-type="float" office:value="2210.39" calcext:value-type="float">
            <text:p>2210.39</text:p>
          </table:table-cell>
        </table:table-row>
        <table:table-row table:style-name="ro1">
          <table:table-cell office:value-type="float" office:value="13646075" calcext:value-type="float">
            <text:p>13646075</text:p>
          </table:table-cell>
          <table:table-cell table:formula="of:=[.A855]/1000/(60*60*24)" office:value-type="time" office:time-value="PT03H47M26.075S" calcext:value-type="time">
            <text:p>03:47:26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893.32" calcext:value-type="float">
            <text:p>1893.32</text:p>
          </table:table-cell>
          <table:table-cell office:value-type="float" office:value="2212.91" calcext:value-type="float">
            <text:p>2212.91</text:p>
          </table:table-cell>
        </table:table-row>
        <table:table-row table:style-name="ro1">
          <table:table-cell office:value-type="float" office:value="13662076" calcext:value-type="float">
            <text:p>13662076</text:p>
          </table:table-cell>
          <table:table-cell table:formula="of:=[.A856]/1000/(60*60*24)" office:value-type="time" office:time-value="PT03H47M42.076S" calcext:value-type="time">
            <text:p>03:47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895.54" calcext:value-type="float">
            <text:p>1895.54</text:p>
          </table:table-cell>
          <table:table-cell office:value-type="float" office:value="2215.42" calcext:value-type="float">
            <text:p>2215.42</text:p>
          </table:table-cell>
        </table:table-row>
        <table:table-row table:style-name="ro1">
          <table:table-cell office:value-type="float" office:value="13678076" calcext:value-type="float">
            <text:p>13678076</text:p>
          </table:table-cell>
          <table:table-cell table:formula="of:=[.A857]/1000/(60*60*24)" office:value-type="time" office:time-value="PT03H47M58.076S" calcext:value-type="time">
            <text:p>03:47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897.76" calcext:value-type="float">
            <text:p>1897.76</text:p>
          </table:table-cell>
          <table:table-cell office:value-type="float" office:value="2217.92" calcext:value-type="float">
            <text:p>2217.92</text:p>
          </table:table-cell>
        </table:table-row>
        <table:table-row table:style-name="ro1">
          <table:table-cell office:value-type="float" office:value="13694075" calcext:value-type="float">
            <text:p>13694075</text:p>
          </table:table-cell>
          <table:table-cell table:formula="of:=[.A858]/1000/(60*60*24)" office:value-type="time" office:time-value="PT03H48M14.075S" calcext:value-type="time">
            <text:p>03:48:1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99.98" calcext:value-type="float">
            <text:p>1899.98</text:p>
          </table:table-cell>
          <table:table-cell office:value-type="float" office:value="2220.42" calcext:value-type="float">
            <text:p>2220.42</text:p>
          </table:table-cell>
        </table:table-row>
        <table:table-row table:style-name="ro1">
          <table:table-cell office:value-type="float" office:value="13710076" calcext:value-type="float">
            <text:p>13710076</text:p>
          </table:table-cell>
          <table:table-cell table:formula="of:=[.A859]/1000/(60*60*24)" office:value-type="time" office:time-value="PT03H48M30.076S" calcext:value-type="time">
            <text:p>03:48:3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02.2" calcext:value-type="float">
            <text:p>1902.2</text:p>
          </table:table-cell>
          <table:table-cell office:value-type="float" office:value="2222.92" calcext:value-type="float">
            <text:p>2222.92</text:p>
          </table:table-cell>
        </table:table-row>
        <table:table-row table:style-name="ro1">
          <table:table-cell office:value-type="float" office:value="13726075" calcext:value-type="float">
            <text:p>13726075</text:p>
          </table:table-cell>
          <table:table-cell table:formula="of:=[.A860]/1000/(60*60*24)" office:value-type="time" office:time-value="PT03H48M46.075S" calcext:value-type="time">
            <text:p>03:48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04.42" calcext:value-type="float">
            <text:p>1904.42</text:p>
          </table:table-cell>
          <table:table-cell office:value-type="float" office:value="2225.43" calcext:value-type="float">
            <text:p>2225.43</text:p>
          </table:table-cell>
        </table:table-row>
        <table:table-row table:style-name="ro1">
          <table:table-cell office:value-type="float" office:value="13742075" calcext:value-type="float">
            <text:p>13742075</text:p>
          </table:table-cell>
          <table:table-cell table:formula="of:=[.A861]/1000/(60*60*24)" office:value-type="time" office:time-value="PT03H49M02.075S" calcext:value-type="time">
            <text:p>03:49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1906.64" calcext:value-type="float">
            <text:p>1906.64</text:p>
          </table:table-cell>
          <table:table-cell office:value-type="float" office:value="2227.93" calcext:value-type="float">
            <text:p>2227.93</text:p>
          </table:table-cell>
        </table:table-row>
        <table:table-row table:style-name="ro1">
          <table:table-cell office:value-type="float" office:value="13758075" calcext:value-type="float">
            <text:p>13758075</text:p>
          </table:table-cell>
          <table:table-cell table:formula="of:=[.A862]/1000/(60*60*24)" office:value-type="time" office:time-value="PT03H49M18.075S" calcext:value-type="time">
            <text:p>03:49:18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3" calcext:value-type="float">
            <text:p>564.63</text:p>
          </table:table-cell>
          <table:table-cell office:value-type="float" office:value="1908.85" calcext:value-type="float">
            <text:p>1908.85</text:p>
          </table:table-cell>
          <table:table-cell office:value-type="float" office:value="2230.43" calcext:value-type="float">
            <text:p>2230.43</text:p>
          </table:table-cell>
        </table:table-row>
        <table:table-row table:style-name="ro1">
          <table:table-cell office:value-type="float" office:value="13774075" calcext:value-type="float">
            <text:p>13774075</text:p>
          </table:table-cell>
          <table:table-cell table:formula="of:=[.A863]/1000/(60*60*24)" office:value-type="time" office:time-value="PT03H49M34.075S" calcext:value-type="time">
            <text:p>03:49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1911.07" calcext:value-type="float">
            <text:p>1911.07</text:p>
          </table:table-cell>
          <table:table-cell office:value-type="float" office:value="2232.93" calcext:value-type="float">
            <text:p>2232.93</text:p>
          </table:table-cell>
        </table:table-row>
        <table:table-row table:style-name="ro1">
          <table:table-cell office:value-type="float" office:value="13790075" calcext:value-type="float">
            <text:p>13790075</text:p>
          </table:table-cell>
          <table:table-cell table:formula="of:=[.A864]/1000/(60*60*24)" office:value-type="time" office:time-value="PT03H49M50.075S" calcext:value-type="time">
            <text:p>03:49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913.29" calcext:value-type="float">
            <text:p>1913.29</text:p>
          </table:table-cell>
          <table:table-cell office:value-type="float" office:value="2235.43" calcext:value-type="float">
            <text:p>2235.43</text:p>
          </table:table-cell>
        </table:table-row>
        <table:table-row table:style-name="ro1">
          <table:table-cell office:value-type="float" office:value="13806075" calcext:value-type="float">
            <text:p>13806075</text:p>
          </table:table-cell>
          <table:table-cell table:formula="of:=[.A865]/1000/(60*60*24)" office:value-type="time" office:time-value="PT03H50M06.075S" calcext:value-type="time">
            <text:p>03:50:06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6" calcext:value-type="float">
            <text:p>561.96</text:p>
          </table:table-cell>
          <table:table-cell office:value-type="float" office:value="1915.51" calcext:value-type="float">
            <text:p>1915.51</text:p>
          </table:table-cell>
          <table:table-cell office:value-type="float" office:value="2237.93" calcext:value-type="float">
            <text:p>2237.93</text:p>
          </table:table-cell>
        </table:table-row>
        <table:table-row table:style-name="ro1">
          <table:table-cell office:value-type="float" office:value="13822075" calcext:value-type="float">
            <text:p>13822075</text:p>
          </table:table-cell>
          <table:table-cell table:formula="of:=[.A866]/1000/(60*60*24)" office:value-type="time" office:time-value="PT03H50M22.075S" calcext:value-type="time">
            <text:p>03:50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17.73" calcext:value-type="float">
            <text:p>1917.73</text:p>
          </table:table-cell>
          <table:table-cell office:value-type="float" office:value="2240.43" calcext:value-type="float">
            <text:p>2240.43</text:p>
          </table:table-cell>
        </table:table-row>
        <table:table-row table:style-name="ro1">
          <table:table-cell office:value-type="float" office:value="13838075" calcext:value-type="float">
            <text:p>13838075</text:p>
          </table:table-cell>
          <table:table-cell table:formula="of:=[.A867]/1000/(60*60*24)" office:value-type="time" office:time-value="PT03H50M38.075S" calcext:value-type="time">
            <text:p>03:50:38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919.95" calcext:value-type="float">
            <text:p>1919.95</text:p>
          </table:table-cell>
          <table:table-cell office:value-type="float" office:value="2242.93" calcext:value-type="float">
            <text:p>2242.93</text:p>
          </table:table-cell>
        </table:table-row>
        <table:table-row table:style-name="ro1">
          <table:table-cell office:value-type="float" office:value="13854076" calcext:value-type="float">
            <text:p>13854076</text:p>
          </table:table-cell>
          <table:table-cell table:formula="of:=[.A868]/1000/(60*60*24)" office:value-type="time" office:time-value="PT03H50M54.076S" calcext:value-type="time">
            <text:p>03:50:54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22.17" calcext:value-type="float">
            <text:p>1922.17</text:p>
          </table:table-cell>
          <table:table-cell office:value-type="float" office:value="2245.43" calcext:value-type="float">
            <text:p>2245.43</text:p>
          </table:table-cell>
        </table:table-row>
        <table:table-row table:style-name="ro1">
          <table:table-cell office:value-type="float" office:value="13870076" calcext:value-type="float">
            <text:p>13870076</text:p>
          </table:table-cell>
          <table:table-cell table:formula="of:=[.A869]/1000/(60*60*24)" office:value-type="time" office:time-value="PT03H51M10.076S" calcext:value-type="time">
            <text:p>03:51:10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24.39" calcext:value-type="float">
            <text:p>1924.39</text:p>
          </table:table-cell>
          <table:table-cell office:value-type="float" office:value="2247.93" calcext:value-type="float">
            <text:p>2247.93</text:p>
          </table:table-cell>
        </table:table-row>
        <table:table-row table:style-name="ro1">
          <table:table-cell office:value-type="float" office:value="13886075" calcext:value-type="float">
            <text:p>13886075</text:p>
          </table:table-cell>
          <table:table-cell table:formula="of:=[.A870]/1000/(60*60*24)" office:value-type="time" office:time-value="PT03H51M26.075S" calcext:value-type="time">
            <text:p>03:51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926.61" calcext:value-type="float">
            <text:p>1926.61</text:p>
          </table:table-cell>
          <table:table-cell office:value-type="float" office:value="2250.43" calcext:value-type="float">
            <text:p>2250.43</text:p>
          </table:table-cell>
        </table:table-row>
        <table:table-row table:style-name="ro1">
          <table:table-cell office:value-type="float" office:value="13902075" calcext:value-type="float">
            <text:p>13902075</text:p>
          </table:table-cell>
          <table:table-cell table:formula="of:=[.A871]/1000/(60*60*24)" office:value-type="time" office:time-value="PT03H51M42.075S" calcext:value-type="time">
            <text:p>03:51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928.83" calcext:value-type="float">
            <text:p>1928.83</text:p>
          </table:table-cell>
          <table:table-cell office:value-type="float" office:value="2252.92" calcext:value-type="float">
            <text:p>2252.92</text:p>
          </table:table-cell>
        </table:table-row>
        <table:table-row table:style-name="ro1">
          <table:table-cell office:value-type="float" office:value="13918076" calcext:value-type="float">
            <text:p>13918076</text:p>
          </table:table-cell>
          <table:table-cell table:formula="of:=[.A872]/1000/(60*60*24)" office:value-type="time" office:time-value="PT03H51M58.076S" calcext:value-type="time">
            <text:p>03:51:58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31.05" calcext:value-type="float">
            <text:p>1931.05</text:p>
          </table:table-cell>
          <table:table-cell office:value-type="float" office:value="2255.42" calcext:value-type="float">
            <text:p>2255.42</text:p>
          </table:table-cell>
        </table:table-row>
        <table:table-row table:style-name="ro1">
          <table:table-cell office:value-type="float" office:value="13934076" calcext:value-type="float">
            <text:p>13934076</text:p>
          </table:table-cell>
          <table:table-cell table:formula="of:=[.A873]/1000/(60*60*24)" office:value-type="time" office:time-value="PT03H52M14.076S" calcext:value-type="time">
            <text:p>03:52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933.27" calcext:value-type="float">
            <text:p>1933.27</text:p>
          </table:table-cell>
          <table:table-cell office:value-type="float" office:value="2257.92" calcext:value-type="float">
            <text:p>2257.92</text:p>
          </table:table-cell>
        </table:table-row>
        <table:table-row table:style-name="ro1">
          <table:table-cell office:value-type="float" office:value="13950075" calcext:value-type="float">
            <text:p>13950075</text:p>
          </table:table-cell>
          <table:table-cell table:formula="of:=[.A874]/1000/(60*60*24)" office:value-type="time" office:time-value="PT03H52M30.075S" calcext:value-type="time">
            <text:p>03:52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935.49" calcext:value-type="float">
            <text:p>1935.49</text:p>
          </table:table-cell>
          <table:table-cell office:value-type="float" office:value="2260.42" calcext:value-type="float">
            <text:p>2260.42</text:p>
          </table:table-cell>
        </table:table-row>
        <table:table-row table:style-name="ro1">
          <table:table-cell office:value-type="float" office:value="13966075" calcext:value-type="float">
            <text:p>13966075</text:p>
          </table:table-cell>
          <table:table-cell table:formula="of:=[.A875]/1000/(60*60*24)" office:value-type="time" office:time-value="PT03H52M46.075S" calcext:value-type="time">
            <text:p>03:52:4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37.71" calcext:value-type="float">
            <text:p>1937.71</text:p>
          </table:table-cell>
          <table:table-cell office:value-type="float" office:value="2262.91" calcext:value-type="float">
            <text:p>2262.91</text:p>
          </table:table-cell>
        </table:table-row>
        <table:table-row table:style-name="ro1">
          <table:table-cell office:value-type="float" office:value="13982075" calcext:value-type="float">
            <text:p>13982075</text:p>
          </table:table-cell>
          <table:table-cell table:formula="of:=[.A876]/1000/(60*60*24)" office:value-type="time" office:time-value="PT03H53M02.075S" calcext:value-type="time">
            <text:p>03:53:0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939.93" calcext:value-type="float">
            <text:p>1939.93</text:p>
          </table:table-cell>
          <table:table-cell office:value-type="float" office:value="2265.41" calcext:value-type="float">
            <text:p>2265.41</text:p>
          </table:table-cell>
        </table:table-row>
        <table:table-row table:style-name="ro1">
          <table:table-cell office:value-type="float" office:value="13998076" calcext:value-type="float">
            <text:p>13998076</text:p>
          </table:table-cell>
          <table:table-cell table:formula="of:=[.A877]/1000/(60*60*24)" office:value-type="time" office:time-value="PT03H53M18.076S" calcext:value-type="time">
            <text:p>03:53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8" calcext:value-type="float">
            <text:p>559.98</text:p>
          </table:table-cell>
          <table:table-cell office:value-type="float" office:value="1942.15" calcext:value-type="float">
            <text:p>1942.15</text:p>
          </table:table-cell>
          <table:table-cell office:value-type="float" office:value="2267.9" calcext:value-type="float">
            <text:p>2267.9</text:p>
          </table:table-cell>
        </table:table-row>
        <table:table-row table:style-name="ro1">
          <table:table-cell office:value-type="float" office:value="14014075" calcext:value-type="float">
            <text:p>14014075</text:p>
          </table:table-cell>
          <table:table-cell table:formula="of:=[.A878]/1000/(60*60*24)" office:value-type="time" office:time-value="PT03H53M34.075S" calcext:value-type="time">
            <text:p>03:53:34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44.37" calcext:value-type="float">
            <text:p>1944.37</text:p>
          </table:table-cell>
          <table:table-cell office:value-type="float" office:value="2270.4" calcext:value-type="float">
            <text:p>2270.4</text:p>
          </table:table-cell>
        </table:table-row>
        <table:table-row table:style-name="ro1">
          <table:table-cell office:value-type="float" office:value="14030075" calcext:value-type="float">
            <text:p>14030075</text:p>
          </table:table-cell>
          <table:table-cell table:formula="of:=[.A879]/1000/(60*60*24)" office:value-type="time" office:time-value="PT03H53M50.075S" calcext:value-type="time">
            <text:p>03:53:50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46.59" calcext:value-type="float">
            <text:p>1946.59</text:p>
          </table:table-cell>
          <table:table-cell office:value-type="float" office:value="2272.89" calcext:value-type="float">
            <text:p>2272.89</text:p>
          </table:table-cell>
        </table:table-row>
        <table:table-row table:style-name="ro1">
          <table:table-cell office:value-type="float" office:value="14046075" calcext:value-type="float">
            <text:p>14046075</text:p>
          </table:table-cell>
          <table:table-cell table:formula="of:=[.A880]/1000/(60*60*24)" office:value-type="time" office:time-value="PT03H54M06.075S" calcext:value-type="time">
            <text:p>03:54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948.81" calcext:value-type="float">
            <text:p>1948.81</text:p>
          </table:table-cell>
          <table:table-cell office:value-type="float" office:value="2275.38" calcext:value-type="float">
            <text:p>2275.38</text:p>
          </table:table-cell>
        </table:table-row>
        <table:table-row table:style-name="ro1">
          <table:table-cell office:value-type="float" office:value="14062075" calcext:value-type="float">
            <text:p>14062075</text:p>
          </table:table-cell>
          <table:table-cell table:formula="of:=[.A881]/1000/(60*60*24)" office:value-type="time" office:time-value="PT03H54M22.075S" calcext:value-type="time">
            <text:p>03:54:22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51.02" calcext:value-type="float">
            <text:p>1951.02</text:p>
          </table:table-cell>
          <table:table-cell office:value-type="float" office:value="2277.88" calcext:value-type="float">
            <text:p>2277.88</text:p>
          </table:table-cell>
        </table:table-row>
        <table:table-row table:style-name="ro1">
          <table:table-cell office:value-type="float" office:value="14078076" calcext:value-type="float">
            <text:p>14078076</text:p>
          </table:table-cell>
          <table:table-cell table:formula="of:=[.A882]/1000/(60*60*24)" office:value-type="time" office:time-value="PT03H54M38.076S" calcext:value-type="time">
            <text:p>03:54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953.24" calcext:value-type="float">
            <text:p>1953.24</text:p>
          </table:table-cell>
          <table:table-cell office:value-type="float" office:value="2280.37" calcext:value-type="float">
            <text:p>2280.37</text:p>
          </table:table-cell>
        </table:table-row>
        <table:table-row table:style-name="ro1">
          <table:table-cell office:value-type="float" office:value="14094076" calcext:value-type="float">
            <text:p>14094076</text:p>
          </table:table-cell>
          <table:table-cell table:formula="of:=[.A883]/1000/(60*60*24)" office:value-type="time" office:time-value="PT03H54M54.076S" calcext:value-type="time">
            <text:p>03:54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955.46" calcext:value-type="float">
            <text:p>1955.46</text:p>
          </table:table-cell>
          <table:table-cell office:value-type="float" office:value="2282.86" calcext:value-type="float">
            <text:p>2282.86</text:p>
          </table:table-cell>
        </table:table-row>
        <table:table-row table:style-name="ro1">
          <table:table-cell office:value-type="float" office:value="14110075" calcext:value-type="float">
            <text:p>14110075</text:p>
          </table:table-cell>
          <table:table-cell table:formula="of:=[.A884]/1000/(60*60*24)" office:value-type="time" office:time-value="PT03H55M10.075S" calcext:value-type="time">
            <text:p>03:55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9" calcext:value-type="float">
            <text:p>559.99</text:p>
          </table:table-cell>
          <table:table-cell office:value-type="float" office:value="1957.68" calcext:value-type="float">
            <text:p>1957.68</text:p>
          </table:table-cell>
          <table:table-cell office:value-type="float" office:value="2285.35" calcext:value-type="float">
            <text:p>2285.35</text:p>
          </table:table-cell>
        </table:table-row>
        <table:table-row table:style-name="ro1">
          <table:table-cell office:value-type="float" office:value="14126075" calcext:value-type="float">
            <text:p>14126075</text:p>
          </table:table-cell>
          <table:table-cell table:formula="of:=[.A885]/1000/(60*60*24)" office:value-type="time" office:time-value="PT03H55M26.075S" calcext:value-type="time">
            <text:p>03:55:26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59.9" calcext:value-type="float">
            <text:p>1959.9</text:p>
          </table:table-cell>
          <table:table-cell office:value-type="float" office:value="2287.84" calcext:value-type="float">
            <text:p>2287.84</text:p>
          </table:table-cell>
        </table:table-row>
        <table:table-row table:style-name="ro1">
          <table:table-cell office:value-type="float" office:value="14142076" calcext:value-type="float">
            <text:p>14142076</text:p>
          </table:table-cell>
          <table:table-cell table:formula="of:=[.A886]/1000/(60*60*24)" office:value-type="time" office:time-value="PT03H55M42.076S" calcext:value-type="time">
            <text:p>03:55:42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962.12" calcext:value-type="float">
            <text:p>1962.12</text:p>
          </table:table-cell>
          <table:table-cell office:value-type="float" office:value="2290.33" calcext:value-type="float">
            <text:p>2290.33</text:p>
          </table:table-cell>
        </table:table-row>
        <table:table-row table:style-name="ro1">
          <table:table-cell office:value-type="float" office:value="14158075" calcext:value-type="float">
            <text:p>14158075</text:p>
          </table:table-cell>
          <table:table-cell table:formula="of:=[.A887]/1000/(60*60*24)" office:value-type="time" office:time-value="PT03H55M58.075S" calcext:value-type="time">
            <text:p>03:55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964.34" calcext:value-type="float">
            <text:p>1964.34</text:p>
          </table:table-cell>
          <table:table-cell office:value-type="float" office:value="2292.82" calcext:value-type="float">
            <text:p>2292.82</text:p>
          </table:table-cell>
        </table:table-row>
        <table:table-row table:style-name="ro1">
          <table:table-cell office:value-type="float" office:value="14174076" calcext:value-type="float">
            <text:p>14174076</text:p>
          </table:table-cell>
          <table:table-cell table:formula="of:=[.A888]/1000/(60*60*24)" office:value-type="time" office:time-value="PT03H56M14.076S" calcext:value-type="time">
            <text:p>03:56:14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1966.56" calcext:value-type="float">
            <text:p>1966.56</text:p>
          </table:table-cell>
          <table:table-cell office:value-type="float" office:value="2295.31" calcext:value-type="float">
            <text:p>2295.31</text:p>
          </table:table-cell>
        </table:table-row>
        <table:table-row table:style-name="ro1">
          <table:table-cell office:value-type="float" office:value="14190075" calcext:value-type="float">
            <text:p>14190075</text:p>
          </table:table-cell>
          <table:table-cell table:formula="of:=[.A889]/1000/(60*60*24)" office:value-type="time" office:time-value="PT03H56M30.075S" calcext:value-type="time">
            <text:p>03:56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9" calcext:value-type="float">
            <text:p>557.99</text:p>
          </table:table-cell>
          <table:table-cell office:value-type="float" office:value="1968.78" calcext:value-type="float">
            <text:p>1968.78</text:p>
          </table:table-cell>
          <table:table-cell office:value-type="float" office:value="2297.8" calcext:value-type="float">
            <text:p>2297.8</text:p>
          </table:table-cell>
        </table:table-row>
        <table:table-row table:style-name="ro1">
          <table:table-cell office:value-type="float" office:value="14206075" calcext:value-type="float">
            <text:p>14206075</text:p>
          </table:table-cell>
          <table:table-cell table:formula="of:=[.A890]/1000/(60*60*24)" office:value-type="time" office:time-value="PT03H56M46.075S" calcext:value-type="time">
            <text:p>03:56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971" calcext:value-type="float">
            <text:p>1971</text:p>
          </table:table-cell>
          <table:table-cell office:value-type="float" office:value="2300.28" calcext:value-type="float">
            <text:p>2300.28</text:p>
          </table:table-cell>
        </table:table-row>
        <table:table-row table:style-name="ro1">
          <table:table-cell office:value-type="float" office:value="14222075" calcext:value-type="float">
            <text:p>14222075</text:p>
          </table:table-cell>
          <table:table-cell table:formula="of:=[.A891]/1000/(60*60*24)" office:value-type="time" office:time-value="PT03H57M02.075S" calcext:value-type="time">
            <text:p>03:57:02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973.22" calcext:value-type="float">
            <text:p>1973.22</text:p>
          </table:table-cell>
          <table:table-cell office:value-type="float" office:value="2302.77" calcext:value-type="float">
            <text:p>2302.77</text:p>
          </table:table-cell>
        </table:table-row>
        <table:table-row table:style-name="ro1">
          <table:table-cell office:value-type="float" office:value="14238075" calcext:value-type="float">
            <text:p>14238075</text:p>
          </table:table-cell>
          <table:table-cell table:formula="of:=[.A892]/1000/(60*60*24)" office:value-type="time" office:time-value="PT03H57M18.075S" calcext:value-type="time">
            <text:p>03:57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975.44" calcext:value-type="float">
            <text:p>1975.44</text:p>
          </table:table-cell>
          <table:table-cell office:value-type="float" office:value="2305.26" calcext:value-type="float">
            <text:p>2305.26</text:p>
          </table:table-cell>
        </table:table-row>
        <table:table-row table:style-name="ro1">
          <table:table-cell office:value-type="float" office:value="14254075" calcext:value-type="float">
            <text:p>14254075</text:p>
          </table:table-cell>
          <table:table-cell table:formula="of:=[.A893]/1000/(60*60*24)" office:value-type="time" office:time-value="PT03H57M34.075S" calcext:value-type="time">
            <text:p>03:57:34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77.66" calcext:value-type="float">
            <text:p>1977.66</text:p>
          </table:table-cell>
          <table:table-cell office:value-type="float" office:value="2307.74" calcext:value-type="float">
            <text:p>2307.74</text:p>
          </table:table-cell>
        </table:table-row>
        <table:table-row table:style-name="ro1">
          <table:table-cell office:value-type="float" office:value="14270075" calcext:value-type="float">
            <text:p>14270075</text:p>
          </table:table-cell>
          <table:table-cell table:formula="of:=[.A894]/1000/(60*60*24)" office:value-type="time" office:time-value="PT03H57M50.075S" calcext:value-type="time">
            <text:p>03:57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1979.88" calcext:value-type="float">
            <text:p>1979.88</text:p>
          </table:table-cell>
          <table:table-cell office:value-type="float" office:value="2310.23" calcext:value-type="float">
            <text:p>2310.23</text:p>
          </table:table-cell>
        </table:table-row>
        <table:table-row table:style-name="ro1">
          <table:table-cell office:value-type="float" office:value="14286075" calcext:value-type="float">
            <text:p>14286075</text:p>
          </table:table-cell>
          <table:table-cell table:formula="of:=[.A895]/1000/(60*60*24)" office:value-type="time" office:time-value="PT03H58M06.075S" calcext:value-type="time">
            <text:p>03:58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982.1" calcext:value-type="float">
            <text:p>1982.1</text:p>
          </table:table-cell>
          <table:table-cell office:value-type="float" office:value="2312.71" calcext:value-type="float">
            <text:p>2312.71</text:p>
          </table:table-cell>
        </table:table-row>
        <table:table-row table:style-name="ro1">
          <table:table-cell office:value-type="float" office:value="14302075" calcext:value-type="float">
            <text:p>14302075</text:p>
          </table:table-cell>
          <table:table-cell table:formula="of:=[.A896]/1000/(60*60*24)" office:value-type="time" office:time-value="PT03H58M22.075S" calcext:value-type="time">
            <text:p>03:58:22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2" calcext:value-type="float">
            <text:p>558.52</text:p>
          </table:table-cell>
          <table:table-cell office:value-type="float" office:value="1984.32" calcext:value-type="float">
            <text:p>1984.32</text:p>
          </table:table-cell>
          <table:table-cell office:value-type="float" office:value="2315.19" calcext:value-type="float">
            <text:p>2315.19</text:p>
          </table:table-cell>
        </table:table-row>
        <table:table-row table:style-name="ro1">
          <table:table-cell office:value-type="float" office:value="14318076" calcext:value-type="float">
            <text:p>14318076</text:p>
          </table:table-cell>
          <table:table-cell table:formula="of:=[.A897]/1000/(60*60*24)" office:value-type="time" office:time-value="PT03H58M38.076S" calcext:value-type="time">
            <text:p>03:58:38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1986.54" calcext:value-type="float">
            <text:p>1986.54</text:p>
          </table:table-cell>
          <table:table-cell office:value-type="float" office:value="2317.68" calcext:value-type="float">
            <text:p>2317.68</text:p>
          </table:table-cell>
        </table:table-row>
        <table:table-row table:style-name="ro1">
          <table:table-cell office:value-type="float" office:value="14334075" calcext:value-type="float">
            <text:p>14334075</text:p>
          </table:table-cell>
          <table:table-cell table:formula="of:=[.A898]/1000/(60*60*24)" office:value-type="time" office:time-value="PT03H58M54.075S" calcext:value-type="time">
            <text:p>03:58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988.76" calcext:value-type="float">
            <text:p>1988.76</text:p>
          </table:table-cell>
          <table:table-cell office:value-type="float" office:value="2320.16" calcext:value-type="float">
            <text:p>2320.16</text:p>
          </table:table-cell>
        </table:table-row>
        <table:table-row table:style-name="ro1">
          <table:table-cell office:value-type="float" office:value="14350075" calcext:value-type="float">
            <text:p>14350075</text:p>
          </table:table-cell>
          <table:table-cell table:formula="of:=[.A899]/1000/(60*60*24)" office:value-type="time" office:time-value="PT03H59M10.075S" calcext:value-type="time">
            <text:p>03:59:1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990.98" calcext:value-type="float">
            <text:p>1990.98</text:p>
          </table:table-cell>
          <table:table-cell office:value-type="float" office:value="2322.64" calcext:value-type="float">
            <text:p>2322.64</text:p>
          </table:table-cell>
        </table:table-row>
        <table:table-row table:style-name="ro1">
          <table:table-cell office:value-type="float" office:value="14366075" calcext:value-type="float">
            <text:p>14366075</text:p>
          </table:table-cell>
          <table:table-cell table:formula="of:=[.A900]/1000/(60*60*24)" office:value-type="time" office:time-value="PT03H59M26.075S" calcext:value-type="time">
            <text:p>03:59:26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993.2" calcext:value-type="float">
            <text:p>1993.2</text:p>
          </table:table-cell>
          <table:table-cell office:value-type="float" office:value="2325.12" calcext:value-type="float">
            <text:p>2325.12</text:p>
          </table:table-cell>
        </table:table-row>
        <table:table-row table:style-name="ro1">
          <table:table-cell office:value-type="float" office:value="14382075" calcext:value-type="float">
            <text:p>14382075</text:p>
          </table:table-cell>
          <table:table-cell table:formula="of:=[.A901]/1000/(60*60*24)" office:value-type="time" office:time-value="PT03H59M42.075S" calcext:value-type="time">
            <text:p>03:59:42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95.42" calcext:value-type="float">
            <text:p>1995.42</text:p>
          </table:table-cell>
          <table:table-cell office:value-type="float" office:value="2327.6" calcext:value-type="float">
            <text:p>2327.6</text:p>
          </table:table-cell>
        </table:table-row>
        <table:table-row table:style-name="ro1">
          <table:table-cell office:value-type="float" office:value="14398076" calcext:value-type="float">
            <text:p>14398076</text:p>
          </table:table-cell>
          <table:table-cell table:formula="of:=[.A902]/1000/(60*60*24)" office:value-type="time" office:time-value="PT03H59M58.076S" calcext:value-type="time">
            <text:p>03:59:58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997.63" calcext:value-type="float">
            <text:p>1997.63</text:p>
          </table:table-cell>
          <table:table-cell office:value-type="float" office:value="2330.08" calcext:value-type="float">
            <text:p>2330.08</text:p>
          </table:table-cell>
        </table:table-row>
        <table:table-row table:style-name="ro1">
          <table:table-cell office:value-type="float" office:value="14414076" calcext:value-type="float">
            <text:p>14414076</text:p>
          </table:table-cell>
          <table:table-cell table:formula="of:=[.A903]/1000/(60*60*24)" office:value-type="time" office:time-value="PT04H00M14.076S" calcext:value-type="time">
            <text:p>04:00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999.86" calcext:value-type="float">
            <text:p>1999.86</text:p>
          </table:table-cell>
          <table:table-cell office:value-type="float" office:value="2332.57" calcext:value-type="float">
            <text:p>2332.57</text:p>
          </table:table-cell>
        </table:table-row>
        <table:table-row table:style-name="ro1">
          <table:table-cell office:value-type="float" office:value="14430075" calcext:value-type="float">
            <text:p>14430075</text:p>
          </table:table-cell>
          <table:table-cell table:formula="of:=[.A904]/1000/(60*60*24)" office:value-type="time" office:time-value="PT04H00M30.075S" calcext:value-type="time">
            <text:p>04:00:30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02.08" calcext:value-type="float">
            <text:p>2002.08</text:p>
          </table:table-cell>
          <table:table-cell office:value-type="float" office:value="2335.05" calcext:value-type="float">
            <text:p>2335.05</text:p>
          </table:table-cell>
        </table:table-row>
        <table:table-row table:style-name="ro1">
          <table:table-cell office:value-type="float" office:value="14446075" calcext:value-type="float">
            <text:p>14446075</text:p>
          </table:table-cell>
          <table:table-cell table:formula="of:=[.A905]/1000/(60*60*24)" office:value-type="time" office:time-value="PT04H00M46.075S" calcext:value-type="time">
            <text:p>04:00:46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1" calcext:value-type="float">
            <text:p>558.41</text:p>
          </table:table-cell>
          <table:table-cell office:value-type="float" office:value="2004.3" calcext:value-type="float">
            <text:p>2004.3</text:p>
          </table:table-cell>
          <table:table-cell office:value-type="float" office:value="2337.53" calcext:value-type="float">
            <text:p>2337.53</text:p>
          </table:table-cell>
        </table:table-row>
        <table:table-row table:style-name="ro1">
          <table:table-cell office:value-type="float" office:value="14462076" calcext:value-type="float">
            <text:p>14462076</text:p>
          </table:table-cell>
          <table:table-cell table:formula="of:=[.A906]/1000/(60*60*24)" office:value-type="time" office:time-value="PT04H01M02.076S" calcext:value-type="time">
            <text:p>04:01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006.51" calcext:value-type="float">
            <text:p>2006.5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4478075" calcext:value-type="float">
            <text:p>14478075</text:p>
          </table:table-cell>
          <table:table-cell table:formula="of:=[.A907]/1000/(60*60*24)" office:value-type="time" office:time-value="PT04H01M18.075S" calcext:value-type="time">
            <text:p>04:01:18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2008.73" calcext:value-type="float">
            <text:p>2008.73</text:p>
          </table:table-cell>
          <table:table-cell office:value-type="float" office:value="2342.48" calcext:value-type="float">
            <text:p>2342.48</text:p>
          </table:table-cell>
        </table:table-row>
        <table:table-row table:style-name="ro1">
          <table:table-cell office:value-type="float" office:value="14494075" calcext:value-type="float">
            <text:p>14494075</text:p>
          </table:table-cell>
          <table:table-cell table:formula="of:=[.A908]/1000/(60*60*24)" office:value-type="time" office:time-value="PT04H01M34.075S" calcext:value-type="time">
            <text:p>04:01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10.95" calcext:value-type="float">
            <text:p>2010.95</text:p>
          </table:table-cell>
          <table:table-cell office:value-type="float" office:value="2344.96" calcext:value-type="float">
            <text:p>2344.96</text:p>
          </table:table-cell>
        </table:table-row>
        <table:table-row table:style-name="ro1">
          <table:table-cell office:value-type="float" office:value="14510075" calcext:value-type="float">
            <text:p>14510075</text:p>
          </table:table-cell>
          <table:table-cell table:formula="of:=[.A909]/1000/(60*60*24)" office:value-type="time" office:time-value="PT04H01M50.075S" calcext:value-type="time">
            <text:p>04:01:50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2013.17" calcext:value-type="float">
            <text:p>2013.17</text:p>
          </table:table-cell>
          <table:table-cell office:value-type="float" office:value="2347.44" calcext:value-type="float">
            <text:p>2347.44</text:p>
          </table:table-cell>
        </table:table-row>
        <table:table-row table:style-name="ro1">
          <table:table-cell office:value-type="float" office:value="14526075" calcext:value-type="float">
            <text:p>14526075</text:p>
          </table:table-cell>
          <table:table-cell table:formula="of:=[.A910]/1000/(60*60*24)" office:value-type="time" office:time-value="PT04H02M06.075S" calcext:value-type="time">
            <text:p>04:02:06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2015.39" calcext:value-type="float">
            <text:p>2015.39</text:p>
          </table:table-cell>
          <table:table-cell office:value-type="float" office:value="2349.92" calcext:value-type="float">
            <text:p>2349.92</text:p>
          </table:table-cell>
        </table:table-row>
        <table:table-row table:style-name="ro1">
          <table:table-cell office:value-type="float" office:value="14542075" calcext:value-type="float">
            <text:p>14542075</text:p>
          </table:table-cell>
          <table:table-cell table:formula="of:=[.A911]/1000/(60*60*24)" office:value-type="time" office:time-value="PT04H02M22.075S" calcext:value-type="time">
            <text:p>04:02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17.61" calcext:value-type="float">
            <text:p>2017.61</text:p>
          </table:table-cell>
          <table:table-cell office:value-type="float" office:value="2352.39" calcext:value-type="float">
            <text:p>2352.39</text:p>
          </table:table-cell>
        </table:table-row>
        <table:table-row table:style-name="ro1">
          <table:table-cell office:value-type="float" office:value="14558076" calcext:value-type="float">
            <text:p>14558076</text:p>
          </table:table-cell>
          <table:table-cell table:formula="of:=[.A912]/1000/(60*60*24)" office:value-type="time" office:time-value="PT04H02M38.076S" calcext:value-type="time">
            <text:p>04:02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19.83" calcext:value-type="float">
            <text:p>2019.83</text:p>
          </table:table-cell>
          <table:table-cell office:value-type="float" office:value="2354.87" calcext:value-type="float">
            <text:p>2354.87</text:p>
          </table:table-cell>
        </table:table-row>
        <table:table-row table:style-name="ro1">
          <table:table-cell office:value-type="float" office:value="14574075" calcext:value-type="float">
            <text:p>14574075</text:p>
          </table:table-cell>
          <table:table-cell table:formula="of:=[.A913]/1000/(60*60*24)" office:value-type="time" office:time-value="PT04H02M54.075S" calcext:value-type="time">
            <text:p>04:02:54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22.05" calcext:value-type="float">
            <text:p>2022.05</text:p>
          </table:table-cell>
          <table:table-cell office:value-type="float" office:value="2357.34" calcext:value-type="float">
            <text:p>2357.34</text:p>
          </table:table-cell>
        </table:table-row>
        <table:table-row table:style-name="ro1">
          <table:table-cell office:value-type="float" office:value="14590075" calcext:value-type="float">
            <text:p>14590075</text:p>
          </table:table-cell>
          <table:table-cell table:formula="of:=[.A914]/1000/(60*60*24)" office:value-type="time" office:time-value="PT04H03M10.075S" calcext:value-type="time">
            <text:p>04:03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024.27" calcext:value-type="float">
            <text:p>2024.27</text:p>
          </table:table-cell>
          <table:table-cell office:value-type="float" office:value="2359.81" calcext:value-type="float">
            <text:p>2359.81</text:p>
          </table:table-cell>
        </table:table-row>
        <table:table-row table:style-name="ro1">
          <table:table-cell office:value-type="float" office:value="14606075" calcext:value-type="float">
            <text:p>14606075</text:p>
          </table:table-cell>
          <table:table-cell table:formula="of:=[.A915]/1000/(60*60*24)" office:value-type="time" office:time-value="PT04H03M26.075S" calcext:value-type="time">
            <text:p>04:03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6" calcext:value-type="float">
            <text:p>556.06</text:p>
          </table:table-cell>
          <table:table-cell office:value-type="float" office:value="2026.49" calcext:value-type="float">
            <text:p>2026.49</text:p>
          </table:table-cell>
          <table:table-cell office:value-type="float" office:value="2362.29" calcext:value-type="float">
            <text:p>2362.29</text:p>
          </table:table-cell>
        </table:table-row>
        <table:table-row table:style-name="ro1">
          <table:table-cell office:value-type="float" office:value="14622075" calcext:value-type="float">
            <text:p>14622075</text:p>
          </table:table-cell>
          <table:table-cell table:formula="of:=[.A916]/1000/(60*60*24)" office:value-type="time" office:time-value="PT04H03M42.075S" calcext:value-type="time">
            <text:p>04:03:42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2028.71" calcext:value-type="float">
            <text:p>2028.71</text:p>
          </table:table-cell>
          <table:table-cell office:value-type="float" office:value="2364.76" calcext:value-type="float">
            <text:p>2364.76</text:p>
          </table:table-cell>
        </table:table-row>
        <table:table-row table:style-name="ro1">
          <table:table-cell office:value-type="float" office:value="14638075" calcext:value-type="float">
            <text:p>14638075</text:p>
          </table:table-cell>
          <table:table-cell table:formula="of:=[.A917]/1000/(60*60*24)" office:value-type="time" office:time-value="PT04H03M58.075S" calcext:value-type="time">
            <text:p>04:03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30.93" calcext:value-type="float">
            <text:p>2030.93</text:p>
          </table:table-cell>
          <table:table-cell office:value-type="float" office:value="2367.23" calcext:value-type="float">
            <text:p>2367.23</text:p>
          </table:table-cell>
        </table:table-row>
        <table:table-row table:style-name="ro1">
          <table:table-cell office:value-type="float" office:value="14654076" calcext:value-type="float">
            <text:p>14654076</text:p>
          </table:table-cell>
          <table:table-cell table:formula="of:=[.A918]/1000/(60*60*24)" office:value-type="time" office:time-value="PT04H04M14.076S" calcext:value-type="time">
            <text:p>04:04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33.15" calcext:value-type="float">
            <text:p>2033.15</text:p>
          </table:table-cell>
          <table:table-cell office:value-type="float" office:value="2369.7" calcext:value-type="float">
            <text:p>2369.7</text:p>
          </table:table-cell>
        </table:table-row>
        <table:table-row table:style-name="ro1">
          <table:table-cell office:value-type="float" office:value="14670075" calcext:value-type="float">
            <text:p>14670075</text:p>
          </table:table-cell>
          <table:table-cell table:formula="of:=[.A919]/1000/(60*60*24)" office:value-type="time" office:time-value="PT04H04M30.075S" calcext:value-type="time">
            <text:p>04:04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2035.36" calcext:value-type="float">
            <text:p>2035.36</text:p>
          </table:table-cell>
          <table:table-cell office:value-type="float" office:value="2372.17" calcext:value-type="float">
            <text:p>2372.17</text:p>
          </table:table-cell>
        </table:table-row>
        <table:table-row table:style-name="ro1">
          <table:table-cell office:value-type="float" office:value="14686075" calcext:value-type="float">
            <text:p>14686075</text:p>
          </table:table-cell>
          <table:table-cell table:formula="of:=[.A920]/1000/(60*60*24)" office:value-type="time" office:time-value="PT04H04M46.075S" calcext:value-type="time">
            <text:p>04:04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2037.58" calcext:value-type="float">
            <text:p>2037.58</text:p>
          </table:table-cell>
          <table:table-cell office:value-type="float" office:value="2374.64" calcext:value-type="float">
            <text:p>2374.64</text:p>
          </table:table-cell>
        </table:table-row>
        <table:table-row table:style-name="ro1">
          <table:table-cell office:value-type="float" office:value="14702075" calcext:value-type="float">
            <text:p>14702075</text:p>
          </table:table-cell>
          <table:table-cell table:formula="of:=[.A921]/1000/(60*60*24)" office:value-type="time" office:time-value="PT04H05M02.075S" calcext:value-type="time">
            <text:p>04:05:02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5.85" calcext:value-type="float">
            <text:p>555.85</text:p>
          </table:table-cell>
          <table:table-cell office:value-type="float" office:value="2039.81" calcext:value-type="float">
            <text:p>2039.81</text:p>
          </table:table-cell>
          <table:table-cell office:value-type="float" office:value="2377.12" calcext:value-type="float">
            <text:p>2377.12</text:p>
          </table:table-cell>
        </table:table-row>
        <table:table-row table:style-name="ro1">
          <table:table-cell office:value-type="float" office:value="14718075" calcext:value-type="float">
            <text:p>14718075</text:p>
          </table:table-cell>
          <table:table-cell table:formula="of:=[.A922]/1000/(60*60*24)" office:value-type="time" office:time-value="PT04H05M18.075S" calcext:value-type="time">
            <text:p>04:05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42.03" calcext:value-type="float">
            <text:p>2042.03</text:p>
          </table:table-cell>
          <table:table-cell office:value-type="float" office:value="2379.59" calcext:value-type="float">
            <text:p>2379.59</text:p>
          </table:table-cell>
        </table:table-row>
        <table:table-row table:style-name="ro1">
          <table:table-cell office:value-type="float" office:value="14734075" calcext:value-type="float">
            <text:p>14734075</text:p>
          </table:table-cell>
          <table:table-cell table:formula="of:=[.A923]/1000/(60*60*24)" office:value-type="time" office:time-value="PT04H05M34.075S" calcext:value-type="time">
            <text:p>04:05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8" calcext:value-type="float">
            <text:p>554.28</text:p>
          </table:table-cell>
          <table:table-cell office:value-type="float" office:value="2044.25" calcext:value-type="float">
            <text:p>2044.25</text:p>
          </table:table-cell>
          <table:table-cell office:value-type="float" office:value="2382.06" calcext:value-type="float">
            <text:p>2382.06</text:p>
          </table:table-cell>
        </table:table-row>
        <table:table-row table:style-name="ro1">
          <table:table-cell office:value-type="float" office:value="14750075" calcext:value-type="float">
            <text:p>14750075</text:p>
          </table:table-cell>
          <table:table-cell table:formula="of:=[.A924]/1000/(60*60*24)" office:value-type="time" office:time-value="PT04H05M50.075S" calcext:value-type="time">
            <text:p>04:05:5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46.47" calcext:value-type="float">
            <text:p>2046.47</text:p>
          </table:table-cell>
          <table:table-cell office:value-type="float" office:value="2384.53" calcext:value-type="float">
            <text:p>2384.53</text:p>
          </table:table-cell>
        </table:table-row>
        <table:table-row table:style-name="ro1">
          <table:table-cell office:value-type="float" office:value="14766076" calcext:value-type="float">
            <text:p>14766076</text:p>
          </table:table-cell>
          <table:table-cell table:formula="of:=[.A925]/1000/(60*60*24)" office:value-type="time" office:time-value="PT04H06M06.076S" calcext:value-type="time">
            <text:p>04:06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48.69" calcext:value-type="float">
            <text:p>2048.69</text:p>
          </table:table-cell>
          <table:table-cell office:value-type="float" office:value="2386.99" calcext:value-type="float">
            <text:p>2386.99</text:p>
          </table:table-cell>
        </table:table-row>
        <table:table-row table:style-name="ro1">
          <table:table-cell office:value-type="float" office:value="14782075" calcext:value-type="float">
            <text:p>14782075</text:p>
          </table:table-cell>
          <table:table-cell table:formula="of:=[.A926]/1000/(60*60*24)" office:value-type="time" office:time-value="PT04H06M22.075S" calcext:value-type="time">
            <text:p>04:06:22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2050.91" calcext:value-type="float">
            <text:p>2050.91</text:p>
          </table:table-cell>
          <table:table-cell office:value-type="float" office:value="2389.46" calcext:value-type="float">
            <text:p>2389.46</text:p>
          </table:table-cell>
        </table:table-row>
        <table:table-row table:style-name="ro1">
          <table:table-cell office:value-type="float" office:value="14798075" calcext:value-type="float">
            <text:p>14798075</text:p>
          </table:table-cell>
          <table:table-cell table:formula="of:=[.A927]/1000/(60*60*24)" office:value-type="time" office:time-value="PT04H06M38.075S" calcext:value-type="time">
            <text:p>04:06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53.13" calcext:value-type="float">
            <text:p>2053.13</text:p>
          </table:table-cell>
          <table:table-cell office:value-type="float" office:value="2391.93" calcext:value-type="float">
            <text:p>2391.93</text:p>
          </table:table-cell>
        </table:table-row>
        <table:table-row table:style-name="ro1">
          <table:table-cell office:value-type="float" office:value="14814075" calcext:value-type="float">
            <text:p>14814075</text:p>
          </table:table-cell>
          <table:table-cell table:formula="of:=[.A928]/1000/(60*60*24)" office:value-type="time" office:time-value="PT04H06M54.075S" calcext:value-type="time">
            <text:p>04:06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055.35" calcext:value-type="float">
            <text:p>2055.35</text:p>
          </table:table-cell>
          <table:table-cell office:value-type="float" office:value="2394.39" calcext:value-type="float">
            <text:p>2394.39</text:p>
          </table:table-cell>
        </table:table-row>
        <table:table-row table:style-name="ro1">
          <table:table-cell office:value-type="float" office:value="14830075" calcext:value-type="float">
            <text:p>14830075</text:p>
          </table:table-cell>
          <table:table-cell table:formula="of:=[.A929]/1000/(60*60*24)" office:value-type="time" office:time-value="PT04H07M10.075S" calcext:value-type="time">
            <text:p>04:07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057.57" calcext:value-type="float">
            <text:p>2057.57</text:p>
          </table:table-cell>
          <table:table-cell office:value-type="float" office:value="2396.86" calcext:value-type="float">
            <text:p>2396.86</text:p>
          </table:table-cell>
        </table:table-row>
        <table:table-row table:style-name="ro1">
          <table:table-cell office:value-type="float" office:value="14846075" calcext:value-type="float">
            <text:p>14846075</text:p>
          </table:table-cell>
          <table:table-cell table:formula="of:=[.A930]/1000/(60*60*24)" office:value-type="time" office:time-value="PT04H07M26.075S" calcext:value-type="time">
            <text:p>04:07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2059.79" calcext:value-type="float">
            <text:p>2059.79</text:p>
          </table:table-cell>
          <table:table-cell office:value-type="float" office:value="2399.32" calcext:value-type="float">
            <text:p>2399.32</text:p>
          </table:table-cell>
        </table:table-row>
        <table:table-row table:style-name="ro1">
          <table:table-cell office:value-type="float" office:value="14862075" calcext:value-type="float">
            <text:p>14862075</text:p>
          </table:table-cell>
          <table:table-cell table:formula="of:=[.A931]/1000/(60*60*24)" office:value-type="time" office:time-value="PT04H07M42.075S" calcext:value-type="time">
            <text:p>04:07:4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2062.01" calcext:value-type="float">
            <text:p>2062.01</text:p>
          </table:table-cell>
          <table:table-cell office:value-type="float" office:value="2401.78" calcext:value-type="float">
            <text:p>2401.78</text:p>
          </table:table-cell>
        </table:table-row>
        <table:table-row table:style-name="ro1">
          <table:table-cell office:value-type="float" office:value="14878075" calcext:value-type="float">
            <text:p>14878075</text:p>
          </table:table-cell>
          <table:table-cell table:formula="of:=[.A932]/1000/(60*60*24)" office:value-type="time" office:time-value="PT04H07M58.075S" calcext:value-type="time">
            <text:p>04:07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064.23" calcext:value-type="float">
            <text:p>2064.23</text:p>
          </table:table-cell>
          <table:table-cell office:value-type="float" office:value="2404.25" calcext:value-type="float">
            <text:p>2404.25</text:p>
          </table:table-cell>
        </table:table-row>
        <table:table-row table:style-name="ro1">
          <table:table-cell office:value-type="float" office:value="14894075" calcext:value-type="float">
            <text:p>14894075</text:p>
          </table:table-cell>
          <table:table-cell table:formula="of:=[.A933]/1000/(60*60*24)" office:value-type="time" office:time-value="PT04H08M14.075S" calcext:value-type="time">
            <text:p>04:08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406.71" calcext:value-type="float">
            <text:p>2406.71</text:p>
          </table:table-cell>
        </table:table-row>
        <table:table-row table:style-name="ro1">
          <table:table-cell office:value-type="float" office:value="14910075" calcext:value-type="float">
            <text:p>14910075</text:p>
          </table:table-cell>
          <table:table-cell table:formula="of:=[.A934]/1000/(60*60*24)" office:value-type="time" office:time-value="PT04H08M30.075S" calcext:value-type="time">
            <text:p>04:08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068.67" calcext:value-type="float">
            <text:p>2068.67</text:p>
          </table:table-cell>
          <table:table-cell office:value-type="float" office:value="2409.17" calcext:value-type="float">
            <text:p>2409.17</text:p>
          </table:table-cell>
        </table:table-row>
        <table:table-row table:style-name="ro1">
          <table:table-cell office:value-type="float" office:value="14926075" calcext:value-type="float">
            <text:p>14926075</text:p>
          </table:table-cell>
          <table:table-cell table:formula="of:=[.A935]/1000/(60*60*24)" office:value-type="time" office:time-value="PT04H08M46.075S" calcext:value-type="time">
            <text:p>04:08:46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70.89" calcext:value-type="float">
            <text:p>2070.89</text:p>
          </table:table-cell>
          <table:table-cell office:value-type="float" office:value="2411.64" calcext:value-type="float">
            <text:p>2411.64</text:p>
          </table:table-cell>
        </table:table-row>
        <table:table-row table:style-name="ro1">
          <table:table-cell office:value-type="float" office:value="14942075" calcext:value-type="float">
            <text:p>14942075</text:p>
          </table:table-cell>
          <table:table-cell table:formula="of:=[.A936]/1000/(60*60*24)" office:value-type="time" office:time-value="PT04H09M02.075S" calcext:value-type="time">
            <text:p>04:09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073.11" calcext:value-type="float">
            <text:p>2073.11</text:p>
          </table:table-cell>
          <table:table-cell office:value-type="float" office:value="2414.09" calcext:value-type="float">
            <text:p>2414.09</text:p>
          </table:table-cell>
        </table:table-row>
        <table:table-row table:style-name="ro1">
          <table:table-cell office:value-type="float" office:value="14958075" calcext:value-type="float">
            <text:p>14958075</text:p>
          </table:table-cell>
          <table:table-cell table:formula="of:=[.A937]/1000/(60*60*24)" office:value-type="time" office:time-value="PT04H09M18.075S" calcext:value-type="time">
            <text:p>04:09:18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2075.33" calcext:value-type="float">
            <text:p>2075.33</text:p>
          </table:table-cell>
          <table:table-cell office:value-type="float" office:value="2416.55" calcext:value-type="float">
            <text:p>2416.55</text:p>
          </table:table-cell>
        </table:table-row>
        <table:table-row table:style-name="ro1">
          <table:table-cell office:value-type="float" office:value="14974075" calcext:value-type="float">
            <text:p>14974075</text:p>
          </table:table-cell>
          <table:table-cell table:formula="of:=[.A938]/1000/(60*60*24)" office:value-type="time" office:time-value="PT04H09M34.075S" calcext:value-type="time">
            <text:p>04:09:3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077.55" calcext:value-type="float">
            <text:p>2077.55</text:p>
          </table:table-cell>
          <table:table-cell office:value-type="float" office:value="2419.01" calcext:value-type="float">
            <text:p>2419.01</text:p>
          </table:table-cell>
        </table:table-row>
        <table:table-row table:style-name="ro1">
          <table:table-cell office:value-type="float" office:value="14990075" calcext:value-type="float">
            <text:p>14990075</text:p>
          </table:table-cell>
          <table:table-cell table:formula="of:=[.A939]/1000/(60*60*24)" office:value-type="time" office:time-value="PT04H09M50.075S" calcext:value-type="time">
            <text:p>04:09:50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4.17" calcext:value-type="float">
            <text:p>554.17</text:p>
          </table:table-cell>
          <table:table-cell office:value-type="float" office:value="2079.77" calcext:value-type="float">
            <text:p>2079.77</text:p>
          </table:table-cell>
          <table:table-cell office:value-type="float" office:value="2421.47" calcext:value-type="float">
            <text:p>2421.47</text:p>
          </table:table-cell>
        </table:table-row>
        <table:table-row table:style-name="ro1">
          <table:table-cell office:value-type="float" office:value="15006075" calcext:value-type="float">
            <text:p>15006075</text:p>
          </table:table-cell>
          <table:table-cell table:formula="of:=[.A940]/1000/(60*60*24)" office:value-type="time" office:time-value="PT04H10M06.075S" calcext:value-type="time">
            <text:p>04:10:0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081.99" calcext:value-type="float">
            <text:p>2081.99</text:p>
          </table:table-cell>
          <table:table-cell office:value-type="float" office:value="2423.93" calcext:value-type="float">
            <text:p>2423.93</text:p>
          </table:table-cell>
        </table:table-row>
        <table:table-row table:style-name="ro1">
          <table:table-cell office:value-type="float" office:value="15022075" calcext:value-type="float">
            <text:p>15022075</text:p>
          </table:table-cell>
          <table:table-cell table:formula="of:=[.A941]/1000/(60*60*24)" office:value-type="time" office:time-value="PT04H10M22.075S" calcext:value-type="time">
            <text:p>04:10:22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2084.21" calcext:value-type="float">
            <text:p>2084.21</text:p>
          </table:table-cell>
          <table:table-cell office:value-type="float" office:value="2426.38" calcext:value-type="float">
            <text:p>2426.38</text:p>
          </table:table-cell>
        </table:table-row>
        <table:table-row table:style-name="ro1">
          <table:table-cell office:value-type="float" office:value="15038075" calcext:value-type="float">
            <text:p>15038075</text:p>
          </table:table-cell>
          <table:table-cell table:formula="of:=[.A942]/1000/(60*60*24)" office:value-type="time" office:time-value="PT04H10M38.075S" calcext:value-type="time">
            <text:p>04:10:3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086.43" calcext:value-type="float">
            <text:p>2086.43</text:p>
          </table:table-cell>
          <table:table-cell office:value-type="float" office:value="2428.84" calcext:value-type="float">
            <text:p>2428.84</text:p>
          </table:table-cell>
        </table:table-row>
        <table:table-row table:style-name="ro1">
          <table:table-cell office:value-type="float" office:value="15054075" calcext:value-type="float">
            <text:p>15054075</text:p>
          </table:table-cell>
          <table:table-cell table:formula="of:=[.A943]/1000/(60*60*24)" office:value-type="time" office:time-value="PT04H10M54.075S" calcext:value-type="time">
            <text:p>04:10:54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088.65" calcext:value-type="float">
            <text:p>2088.65</text:p>
          </table:table-cell>
          <table:table-cell office:value-type="float" office:value="2431.29" calcext:value-type="float">
            <text:p>2431.29</text:p>
          </table:table-cell>
        </table:table-row>
        <table:table-row table:style-name="ro1">
          <table:table-cell office:value-type="float" office:value="15070075" calcext:value-type="float">
            <text:p>15070075</text:p>
          </table:table-cell>
          <table:table-cell table:formula="of:=[.A944]/1000/(60*60*24)" office:value-type="time" office:time-value="PT04H11M10.075S" calcext:value-type="time">
            <text:p>04:11:10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7" calcext:value-type="float">
            <text:p>552.67</text:p>
          </table:table-cell>
          <table:table-cell office:value-type="float" office:value="2090.87" calcext:value-type="float">
            <text:p>2090.87</text:p>
          </table:table-cell>
          <table:table-cell office:value-type="float" office:value="2433.75" calcext:value-type="float">
            <text:p>2433.75</text:p>
          </table:table-cell>
        </table:table-row>
        <table:table-row table:style-name="ro1">
          <table:table-cell office:value-type="float" office:value="15086075" calcext:value-type="float">
            <text:p>15086075</text:p>
          </table:table-cell>
          <table:table-cell table:formula="of:=[.A945]/1000/(60*60*24)" office:value-type="time" office:time-value="PT04H11M26.075S" calcext:value-type="time">
            <text:p>04:11:26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093.09" calcext:value-type="float">
            <text:p>2093.09</text:p>
          </table:table-cell>
          <table:table-cell office:value-type="float" office:value="2436.2" calcext:value-type="float">
            <text:p>2436.2</text:p>
          </table:table-cell>
        </table:table-row>
        <table:table-row table:style-name="ro1">
          <table:table-cell office:value-type="float" office:value="15102075" calcext:value-type="float">
            <text:p>15102075</text:p>
          </table:table-cell>
          <table:table-cell table:formula="of:=[.A946]/1000/(60*60*24)" office:value-type="time" office:time-value="PT04H11M42.075S" calcext:value-type="time">
            <text:p>04:11:42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1" calcext:value-type="float">
            <text:p>550.1</text:p>
          </table:table-cell>
          <table:table-cell office:value-type="float" office:value="2095.3" calcext:value-type="float">
            <text:p>2095.3</text:p>
          </table:table-cell>
          <table:table-cell office:value-type="float" office:value="2438.66" calcext:value-type="float">
            <text:p>2438.66</text:p>
          </table:table-cell>
        </table:table-row>
        <table:table-row table:style-name="ro1">
          <table:table-cell office:value-type="float" office:value="15118075" calcext:value-type="float">
            <text:p>15118075</text:p>
          </table:table-cell>
          <table:table-cell table:formula="of:=[.A947]/1000/(60*60*24)" office:value-type="time" office:time-value="PT04H11M58.075S" calcext:value-type="time">
            <text:p>04:11:58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2097.52" calcext:value-type="float">
            <text:p>2097.52</text:p>
          </table:table-cell>
          <table:table-cell office:value-type="float" office:value="2441.11" calcext:value-type="float">
            <text:p>2441.11</text:p>
          </table:table-cell>
        </table:table-row>
        <table:table-row table:style-name="ro1">
          <table:table-cell office:value-type="float" office:value="15134076" calcext:value-type="float">
            <text:p>15134076</text:p>
          </table:table-cell>
          <table:table-cell table:formula="of:=[.A948]/1000/(60*60*24)" office:value-type="time" office:time-value="PT04H12M14.076S" calcext:value-type="time">
            <text:p>04:12:14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2" calcext:value-type="float">
            <text:p>552.42</text:p>
          </table:table-cell>
          <table:table-cell office:value-type="float" office:value="2099.74" calcext:value-type="float">
            <text:p>2099.74</text:p>
          </table:table-cell>
          <table:table-cell office:value-type="float" office:value="2443.56" calcext:value-type="float">
            <text:p>2443.56</text:p>
          </table:table-cell>
        </table:table-row>
        <table:table-row table:style-name="ro1">
          <table:table-cell office:value-type="float" office:value="15150076" calcext:value-type="float">
            <text:p>15150076</text:p>
          </table:table-cell>
          <table:table-cell table:formula="of:=[.A949]/1000/(60*60*24)" office:value-type="time" office:time-value="PT04H12M30.076S" calcext:value-type="time">
            <text:p>04:12:30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101.96" calcext:value-type="float">
            <text:p>2101.96</text:p>
          </table:table-cell>
          <table:table-cell office:value-type="float" office:value="2446.01" calcext:value-type="float">
            <text:p>2446.01</text:p>
          </table:table-cell>
        </table:table-row>
        <table:table-row table:style-name="ro1">
          <table:table-cell office:value-type="float" office:value="15166075" calcext:value-type="float">
            <text:p>15166075</text:p>
          </table:table-cell>
          <table:table-cell table:formula="of:=[.A950]/1000/(60*60*24)" office:value-type="time" office:time-value="PT04H12M46.075S" calcext:value-type="time">
            <text:p>04:12:46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2104.18" calcext:value-type="float">
            <text:p>2104.18</text:p>
          </table:table-cell>
          <table:table-cell office:value-type="float" office:value="2448.46" calcext:value-type="float">
            <text:p>2448.46</text:p>
          </table:table-cell>
        </table:table-row>
        <table:table-row table:style-name="ro1">
          <table:table-cell office:value-type="float" office:value="15182075" calcext:value-type="float">
            <text:p>15182075</text:p>
          </table:table-cell>
          <table:table-cell table:formula="of:=[.A951]/1000/(60*60*24)" office:value-type="time" office:time-value="PT04H13M02.075S" calcext:value-type="time">
            <text:p>04:13:02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2106.4" calcext:value-type="float">
            <text:p>2106.4</text:p>
          </table:table-cell>
          <table:table-cell office:value-type="float" office:value="2450.91" calcext:value-type="float">
            <text:p>2450.91</text:p>
          </table:table-cell>
        </table:table-row>
        <table:table-row table:style-name="ro1">
          <table:table-cell office:value-type="float" office:value="15198075" calcext:value-type="float">
            <text:p>15198075</text:p>
          </table:table-cell>
          <table:table-cell table:formula="of:=[.A952]/1000/(60*60*24)" office:value-type="time" office:time-value="PT04H13M18.075S" calcext:value-type="time">
            <text:p>04:13:18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2108.62" calcext:value-type="float">
            <text:p>2108.62</text:p>
          </table:table-cell>
          <table:table-cell office:value-type="float" office:value="2453.36" calcext:value-type="float">
            <text:p>2453.36</text:p>
          </table:table-cell>
        </table:table-row>
        <table:table-row table:style-name="ro1">
          <table:table-cell office:value-type="float" office:value="15214076" calcext:value-type="float">
            <text:p>15214076</text:p>
          </table:table-cell>
          <table:table-cell table:formula="of:=[.A953]/1000/(60*60*24)" office:value-type="time" office:time-value="PT04H13M34.076S" calcext:value-type="time">
            <text:p>04:13:34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2110.84" calcext:value-type="float">
            <text:p>2110.84</text:p>
          </table:table-cell>
          <table:table-cell office:value-type="float" office:value="2455.8" calcext:value-type="float">
            <text:p>2455.8</text:p>
          </table:table-cell>
        </table:table-row>
        <table:table-row table:style-name="ro1">
          <table:table-cell office:value-type="float" office:value="15230075" calcext:value-type="float">
            <text:p>15230075</text:p>
          </table:table-cell>
          <table:table-cell table:formula="of:=[.A954]/1000/(60*60*24)" office:value-type="time" office:time-value="PT04H13M50.075S" calcext:value-type="time">
            <text:p>04:13:50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2113.06" calcext:value-type="float">
            <text:p>2113.06</text:p>
          </table:table-cell>
          <table:table-cell office:value-type="float" office:value="2458.25" calcext:value-type="float">
            <text:p>2458.25</text:p>
          </table:table-cell>
        </table:table-row>
        <table:table-row table:style-name="ro1">
          <table:table-cell office:value-type="float" office:value="15246075" calcext:value-type="float">
            <text:p>15246075</text:p>
          </table:table-cell>
          <table:table-cell table:formula="of:=[.A955]/1000/(60*60*24)" office:value-type="time" office:time-value="PT04H14M06.075S" calcext:value-type="time">
            <text:p>04:14:06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2115.28" calcext:value-type="float">
            <text:p>2115.28</text:p>
          </table:table-cell>
          <table:table-cell office:value-type="float" office:value="2460.69" calcext:value-type="float">
            <text:p>2460.69</text:p>
          </table:table-cell>
        </table:table-row>
        <table:table-row table:style-name="ro1">
          <table:table-cell office:value-type="float" office:value="15262075" calcext:value-type="float">
            <text:p>15262075</text:p>
          </table:table-cell>
          <table:table-cell table:formula="of:=[.A956]/1000/(60*60*24)" office:value-type="time" office:time-value="PT04H14M22.075S" calcext:value-type="time">
            <text:p>04:14:22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17.5" calcext:value-type="float">
            <text:p>2117.5</text:p>
          </table:table-cell>
          <table:table-cell office:value-type="float" office:value="2463.14" calcext:value-type="float">
            <text:p>2463.14</text:p>
          </table:table-cell>
        </table:table-row>
        <table:table-row table:style-name="ro1">
          <table:table-cell office:value-type="float" office:value="15278075" calcext:value-type="float">
            <text:p>15278075</text:p>
          </table:table-cell>
          <table:table-cell table:formula="of:=[.A957]/1000/(60*60*24)" office:value-type="time" office:time-value="PT04H14M38.075S" calcext:value-type="time">
            <text:p>04:14:38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0" calcext:value-type="float">
            <text:p>550</text:p>
          </table:table-cell>
          <table:table-cell office:value-type="float" office:value="2119.72" calcext:value-type="float">
            <text:p>2119.72</text:p>
          </table:table-cell>
          <table:table-cell office:value-type="float" office:value="2465.58" calcext:value-type="float">
            <text:p>2465.58</text:p>
          </table:table-cell>
        </table:table-row>
        <table:table-row table:style-name="ro1">
          <table:table-cell office:value-type="float" office:value="15294075" calcext:value-type="float">
            <text:p>15294075</text:p>
          </table:table-cell>
          <table:table-cell table:formula="of:=[.A958]/1000/(60*60*24)" office:value-type="time" office:time-value="PT04H14M54.075S" calcext:value-type="time">
            <text:p>04:14:54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2121.94" calcext:value-type="float">
            <text:p>2121.94</text:p>
          </table:table-cell>
          <table:table-cell office:value-type="float" office:value="2468.03" calcext:value-type="float">
            <text:p>2468.03</text:p>
          </table:table-cell>
        </table:table-row>
        <table:table-row table:style-name="ro1">
          <table:table-cell office:value-type="float" office:value="15310075" calcext:value-type="float">
            <text:p>15310075</text:p>
          </table:table-cell>
          <table:table-cell table:formula="of:=[.A959]/1000/(60*60*24)" office:value-type="time" office:time-value="PT04H15M10.075S" calcext:value-type="time">
            <text:p>04:15:10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2124.16" calcext:value-type="float">
            <text:p>2124.16</text:p>
          </table:table-cell>
          <table:table-cell office:value-type="float" office:value="2470.47" calcext:value-type="float">
            <text:p>2470.47</text:p>
          </table:table-cell>
        </table:table-row>
        <table:table-row table:style-name="ro1">
          <table:table-cell office:value-type="float" office:value="15326075" calcext:value-type="float">
            <text:p>15326075</text:p>
          </table:table-cell>
          <table:table-cell table:formula="of:=[.A960]/1000/(60*60*24)" office:value-type="time" office:time-value="PT04H15M26.075S" calcext:value-type="time">
            <text:p>04:15:26</text:p>
          </table:table-cell>
          <table:table-cell office:value-type="float" office:value="1.1" calcext:value-type="float">
            <text:p>1.1</text:p>
          </table:table-cell>
          <table:table-cell office:value-type="float" office:value="500.8" calcext:value-type="float">
            <text:p>500.8</text:p>
          </table:table-cell>
          <table:table-cell office:value-type="float" office:value="551.93" calcext:value-type="float">
            <text:p>551.93</text:p>
          </table:table-cell>
          <table:table-cell office:value-type="float" office:value="2126.38" calcext:value-type="float">
            <text:p>2126.38</text:p>
          </table:table-cell>
          <table:table-cell office:value-type="float" office:value="2472.91" calcext:value-type="float">
            <text:p>2472.91</text:p>
          </table:table-cell>
        </table:table-row>
        <table:table-row table:style-name="ro1">
          <table:table-cell office:value-type="float" office:value="15342075" calcext:value-type="float">
            <text:p>15342075</text:p>
          </table:table-cell>
          <table:table-cell table:formula="of:=[.A961]/1000/(60*60*24)" office:value-type="time" office:time-value="PT04H15M42.075S" calcext:value-type="time">
            <text:p>04:15:42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5" calcext:value-type="float">
            <text:p>550.05</text:p>
          </table:table-cell>
          <table:table-cell office:value-type="float" office:value="2128.6" calcext:value-type="float">
            <text:p>2128.6</text:p>
          </table:table-cell>
          <table:table-cell office:value-type="float" office:value="2475.35" calcext:value-type="float">
            <text:p>2475.35</text:p>
          </table:table-cell>
        </table:table-row>
        <table:table-row table:style-name="ro1">
          <table:table-cell office:value-type="float" office:value="15358075" calcext:value-type="float">
            <text:p>15358075</text:p>
          </table:table-cell>
          <table:table-cell table:formula="of:=[.A962]/1000/(60*60*24)" office:value-type="time" office:time-value="PT04H15M58.075S" calcext:value-type="time">
            <text:p>04:15:58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69" calcext:value-type="float">
            <text:p>549.69</text:p>
          </table:table-cell>
          <table:table-cell office:value-type="float" office:value="2130.83" calcext:value-type="float">
            <text:p>2130.83</text:p>
          </table:table-cell>
          <table:table-cell office:value-type="float" office:value="2477.8" calcext:value-type="float">
            <text:p>2477.8</text:p>
          </table:table-cell>
        </table:table-row>
        <table:table-row table:style-name="ro1">
          <table:table-cell office:value-type="float" office:value="15374076" calcext:value-type="float">
            <text:p>15374076</text:p>
          </table:table-cell>
          <table:table-cell table:formula="of:=[.A963]/1000/(60*60*24)" office:value-type="time" office:time-value="PT04H16M14.076S" calcext:value-type="time">
            <text:p>04:16:14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49.69" calcext:value-type="float">
            <text:p>549.69</text:p>
          </table:table-cell>
          <table:table-cell office:value-type="float" office:value="2133.06" calcext:value-type="float">
            <text:p>2133.06</text:p>
          </table:table-cell>
          <table:table-cell office:value-type="float" office:value="2480.24" calcext:value-type="float">
            <text:p>2480.24</text:p>
          </table:table-cell>
        </table:table-row>
        <table:table-row table:style-name="ro1">
          <table:table-cell office:value-type="float" office:value="15390075" calcext:value-type="float">
            <text:p>15390075</text:p>
          </table:table-cell>
          <table:table-cell table:formula="of:=[.A964]/1000/(60*60*24)" office:value-type="time" office:time-value="PT04H16M30.075S" calcext:value-type="time">
            <text:p>04:16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3" calcext:value-type="float">
            <text:p>546.53</text:p>
          </table:table-cell>
          <table:table-cell office:value-type="float" office:value="2135.28" calcext:value-type="float">
            <text:p>2135.28</text:p>
          </table:table-cell>
          <table:table-cell office:value-type="float" office:value="2482.68" calcext:value-type="float">
            <text:p>2482.68</text:p>
          </table:table-cell>
        </table:table-row>
        <table:table-row table:style-name="ro1">
          <table:table-cell office:value-type="float" office:value="15406075" calcext:value-type="float">
            <text:p>15406075</text:p>
          </table:table-cell>
          <table:table-cell table:formula="of:=[.A965]/1000/(60*60*24)" office:value-type="time" office:time-value="PT04H16M46.075S" calcext:value-type="time">
            <text:p>04:16:46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4" calcext:value-type="float">
            <text:p>550.54</text:p>
          </table:table-cell>
          <table:table-cell office:value-type="float" office:value="2137.5" calcext:value-type="float">
            <text:p>2137.5</text:p>
          </table:table-cell>
          <table:table-cell office:value-type="float" office:value="2485.12" calcext:value-type="float">
            <text:p>2485.12</text:p>
          </table:table-cell>
        </table:table-row>
        <table:table-row table:style-name="ro1">
          <table:table-cell office:value-type="float" office:value="15422075" calcext:value-type="float">
            <text:p>15422075</text:p>
          </table:table-cell>
          <table:table-cell table:formula="of:=[.A966]/1000/(60*60*24)" office:value-type="time" office:time-value="PT04H17M02.075S" calcext:value-type="time">
            <text:p>04:17:02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2139.72" calcext:value-type="float">
            <text:p>2139.72</text:p>
          </table:table-cell>
          <table:table-cell office:value-type="float" office:value="2487.56" calcext:value-type="float">
            <text:p>2487.56</text:p>
          </table:table-cell>
        </table:table-row>
        <table:table-row table:style-name="ro1">
          <table:table-cell office:value-type="float" office:value="15438075" calcext:value-type="float">
            <text:p>15438075</text:p>
          </table:table-cell>
          <table:table-cell table:formula="of:=[.A967]/1000/(60*60*24)" office:value-type="time" office:time-value="PT04H17M18.075S" calcext:value-type="time">
            <text:p>04:17:18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2141.94" calcext:value-type="float">
            <text:p>2141.94</text:p>
          </table:table-cell>
          <table:table-cell office:value-type="float" office:value="2489.99" calcext:value-type="float">
            <text:p>2489.99</text:p>
          </table:table-cell>
        </table:table-row>
        <table:table-row table:style-name="ro1">
          <table:table-cell office:value-type="float" office:value="15454075" calcext:value-type="float">
            <text:p>15454075</text:p>
          </table:table-cell>
          <table:table-cell table:formula="of:=[.A968]/1000/(60*60*24)" office:value-type="time" office:time-value="PT04H17M34.075S" calcext:value-type="time">
            <text:p>04:17:34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2144.16" calcext:value-type="float">
            <text:p>2144.16</text:p>
          </table:table-cell>
          <table:table-cell office:value-type="float" office:value="2492.43" calcext:value-type="float">
            <text:p>2492.43</text:p>
          </table:table-cell>
        </table:table-row>
        <table:table-row table:style-name="ro1">
          <table:table-cell office:value-type="float" office:value="15470075" calcext:value-type="float">
            <text:p>15470075</text:p>
          </table:table-cell>
          <table:table-cell table:formula="of:=[.A969]/1000/(60*60*24)" office:value-type="time" office:time-value="PT04H17M50.075S" calcext:value-type="time">
            <text:p>04:17:50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2146.38" calcext:value-type="float">
            <text:p>2146.38</text:p>
          </table:table-cell>
          <table:table-cell office:value-type="float" office:value="2494.86" calcext:value-type="float">
            <text:p>2494.86</text:p>
          </table:table-cell>
        </table:table-row>
        <table:table-row table:style-name="ro1">
          <table:table-cell office:value-type="float" office:value="15486075" calcext:value-type="float">
            <text:p>15486075</text:p>
          </table:table-cell>
          <table:table-cell table:formula="of:=[.A970]/1000/(60*60*24)" office:value-type="time" office:time-value="PT04H18M06.075S" calcext:value-type="time">
            <text:p>04:18:06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2148.6" calcext:value-type="float">
            <text:p>2148.6</text:p>
          </table:table-cell>
          <table:table-cell office:value-type="float" office:value="2497.29" calcext:value-type="float">
            <text:p>2497.29</text:p>
          </table:table-cell>
        </table:table-row>
        <table:table-row table:style-name="ro1">
          <table:table-cell office:value-type="float" office:value="15502075" calcext:value-type="float">
            <text:p>15502075</text:p>
          </table:table-cell>
          <table:table-cell table:formula="of:=[.A971]/1000/(60*60*24)" office:value-type="time" office:time-value="PT04H18M22.075S" calcext:value-type="time">
            <text:p>04:18:22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" calcext:value-type="float">
            <text:p>548</text:p>
          </table:table-cell>
          <table:table-cell office:value-type="float" office:value="2150.81" calcext:value-type="float">
            <text:p>2150.81</text:p>
          </table:table-cell>
          <table:table-cell office:value-type="float" office:value="2499.72" calcext:value-type="float">
            <text:p>2499.72</text:p>
          </table:table-cell>
        </table:table-row>
        <table:table-row table:style-name="ro1">
          <table:table-cell office:value-type="float" office:value="15518075" calcext:value-type="float">
            <text:p>15518075</text:p>
          </table:table-cell>
          <table:table-cell table:formula="of:=[.A972]/1000/(60*60*24)" office:value-type="time" office:time-value="PT04H18M38.075S" calcext:value-type="time">
            <text:p>04:18:38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" calcext:value-type="float">
            <text:p>548</text:p>
          </table:table-cell>
          <table:table-cell office:value-type="float" office:value="2153.03" calcext:value-type="float">
            <text:p>2153.03</text:p>
          </table:table-cell>
          <table:table-cell office:value-type="float" office:value="2502.16" calcext:value-type="float">
            <text:p>2502.16</text:p>
          </table:table-cell>
        </table:table-row>
        <table:table-row table:style-name="ro1">
          <table:table-cell office:value-type="float" office:value="15534075" calcext:value-type="float">
            <text:p>15534075</text:p>
          </table:table-cell>
          <table:table-cell table:formula="of:=[.A973]/1000/(60*60*24)" office:value-type="time" office:time-value="PT04H18M54.075S" calcext:value-type="time">
            <text:p>04:18:54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155.25" calcext:value-type="float">
            <text:p>2155.25</text:p>
          </table:table-cell>
          <table:table-cell office:value-type="float" office:value="2504.59" calcext:value-type="float">
            <text:p>2504.59</text:p>
          </table:table-cell>
        </table:table-row>
        <table:table-row table:style-name="ro1">
          <table:table-cell office:value-type="float" office:value="15550075" calcext:value-type="float">
            <text:p>15550075</text:p>
          </table:table-cell>
          <table:table-cell table:formula="of:=[.A974]/1000/(60*60*24)" office:value-type="time" office:time-value="PT04H19M10.075S" calcext:value-type="time">
            <text:p>04:19:10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2157.47" calcext:value-type="float">
            <text:p>2157.47</text:p>
          </table:table-cell>
          <table:table-cell office:value-type="float" office:value="2507.02" calcext:value-type="float">
            <text:p>2507.02</text:p>
          </table:table-cell>
        </table:table-row>
        <table:table-row table:style-name="ro1">
          <table:table-cell office:value-type="float" office:value="15566076" calcext:value-type="float">
            <text:p>15566076</text:p>
          </table:table-cell>
          <table:table-cell table:formula="of:=[.A975]/1000/(60*60*24)" office:value-type="time" office:time-value="PT04H19M26.076S" calcext:value-type="time">
            <text:p>04:19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159.69" calcext:value-type="float">
            <text:p>2159.69</text:p>
          </table:table-cell>
          <table:table-cell office:value-type="float" office:value="2509.45" calcext:value-type="float">
            <text:p>2509.45</text:p>
          </table:table-cell>
        </table:table-row>
        <table:table-row table:style-name="ro1">
          <table:table-cell office:value-type="float" office:value="15582076" calcext:value-type="float">
            <text:p>15582076</text:p>
          </table:table-cell>
          <table:table-cell table:formula="of:=[.A976]/1000/(60*60*24)" office:value-type="time" office:time-value="PT04H19M42.076S" calcext:value-type="time">
            <text:p>04:19:42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6.05" calcext:value-type="float">
            <text:p>546.05</text:p>
          </table:table-cell>
          <table:table-cell office:value-type="float" office:value="2161.91" calcext:value-type="float">
            <text:p>2161.91</text:p>
          </table:table-cell>
          <table:table-cell office:value-type="float" office:value="2511.88" calcext:value-type="float">
            <text:p>2511.88</text:p>
          </table:table-cell>
        </table:table-row>
        <table:table-row table:style-name="ro1">
          <table:table-cell office:value-type="float" office:value="15598076" calcext:value-type="float">
            <text:p>15598076</text:p>
          </table:table-cell>
          <table:table-cell table:formula="of:=[.A977]/1000/(60*60*24)" office:value-type="time" office:time-value="PT04H19M58.076S" calcext:value-type="time">
            <text:p>04:19:58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8.05" calcext:value-type="float">
            <text:p>548.05</text:p>
          </table:table-cell>
          <table:table-cell office:value-type="float" office:value="2164.14" calcext:value-type="float">
            <text:p>2164.14</text:p>
          </table:table-cell>
          <table:table-cell office:value-type="float" office:value="2514.31" calcext:value-type="float">
            <text:p>2514.31</text:p>
          </table:table-cell>
        </table:table-row>
        <table:table-row table:style-name="ro1">
          <table:table-cell office:value-type="float" office:value="15614076" calcext:value-type="float">
            <text:p>15614076</text:p>
          </table:table-cell>
          <table:table-cell table:formula="of:=[.A978]/1000/(60*60*24)" office:value-type="time" office:time-value="PT04H20M14.076S" calcext:value-type="time">
            <text:p>04:20:14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8.04" calcext:value-type="float">
            <text:p>548.04</text:p>
          </table:table-cell>
          <table:table-cell office:value-type="float" office:value="2166.37" calcext:value-type="float">
            <text:p>2166.37</text:p>
          </table:table-cell>
          <table:table-cell office:value-type="float" office:value="2516.74" calcext:value-type="float">
            <text:p>2516.74</text:p>
          </table:table-cell>
        </table:table-row>
        <table:table-row table:style-name="ro1">
          <table:table-cell office:value-type="float" office:value="15630076" calcext:value-type="float">
            <text:p>15630076</text:p>
          </table:table-cell>
          <table:table-cell table:formula="of:=[.A979]/1000/(60*60*24)" office:value-type="time" office:time-value="PT04H20M30.076S" calcext:value-type="time">
            <text:p>04:20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2168.59" calcext:value-type="float">
            <text:p>2168.59</text:p>
          </table:table-cell>
          <table:table-cell office:value-type="float" office:value="2519.17" calcext:value-type="float">
            <text:p>2519.17</text:p>
          </table:table-cell>
        </table:table-row>
        <table:table-row table:style-name="ro1">
          <table:table-cell office:value-type="float" office:value="15646075" calcext:value-type="float">
            <text:p>15646075</text:p>
          </table:table-cell>
          <table:table-cell table:formula="of:=[.A980]/1000/(60*60*24)" office:value-type="time" office:time-value="PT04H20M46.075S" calcext:value-type="time">
            <text:p>04:20:46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170.81" calcext:value-type="float">
            <text:p>2170.81</text:p>
          </table:table-cell>
          <table:table-cell office:value-type="float" office:value="2521.6" calcext:value-type="float">
            <text:p>2521.6</text:p>
          </table:table-cell>
        </table:table-row>
        <table:table-row table:style-name="ro1">
          <table:table-cell office:value-type="float" office:value="15662076" calcext:value-type="float">
            <text:p>15662076</text:p>
          </table:table-cell>
          <table:table-cell table:formula="of:=[.A981]/1000/(60*60*24)" office:value-type="time" office:time-value="PT04H21M02.076S" calcext:value-type="time">
            <text:p>04:21:02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3" calcext:value-type="float">
            <text:p>546.43</text:p>
          </table:table-cell>
          <table:table-cell office:value-type="float" office:value="2173.03" calcext:value-type="float">
            <text:p>2173.03</text:p>
          </table:table-cell>
          <table:table-cell office:value-type="float" office:value="2524.02" calcext:value-type="float">
            <text:p>2524.02</text:p>
          </table:table-cell>
        </table:table-row>
        <table:table-row table:style-name="ro1">
          <table:table-cell office:value-type="float" office:value="15678075" calcext:value-type="float">
            <text:p>15678075</text:p>
          </table:table-cell>
          <table:table-cell table:formula="of:=[.A982]/1000/(60*60*24)" office:value-type="time" office:time-value="PT04H21M18.075S" calcext:value-type="time">
            <text:p>04:21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2175.25" calcext:value-type="float">
            <text:p>2175.25</text:p>
          </table:table-cell>
          <table:table-cell office:value-type="float" office:value="2526.45" calcext:value-type="float">
            <text:p>2526.45</text:p>
          </table:table-cell>
        </table:table-row>
        <table:table-row table:style-name="ro1">
          <table:table-cell office:value-type="float" office:value="15694075" calcext:value-type="float">
            <text:p>15694075</text:p>
          </table:table-cell>
          <table:table-cell table:formula="of:=[.A983]/1000/(60*60*24)" office:value-type="time" office:time-value="PT04H21M34.075S" calcext:value-type="time">
            <text:p>04:21:34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177.47" calcext:value-type="float">
            <text:p>2177.47</text:p>
          </table:table-cell>
          <table:table-cell office:value-type="float" office:value="2528.86" calcext:value-type="float">
            <text:p>2528.86</text:p>
          </table:table-cell>
        </table:table-row>
        <table:table-row table:style-name="ro1">
          <table:table-cell office:value-type="float" office:value="15710075" calcext:value-type="float">
            <text:p>15710075</text:p>
          </table:table-cell>
          <table:table-cell table:formula="of:=[.A984]/1000/(60*60*24)" office:value-type="time" office:time-value="PT04H21M50.075S" calcext:value-type="time">
            <text:p>04:21:50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79.69" calcext:value-type="float">
            <text:p>2179.69</text:p>
          </table:table-cell>
          <table:table-cell office:value-type="float" office:value="2531.28" calcext:value-type="float">
            <text:p>2531.28</text:p>
          </table:table-cell>
        </table:table-row>
        <table:table-row table:style-name="ro1">
          <table:table-cell office:value-type="float" office:value="15726075" calcext:value-type="float">
            <text:p>15726075</text:p>
          </table:table-cell>
          <table:table-cell table:formula="of:=[.A985]/1000/(60*60*24)" office:value-type="time" office:time-value="PT04H22M06.075S" calcext:value-type="time">
            <text:p>04:22:06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81.91" calcext:value-type="float">
            <text:p>2181.91</text:p>
          </table:table-cell>
          <table:table-cell office:value-type="float" office:value="2533.71" calcext:value-type="float">
            <text:p>2533.71</text:p>
          </table:table-cell>
        </table:table-row>
        <table:table-row table:style-name="ro1">
          <table:table-cell office:value-type="float" office:value="15742075" calcext:value-type="float">
            <text:p>15742075</text:p>
          </table:table-cell>
          <table:table-cell table:formula="of:=[.A986]/1000/(60*60*24)" office:value-type="time" office:time-value="PT04H22M22.075S" calcext:value-type="time">
            <text:p>04:22:22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4.01" calcext:value-type="float">
            <text:p>544.01</text:p>
          </table:table-cell>
          <table:table-cell office:value-type="float" office:value="2184.13" calcext:value-type="float">
            <text:p>2184.13</text:p>
          </table:table-cell>
          <table:table-cell office:value-type="float" office:value="2536.12" calcext:value-type="float">
            <text:p>2536.12</text:p>
          </table:table-cell>
        </table:table-row>
        <table:table-row table:style-name="ro1">
          <table:table-cell office:value-type="float" office:value="15758075" calcext:value-type="float">
            <text:p>15758075</text:p>
          </table:table-cell>
          <table:table-cell table:formula="of:=[.A987]/1000/(60*60*24)" office:value-type="time" office:time-value="PT04H22M38.075S" calcext:value-type="time">
            <text:p>04:22:38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86.35" calcext:value-type="float">
            <text:p>2186.35</text:p>
          </table:table-cell>
          <table:table-cell office:value-type="float" office:value="2538.54" calcext:value-type="float">
            <text:p>2538.54</text:p>
          </table:table-cell>
        </table:table-row>
        <table:table-row table:style-name="ro1">
          <table:table-cell office:value-type="float" office:value="15774075" calcext:value-type="float">
            <text:p>15774075</text:p>
          </table:table-cell>
          <table:table-cell table:formula="of:=[.A988]/1000/(60*60*24)" office:value-type="time" office:time-value="PT04H22M54.075S" calcext:value-type="time">
            <text:p>04:22:54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188.57" calcext:value-type="float">
            <text:p>2188.57</text:p>
          </table:table-cell>
          <table:table-cell office:value-type="float" office:value="2540.96" calcext:value-type="float">
            <text:p>2540.96</text:p>
          </table:table-cell>
        </table:table-row>
        <table:table-row table:style-name="ro1">
          <table:table-cell office:value-type="float" office:value="15790075" calcext:value-type="float">
            <text:p>15790075</text:p>
          </table:table-cell>
          <table:table-cell table:formula="of:=[.A989]/1000/(60*60*24)" office:value-type="time" office:time-value="PT04H23M10.075S" calcext:value-type="time">
            <text:p>04:23:10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190.78" calcext:value-type="float">
            <text:p>2190.78</text:p>
          </table:table-cell>
          <table:table-cell office:value-type="float" office:value="2543.37" calcext:value-type="float">
            <text:p>2543.37</text:p>
          </table:table-cell>
        </table:table-row>
        <table:table-row table:style-name="ro1">
          <table:table-cell office:value-type="float" office:value="15806075" calcext:value-type="float">
            <text:p>15806075</text:p>
          </table:table-cell>
          <table:table-cell table:formula="of:=[.A990]/1000/(60*60*24)" office:value-type="time" office:time-value="PT04H23M26.075S" calcext:value-type="time">
            <text:p>04:23:26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193" calcext:value-type="float">
            <text:p>2193</text:p>
          </table:table-cell>
          <table:table-cell office:value-type="float" office:value="2545.79" calcext:value-type="float">
            <text:p>2545.79</text:p>
          </table:table-cell>
        </table:table-row>
        <table:table-row table:style-name="ro1">
          <table:table-cell office:value-type="float" office:value="15822075" calcext:value-type="float">
            <text:p>15822075</text:p>
          </table:table-cell>
          <table:table-cell table:formula="of:=[.A991]/1000/(60*60*24)" office:value-type="time" office:time-value="PT04H23M42.075S" calcext:value-type="time">
            <text:p>04:23:42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195.22" calcext:value-type="float">
            <text:p>2195.22</text:p>
          </table:table-cell>
          <table:table-cell office:value-type="float" office:value="2548.2" calcext:value-type="float">
            <text:p>2548.2</text:p>
          </table:table-cell>
        </table:table-row>
        <table:table-row table:style-name="ro1">
          <table:table-cell office:value-type="float" office:value="15838075" calcext:value-type="float">
            <text:p>15838075</text:p>
          </table:table-cell>
          <table:table-cell table:formula="of:=[.A992]/1000/(60*60*24)" office:value-type="time" office:time-value="PT04H23M58.075S" calcext:value-type="time">
            <text:p>04:23:58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197.44" calcext:value-type="float">
            <text:p>2197.44</text:p>
          </table:table-cell>
          <table:table-cell office:value-type="float" office:value="2550.61" calcext:value-type="float">
            <text:p>2550.61</text:p>
          </table:table-cell>
        </table:table-row>
        <table:table-row table:style-name="ro1">
          <table:table-cell office:value-type="float" office:value="15854075" calcext:value-type="float">
            <text:p>15854075</text:p>
          </table:table-cell>
          <table:table-cell table:formula="of:=[.A993]/1000/(60*60*24)" office:value-type="time" office:time-value="PT04H24M14.075S" calcext:value-type="time">
            <text:p>04:24:1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2199.66" calcext:value-type="float">
            <text:p>2199.66</text:p>
          </table:table-cell>
          <table:table-cell office:value-type="float" office:value="2553.02" calcext:value-type="float">
            <text:p>2553.02</text:p>
          </table:table-cell>
        </table:table-row>
        <table:table-row table:style-name="ro1">
          <table:table-cell office:value-type="float" office:value="15870075" calcext:value-type="float">
            <text:p>15870075</text:p>
          </table:table-cell>
          <table:table-cell table:formula="of:=[.A994]/1000/(60*60*24)" office:value-type="time" office:time-value="PT04H24M30.075S" calcext:value-type="time">
            <text:p>04:24:30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3" calcext:value-type="float">
            <text:p>542.33</text:p>
          </table:table-cell>
          <table:table-cell office:value-type="float" office:value="2201.88" calcext:value-type="float">
            <text:p>2201.88</text:p>
          </table:table-cell>
          <table:table-cell office:value-type="float" office:value="2555.43" calcext:value-type="float">
            <text:p>2555.43</text:p>
          </table:table-cell>
        </table:table-row>
        <table:table-row table:style-name="ro1">
          <table:table-cell office:value-type="float" office:value="15886075" calcext:value-type="float">
            <text:p>15886075</text:p>
          </table:table-cell>
          <table:table-cell table:formula="of:=[.A995]/1000/(60*60*24)" office:value-type="time" office:time-value="PT04H24M46.075S" calcext:value-type="time">
            <text:p>04:24:46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7" calcext:value-type="float">
            <text:p>540.47</text:p>
          </table:table-cell>
          <table:table-cell office:value-type="float" office:value="2204.1" calcext:value-type="float">
            <text:p>2204.1</text:p>
          </table:table-cell>
          <table:table-cell office:value-type="float" office:value="2557.84" calcext:value-type="float">
            <text:p>2557.84</text:p>
          </table:table-cell>
        </table:table-row>
        <table:table-row table:style-name="ro1">
          <table:table-cell office:value-type="float" office:value="15902076" calcext:value-type="float">
            <text:p>15902076</text:p>
          </table:table-cell>
          <table:table-cell table:formula="of:=[.A996]/1000/(60*60*24)" office:value-type="time" office:time-value="PT04H25M02.076S" calcext:value-type="time">
            <text:p>04:25:02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4" calcext:value-type="float">
            <text:p>540.34</text:p>
          </table:table-cell>
          <table:table-cell office:value-type="float" office:value="2206.32" calcext:value-type="float">
            <text:p>2206.32</text:p>
          </table:table-cell>
          <table:table-cell office:value-type="float" office:value="2560.25" calcext:value-type="float">
            <text:p>2560.25</text:p>
          </table:table-cell>
        </table:table-row>
        <table:table-row table:style-name="ro1">
          <table:table-cell office:value-type="float" office:value="15918076" calcext:value-type="float">
            <text:p>15918076</text:p>
          </table:table-cell>
          <table:table-cell table:formula="of:=[.A997]/1000/(60*60*24)" office:value-type="time" office:time-value="PT04H25M18.076S" calcext:value-type="time">
            <text:p>04:25:18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208.54" calcext:value-type="float">
            <text:p>2208.54</text:p>
          </table:table-cell>
          <table:table-cell office:value-type="float" office:value="2562.66" calcext:value-type="float">
            <text:p>2562.66</text:p>
          </table:table-cell>
        </table:table-row>
        <table:table-row table:style-name="ro1">
          <table:table-cell office:value-type="float" office:value="15934076" calcext:value-type="float">
            <text:p>15934076</text:p>
          </table:table-cell>
          <table:table-cell table:formula="of:=[.A998]/1000/(60*60*24)" office:value-type="time" office:time-value="PT04H25M34.076S" calcext:value-type="time">
            <text:p>04:25:34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210.76" calcext:value-type="float">
            <text:p>2210.76</text:p>
          </table:table-cell>
          <table:table-cell office:value-type="float" office:value="2565.06" calcext:value-type="float">
            <text:p>2565.06</text:p>
          </table:table-cell>
        </table:table-row>
        <table:table-row table:style-name="ro1">
          <table:table-cell office:value-type="float" office:value="15950075" calcext:value-type="float">
            <text:p>15950075</text:p>
          </table:table-cell>
          <table:table-cell table:formula="of:=[.A999]/1000/(60*60*24)" office:value-type="time" office:time-value="PT04H25M50.075S" calcext:value-type="time">
            <text:p>04:25:50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1" calcext:value-type="float">
            <text:p>542.11</text:p>
          </table:table-cell>
          <table:table-cell office:value-type="float" office:value="2212.98" calcext:value-type="float">
            <text:p>2212.98</text:p>
          </table:table-cell>
          <table:table-cell office:value-type="float" office:value="2567.46" calcext:value-type="float">
            <text:p>2567.46</text:p>
          </table:table-cell>
        </table:table-row>
        <table:table-row table:style-name="ro1">
          <table:table-cell office:value-type="float" office:value="15966076" calcext:value-type="float">
            <text:p>15966076</text:p>
          </table:table-cell>
          <table:table-cell table:formula="of:=[.A1000]/1000/(60*60*24)" office:value-type="time" office:time-value="PT04H26M06.076S" calcext:value-type="time">
            <text:p>04:26:06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215.2" calcext:value-type="float">
            <text:p>2215.2</text:p>
          </table:table-cell>
          <table:table-cell office:value-type="float" office:value="2569.87" calcext:value-type="float">
            <text:p>2569.87</text:p>
          </table:table-cell>
        </table:table-row>
        <table:table-row table:style-name="ro1">
          <table:table-cell office:value-type="float" office:value="15982075" calcext:value-type="float">
            <text:p>15982075</text:p>
          </table:table-cell>
          <table:table-cell table:formula="of:=[.A1001]/1000/(60*60*24)" office:value-type="time" office:time-value="PT04H26M22.075S" calcext:value-type="time">
            <text:p>04:26:22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1" calcext:value-type="float">
            <text:p>540.21</text:p>
          </table:table-cell>
          <table:table-cell office:value-type="float" office:value="2217.42" calcext:value-type="float">
            <text:p>2217.42</text:p>
          </table:table-cell>
          <table:table-cell office:value-type="float" office:value="2572.27" calcext:value-type="float">
            <text:p>2572.27</text:p>
          </table:table-cell>
        </table:table-row>
        <table:table-row table:style-name="ro1">
          <table:table-cell office:value-type="float" office:value="15998075" calcext:value-type="float">
            <text:p>15998075</text:p>
          </table:table-cell>
          <table:table-cell table:formula="of:=[.A1002]/1000/(60*60*24)" office:value-type="time" office:time-value="PT04H26M38.075S" calcext:value-type="time">
            <text:p>04:26:38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3" calcext:value-type="float">
            <text:p>540.33</text:p>
          </table:table-cell>
          <table:table-cell office:value-type="float" office:value="2219.64" calcext:value-type="float">
            <text:p>2219.64</text:p>
          </table:table-cell>
          <table:table-cell office:value-type="float" office:value="2574.67" calcext:value-type="float">
            <text:p>2574.67</text:p>
          </table:table-cell>
        </table:table-row>
        <table:table-row table:style-name="ro1">
          <table:table-cell office:value-type="float" office:value="16014075" calcext:value-type="float">
            <text:p>16014075</text:p>
          </table:table-cell>
          <table:table-cell table:formula="of:=[.A1003]/1000/(60*60*24)" office:value-type="time" office:time-value="PT04H26M54.075S" calcext:value-type="time">
            <text:p>04:26:54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4" calcext:value-type="float">
            <text:p>540.24</text:p>
          </table:table-cell>
          <table:table-cell office:value-type="float" office:value="2221.86" calcext:value-type="float">
            <text:p>2221.86</text:p>
          </table:table-cell>
          <table:table-cell office:value-type="float" office:value="2577.07" calcext:value-type="float">
            <text:p>2577.07</text:p>
          </table:table-cell>
        </table:table-row>
        <table:table-row table:style-name="ro1">
          <table:table-cell office:value-type="float" office:value="16030075" calcext:value-type="float">
            <text:p>16030075</text:p>
          </table:table-cell>
          <table:table-cell table:formula="of:=[.A1004]/1000/(60*60*24)" office:value-type="time" office:time-value="PT04H27M10.075S" calcext:value-type="time">
            <text:p>04:27:10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5" calcext:value-type="float">
            <text:p>538.25</text:p>
          </table:table-cell>
          <table:table-cell office:value-type="float" office:value="2224.08" calcext:value-type="float">
            <text:p>2224.08</text:p>
          </table:table-cell>
          <table:table-cell office:value-type="float" office:value="2579.47" calcext:value-type="float">
            <text:p>2579.47</text:p>
          </table:table-cell>
        </table:table-row>
        <table:table-row table:style-name="ro1">
          <table:table-cell office:value-type="float" office:value="16046075" calcext:value-type="float">
            <text:p>16046075</text:p>
          </table:table-cell>
          <table:table-cell table:formula="of:=[.A1005]/1000/(60*60*24)" office:value-type="time" office:time-value="PT04H27M26.075S" calcext:value-type="time">
            <text:p>04:27:26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226.3" calcext:value-type="float">
            <text:p>2226.3</text:p>
          </table:table-cell>
          <table:table-cell office:value-type="float" office:value="2581.87" calcext:value-type="float">
            <text:p>2581.87</text:p>
          </table:table-cell>
        </table:table-row>
        <table:table-row table:style-name="ro1">
          <table:table-cell office:value-type="float" office:value="16062075" calcext:value-type="float">
            <text:p>16062075</text:p>
          </table:table-cell>
          <table:table-cell table:formula="of:=[.A1006]/1000/(60*60*24)" office:value-type="time" office:time-value="PT04H27M42.075S" calcext:value-type="time">
            <text:p>04:27:42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228.52" calcext:value-type="float">
            <text:p>2228.52</text:p>
          </table:table-cell>
          <table:table-cell office:value-type="float" office:value="2584.27" calcext:value-type="float">
            <text:p>2584.27</text:p>
          </table:table-cell>
        </table:table-row>
        <table:table-row table:style-name="ro1">
          <table:table-cell office:value-type="float" office:value="16078075" calcext:value-type="float">
            <text:p>16078075</text:p>
          </table:table-cell>
          <table:table-cell table:formula="of:=[.A1007]/1000/(60*60*24)" office:value-type="time" office:time-value="PT04H27M58.075S" calcext:value-type="time">
            <text:p>04:27:58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230.74" calcext:value-type="float">
            <text:p>2230.74</text:p>
          </table:table-cell>
          <table:table-cell office:value-type="float" office:value="2586.66" calcext:value-type="float">
            <text:p>2586.66</text:p>
          </table:table-cell>
        </table:table-row>
        <table:table-row table:style-name="ro1">
          <table:table-cell office:value-type="float" office:value="16094076" calcext:value-type="float">
            <text:p>16094076</text:p>
          </table:table-cell>
          <table:table-cell table:formula="of:=[.A1008]/1000/(60*60*24)" office:value-type="time" office:time-value="PT04H28M14.076S" calcext:value-type="time">
            <text:p>04:28:14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2232.96" calcext:value-type="float">
            <text:p>2232.96</text:p>
          </table:table-cell>
          <table:table-cell office:value-type="float" office:value="2589.06" calcext:value-type="float">
            <text:p>2589.06</text:p>
          </table:table-cell>
        </table:table-row>
        <table:table-row table:style-name="ro1">
          <table:table-cell office:value-type="float" office:value="16110075" calcext:value-type="float">
            <text:p>16110075</text:p>
          </table:table-cell>
          <table:table-cell table:formula="of:=[.A1009]/1000/(60*60*24)" office:value-type="time" office:time-value="PT04H28M30.075S" calcext:value-type="time">
            <text:p>04:28:30</text:p>
          </table:table-cell>
          <table:table-cell office:value-type="float" office:value="1.07" calcext:value-type="float">
            <text:p>1.07</text:p>
          </table:table-cell>
          <table:table-cell office:value-type="float" office:value="499" calcext:value-type="float">
            <text:p>499</text:p>
          </table:table-cell>
          <table:table-cell office:value-type="float" office:value="535.89" calcext:value-type="float">
            <text:p>535.89</text:p>
          </table:table-cell>
          <table:table-cell office:value-type="float" office:value="2235.17" calcext:value-type="float">
            <text:p>2235.17</text:p>
          </table:table-cell>
          <table:table-cell office:value-type="float" office:value="2591.45" calcext:value-type="float">
            <text:p>2591.45</text:p>
          </table:table-cell>
        </table:table-row>
        <table:table-row table:style-name="ro1">
          <table:table-cell office:value-type="float" office:value="16126076" calcext:value-type="float">
            <text:p>16126076</text:p>
          </table:table-cell>
          <table:table-cell table:formula="of:=[.A1010]/1000/(60*60*24)" office:value-type="time" office:time-value="PT04H28M46.076S" calcext:value-type="time">
            <text:p>04:28:46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4" calcext:value-type="float">
            <text:p>538.44</text:p>
          </table:table-cell>
          <table:table-cell office:value-type="float" office:value="2237.39" calcext:value-type="float">
            <text:p>2237.39</text:p>
          </table:table-cell>
          <table:table-cell office:value-type="float" office:value="2593.85" calcext:value-type="float">
            <text:p>2593.85</text:p>
          </table:table-cell>
        </table:table-row>
        <table:table-row table:style-name="ro1">
          <table:table-cell office:value-type="float" office:value="16142075" calcext:value-type="float">
            <text:p>16142075</text:p>
          </table:table-cell>
          <table:table-cell table:formula="of:=[.A1011]/1000/(60*60*24)" office:value-type="time" office:time-value="PT04H29M02.075S" calcext:value-type="time">
            <text:p>04:29:02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239.61" calcext:value-type="float">
            <text:p>2239.61</text:p>
          </table:table-cell>
          <table:table-cell office:value-type="float" office:value="2596.24" calcext:value-type="float">
            <text:p>2596.24</text:p>
          </table:table-cell>
        </table:table-row>
        <table:table-row table:style-name="ro1">
          <table:table-cell office:value-type="float" office:value="16158075" calcext:value-type="float">
            <text:p>16158075</text:p>
          </table:table-cell>
          <table:table-cell table:formula="of:=[.A1012]/1000/(60*60*24)" office:value-type="time" office:time-value="PT04H29M18.075S" calcext:value-type="time">
            <text:p>04:29:18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4" calcext:value-type="float">
            <text:p>538.44</text:p>
          </table:table-cell>
          <table:table-cell office:value-type="float" office:value="2241.83" calcext:value-type="float">
            <text:p>2241.83</text:p>
          </table:table-cell>
          <table:table-cell office:value-type="float" office:value="2598.63" calcext:value-type="float">
            <text:p>2598.63</text:p>
          </table:table-cell>
        </table:table-row>
        <table:table-row table:style-name="ro1">
          <table:table-cell office:value-type="float" office:value="16174075" calcext:value-type="float">
            <text:p>16174075</text:p>
          </table:table-cell>
          <table:table-cell table:formula="of:=[.A1013]/1000/(60*60*24)" office:value-type="time" office:time-value="PT04H29M34.075S" calcext:value-type="time">
            <text:p>04:29:34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6" calcext:value-type="float">
            <text:p>536.56</text:p>
          </table:table-cell>
          <table:table-cell office:value-type="float" office:value="2244.05" calcext:value-type="float">
            <text:p>2244.05</text:p>
          </table:table-cell>
          <table:table-cell office:value-type="float" office:value="2601.02" calcext:value-type="float">
            <text:p>2601.02</text:p>
          </table:table-cell>
        </table:table-row>
        <table:table-row table:style-name="ro1">
          <table:table-cell office:value-type="float" office:value="16190075" calcext:value-type="float">
            <text:p>16190075</text:p>
          </table:table-cell>
          <table:table-cell table:formula="of:=[.A1014]/1000/(60*60*24)" office:value-type="time" office:time-value="PT04H29M50.075S" calcext:value-type="time">
            <text:p>04:29:50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246.27" calcext:value-type="float">
            <text:p>2246.27</text:p>
          </table:table-cell>
          <table:table-cell office:value-type="float" office:value="2603.41" calcext:value-type="float">
            <text:p>2603.41</text:p>
          </table:table-cell>
        </table:table-row>
        <table:table-row table:style-name="ro1">
          <table:table-cell office:value-type="float" office:value="16206075" calcext:value-type="float">
            <text:p>16206075</text:p>
          </table:table-cell>
          <table:table-cell table:formula="of:=[.A1015]/1000/(60*60*24)" office:value-type="time" office:time-value="PT04H30M06.075S" calcext:value-type="time">
            <text:p>04:30:06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4" calcext:value-type="float">
            <text:p>536.54</text:p>
          </table:table-cell>
          <table:table-cell office:value-type="float" office:value="2248.49" calcext:value-type="float">
            <text:p>2248.49</text:p>
          </table:table-cell>
          <table:table-cell office:value-type="float" office:value="2605.8" calcext:value-type="float">
            <text:p>2605.8</text:p>
          </table:table-cell>
        </table:table-row>
        <table:table-row table:style-name="ro1">
          <table:table-cell office:value-type="float" office:value="16222075" calcext:value-type="float">
            <text:p>16222075</text:p>
          </table:table-cell>
          <table:table-cell table:formula="of:=[.A1016]/1000/(60*60*24)" office:value-type="time" office:time-value="PT04H30M22.075S" calcext:value-type="time">
            <text:p>04:30:22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250.71" calcext:value-type="float">
            <text:p>2250.71</text:p>
          </table:table-cell>
          <table:table-cell office:value-type="float" office:value="2608.19" calcext:value-type="float">
            <text:p>2608.19</text:p>
          </table:table-cell>
        </table:table-row>
        <table:table-row table:style-name="ro1">
          <table:table-cell office:value-type="float" office:value="16238075" calcext:value-type="float">
            <text:p>16238075</text:p>
          </table:table-cell>
          <table:table-cell table:formula="of:=[.A1017]/1000/(60*60*24)" office:value-type="time" office:time-value="PT04H30M38.075S" calcext:value-type="time">
            <text:p>04:30:3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52.93" calcext:value-type="float">
            <text:p>2252.93</text:p>
          </table:table-cell>
          <table:table-cell office:value-type="float" office:value="2610.57" calcext:value-type="float">
            <text:p>2610.57</text:p>
          </table:table-cell>
        </table:table-row>
        <table:table-row table:style-name="ro1">
          <table:table-cell office:value-type="float" office:value="16254076" calcext:value-type="float">
            <text:p>16254076</text:p>
          </table:table-cell>
          <table:table-cell table:formula="of:=[.A1018]/1000/(60*60*24)" office:value-type="time" office:time-value="PT04H30M54.076S" calcext:value-type="time">
            <text:p>04:30:54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255.15" calcext:value-type="float">
            <text:p>2255.15</text:p>
          </table:table-cell>
          <table:table-cell office:value-type="float" office:value="2612.96" calcext:value-type="float">
            <text:p>2612.96</text:p>
          </table:table-cell>
        </table:table-row>
        <table:table-row table:style-name="ro1">
          <table:table-cell office:value-type="float" office:value="16270075" calcext:value-type="float">
            <text:p>16270075</text:p>
          </table:table-cell>
          <table:table-cell table:formula="of:=[.A1019]/1000/(60*60*24)" office:value-type="time" office:time-value="PT04H31M10.075S" calcext:value-type="time">
            <text:p>04:31:10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5" calcext:value-type="float">
            <text:p>536.55</text:p>
          </table:table-cell>
          <table:table-cell office:value-type="float" office:value="2257.37" calcext:value-type="float">
            <text:p>2257.37</text:p>
          </table:table-cell>
          <table:table-cell office:value-type="float" office:value="2615.34" calcext:value-type="float">
            <text:p>2615.34</text:p>
          </table:table-cell>
        </table:table-row>
        <table:table-row table:style-name="ro1">
          <table:table-cell office:value-type="float" office:value="16286075" calcext:value-type="float">
            <text:p>16286075</text:p>
          </table:table-cell>
          <table:table-cell table:formula="of:=[.A1020]/1000/(60*60*24)" office:value-type="time" office:time-value="PT04H31M26.075S" calcext:value-type="time">
            <text:p>04:31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259.59" calcext:value-type="float">
            <text:p>2259.59</text:p>
          </table:table-cell>
          <table:table-cell office:value-type="float" office:value="2617.73" calcext:value-type="float">
            <text:p>2617.73</text:p>
          </table:table-cell>
        </table:table-row>
        <table:table-row table:style-name="ro1">
          <table:table-cell office:value-type="float" office:value="16302075" calcext:value-type="float">
            <text:p>16302075</text:p>
          </table:table-cell>
          <table:table-cell table:formula="of:=[.A1021]/1000/(60*60*24)" office:value-type="time" office:time-value="PT04H31M42.075S" calcext:value-type="time">
            <text:p>04:31:42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6" calcext:value-type="float">
            <text:p>536.66</text:p>
          </table:table-cell>
          <table:table-cell office:value-type="float" office:value="2261.81" calcext:value-type="float">
            <text:p>2261.81</text:p>
          </table:table-cell>
          <table:table-cell office:value-type="float" office:value="2620.11" calcext:value-type="float">
            <text:p>2620.11</text:p>
          </table:table-cell>
        </table:table-row>
        <table:table-row table:style-name="ro1">
          <table:table-cell office:value-type="float" office:value="16318075" calcext:value-type="float">
            <text:p>16318075</text:p>
          </table:table-cell>
          <table:table-cell table:formula="of:=[.A1022]/1000/(60*60*24)" office:value-type="time" office:time-value="PT04H31M58.075S" calcext:value-type="time">
            <text:p>04:31:58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264.03" calcext:value-type="float">
            <text:p>2264.03</text:p>
          </table:table-cell>
          <table:table-cell office:value-type="float" office:value="2622.49" calcext:value-type="float">
            <text:p>2622.49</text:p>
          </table:table-cell>
        </table:table-row>
        <table:table-row table:style-name="ro1">
          <table:table-cell office:value-type="float" office:value="16334075" calcext:value-type="float">
            <text:p>16334075</text:p>
          </table:table-cell>
          <table:table-cell table:formula="of:=[.A1023]/1000/(60*60*24)" office:value-type="time" office:time-value="PT04H32M14.075S" calcext:value-type="time">
            <text:p>04:32:14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3" calcext:value-type="float">
            <text:p>536.53</text:p>
          </table:table-cell>
          <table:table-cell office:value-type="float" office:value="2266.25" calcext:value-type="float">
            <text:p>2266.25</text:p>
          </table:table-cell>
          <table:table-cell office:value-type="float" office:value="2624.87" calcext:value-type="float">
            <text:p>2624.87</text:p>
          </table:table-cell>
        </table:table-row>
        <table:table-row table:style-name="ro1">
          <table:table-cell office:value-type="float" office:value="16350075" calcext:value-type="float">
            <text:p>16350075</text:p>
          </table:table-cell>
          <table:table-cell table:formula="of:=[.A1024]/1000/(60*60*24)" office:value-type="time" office:time-value="PT04H32M30.075S" calcext:value-type="time">
            <text:p>04:32:30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268.47" calcext:value-type="float">
            <text:p>2268.47</text:p>
          </table:table-cell>
          <table:table-cell office:value-type="float" office:value="2627.25" calcext:value-type="float">
            <text:p>2627.25</text:p>
          </table:table-cell>
        </table:table-row>
        <table:table-row table:style-name="ro1">
          <table:table-cell office:value-type="float" office:value="16366075" calcext:value-type="float">
            <text:p>16366075</text:p>
          </table:table-cell>
          <table:table-cell table:formula="of:=[.A1025]/1000/(60*60*24)" office:value-type="time" office:time-value="PT04H32M46.075S" calcext:value-type="time">
            <text:p>04:32:46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7" calcext:value-type="float">
            <text:p>534.47</text:p>
          </table:table-cell>
          <table:table-cell office:value-type="float" office:value="2270.69" calcext:value-type="float">
            <text:p>2270.69</text:p>
          </table:table-cell>
          <table:table-cell office:value-type="float" office:value="2629.63" calcext:value-type="float">
            <text:p>2629.63</text:p>
          </table:table-cell>
        </table:table-row>
        <table:table-row table:style-name="ro1">
          <table:table-cell office:value-type="float" office:value="16382075" calcext:value-type="float">
            <text:p>16382075</text:p>
          </table:table-cell>
          <table:table-cell table:formula="of:=[.A1026]/1000/(60*60*24)" office:value-type="time" office:time-value="PT04H33M02.075S" calcext:value-type="time">
            <text:p>04:33:02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272.91" calcext:value-type="float">
            <text:p>2272.91</text:p>
          </table:table-cell>
          <table:table-cell office:value-type="float" office:value="2632.01" calcext:value-type="float">
            <text:p>2632.01</text:p>
          </table:table-cell>
        </table:table-row>
        <table:table-row table:style-name="ro1">
          <table:table-cell office:value-type="float" office:value="16398075" calcext:value-type="float">
            <text:p>16398075</text:p>
          </table:table-cell>
          <table:table-cell table:formula="of:=[.A1027]/1000/(60*60*24)" office:value-type="time" office:time-value="PT04H33M18.075S" calcext:value-type="time">
            <text:p>04:33:18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5" calcext:value-type="float">
            <text:p>534.25</text:p>
          </table:table-cell>
          <table:table-cell office:value-type="float" office:value="2275.13" calcext:value-type="float">
            <text:p>2275.13</text:p>
          </table:table-cell>
          <table:table-cell office:value-type="float" office:value="2634.38" calcext:value-type="float">
            <text:p>2634.38</text:p>
          </table:table-cell>
        </table:table-row>
        <table:table-row table:style-name="ro1">
          <table:table-cell office:value-type="float" office:value="16414075" calcext:value-type="float">
            <text:p>16414075</text:p>
          </table:table-cell>
          <table:table-cell table:formula="of:=[.A1028]/1000/(60*60*24)" office:value-type="time" office:time-value="PT04H33M34.075S" calcext:value-type="time">
            <text:p>04:33:34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277.35" calcext:value-type="float">
            <text:p>2277.35</text:p>
          </table:table-cell>
          <table:table-cell office:value-type="float" office:value="2636.76" calcext:value-type="float">
            <text:p>2636.76</text:p>
          </table:table-cell>
        </table:table-row>
        <table:table-row table:style-name="ro1">
          <table:table-cell office:value-type="float" office:value="16430075" calcext:value-type="float">
            <text:p>16430075</text:p>
          </table:table-cell>
          <table:table-cell table:formula="of:=[.A1029]/1000/(60*60*24)" office:value-type="time" office:time-value="PT04H33M50.075S" calcext:value-type="time">
            <text:p>04:33:50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279.57" calcext:value-type="float">
            <text:p>2279.57</text:p>
          </table:table-cell>
          <table:table-cell office:value-type="float" office:value="2639.13" calcext:value-type="float">
            <text:p>2639.13</text:p>
          </table:table-cell>
        </table:table-row>
        <table:table-row table:style-name="ro1">
          <table:table-cell office:value-type="float" office:value="16446075" calcext:value-type="float">
            <text:p>16446075</text:p>
          </table:table-cell>
          <table:table-cell table:formula="of:=[.A1030]/1000/(60*60*24)" office:value-type="time" office:time-value="PT04H34M06.075S" calcext:value-type="time">
            <text:p>04:34:06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3" calcext:value-type="float">
            <text:p>534.23</text:p>
          </table:table-cell>
          <table:table-cell office:value-type="float" office:value="2281.79" calcext:value-type="float">
            <text:p>2281.79</text:p>
          </table:table-cell>
          <table:table-cell office:value-type="float" office:value="2641.5" calcext:value-type="float">
            <text:p>2641.5</text:p>
          </table:table-cell>
        </table:table-row>
        <table:table-row table:style-name="ro1">
          <table:table-cell office:value-type="float" office:value="16462075" calcext:value-type="float">
            <text:p>16462075</text:p>
          </table:table-cell>
          <table:table-cell table:formula="of:=[.A1031]/1000/(60*60*24)" office:value-type="time" office:time-value="PT04H34M22.075S" calcext:value-type="time">
            <text:p>04:34:22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284" calcext:value-type="float">
            <text:p>2284</text:p>
          </table:table-cell>
          <table:table-cell office:value-type="float" office:value="2643.88" calcext:value-type="float">
            <text:p>2643.88</text:p>
          </table:table-cell>
        </table:table-row>
        <table:table-row table:style-name="ro1">
          <table:table-cell office:value-type="float" office:value="16478075" calcext:value-type="float">
            <text:p>16478075</text:p>
          </table:table-cell>
          <table:table-cell table:formula="of:=[.A1032]/1000/(60*60*24)" office:value-type="time" office:time-value="PT04H34M38.075S" calcext:value-type="time">
            <text:p>04:34:38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4.03" calcext:value-type="float">
            <text:p>534.03</text:p>
          </table:table-cell>
          <table:table-cell office:value-type="float" office:value="2286.22" calcext:value-type="float">
            <text:p>2286.22</text:p>
          </table:table-cell>
          <table:table-cell office:value-type="float" office:value="2646.25" calcext:value-type="float">
            <text:p>2646.25</text:p>
          </table:table-cell>
        </table:table-row>
        <table:table-row table:style-name="ro1">
          <table:table-cell office:value-type="float" office:value="16494076" calcext:value-type="float">
            <text:p>16494076</text:p>
          </table:table-cell>
          <table:table-cell table:formula="of:=[.A1033]/1000/(60*60*24)" office:value-type="time" office:time-value="PT04H34M54.076S" calcext:value-type="time">
            <text:p>04:34:54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5" calcext:value-type="float">
            <text:p>534.45</text:p>
          </table:table-cell>
          <table:table-cell office:value-type="float" office:value="2288.44" calcext:value-type="float">
            <text:p>2288.44</text:p>
          </table:table-cell>
          <table:table-cell office:value-type="float" office:value="2648.61" calcext:value-type="float">
            <text:p>2648.61</text:p>
          </table:table-cell>
        </table:table-row>
        <table:table-row table:style-name="ro1">
          <table:table-cell office:value-type="float" office:value="16510076" calcext:value-type="float">
            <text:p>16510076</text:p>
          </table:table-cell>
          <table:table-cell table:formula="of:=[.A1034]/1000/(60*60*24)" office:value-type="time" office:time-value="PT04H35M10.076S" calcext:value-type="time">
            <text:p>04:35:10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290.66" calcext:value-type="float">
            <text:p>2290.66</text:p>
          </table:table-cell>
          <table:table-cell office:value-type="float" office:value="2650.98" calcext:value-type="float">
            <text:p>2650.98</text:p>
          </table:table-cell>
        </table:table-row>
        <table:table-row table:style-name="ro1">
          <table:table-cell office:value-type="float" office:value="16526075" calcext:value-type="float">
            <text:p>16526075</text:p>
          </table:table-cell>
          <table:table-cell table:formula="of:=[.A1035]/1000/(60*60*24)" office:value-type="time" office:time-value="PT04H35M26.075S" calcext:value-type="time">
            <text:p>04:35:26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92.88" calcext:value-type="float">
            <text:p>2292.88</text:p>
          </table:table-cell>
          <table:table-cell office:value-type="float" office:value="2653.35" calcext:value-type="float">
            <text:p>2653.35</text:p>
          </table:table-cell>
        </table:table-row>
        <table:table-row table:style-name="ro1">
          <table:table-cell office:value-type="float" office:value="16542076" calcext:value-type="float">
            <text:p>16542076</text:p>
          </table:table-cell>
          <table:table-cell table:formula="of:=[.A1036]/1000/(60*60*24)" office:value-type="time" office:time-value="PT04H35M42.076S" calcext:value-type="time">
            <text:p>04:35:42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95.1" calcext:value-type="float">
            <text:p>2295.1</text:p>
          </table:table-cell>
          <table:table-cell office:value-type="float" office:value="2655.71" calcext:value-type="float">
            <text:p>2655.71</text:p>
          </table:table-cell>
        </table:table-row>
        <table:table-row table:style-name="ro1">
          <table:table-cell office:value-type="float" office:value="16558075" calcext:value-type="float">
            <text:p>16558075</text:p>
          </table:table-cell>
          <table:table-cell table:formula="of:=[.A1037]/1000/(60*60*24)" office:value-type="time" office:time-value="PT04H35M58.075S" calcext:value-type="time">
            <text:p>04:35:58</text:p>
          </table:table-cell>
          <table:table-cell office:value-type="float" office:value="1.06" calcext:value-type="float">
            <text:p>1.06</text:p>
          </table:table-cell>
          <table:table-cell office:value-type="float" office:value="499.8" calcext:value-type="float">
            <text:p>499.8</text:p>
          </table:table-cell>
          <table:table-cell office:value-type="float" office:value="530.77" calcext:value-type="float">
            <text:p>530.77</text:p>
          </table:table-cell>
          <table:table-cell office:value-type="float" office:value="2297.32" calcext:value-type="float">
            <text:p>2297.32</text:p>
          </table:table-cell>
          <table:table-cell office:value-type="float" office:value="2658.07" calcext:value-type="float">
            <text:p>2658.07</text:p>
          </table:table-cell>
        </table:table-row>
        <table:table-row table:style-name="ro1">
          <table:table-cell office:value-type="float" office:value="16574075" calcext:value-type="float">
            <text:p>16574075</text:p>
          </table:table-cell>
          <table:table-cell table:formula="of:=[.A1038]/1000/(60*60*24)" office:value-type="time" office:time-value="PT04H36M14.075S" calcext:value-type="time">
            <text:p>04:36:14</text:p>
          </table:table-cell>
          <table:table-cell office:value-type="float" office:value="1.06" calcext:value-type="float">
            <text:p>1.06</text:p>
          </table:table-cell>
          <table:table-cell office:value-type="float" office:value="499" calcext:value-type="float">
            <text:p>499</text:p>
          </table:table-cell>
          <table:table-cell office:value-type="float" office:value="529.9" calcext:value-type="float">
            <text:p>529.9</text:p>
          </table:table-cell>
          <table:table-cell office:value-type="float" office:value="2299.54" calcext:value-type="float">
            <text:p>2299.54</text:p>
          </table:table-cell>
          <table:table-cell office:value-type="float" office:value="2660.43" calcext:value-type="float">
            <text:p>2660.43</text:p>
          </table:table-cell>
        </table:table-row>
        <table:table-row table:style-name="ro1">
          <table:table-cell office:value-type="float" office:value="16590075" calcext:value-type="float">
            <text:p>16590075</text:p>
          </table:table-cell>
          <table:table-cell table:formula="of:=[.A1039]/1000/(60*60*24)" office:value-type="time" office:time-value="PT04H36M30.075S" calcext:value-type="time">
            <text:p>04:36:30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301.76" calcext:value-type="float">
            <text:p>2301.76</text:p>
          </table:table-cell>
          <table:table-cell office:value-type="float" office:value="2662.79" calcext:value-type="float">
            <text:p>2662.79</text:p>
          </table:table-cell>
        </table:table-row>
        <table:table-row table:style-name="ro1">
          <table:table-cell office:value-type="float" office:value="16606075" calcext:value-type="float">
            <text:p>16606075</text:p>
          </table:table-cell>
          <table:table-cell table:formula="of:=[.A1040]/1000/(60*60*24)" office:value-type="time" office:time-value="PT04H36M46.075S" calcext:value-type="time">
            <text:p>04:36:46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4" calcext:value-type="float">
            <text:p>530.24</text:p>
          </table:table-cell>
          <table:table-cell office:value-type="float" office:value="2303.98" calcext:value-type="float">
            <text:p>2303.98</text:p>
          </table:table-cell>
          <table:table-cell office:value-type="float" office:value="2665.15" calcext:value-type="float">
            <text:p>2665.15</text:p>
          </table:table-cell>
        </table:table-row>
        <table:table-row table:style-name="ro1">
          <table:table-cell office:value-type="float" office:value="16622076" calcext:value-type="float">
            <text:p>16622076</text:p>
          </table:table-cell>
          <table:table-cell table:formula="of:=[.A1041]/1000/(60*60*24)" office:value-type="time" office:time-value="PT04H37M02.076S" calcext:value-type="time">
            <text:p>04:37:02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306.2" calcext:value-type="float">
            <text:p>2306.2</text:p>
          </table:table-cell>
          <table:table-cell office:value-type="float" office:value="2667.51" calcext:value-type="float">
            <text:p>2667.51</text:p>
          </table:table-cell>
        </table:table-row>
        <table:table-row table:style-name="ro1">
          <table:table-cell office:value-type="float" office:value="16638075" calcext:value-type="float">
            <text:p>16638075</text:p>
          </table:table-cell>
          <table:table-cell table:formula="of:=[.A1042]/1000/(60*60*24)" office:value-type="time" office:time-value="PT04H37M18.075S" calcext:value-type="time">
            <text:p>04:37:18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2" calcext:value-type="float">
            <text:p>530.32</text:p>
          </table:table-cell>
          <table:table-cell office:value-type="float" office:value="2308.42" calcext:value-type="float">
            <text:p>2308.42</text:p>
          </table:table-cell>
          <table:table-cell office:value-type="float" office:value="2669.87" calcext:value-type="float">
            <text:p>2669.87</text:p>
          </table:table-cell>
        </table:table-row>
        <table:table-row table:style-name="ro1">
          <table:table-cell office:value-type="float" office:value="16654075" calcext:value-type="float">
            <text:p>16654075</text:p>
          </table:table-cell>
          <table:table-cell table:formula="of:=[.A1043]/1000/(60*60*24)" office:value-type="time" office:time-value="PT04H37M34.075S" calcext:value-type="time">
            <text:p>04:37:34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3" calcext:value-type="float">
            <text:p>528.33</text:p>
          </table:table-cell>
          <table:table-cell office:value-type="float" office:value="2310.64" calcext:value-type="float">
            <text:p>2310.64</text:p>
          </table:table-cell>
          <table:table-cell office:value-type="float" office:value="2672.22" calcext:value-type="float">
            <text:p>2672.22</text:p>
          </table:table-cell>
        </table:table-row>
        <table:table-row table:style-name="ro1">
          <table:table-cell office:value-type="float" office:value="16670075" calcext:value-type="float">
            <text:p>16670075</text:p>
          </table:table-cell>
          <table:table-cell table:formula="of:=[.A1044]/1000/(60*60*24)" office:value-type="time" office:time-value="PT04H37M50.075S" calcext:value-type="time">
            <text:p>04:37:50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2312.86" calcext:value-type="float">
            <text:p>2312.86</text:p>
          </table:table-cell>
          <table:table-cell office:value-type="float" office:value="2674.57" calcext:value-type="float">
            <text:p>2674.57</text:p>
          </table:table-cell>
        </table:table-row>
        <table:table-row table:style-name="ro1">
          <table:table-cell office:value-type="float" office:value="16686075" calcext:value-type="float">
            <text:p>16686075</text:p>
          </table:table-cell>
          <table:table-cell table:formula="of:=[.A1045]/1000/(60*60*24)" office:value-type="time" office:time-value="PT04H38M06.075S" calcext:value-type="time">
            <text:p>04:38:06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2" calcext:value-type="float">
            <text:p>528.32</text:p>
          </table:table-cell>
          <table:table-cell office:value-type="float" office:value="2315.08" calcext:value-type="float">
            <text:p>2315.08</text:p>
          </table:table-cell>
          <table:table-cell office:value-type="float" office:value="2676.93" calcext:value-type="float">
            <text:p>2676.93</text:p>
          </table:table-cell>
        </table:table-row>
        <table:table-row table:style-name="ro1">
          <table:table-cell office:value-type="float" office:value="16702075" calcext:value-type="float">
            <text:p>16702075</text:p>
          </table:table-cell>
          <table:table-cell table:formula="of:=[.A1046]/1000/(60*60*24)" office:value-type="time" office:time-value="PT04H38M22.075S" calcext:value-type="time">
            <text:p>04:38:22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8" calcext:value-type="float">
            <text:p>528.48</text:p>
          </table:table-cell>
          <table:table-cell office:value-type="float" office:value="2317.3" calcext:value-type="float">
            <text:p>2317.3</text:p>
          </table:table-cell>
          <table:table-cell office:value-type="float" office:value="2679.27" calcext:value-type="float">
            <text:p>2679.27</text:p>
          </table:table-cell>
        </table:table-row>
        <table:table-row table:style-name="ro1">
          <table:table-cell office:value-type="float" office:value="16718075" calcext:value-type="float">
            <text:p>16718075</text:p>
          </table:table-cell>
          <table:table-cell table:formula="of:=[.A1047]/1000/(60*60*24)" office:value-type="time" office:time-value="PT04H38M38.075S" calcext:value-type="time">
            <text:p>04:38:38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3" calcext:value-type="float">
            <text:p>528.13</text:p>
          </table:table-cell>
          <table:table-cell office:value-type="float" office:value="2319.52" calcext:value-type="float">
            <text:p>2319.52</text:p>
          </table:table-cell>
          <table:table-cell office:value-type="float" office:value="2681.62" calcext:value-type="float">
            <text:p>2681.62</text:p>
          </table:table-cell>
        </table:table-row>
        <table:table-row table:style-name="ro1">
          <table:table-cell office:value-type="float" office:value="16734076" calcext:value-type="float">
            <text:p>16734076</text:p>
          </table:table-cell>
          <table:table-cell table:formula="of:=[.A1048]/1000/(60*60*24)" office:value-type="time" office:time-value="PT04H38M54.076S" calcext:value-type="time">
            <text:p>04:38:54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321.74" calcext:value-type="float">
            <text:p>2321.74</text:p>
          </table:table-cell>
          <table:table-cell office:value-type="float" office:value="2683.97" calcext:value-type="float">
            <text:p>2683.97</text:p>
          </table:table-cell>
        </table:table-row>
        <table:table-row table:style-name="ro1">
          <table:table-cell office:value-type="float" office:value="16750076" calcext:value-type="float">
            <text:p>16750076</text:p>
          </table:table-cell>
          <table:table-cell table:formula="of:=[.A1049]/1000/(60*60*24)" office:value-type="time" office:time-value="PT04H39M10.076S" calcext:value-type="time">
            <text:p>04:39:10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8.04" calcext:value-type="float">
            <text:p>528.04</text:p>
          </table:table-cell>
          <table:table-cell office:value-type="float" office:value="2323.96" calcext:value-type="float">
            <text:p>2323.96</text:p>
          </table:table-cell>
          <table:table-cell office:value-type="float" office:value="2686.31" calcext:value-type="float">
            <text:p>2686.31</text:p>
          </table:table-cell>
        </table:table-row>
        <table:table-row table:style-name="ro1">
          <table:table-cell office:value-type="float" office:value="16766075" calcext:value-type="float">
            <text:p>16766075</text:p>
          </table:table-cell>
          <table:table-cell table:formula="of:=[.A1050]/1000/(60*60*24)" office:value-type="time" office:time-value="PT04H39M26.075S" calcext:value-type="time">
            <text:p>04:39:26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6.06" calcext:value-type="float">
            <text:p>526.06</text:p>
          </table:table-cell>
          <table:table-cell office:value-type="float" office:value="2326.18" calcext:value-type="float">
            <text:p>2326.18</text:p>
          </table:table-cell>
          <table:table-cell office:value-type="float" office:value="2688.65" calcext:value-type="float">
            <text:p>2688.65</text:p>
          </table:table-cell>
        </table:table-row>
        <table:table-row table:style-name="ro1">
          <table:table-cell office:value-type="float" office:value="16782076" calcext:value-type="float">
            <text:p>16782076</text:p>
          </table:table-cell>
          <table:table-cell table:formula="of:=[.A1051]/1000/(60*60*24)" office:value-type="time" office:time-value="PT04H39M42.076S" calcext:value-type="time">
            <text:p>04:39:42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4" calcext:value-type="float">
            <text:p>526.24</text:p>
          </table:table-cell>
          <table:table-cell office:value-type="float" office:value="2328.39" calcext:value-type="float">
            <text:p>2328.39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16798075" calcext:value-type="float">
            <text:p>16798075</text:p>
          </table:table-cell>
          <table:table-cell table:formula="of:=[.A1052]/1000/(60*60*24)" office:value-type="time" office:time-value="PT04H39M58.075S" calcext:value-type="time">
            <text:p>04:39:58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5" calcext:value-type="float">
            <text:p>526.25</text:p>
          </table:table-cell>
          <table:table-cell office:value-type="float" office:value="2330.61" calcext:value-type="float">
            <text:p>2330.61</text:p>
          </table:table-cell>
          <table:table-cell office:value-type="float" office:value="2693.33" calcext:value-type="float">
            <text:p>2693.33</text:p>
          </table:table-cell>
        </table:table-row>
        <table:table-row table:style-name="ro1">
          <table:table-cell office:value-type="float" office:value="16814076" calcext:value-type="float">
            <text:p>16814076</text:p>
          </table:table-cell>
          <table:table-cell table:formula="of:=[.A1053]/1000/(60*60*24)" office:value-type="time" office:time-value="PT04H40M14.076S" calcext:value-type="time">
            <text:p>04:40:14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3" calcext:value-type="float">
            <text:p>526.13</text:p>
          </table:table-cell>
          <table:table-cell office:value-type="float" office:value="2332.83" calcext:value-type="float">
            <text:p>2332.83</text:p>
          </table:table-cell>
          <table:table-cell office:value-type="float" office:value="2695.67" calcext:value-type="float">
            <text:p>2695.67</text:p>
          </table:table-cell>
        </table:table-row>
        <table:table-row table:style-name="ro1">
          <table:table-cell office:value-type="float" office:value="16830075" calcext:value-type="float">
            <text:p>16830075</text:p>
          </table:table-cell>
          <table:table-cell table:formula="of:=[.A1054]/1000/(60*60*24)" office:value-type="time" office:time-value="PT04H40M30.075S" calcext:value-type="time">
            <text:p>04:40:30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6.44" calcext:value-type="float">
            <text:p>526.44</text:p>
          </table:table-cell>
          <table:table-cell office:value-type="float" office:value="2335.05" calcext:value-type="float">
            <text:p>2335.05</text:p>
          </table:table-cell>
          <table:table-cell office:value-type="float" office:value="2698.01" calcext:value-type="float">
            <text:p>2698.01</text:p>
          </table:table-cell>
        </table:table-row>
        <table:table-row table:style-name="ro1">
          <table:table-cell office:value-type="float" office:value="16846075" calcext:value-type="float">
            <text:p>16846075</text:p>
          </table:table-cell>
          <table:table-cell table:formula="of:=[.A1055]/1000/(60*60*24)" office:value-type="time" office:time-value="PT04H40M46.075S" calcext:value-type="time">
            <text:p>04:40:46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2" calcext:value-type="float">
            <text:p>524.32</text:p>
          </table:table-cell>
          <table:table-cell office:value-type="float" office:value="2337.27" calcext:value-type="float">
            <text:p>2337.27</text:p>
          </table:table-cell>
          <table:table-cell office:value-type="float" office:value="2700.34" calcext:value-type="float">
            <text:p>2700.34</text:p>
          </table:table-cell>
        </table:table-row>
        <table:table-row table:style-name="ro1">
          <table:table-cell office:value-type="float" office:value="16862075" calcext:value-type="float">
            <text:p>16862075</text:p>
          </table:table-cell>
          <table:table-cell table:formula="of:=[.A1056]/1000/(60*60*24)" office:value-type="time" office:time-value="PT04H41M02.075S" calcext:value-type="time">
            <text:p>04:41:02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2" calcext:value-type="float">
            <text:p>526.12</text:p>
          </table:table-cell>
          <table:table-cell office:value-type="float" office:value="2339.49" calcext:value-type="float">
            <text:p>2339.49</text:p>
          </table:table-cell>
          <table:table-cell office:value-type="float" office:value="2702.67" calcext:value-type="float">
            <text:p>2702.67</text:p>
          </table:table-cell>
        </table:table-row>
        <table:table-row table:style-name="ro1">
          <table:table-cell office:value-type="float" office:value="16878076" calcext:value-type="float">
            <text:p>16878076</text:p>
          </table:table-cell>
          <table:table-cell table:formula="of:=[.A1057]/1000/(60*60*24)" office:value-type="time" office:time-value="PT04H41M18.076S" calcext:value-type="time">
            <text:p>04:41:18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341.71" calcext:value-type="float">
            <text:p>2341.71</text:p>
          </table:table-cell>
          <table:table-cell office:value-type="float" office:value="2705.01" calcext:value-type="float">
            <text:p>2705.01</text:p>
          </table:table-cell>
        </table:table-row>
        <table:table-row table:style-name="ro1">
          <table:table-cell office:value-type="float" office:value="16894075" calcext:value-type="float">
            <text:p>16894075</text:p>
          </table:table-cell>
          <table:table-cell table:formula="of:=[.A1058]/1000/(60*60*24)" office:value-type="time" office:time-value="PT04H41M34.075S" calcext:value-type="time">
            <text:p>04:41:34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2" calcext:value-type="float">
            <text:p>522.12</text:p>
          </table:table-cell>
          <table:table-cell office:value-type="float" office:value="2343.93" calcext:value-type="float">
            <text:p>2343.93</text:p>
          </table:table-cell>
          <table:table-cell office:value-type="float" office:value="2707.33" calcext:value-type="float">
            <text:p>2707.33</text:p>
          </table:table-cell>
        </table:table-row>
        <table:table-row table:style-name="ro1">
          <table:table-cell office:value-type="float" office:value="16910075" calcext:value-type="float">
            <text:p>16910075</text:p>
          </table:table-cell>
          <table:table-cell table:formula="of:=[.A1059]/1000/(60*60*24)" office:value-type="time" office:time-value="PT04H41M50.075S" calcext:value-type="time">
            <text:p>04:41:50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346.15" calcext:value-type="float">
            <text:p>2346.15</text:p>
          </table:table-cell>
          <table:table-cell office:value-type="float" office:value="2709.66" calcext:value-type="float">
            <text:p>2709.66</text:p>
          </table:table-cell>
        </table:table-row>
        <table:table-row table:style-name="ro1">
          <table:table-cell office:value-type="float" office:value="16926076" calcext:value-type="float">
            <text:p>16926076</text:p>
          </table:table-cell>
          <table:table-cell table:formula="of:=[.A1060]/1000/(60*60*24)" office:value-type="time" office:time-value="PT04H42M06.076S" calcext:value-type="time">
            <text:p>04:42:06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348.37" calcext:value-type="float">
            <text:p>2348.37</text:p>
          </table:table-cell>
          <table:table-cell office:value-type="float" office:value="2711.99" calcext:value-type="float">
            <text:p>2711.99</text:p>
          </table:table-cell>
        </table:table-row>
        <table:table-row table:style-name="ro1">
          <table:table-cell office:value-type="float" office:value="16942076" calcext:value-type="float">
            <text:p>16942076</text:p>
          </table:table-cell>
          <table:table-cell table:formula="of:=[.A1061]/1000/(60*60*24)" office:value-type="time" office:time-value="PT04H42M22.076S" calcext:value-type="time">
            <text:p>04:42:22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5" calcext:value-type="float">
            <text:p>522.35</text:p>
          </table:table-cell>
          <table:table-cell office:value-type="float" office:value="2350.59" calcext:value-type="float">
            <text:p>2350.59</text:p>
          </table:table-cell>
          <table:table-cell office:value-type="float" office:value="2714.31" calcext:value-type="float">
            <text:p>2714.31</text:p>
          </table:table-cell>
        </table:table-row>
        <table:table-row table:style-name="ro1">
          <table:table-cell office:value-type="float" office:value="16958075" calcext:value-type="float">
            <text:p>16958075</text:p>
          </table:table-cell>
          <table:table-cell table:formula="of:=[.A1062]/1000/(60*60*24)" office:value-type="time" office:time-value="PT04H42M38.075S" calcext:value-type="time">
            <text:p>04:42:38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7" calcext:value-type="float">
            <text:p>524.47</text:p>
          </table:table-cell>
          <table:table-cell office:value-type="float" office:value="2352.81" calcext:value-type="float">
            <text:p>2352.81</text:p>
          </table:table-cell>
          <table:table-cell office:value-type="float" office:value="2716.63" calcext:value-type="float">
            <text:p>2716.63</text:p>
          </table:table-cell>
        </table:table-row>
        <table:table-row table:style-name="ro1">
          <table:table-cell office:value-type="float" office:value="16974075" calcext:value-type="float">
            <text:p>16974075</text:p>
          </table:table-cell>
          <table:table-cell table:formula="of:=[.A1063]/1000/(60*60*24)" office:value-type="time" office:time-value="PT04H42M54.075S" calcext:value-type="time">
            <text:p>04:42:54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20.14" calcext:value-type="float">
            <text:p>520.14</text:p>
          </table:table-cell>
          <table:table-cell office:value-type="float" office:value="2355.03" calcext:value-type="float">
            <text:p>2355.03</text:p>
          </table:table-cell>
          <table:table-cell office:value-type="float" office:value="2718.95" calcext:value-type="float">
            <text:p>2718.95</text:p>
          </table:table-cell>
        </table:table-row>
        <table:table-row table:style-name="ro1">
          <table:table-cell office:value-type="float" office:value="16990075" calcext:value-type="float">
            <text:p>16990075</text:p>
          </table:table-cell>
          <table:table-cell table:formula="of:=[.A1064]/1000/(60*60*24)" office:value-type="time" office:time-value="PT04H43M10.075S" calcext:value-type="time">
            <text:p>04:43:10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6" calcext:value-type="float">
            <text:p>520.26</text:p>
          </table:table-cell>
          <table:table-cell office:value-type="float" office:value="2357.25" calcext:value-type="float">
            <text:p>2357.25</text:p>
          </table:table-cell>
          <table:table-cell office:value-type="float" office:value="2721.26" calcext:value-type="float">
            <text:p>2721.26</text:p>
          </table:table-cell>
        </table:table-row>
        <table:table-row table:style-name="ro1">
          <table:table-cell office:value-type="float" office:value="17006076" calcext:value-type="float">
            <text:p>17006076</text:p>
          </table:table-cell>
          <table:table-cell table:formula="of:=[.A1065]/1000/(60*60*24)" office:value-type="time" office:time-value="PT04H43M26.076S" calcext:value-type="time">
            <text:p>04:43:26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359.47" calcext:value-type="float">
            <text:p>2359.47</text:p>
          </table:table-cell>
          <table:table-cell office:value-type="float" office:value="2723.58" calcext:value-type="float">
            <text:p>2723.58</text:p>
          </table:table-cell>
        </table:table-row>
        <table:table-row table:style-name="ro1">
          <table:table-cell office:value-type="float" office:value="17022075" calcext:value-type="float">
            <text:p>17022075</text:p>
          </table:table-cell>
          <table:table-cell table:formula="of:=[.A1066]/1000/(60*60*24)" office:value-type="time" office:time-value="PT04H43M42.075S" calcext:value-type="time">
            <text:p>04:43:42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6" calcext:value-type="float">
            <text:p>520.46</text:p>
          </table:table-cell>
          <table:table-cell office:value-type="float" office:value="2361.69" calcext:value-type="float">
            <text:p>2361.69</text:p>
          </table:table-cell>
          <table:table-cell office:value-type="float" office:value="2725.89" calcext:value-type="float">
            <text:p>2725.89</text:p>
          </table:table-cell>
        </table:table-row>
        <table:table-row table:style-name="ro1">
          <table:table-cell office:value-type="float" office:value="17038075" calcext:value-type="float">
            <text:p>17038075</text:p>
          </table:table-cell>
          <table:table-cell table:formula="of:=[.A1067]/1000/(60*60*24)" office:value-type="time" office:time-value="PT04H43M58.075S" calcext:value-type="time">
            <text:p>04:43:58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7" calcext:value-type="float">
            <text:p>520.47</text:p>
          </table:table-cell>
          <table:table-cell office:value-type="float" office:value="2363.91" calcext:value-type="float">
            <text:p>2363.91</text:p>
          </table:table-cell>
          <table:table-cell office:value-type="float" office:value="2728.2" calcext:value-type="float">
            <text:p>2728.2</text:p>
          </table:table-cell>
        </table:table-row>
        <table:table-row table:style-name="ro1">
          <table:table-cell office:value-type="float" office:value="17054075" calcext:value-type="float">
            <text:p>17054075</text:p>
          </table:table-cell>
          <table:table-cell table:formula="of:=[.A1068]/1000/(60*60*24)" office:value-type="time" office:time-value="PT04H44M14.075S" calcext:value-type="time">
            <text:p>04:44:14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366.13" calcext:value-type="float">
            <text:p>2366.13</text:p>
          </table:table-cell>
          <table:table-cell office:value-type="float" office:value="2730.51" calcext:value-type="float">
            <text:p>2730.51</text:p>
          </table:table-cell>
        </table:table-row>
        <table:table-row table:style-name="ro1">
          <table:table-cell office:value-type="float" office:value="17070075" calcext:value-type="float">
            <text:p>17070075</text:p>
          </table:table-cell>
          <table:table-cell table:formula="of:=[.A1069]/1000/(60*60*24)" office:value-type="time" office:time-value="PT04H44M30.075S" calcext:value-type="time">
            <text:p>04:44:30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6.57" calcext:value-type="float">
            <text:p>516.57</text:p>
          </table:table-cell>
          <table:table-cell office:value-type="float" office:value="2368.35" calcext:value-type="float">
            <text:p>2368.35</text:p>
          </table:table-cell>
          <table:table-cell office:value-type="float" office:value="2732.81" calcext:value-type="float">
            <text:p>2732.81</text:p>
          </table:table-cell>
        </table:table-row>
        <table:table-row table:style-name="ro1">
          <table:table-cell office:value-type="float" office:value="17086075" calcext:value-type="float">
            <text:p>17086075</text:p>
          </table:table-cell>
          <table:table-cell table:formula="of:=[.A1070]/1000/(60*60*24)" office:value-type="time" office:time-value="PT04H44M46.075S" calcext:value-type="time">
            <text:p>04:44:46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7" calcext:value-type="float">
            <text:p>518.27</text:p>
          </table:table-cell>
          <table:table-cell office:value-type="float" office:value="2370.57" calcext:value-type="float">
            <text:p>2370.57</text:p>
          </table:table-cell>
          <table:table-cell office:value-type="float" office:value="2735.12" calcext:value-type="float">
            <text:p>2735.12</text:p>
          </table:table-cell>
        </table:table-row>
        <table:table-row table:style-name="ro1">
          <table:table-cell office:value-type="float" office:value="17102076" calcext:value-type="float">
            <text:p>17102076</text:p>
          </table:table-cell>
          <table:table-cell table:formula="of:=[.A1071]/1000/(60*60*24)" office:value-type="time" office:time-value="PT04H45M02.076S" calcext:value-type="time">
            <text:p>04:45:02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8" calcext:value-type="float">
            <text:p>518.48</text:p>
          </table:table-cell>
          <table:table-cell office:value-type="float" office:value="2372.79" calcext:value-type="float">
            <text:p>2372.79</text:p>
          </table:table-cell>
          <table:table-cell office:value-type="float" office:value="2737.42" calcext:value-type="float">
            <text:p>2737.42</text:p>
          </table:table-cell>
        </table:table-row>
        <table:table-row table:style-name="ro1">
          <table:table-cell office:value-type="float" office:value="17118075" calcext:value-type="float">
            <text:p>17118075</text:p>
          </table:table-cell>
          <table:table-cell table:formula="of:=[.A1072]/1000/(60*60*24)" office:value-type="time" office:time-value="PT04H45M18.075S" calcext:value-type="time">
            <text:p>04:45:18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6.28" calcext:value-type="float">
            <text:p>516.28</text:p>
          </table:table-cell>
          <table:table-cell office:value-type="float" office:value="2375" calcext:value-type="float">
            <text:p>2375</text:p>
          </table:table-cell>
          <table:table-cell office:value-type="float" office:value="2739.71" calcext:value-type="float">
            <text:p>2739.71</text:p>
          </table:table-cell>
        </table:table-row>
        <table:table-row table:style-name="ro1">
          <table:table-cell office:value-type="float" office:value="17134076" calcext:value-type="float">
            <text:p>17134076</text:p>
          </table:table-cell>
          <table:table-cell table:formula="of:=[.A1073]/1000/(60*60*24)" office:value-type="time" office:time-value="PT04H45M34.076S" calcext:value-type="time">
            <text:p>04:45:34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4" calcext:value-type="float">
            <text:p>516.34</text:p>
          </table:table-cell>
          <table:table-cell office:value-type="float" office:value="2377.22" calcext:value-type="float">
            <text:p>2377.22</text:p>
          </table:table-cell>
          <table:table-cell office:value-type="float" office:value="2742.01" calcext:value-type="float">
            <text:p>2742.01</text:p>
          </table:table-cell>
        </table:table-row>
        <table:table-row table:style-name="ro1">
          <table:table-cell office:value-type="float" office:value="17150075" calcext:value-type="float">
            <text:p>17150075</text:p>
          </table:table-cell>
          <table:table-cell table:formula="of:=[.A1074]/1000/(60*60*24)" office:value-type="time" office:time-value="PT04H45M50.075S" calcext:value-type="time">
            <text:p>04:45:50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6.14" calcext:value-type="float">
            <text:p>516.14</text:p>
          </table:table-cell>
          <table:table-cell office:value-type="float" office:value="2379.44" calcext:value-type="float">
            <text:p>2379.44</text:p>
          </table:table-cell>
          <table:table-cell office:value-type="float" office:value="2744.3" calcext:value-type="float">
            <text:p>2744.3</text:p>
          </table:table-cell>
        </table:table-row>
        <table:table-row table:style-name="ro1">
          <table:table-cell office:value-type="float" office:value="17166075" calcext:value-type="float">
            <text:p>17166075</text:p>
          </table:table-cell>
          <table:table-cell table:formula="of:=[.A1075]/1000/(60*60*24)" office:value-type="time" office:time-value="PT04H46M06.075S" calcext:value-type="time">
            <text:p>04:46:06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6" calcext:value-type="float">
            <text:p>514.36</text:p>
          </table:table-cell>
          <table:table-cell office:value-type="float" office:value="2381.66" calcext:value-type="float">
            <text:p>2381.66</text:p>
          </table:table-cell>
          <table:table-cell office:value-type="float" office:value="2746.59" calcext:value-type="float">
            <text:p>2746.59</text:p>
          </table:table-cell>
        </table:table-row>
        <table:table-row table:style-name="ro1">
          <table:table-cell office:value-type="float" office:value="17182075" calcext:value-type="float">
            <text:p>17182075</text:p>
          </table:table-cell>
          <table:table-cell table:formula="of:=[.A1076]/1000/(60*60*24)" office:value-type="time" office:time-value="PT04H46M22.075S" calcext:value-type="time">
            <text:p>04:46:22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383.88" calcext:value-type="float">
            <text:p>2383.88</text:p>
          </table:table-cell>
          <table:table-cell office:value-type="float" office:value="2748.88" calcext:value-type="float">
            <text:p>2748.88</text:p>
          </table:table-cell>
        </table:table-row>
        <table:table-row table:style-name="ro1">
          <table:table-cell office:value-type="float" office:value="17198075" calcext:value-type="float">
            <text:p>17198075</text:p>
          </table:table-cell>
          <table:table-cell table:formula="of:=[.A1077]/1000/(60*60*24)" office:value-type="time" office:time-value="PT04H46M38.075S" calcext:value-type="time">
            <text:p>04:46:38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7" calcext:value-type="float">
            <text:p>514.47</text:p>
          </table:table-cell>
          <table:table-cell office:value-type="float" office:value="2386.1" calcext:value-type="float">
            <text:p>2386.1</text:p>
          </table:table-cell>
          <table:table-cell office:value-type="float" office:value="2751.16" calcext:value-type="float">
            <text:p>2751.16</text:p>
          </table:table-cell>
        </table:table-row>
        <table:table-row table:style-name="ro1">
          <table:table-cell office:value-type="float" office:value="17214076" calcext:value-type="float">
            <text:p>17214076</text:p>
          </table:table-cell>
          <table:table-cell table:formula="of:=[.A1078]/1000/(60*60*24)" office:value-type="time" office:time-value="PT04H46M54.076S" calcext:value-type="time">
            <text:p>04:46:54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388.32" calcext:value-type="float">
            <text:p>2388.32</text:p>
          </table:table-cell>
          <table:table-cell office:value-type="float" office:value="2753.45" calcext:value-type="float">
            <text:p>2753.45</text:p>
          </table:table-cell>
        </table:table-row>
        <table:table-row table:style-name="ro1">
          <table:table-cell office:value-type="float" office:value="17230076" calcext:value-type="float">
            <text:p>17230076</text:p>
          </table:table-cell>
          <table:table-cell table:formula="of:=[.A1079]/1000/(60*60*24)" office:value-type="time" office:time-value="PT04H47M10.076S" calcext:value-type="time">
            <text:p>04:47:10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9" calcext:value-type="float">
            <text:p>510.29</text:p>
          </table:table-cell>
          <table:table-cell office:value-type="float" office:value="2390.54" calcext:value-type="float">
            <text:p>2390.54</text:p>
          </table:table-cell>
          <table:table-cell office:value-type="float" office:value="2755.72" calcext:value-type="float">
            <text:p>2755.72</text:p>
          </table:table-cell>
        </table:table-row>
        <table:table-row table:style-name="ro1">
          <table:table-cell office:value-type="float" office:value="17246075" calcext:value-type="float">
            <text:p>17246075</text:p>
          </table:table-cell>
          <table:table-cell table:formula="of:=[.A1080]/1000/(60*60*24)" office:value-type="time" office:time-value="PT04H47M26.075S" calcext:value-type="time">
            <text:p>04:47:26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5" calcext:value-type="float">
            <text:p>510.15</text:p>
          </table:table-cell>
          <table:table-cell office:value-type="float" office:value="2392.76" calcext:value-type="float">
            <text:p>2392.76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7262075" calcext:value-type="float">
            <text:p>17262075</text:p>
          </table:table-cell>
          <table:table-cell table:formula="of:=[.A1081]/1000/(60*60*24)" office:value-type="time" office:time-value="PT04H47M42.075S" calcext:value-type="time">
            <text:p>04:47:42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7" calcext:value-type="float">
            <text:p>510.47</text:p>
          </table:table-cell>
          <table:table-cell office:value-type="float" office:value="2394.98" calcext:value-type="float">
            <text:p>2394.98</text:p>
          </table:table-cell>
          <table:table-cell office:value-type="float" office:value="2760.27" calcext:value-type="float">
            <text:p>2760.27</text:p>
          </table:table-cell>
        </table:table-row>
        <table:table-row table:style-name="ro1">
          <table:table-cell office:value-type="float" office:value="17278075" calcext:value-type="float">
            <text:p>17278075</text:p>
          </table:table-cell>
          <table:table-cell table:formula="of:=[.A1082]/1000/(60*60*24)" office:value-type="time" office:time-value="PT04H47M58.075S" calcext:value-type="time">
            <text:p>04:47:58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397.2" calcext:value-type="float">
            <text:p>2397.2</text:p>
          </table:table-cell>
          <table:table-cell office:value-type="float" office:value="2762.54" calcext:value-type="float">
            <text:p>2762.54</text:p>
          </table:table-cell>
        </table:table-row>
        <table:table-row table:style-name="ro1">
          <table:table-cell office:value-type="float" office:value="17294075" calcext:value-type="float">
            <text:p>17294075</text:p>
          </table:table-cell>
          <table:table-cell table:formula="of:=[.A1083]/1000/(60*60*24)" office:value-type="time" office:time-value="PT04H48M14.075S" calcext:value-type="time">
            <text:p>04:48:14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8" calcext:value-type="float">
            <text:p>510.58</text:p>
          </table:table-cell>
          <table:table-cell office:value-type="float" office:value="2399.42" calcext:value-type="float">
            <text:p>2399.42</text:p>
          </table:table-cell>
          <table:table-cell office:value-type="float" office:value="2764.81" calcext:value-type="float">
            <text:p>2764.81</text:p>
          </table:table-cell>
        </table:table-row>
        <table:table-row table:style-name="ro1">
          <table:table-cell office:value-type="float" office:value="17310076" calcext:value-type="float">
            <text:p>17310076</text:p>
          </table:table-cell>
          <table:table-cell table:formula="of:=[.A1084]/1000/(60*60*24)" office:value-type="time" office:time-value="PT04H48M30.076S" calcext:value-type="time">
            <text:p>04:48:30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8.28" calcext:value-type="float">
            <text:p>508.28</text:p>
          </table:table-cell>
          <table:table-cell office:value-type="float" office:value="2401.64" calcext:value-type="float">
            <text:p>2401.64</text:p>
          </table:table-cell>
          <table:table-cell office:value-type="float" office:value="2767.07" calcext:value-type="float">
            <text:p>2767.07</text:p>
          </table:table-cell>
        </table:table-row>
        <table:table-row table:style-name="ro1">
          <table:table-cell office:value-type="float" office:value="17326075" calcext:value-type="float">
            <text:p>17326075</text:p>
          </table:table-cell>
          <table:table-cell table:formula="of:=[.A1085]/1000/(60*60*24)" office:value-type="time" office:time-value="PT04H48M46.075S" calcext:value-type="time">
            <text:p>04:48:46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6" calcext:value-type="float">
            <text:p>506.56</text:p>
          </table:table-cell>
          <table:table-cell office:value-type="float" office:value="2403.86" calcext:value-type="float">
            <text:p>2403.86</text:p>
          </table:table-cell>
          <table:table-cell office:value-type="float" office:value="2769.33" calcext:value-type="float">
            <text:p>2769.33</text:p>
          </table:table-cell>
        </table:table-row>
        <table:table-row table:style-name="ro1">
          <table:table-cell office:value-type="float" office:value="17342075" calcext:value-type="float">
            <text:p>17342075</text:p>
          </table:table-cell>
          <table:table-cell table:formula="of:=[.A1086]/1000/(60*60*24)" office:value-type="time" office:time-value="PT04H49M02.075S" calcext:value-type="time">
            <text:p>04:49:02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8.69" calcext:value-type="float">
            <text:p>508.69</text:p>
          </table:table-cell>
          <table:table-cell office:value-type="float" office:value="2406.08" calcext:value-type="float">
            <text:p>2406.08</text:p>
          </table:table-cell>
          <table:table-cell office:value-type="float" office:value="2771.59" calcext:value-type="float">
            <text:p>2771.59</text:p>
          </table:table-cell>
        </table:table-row>
        <table:table-row table:style-name="ro1">
          <table:table-cell office:value-type="float" office:value="17358075" calcext:value-type="float">
            <text:p>17358075</text:p>
          </table:table-cell>
          <table:table-cell table:formula="of:=[.A1087]/1000/(60*60*24)" office:value-type="time" office:time-value="PT04H49M18.075S" calcext:value-type="time">
            <text:p>04:49:18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6" calcext:value-type="float">
            <text:p>506.36</text:p>
          </table:table-cell>
          <table:table-cell office:value-type="float" office:value="2408.3" calcext:value-type="float">
            <text:p>2408.3</text:p>
          </table:table-cell>
          <table:table-cell office:value-type="float" office:value="2773.84" calcext:value-type="float">
            <text:p>2773.84</text:p>
          </table:table-cell>
        </table:table-row>
        <table:table-row table:style-name="ro1">
          <table:table-cell office:value-type="float" office:value="17374075" calcext:value-type="float">
            <text:p>17374075</text:p>
          </table:table-cell>
          <table:table-cell table:formula="of:=[.A1088]/1000/(60*60*24)" office:value-type="time" office:time-value="PT04H49M34.075S" calcext:value-type="time">
            <text:p>04:49:34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6.49" calcext:value-type="float">
            <text:p>506.49</text:p>
          </table:table-cell>
          <table:table-cell office:value-type="float" office:value="2410.52" calcext:value-type="float">
            <text:p>2410.52</text:p>
          </table:table-cell>
          <table:table-cell office:value-type="float" office:value="2776.09" calcext:value-type="float">
            <text:p>2776.09</text:p>
          </table:table-cell>
        </table:table-row>
        <table:table-row table:style-name="ro1">
          <table:table-cell office:value-type="float" office:value="17390075" calcext:value-type="float">
            <text:p>17390075</text:p>
          </table:table-cell>
          <table:table-cell table:formula="of:=[.A1089]/1000/(60*60*24)" office:value-type="time" office:time-value="PT04H49M50.075S" calcext:value-type="time">
            <text:p>04:49:50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7" calcext:value-type="float">
            <text:p>506.37</text:p>
          </table:table-cell>
          <table:table-cell office:value-type="float" office:value="2412.74" calcext:value-type="float">
            <text:p>2412.74</text:p>
          </table:table-cell>
          <table:table-cell office:value-type="float" office:value="2778.34" calcext:value-type="float">
            <text:p>2778.34</text:p>
          </table:table-cell>
        </table:table-row>
        <table:table-row table:style-name="ro1">
          <table:table-cell office:value-type="float" office:value="17406075" calcext:value-type="float">
            <text:p>17406075</text:p>
          </table:table-cell>
          <table:table-cell table:formula="of:=[.A1090]/1000/(60*60*24)" office:value-type="time" office:time-value="PT04H50M06.075S" calcext:value-type="time">
            <text:p>04:50:06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414.96" calcext:value-type="float">
            <text:p>2414.96</text:p>
          </table:table-cell>
          <table:table-cell office:value-type="float" office:value="2780.58" calcext:value-type="float">
            <text:p>2780.58</text:p>
          </table:table-cell>
        </table:table-row>
        <table:table-row table:style-name="ro1">
          <table:table-cell office:value-type="float" office:value="17422075" calcext:value-type="float">
            <text:p>17422075</text:p>
          </table:table-cell>
          <table:table-cell table:formula="of:=[.A1091]/1000/(60*60*24)" office:value-type="time" office:time-value="PT04H50M22.075S" calcext:value-type="time">
            <text:p>04:50:22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4.28" calcext:value-type="float">
            <text:p>504.28</text:p>
          </table:table-cell>
          <table:table-cell office:value-type="float" office:value="2417.18" calcext:value-type="float">
            <text:p>2417.18</text:p>
          </table:table-cell>
          <table:table-cell office:value-type="float" office:value="2782.82" calcext:value-type="float">
            <text:p>2782.82</text:p>
          </table:table-cell>
        </table:table-row>
        <table:table-row table:style-name="ro1">
          <table:table-cell office:value-type="float" office:value="17438075" calcext:value-type="float">
            <text:p>17438075</text:p>
          </table:table-cell>
          <table:table-cell table:formula="of:=[.A1092]/1000/(60*60*24)" office:value-type="time" office:time-value="PT04H50M38.075S" calcext:value-type="time">
            <text:p>04:50:38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2.28" calcext:value-type="float">
            <text:p>502.28</text:p>
          </table:table-cell>
          <table:table-cell office:value-type="float" office:value="2419.4" calcext:value-type="float">
            <text:p>2419.4</text:p>
          </table:table-cell>
          <table:table-cell office:value-type="float" office:value="2785.05" calcext:value-type="float">
            <text:p>2785.05</text:p>
          </table:table-cell>
        </table:table-row>
        <table:table-row table:style-name="ro1">
          <table:table-cell office:value-type="float" office:value="17454075" calcext:value-type="float">
            <text:p>17454075</text:p>
          </table:table-cell>
          <table:table-cell table:formula="of:=[.A1093]/1000/(60*60*24)" office:value-type="time" office:time-value="PT04H50M54.075S" calcext:value-type="time">
            <text:p>04:50:54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2.16" calcext:value-type="float">
            <text:p>502.16</text:p>
          </table:table-cell>
          <table:table-cell office:value-type="float" office:value="2421.62" calcext:value-type="float">
            <text:p>2421.62</text:p>
          </table:table-cell>
          <table:table-cell office:value-type="float" office:value="2787.28" calcext:value-type="float">
            <text:p>2787.28</text:p>
          </table:table-cell>
        </table:table-row>
        <table:table-row table:style-name="ro1">
          <table:table-cell office:value-type="float" office:value="17470076" calcext:value-type="float">
            <text:p>17470076</text:p>
          </table:table-cell>
          <table:table-cell table:formula="of:=[.A1094]/1000/(60*60*24)" office:value-type="time" office:time-value="PT04H51M10.076S" calcext:value-type="time">
            <text:p>04:51:10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0.29" calcext:value-type="float">
            <text:p>500.29</text:p>
          </table:table-cell>
          <table:table-cell office:value-type="float" office:value="2423.84" calcext:value-type="float">
            <text:p>2423.84</text:p>
          </table:table-cell>
          <table:table-cell office:value-type="float" office:value="2789.51" calcext:value-type="float">
            <text:p>2789.51</text:p>
          </table:table-cell>
        </table:table-row>
        <table:table-row table:style-name="ro1">
          <table:table-cell office:value-type="float" office:value="17481075" calcext:value-type="float">
            <text:p>17481075</text:p>
          </table:table-cell>
          <table:table-cell table:formula="of:=[.A1095]/1000/(60*60*24)" office:value-type="time" office:time-value="PT04H51M21.075S" calcext:value-type="time">
            <text:p>04:51:21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498.36" calcext:value-type="float">
            <text:p>498.36</text:p>
          </table:table-cell>
          <table:table-cell office:value-type="float" office:value="2425.37" calcext:value-type="float">
            <text:p>2425.37</text:p>
          </table:table-cell>
          <table:table-cell office:value-type="float" office:value="2791.04" calcext:value-type="float">
            <text:p>2791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 style:data-style-name="N2" text:time-value="22:35:49.7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6:36.574000000</dc:date>
    <meta:editing-duration>PT8M26S</meta:editing-duration>
    <meta:editing-cycles>2</meta:editing-cycles>
    <meta:generator>LibreOffice/7.0.0.3$Windows_X86_64 LibreOffice_project/8061b3e9204bef6b321a21033174034a5e2ea88e</meta:generator>
    <meta:document-statistic meta:table-count="1" meta:cell-count="766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4cm" svg:height="15.088cm" xlink:href=".." xlink:type="simple" chart:class="chart:line" chart:style-name="ch1">
        <chart:title svg:x="11.096cm" svg:y="0.437cm" chart:style-name="ch2">
          <text:p>MPower AA @0.2C #2</text:p>
        </chart:title>
        <chart:legend chart:legend-position="end" svg:x="24.349cm" svg:y="7.245cm" style:legend-expansion="high" chart:style-name="ch3"/>
        <chart:plot-area chart:style-name="ch4" table:cell-range-address="LOGGER01.B1:LOGGER01.C1095" chart:data-source-has-labels="both" svg:x="0.536cm" svg:y="1.517cm" svg:width="23.277cm" svg:height="13.27cm">
          <chart:coordinate-region svg:x="1.448cm" svg:y="1.517cm" svg:width="22.365cm" svg:height="11.941cm"/>
          <chart:axis chart:dimension="x" chart:name="primary-x" chart:style-name="ch5" chartooo:axis-type="auto">
            <chartooo:date-scale/>
            <chart:categories table:cell-range-address="LOGGER01.B2:LOGGER01.B109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095" chart:label-cell-address="LOGGER01.C1:LOGGER01.C1" chart:class="chart:line">
            <chart:data-point chart:repeated="10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095</svg:desc>
                </draw:g>
              </table:table-cell>
              <table:table-cell office:value-type="float" office:value="1.27">
                <text:p>1.27</text:p>
                <draw:g>
                  <svg:desc>LOGGER01.C2:LOGGER01.C1095</svg:desc>
                </draw:g>
              </table:table-cell>
            </table:table-row>
            <table:table-row>
              <table:table-cell office:value-type="float" office:value="0.000174467592592593">
                <text:p>0.00017446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59652777777778">
                <text:p>0.0003596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44837962962963">
                <text:p>0.00054483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0023148148148">
                <text:p>0.00073002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15208333333333">
                <text:p>0.0009152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10039351851852">
                <text:p>0.001100393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8559027777778">
                <text:p>0.0012855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7077546296296">
                <text:p>0.0014707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5594907407407">
                <text:p>0.00165594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114583333333">
                <text:p>0.0018411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2631944444444">
                <text:p>0.002026319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15162037037">
                <text:p>0.00221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39670138888889">
                <text:p>0.0023967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1875">
                <text:p>0.00258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6706018518519">
                <text:p>0.00276706018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224537037037">
                <text:p>0.0029522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3743055555556">
                <text:p>0.00313743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2262731481481">
                <text:p>0.0033226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078125">
                <text:p>0.00350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69299768518519">
                <text:p>0.0036929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781712962963">
                <text:p>0.003878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335648148148">
                <text:p>0.0040633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24854166666667">
                <text:p>0.0042485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43372685185185">
                <text:p>0.0044337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61891203703704">
                <text:p>0.0046189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80409722222222">
                <text:p>0.0048040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498928240740741">
                <text:p>0.0049892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7446759259259">
                <text:p>0.0051744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5966435185185">
                <text:p>0.0053596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4484953703704">
                <text:p>0.0055448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002314814815">
                <text:p>0.0057300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1520833333333">
                <text:p>0.0059152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039351851852">
                <text:p>0.0061003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8559027777778">
                <text:p>0.00628559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647076388888889">
                <text:p>0.0064707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596064814815">
                <text:p>0.006655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114583333333">
                <text:p>0.00684114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02633101851852">
                <text:p>0.0070263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15162037037">
                <text:p>0.00721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39668981481482">
                <text:p>0.007396689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81875">
                <text:p>0.0075818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6706018518519">
                <text:p>0.0077670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5224537037037">
                <text:p>0.0079522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3743055555556">
                <text:p>0.0081374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2261574074074">
                <text:p>0.0083226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0780092592593">
                <text:p>0.0085078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869298611111111">
                <text:p>0.0086929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781712962963">
                <text:p>0.00887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06335648148148">
                <text:p>0.0090633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24854166666667">
                <text:p>0.0092485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3373842592593">
                <text:p>0.00943373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1891203703704">
                <text:p>0.0096189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80409722222222">
                <text:p>0.0098040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8928240740741">
                <text:p>0.0099892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744675925926">
                <text:p>0.01017446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596527777778">
                <text:p>0.01035965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44849537037">
                <text:p>0.01054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00231481482">
                <text:p>0.01073002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152083333333">
                <text:p>0.01091520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04050925926">
                <text:p>0.011100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855787037037">
                <text:p>0.0112855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0775462963">
                <text:p>0.01147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559490740741">
                <text:p>0.01165594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11342592593">
                <text:p>0.01184113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263194444444">
                <text:p>0.01202631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2115162037037">
                <text:p>0.012211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67013888889">
                <text:p>0.012396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81875">
                <text:p>0.01258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670717592593">
                <text:p>0.01276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29522453703704">
                <text:p>0.01295224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374421296296">
                <text:p>0.013137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3226157407407">
                <text:p>0.01332261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5078009259259">
                <text:p>0.01350780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6929861111111">
                <text:p>0.01369298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8781712962963">
                <text:p>0.0138781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633564814815">
                <text:p>0.01406335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485532407407">
                <text:p>0.014248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337384259259">
                <text:p>0.014433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618912037037">
                <text:p>0.01461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8041087962963">
                <text:p>0.014804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892824074074">
                <text:p>0.01498928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744675925926">
                <text:p>0.01517446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3596527777778">
                <text:p>0.01535965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44837962963">
                <text:p>0.01554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00231481481">
                <text:p>0.01573002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152199074074">
                <text:p>0.015915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1004050925926">
                <text:p>0.016100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2855902777778">
                <text:p>0.0162855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4707638888889">
                <text:p>0.0164707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6559606481481">
                <text:p>0.0166559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68411342592593">
                <text:p>0.016841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0263310185185">
                <text:p>0.017026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2115046296296">
                <text:p>0.0172115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3966898148148">
                <text:p>0.0173966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81875">
                <text:p>0.01758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670601851852">
                <text:p>0.0177670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9522453703704">
                <text:p>0.0179522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374305555556">
                <text:p>0.018137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226273148148">
                <text:p>0.018322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078009259259">
                <text:p>0.01850780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6929976851852">
                <text:p>0.0186929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781828703704">
                <text:p>0.0188781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633564814815">
                <text:p>0.019063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485532407407">
                <text:p>0.0192485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337268518519">
                <text:p>0.0194337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18912037037">
                <text:p>0.01961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040972222222">
                <text:p>0.01980409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892824074074">
                <text:p>0.019989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744675925926">
                <text:p>0.020174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596527777778">
                <text:p>0.0203596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44837962963">
                <text:p>0.02054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00231481481">
                <text:p>0.0207300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152199074074">
                <text:p>0.0209152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03935185185">
                <text:p>0.02110039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855787037037">
                <text:p>0.021285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07638888889">
                <text:p>0.02147076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559490740741">
                <text:p>0.0216559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11342592593">
                <text:p>0.021841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263310185185">
                <text:p>0.022026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115046296296">
                <text:p>0.0222115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66898148148">
                <text:p>0.0223966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818865740741">
                <text:p>0.0225818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670601851852">
                <text:p>0.0227670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522453703704">
                <text:p>0.02295224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74305555556">
                <text:p>0.023137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226273148148">
                <text:p>0.023322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078125">
                <text:p>0.02350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6929861111111">
                <text:p>0.0236929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666203703704">
                <text:p>0.0238666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517939814815">
                <text:p>0.024051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369791666667">
                <text:p>0.024236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221643518518">
                <text:p>0.024422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07349537037">
                <text:p>0.02460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7925347222222">
                <text:p>0.024792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777199074074">
                <text:p>0.02497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1629050925926">
                <text:p>0.02516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3480902777778">
                <text:p>0.025348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33287037037">
                <text:p>0.02553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184722222222">
                <text:p>0.0257184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036458333333">
                <text:p>0.02590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0888310185185">
                <text:p>0.02608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2740162037037">
                <text:p>0.02627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592013888889">
                <text:p>0.02645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6443865740741">
                <text:p>0.02664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295717592593">
                <text:p>0.02682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147685185185">
                <text:p>0.027014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1999537037037">
                <text:p>0.027199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3851273148148">
                <text:p>0.027385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5703240740741">
                <text:p>0.027570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554976851852">
                <text:p>0.02775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9406828703704">
                <text:p>0.02794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258796296296">
                <text:p>0.028125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110648148148">
                <text:p>0.0283110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4962384259259">
                <text:p>0.02849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6814236111111">
                <text:p>0.02868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666203703704">
                <text:p>0.0288666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0517939814815">
                <text:p>0.02905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369791666667">
                <text:p>0.02923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4221643518518">
                <text:p>0.029422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07349537037">
                <text:p>0.02960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7925462962963">
                <text:p>0.029792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9777199074074">
                <text:p>0.029977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629050925926">
                <text:p>0.03016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3480902777778">
                <text:p>0.03034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533275462963">
                <text:p>0.03053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184606481481">
                <text:p>0.03071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036574074074">
                <text:p>0.0309036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0888310185185">
                <text:p>0.03108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2740162037037">
                <text:p>0.031274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4592013888889">
                <text:p>0.031459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443865740741">
                <text:p>0.03164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295717592593">
                <text:p>0.031829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0147685185185">
                <text:p>0.0320147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1999421296296">
                <text:p>0.03219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3851388888889">
                <text:p>0.0323851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5703125">
                <text:p>0.032570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554976851852">
                <text:p>0.03275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9406828703704">
                <text:p>0.032940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1258796296296">
                <text:p>0.033125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110532407407">
                <text:p>0.033311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4962384259259">
                <text:p>0.03349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6814236111111">
                <text:p>0.033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666087962963">
                <text:p>0.033866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0517939814815">
                <text:p>0.03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369791666667">
                <text:p>0.03423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4221643518518">
                <text:p>0.034422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607349537037">
                <text:p>0.034607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7925347222222">
                <text:p>0.034792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9777199074074">
                <text:p>0.034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629050925926">
                <text:p>0.035162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3480902777778">
                <text:p>0.035348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533275462963">
                <text:p>0.03553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7184606481481">
                <text:p>0.035718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036458333333">
                <text:p>0.03590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0888310185185">
                <text:p>0.036088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2740277777778">
                <text:p>0.0362740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459212962963">
                <text:p>0.03645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443865740741">
                <text:p>0.03664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8295717592593">
                <text:p>0.036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147569444444">
                <text:p>0.037014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1999421296296">
                <text:p>0.037199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3851273148148">
                <text:p>0.037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703240740741">
                <text:p>0.0375703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7554976851852">
                <text:p>0.037755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9406828703704">
                <text:p>0.037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258796296296">
                <text:p>0.0381258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3110648148148">
                <text:p>0.038311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4962384259259">
                <text:p>0.038496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6814236111111">
                <text:p>0.038681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8666087962963">
                <text:p>0.038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517939814815">
                <text:p>0.039051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2369791666667">
                <text:p>0.039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221643518518">
                <text:p>0.039422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07349537037">
                <text:p>0.03960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7925347222222">
                <text:p>0.03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777199074074">
                <text:p>0.039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629050925926">
                <text:p>0.04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481018518519">
                <text:p>0.040348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33275462963">
                <text:p>0.040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184606481482">
                <text:p>0.0407184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036458333333">
                <text:p>0.040903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0888310185185">
                <text:p>0.041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740162037037">
                <text:p>0.041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592013888889">
                <text:p>0.041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443865740741">
                <text:p>0.041644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8295717592593">
                <text:p>0.041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147569444444">
                <text:p>0.042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1999421296296">
                <text:p>0.042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851273148148">
                <text:p>0.042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703125">
                <text:p>0.042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555092592593">
                <text:p>0.042755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406944444444">
                <text:p>0.042940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258680555556">
                <text:p>0.043125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110532407407">
                <text:p>0.043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49625">
                <text:p>0.04349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814351851852">
                <text:p>0.043681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666087962963">
                <text:p>0.043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517939814815">
                <text:p>0.04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369791666667">
                <text:p>0.044236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4221759259259">
                <text:p>0.044422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07349537037">
                <text:p>0.04460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7925347222222">
                <text:p>0.044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777314814815">
                <text:p>0.044977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629050925926">
                <text:p>0.045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480902777778">
                <text:p>0.045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33275462963">
                <text:p>0.045533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7184606481482">
                <text:p>0.0457184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9036458333333">
                <text:p>0.045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0888310185185">
                <text:p>0.046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740162037037">
                <text:p>0.046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592013888889">
                <text:p>0.046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443865740741">
                <text:p>0.046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295833333333">
                <text:p>0.046829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147569444444">
                <text:p>0.047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1999421296296">
                <text:p>0.047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851388888889">
                <text:p>0.047385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703125">
                <text:p>0.047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554976851852">
                <text:p>0.047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406828703704">
                <text:p>0.047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258680555556">
                <text:p>0.048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110532407407">
                <text:p>0.048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4962384259259">
                <text:p>0.048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814351851852">
                <text:p>0.048681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666203703704">
                <text:p>0.048866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517939814815">
                <text:p>0.049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369791666667">
                <text:p>0.049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221643518519">
                <text:p>0.049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073611111111">
                <text:p>0.049607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7925347222222">
                <text:p>0.04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777199074074">
                <text:p>0.049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629050925926">
                <text:p>0.05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480902777778">
                <text:p>0.050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33275462963">
                <text:p>0.050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184606481482">
                <text:p>0.0507184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036458333333">
                <text:p>0.050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0888425925926">
                <text:p>0.051088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740162037037">
                <text:p>0.051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59212962963">
                <text:p>0.05145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443865740741">
                <text:p>0.051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295833333333">
                <text:p>0.051829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147569444444">
                <text:p>0.052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1999421296296">
                <text:p>0.052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851273148148">
                <text:p>0.052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703125">
                <text:p>0.052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554976851852">
                <text:p>0.052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406828703704">
                <text:p>0.052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258680555556">
                <text:p>0.053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110532407407">
                <text:p>0.053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4962384259259">
                <text:p>0.053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814351851852">
                <text:p>0.053681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666087962963">
                <text:p>0.053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517939814815">
                <text:p>0.05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369791666667">
                <text:p>0.054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221643518519">
                <text:p>0.054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073611111111">
                <text:p>0.054607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7925462962963">
                <text:p>0.054792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777199074074">
                <text:p>0.054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629050925926">
                <text:p>0.055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480902777778">
                <text:p>0.055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33275462963">
                <text:p>0.055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184606481481">
                <text:p>0.055718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036458333333">
                <text:p>0.055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0888310185185">
                <text:p>0.056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740277777778">
                <text:p>0.056274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592013888889">
                <text:p>0.056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443865740741">
                <text:p>0.056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295717592593">
                <text:p>0.056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147569444444">
                <text:p>0.057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1999421296296">
                <text:p>0.057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851273148148">
                <text:p>0.057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703125">
                <text:p>0.057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555092592593">
                <text:p>0.0577555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406828703704">
                <text:p>0.057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258680555556">
                <text:p>0.058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110532407407">
                <text:p>0.058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49625">
                <text:p>0.05849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814236111111">
                <text:p>0.058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666087962963">
                <text:p>0.058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517939814815">
                <text:p>0.059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369907407407">
                <text:p>0.059236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221643518518">
                <text:p>0.059422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073611111111">
                <text:p>0.059607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7925347222222">
                <text:p>0.05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777199074074">
                <text:p>0.059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629050925926">
                <text:p>0.06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480902777778">
                <text:p>0.060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33275462963">
                <text:p>0.060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184606481481">
                <text:p>0.060718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036574074074">
                <text:p>0.060903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0888425925926">
                <text:p>0.061088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740162037037">
                <text:p>0.061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592013888889">
                <text:p>0.061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443981481481">
                <text:p>0.0616443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295717592593">
                <text:p>0.061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147569444444">
                <text:p>0.062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1999421296296">
                <text:p>0.062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851388888889">
                <text:p>0.062385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703125">
                <text:p>0.062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554976851852">
                <text:p>0.062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406828703704">
                <text:p>0.062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258680555556">
                <text:p>0.063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110532407407">
                <text:p>0.063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4962384259259">
                <text:p>0.063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814236111111">
                <text:p>0.063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666087962963">
                <text:p>0.063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517939814815">
                <text:p>0.06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369791666667">
                <text:p>0.064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221643518519">
                <text:p>0.064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073611111111">
                <text:p>0.064607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7925347222222">
                <text:p>0.064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777199074074">
                <text:p>0.064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629050925926">
                <text:p>0.065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481018518519">
                <text:p>0.065348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33275462963">
                <text:p>0.065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184722222222">
                <text:p>0.065718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036458333333">
                <text:p>0.065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0888425925926">
                <text:p>0.066088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740162037037">
                <text:p>0.066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59212962963">
                <text:p>0.06645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443865740741">
                <text:p>0.066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295833333333">
                <text:p>0.066829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147569444444">
                <text:p>0.067014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1999421296296">
                <text:p>0.067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851273148148">
                <text:p>0.067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703125">
                <text:p>0.067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554976851852">
                <text:p>0.067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406828703704">
                <text:p>0.067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258796296296">
                <text:p>0.0681258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110532407407">
                <text:p>0.068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4962384259259">
                <text:p>0.068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814351851852">
                <text:p>0.0686814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666203703704">
                <text:p>0.068866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518055555556">
                <text:p>0.0690518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369791666667">
                <text:p>0.069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221643518519">
                <text:p>0.069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073611111111">
                <text:p>0.0696073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7925462962963">
                <text:p>0.069792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777314814815">
                <text:p>0.0699777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629050925926">
                <text:p>0.07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480902777778">
                <text:p>0.070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33275462963">
                <text:p>0.070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184722222222">
                <text:p>0.070718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036458333333">
                <text:p>0.070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0888310185185">
                <text:p>0.071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740277777778">
                <text:p>0.0712740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59212962963">
                <text:p>0.07145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443865740741">
                <text:p>0.071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295717592593">
                <text:p>0.071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147569444445">
                <text:p>0.0720147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1999421296296">
                <text:p>0.072199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851388888889">
                <text:p>0.0723851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703240740741">
                <text:p>0.072570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554976851852">
                <text:p>0.072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406944444444">
                <text:p>0.0729406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258680555556">
                <text:p>0.073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110532407407">
                <text:p>0.073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4962384259259">
                <text:p>0.073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814236111111">
                <text:p>0.073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666087962963">
                <text:p>0.073866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517939814815">
                <text:p>0.07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369791666667">
                <text:p>0.074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221643518519">
                <text:p>0.074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07349537037">
                <text:p>0.07460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7925347222222">
                <text:p>0.07479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9777199074074">
                <text:p>0.074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629050925926">
                <text:p>0.075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481018518519">
                <text:p>0.0753481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33275462963">
                <text:p>0.075533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184606481482">
                <text:p>0.0757184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036458333333">
                <text:p>0.075903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0888310185185">
                <text:p>0.076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740162037037">
                <text:p>0.076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592013888889">
                <text:p>0.076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443865740741">
                <text:p>0.076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295717592593">
                <text:p>0.076829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147569444445">
                <text:p>0.0770147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1999537037037">
                <text:p>0.077199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851273148148">
                <text:p>0.077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703240740741">
                <text:p>0.0775703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554976851852">
                <text:p>0.077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406828703704">
                <text:p>0.077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258680555556">
                <text:p>0.0781258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110648148148">
                <text:p>0.0783110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4962384259259">
                <text:p>0.078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814236111111">
                <text:p>0.078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666203703704">
                <text:p>0.0788666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517939814815">
                <text:p>0.079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369791666667">
                <text:p>0.079236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221643518519">
                <text:p>0.079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07349537037">
                <text:p>0.07960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7925347222222">
                <text:p>0.07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777199074074">
                <text:p>0.079977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1629050925926">
                <text:p>0.08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480902777778">
                <text:p>0.080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33275462963">
                <text:p>0.08053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7184606481482">
                <text:p>0.0807184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036574074074">
                <text:p>0.0809036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0888310185185">
                <text:p>0.081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740162037037">
                <text:p>0.081274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592013888889">
                <text:p>0.081459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443865740741">
                <text:p>0.081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295833333333">
                <text:p>0.0818295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147569444445">
                <text:p>0.0820147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1999421296296">
                <text:p>0.082199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3851273148148">
                <text:p>0.082385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5703125">
                <text:p>0.082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554976851852">
                <text:p>0.082755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406828703704">
                <text:p>0.082940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1258680555556">
                <text:p>0.08312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3110532407407">
                <text:p>0.083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4962384259259">
                <text:p>0.083496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814236111111">
                <text:p>0.083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666087962963">
                <text:p>0.08386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0517939814815">
                <text:p>0.084051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369907407407">
                <text:p>0.0842369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221759259259">
                <text:p>0.0844221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07349537037">
                <text:p>0.084607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7925462962963">
                <text:p>0.084792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777199074074">
                <text:p>0.084977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629166666667">
                <text:p>0.0851629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480902777778">
                <text:p>0.085348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533287037037">
                <text:p>0.08553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184722222222">
                <text:p>0.0857184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036458333333">
                <text:p>0.085903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0888425925926">
                <text:p>0.0860888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740277777778">
                <text:p>0.086274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459212962963">
                <text:p>0.08645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443865740741">
                <text:p>0.086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295717592593">
                <text:p>0.086829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0147569444445">
                <text:p>0.087014756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1999537037037">
                <text:p>0.087199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851273148148">
                <text:p>0.087385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703125">
                <text:p>0.087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554976851852">
                <text:p>0.087755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406828703704">
                <text:p>0.087940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258680555556">
                <text:p>0.08812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110532407407">
                <text:p>0.088311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4962384259259">
                <text:p>0.088496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6814236111111">
                <text:p>0.088681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666087962963">
                <text:p>0.08886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517939814815">
                <text:p>0.089051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369791666667">
                <text:p>0.089236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4221643518519">
                <text:p>0.0894221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073495370371">
                <text:p>0.089607349537037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7925347222222">
                <text:p>0.08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9777199074074">
                <text:p>0.089977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1629050925926">
                <text:p>0.090162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3480902777778">
                <text:p>0.090348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33275462963">
                <text:p>0.09053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184722222222">
                <text:p>0.090718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9036574074074">
                <text:p>0.090903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0888310185185">
                <text:p>0.091088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740162037037">
                <text:p>0.091274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592013888889">
                <text:p>0.091459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443865740741">
                <text:p>0.091644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295833333333">
                <text:p>0.091829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147685185185">
                <text:p>0.092014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1999421296296">
                <text:p>0.092199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851273148148">
                <text:p>0.092385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703125">
                <text:p>0.092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554976851852">
                <text:p>0.092755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406828703704">
                <text:p>0.092940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1258680555556">
                <text:p>0.09312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110532407408">
                <text:p>0.0933110532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49625">
                <text:p>0.09349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814236111111">
                <text:p>0.093681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666087962963">
                <text:p>0.09386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517939814815">
                <text:p>0.094051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369791666667">
                <text:p>0.094236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221643518519">
                <text:p>0.0944221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073495370371">
                <text:p>0.09460734953703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7925347222222">
                <text:p>0.094792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777314814815">
                <text:p>0.094977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629166666667">
                <text:p>0.095162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481018518519">
                <text:p>0.095348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33287037037">
                <text:p>0.09553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184606481482">
                <text:p>0.0957184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036574074074">
                <text:p>0.095903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0888310185185">
                <text:p>0.096088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2740162037037">
                <text:p>0.096274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592013888889">
                <text:p>0.096459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443865740741">
                <text:p>0.096644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295833333333">
                <text:p>0.096829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147569444445">
                <text:p>0.097014756944444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1999421296296">
                <text:p>0.097199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3851388888889">
                <text:p>0.097385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703125">
                <text:p>0.097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554976851852">
                <text:p>0.097755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406944444444">
                <text:p>0.097940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258680555556">
                <text:p>0.098125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110532407407">
                <text:p>0.098311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4962384259259">
                <text:p>0.098496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6814236111111">
                <text:p>0.098681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666087962963">
                <text:p>0.098866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517939814815">
                <text:p>0.099051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369791666667">
                <text:p>0.099236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221643518518">
                <text:p>0.0994221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07349537037">
                <text:p>0.09960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7925347222222">
                <text:p>0.099792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9777199074074">
                <text:p>0.099977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62916666667">
                <text:p>0.10016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48090277778">
                <text:p>0.10034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33287037037">
                <text:p>0.10053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18460648148">
                <text:p>0.100718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03645833333">
                <text:p>0.100903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088831018519">
                <text:p>0.101088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74016203704">
                <text:p>0.10127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59201388889">
                <text:p>0.101459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44386574074">
                <text:p>0.10164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29571759259">
                <text:p>0.10182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14756944444">
                <text:p>0.1020147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19994212963">
                <text:p>0.102199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85138888889">
                <text:p>0.102385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703125">
                <text:p>0.102570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55497685185">
                <text:p>0.10275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40694444444">
                <text:p>0.10294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12587962963">
                <text:p>0.10312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11053240741">
                <text:p>0.10331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496238425926">
                <text:p>0.103496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81435185185">
                <text:p>0.10368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6662037037">
                <text:p>0.10386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51805555556">
                <text:p>0.1040518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36990740741">
                <text:p>0.10423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22164351852">
                <text:p>0.10442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07361111111">
                <text:p>0.104607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792534722222">
                <text:p>0.10479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77719907407">
                <text:p>0.10497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62905092593">
                <text:p>0.105162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48090277778">
                <text:p>0.10534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33287037037">
                <text:p>0.10553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18460648148">
                <text:p>0.105718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03645833333">
                <text:p>0.1059036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088842592593">
                <text:p>0.10608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74016203704">
                <text:p>0.10627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59212962963">
                <text:p>0.10645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44386574074">
                <text:p>0.10664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29571759259">
                <text:p>0.10682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14768518519">
                <text:p>0.107014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19994212963">
                <text:p>0.1071999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85138888889">
                <text:p>0.107385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703125">
                <text:p>0.107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55497685185">
                <text:p>0.10775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4068287037">
                <text:p>0.10794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25868055556">
                <text:p>0.108125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11064814815">
                <text:p>0.10831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496238425926">
                <text:p>0.1084962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81423611111">
                <text:p>0.108681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66608796296">
                <text:p>0.10886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51793981481">
                <text:p>0.10905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36990740741">
                <text:p>0.10923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22164351852">
                <text:p>0.10942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07349537037">
                <text:p>0.109607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792534722222">
                <text:p>0.10979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77719907407">
                <text:p>0.10997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62905092593">
                <text:p>0.1101629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48090277778">
                <text:p>0.1103480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33275462963">
                <text:p>0.11053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18472222222">
                <text:p>0.11071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03657407407">
                <text:p>0.110903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088831018519">
                <text:p>0.111088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274016203704">
                <text:p>0.11127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59212962963">
                <text:p>0.11145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44386574074">
                <text:p>0.1116443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29571759259">
                <text:p>0.11182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14756944444">
                <text:p>0.11201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199953703704">
                <text:p>0.11219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385127314815">
                <text:p>0.11238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5703125">
                <text:p>0.112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55509259259">
                <text:p>0.11275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4068287037">
                <text:p>0.11294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25868055556">
                <text:p>0.1131258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311053240741">
                <text:p>0.11331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496238425926">
                <text:p>0.11349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81423611111">
                <text:p>0.1136814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6662037037">
                <text:p>0.11386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051793981481">
                <text:p>0.11405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36979166667">
                <text:p>0.1142369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22164351852">
                <text:p>0.11442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607349537037">
                <text:p>0.11460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792546296296">
                <text:p>0.11479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977719907407">
                <text:p>0.1149777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62916666667">
                <text:p>0.11516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348090277778">
                <text:p>0.11534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33275462963">
                <text:p>0.11553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18460648148">
                <text:p>0.1157184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903645833333">
                <text:p>0.11590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088831018519">
                <text:p>0.1160888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274016203704">
                <text:p>0.1162740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459201388889">
                <text:p>0.1164592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6644386574074">
                <text:p>0.11664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29571759259">
                <text:p>0.11682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014768518519">
                <text:p>0.117014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199953703704">
                <text:p>0.11719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385127314815">
                <text:p>0.1173851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5703125">
                <text:p>0.117570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7755497685185">
                <text:p>0.11775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4068287037">
                <text:p>0.1179406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125868055556">
                <text:p>0.11812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11053240741">
                <text:p>0.1183110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496238425926">
                <text:p>0.11849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81423611111">
                <text:p>0.118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66608796296">
                <text:p>0.11886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051793981481">
                <text:p>0.1190517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236990740741">
                <text:p>0.11923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422164351852">
                <text:p>0.1194221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607361111111">
                <text:p>0.119607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792534722222">
                <text:p>0.1197925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9977731481481">
                <text:p>0.11997773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62916666667">
                <text:p>0.12016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348101851852">
                <text:p>0.120348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33275462963">
                <text:p>0.120533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0718460648148">
                <text:p>0.12071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03645833333">
                <text:p>0.12090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088831018519">
                <text:p>0.12108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74016203704">
                <text:p>0.12127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59201388889">
                <text:p>0.12145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44398148148">
                <text:p>0.121644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29571759259">
                <text:p>0.1218295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014768518519">
                <text:p>0.122014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19994212963">
                <text:p>0.12219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85138888889">
                <text:p>0.122385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703125">
                <text:p>0.12257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55497685185">
                <text:p>0.1227554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94068287037">
                <text:p>0.12294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2587962963">
                <text:p>0.12312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311064814815">
                <text:p>0.123311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496238425926">
                <text:p>0.12349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81423611111">
                <text:p>0.123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66608796296">
                <text:p>0.1238666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051793981481">
                <text:p>0.124051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36979166667">
                <text:p>0.12423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22164351852">
                <text:p>0.12442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07349537037">
                <text:p>0.12460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792534722222">
                <text:p>0.12479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77719907407">
                <text:p>0.12497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62916666667">
                <text:p>0.125162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48090277778">
                <text:p>0.12534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33275462963">
                <text:p>0.12553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18460648148">
                <text:p>0.12571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03645833333">
                <text:p>0.12590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088842592593">
                <text:p>0.12608884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74027777778">
                <text:p>0.126274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59201388889">
                <text:p>0.12645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44398148148">
                <text:p>0.12664439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29583333333">
                <text:p>0.126829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14756944444">
                <text:p>0.12701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19994212963">
                <text:p>0.12719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85127314815">
                <text:p>0.12738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703125">
                <text:p>0.12757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55497685185">
                <text:p>0.12775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4068287037">
                <text:p>0.12794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25868055556">
                <text:p>0.12812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11053240741">
                <text:p>0.12831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496238425926">
                <text:p>0.12849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81423611111">
                <text:p>0.128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6662037037">
                <text:p>0.128866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51805555556">
                <text:p>0.129051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36979166667">
                <text:p>0.12923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22164351852">
                <text:p>0.12942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07361111111">
                <text:p>0.129607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792534722222">
                <text:p>0.12979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77731481482">
                <text:p>0.12997773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62905092593">
                <text:p>0.13016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48090277778">
                <text:p>0.13034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33275462963">
                <text:p>0.13053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18460648148">
                <text:p>0.13071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03645833333">
                <text:p>0.13090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088831018519">
                <text:p>0.13108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74016203704">
                <text:p>0.13127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59201388889">
                <text:p>0.13145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44386574074">
                <text:p>0.13164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29571759259">
                <text:p>0.13182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14756944444">
                <text:p>0.13201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19994212963">
                <text:p>0.1321999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385127314815">
                <text:p>0.1323851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703125">
                <text:p>0.13257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55497685185">
                <text:p>0.1327554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4068287037">
                <text:p>0.1329406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12587962963">
                <text:p>0.13312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311053240741">
                <text:p>0.13331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496238425926">
                <text:p>0.1334962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681423611111">
                <text:p>0.133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866608796296">
                <text:p>0.13386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051793981481">
                <text:p>0.134051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236979166667">
                <text:p>0.13423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422175925926">
                <text:p>0.134422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607349537037">
                <text:p>0.134607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792534722222">
                <text:p>0.13479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977719907407">
                <text:p>0.13497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162905092593">
                <text:p>0.1351629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348090277778">
                <text:p>0.13534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533275462963">
                <text:p>0.13553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718460648148">
                <text:p>0.13571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903657407407">
                <text:p>0.13590365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088831018519">
                <text:p>0.13608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274016203704">
                <text:p>0.13627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459201388889">
                <text:p>0.13645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644386574074">
                <text:p>0.1366443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829571759259">
                <text:p>0.1368295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014768518519">
                <text:p>0.137014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199953703704">
                <text:p>0.13719995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385138888889">
                <text:p>0.137385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703125">
                <text:p>0.137570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755509259259">
                <text:p>0.13775550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940694444444">
                <text:p>0.13794069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125868055556">
                <text:p>0.1381258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311053240741">
                <text:p>0.1383110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49625">
                <text:p>0.13849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681423611111">
                <text:p>0.138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866608796296">
                <text:p>0.1388666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051793981481">
                <text:p>0.1390517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236990740741">
                <text:p>0.139236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422164351852">
                <text:p>0.1394221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607361111111">
                <text:p>0.139607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792534722222">
                <text:p>0.1397925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977719907407">
                <text:p>0.1399777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162916666667">
                <text:p>0.140162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348090277778">
                <text:p>0.1403480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533275462963">
                <text:p>0.140533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718460648148">
                <text:p>0.1407184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903645833333">
                <text:p>0.1409036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088831018519">
                <text:p>0.1410888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274016203704">
                <text:p>0.1412740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459201388889">
                <text:p>0.1414592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644386574074">
                <text:p>0.141644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829571759259">
                <text:p>0.141829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014756944444">
                <text:p>0.1420147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19994212963">
                <text:p>0.1421999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385138888889">
                <text:p>0.142385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5703125">
                <text:p>0.142570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755497685185">
                <text:p>0.1427554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94068287037">
                <text:p>0.142940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125868055556">
                <text:p>0.1431258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311053240741">
                <text:p>0.1433110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496238425926">
                <text:p>0.143496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681423611111">
                <text:p>0.1436814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866608796296">
                <text:p>0.1438666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051793981481">
                <text:p>0.144051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236979166667">
                <text:p>0.1442369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422175925926">
                <text:p>0.14442217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607349537037">
                <text:p>0.144607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792534722222">
                <text:p>0.14479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977719907407">
                <text:p>0.14497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162905092593">
                <text:p>0.145162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348090277778">
                <text:p>0.1453480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533275462963">
                <text:p>0.145533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718460648148">
                <text:p>0.1457184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903645833333">
                <text:p>0.1459036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088831018519">
                <text:p>0.1460888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274016203704">
                <text:p>0.1462740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459201388889">
                <text:p>0.146459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644386574074">
                <text:p>0.1466443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829571759259">
                <text:p>0.1468295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014756944444">
                <text:p>0.1470147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19994212963">
                <text:p>0.1471999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385138888889">
                <text:p>0.14738513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5703125">
                <text:p>0.147570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755509259259">
                <text:p>0.14775550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94068287037">
                <text:p>0.1479406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125868055556">
                <text:p>0.1481258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311053240741">
                <text:p>0.148311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496238425926">
                <text:p>0.1484962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681423611111">
                <text:p>0.1486814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86662037037">
                <text:p>0.148866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051793981481">
                <text:p>0.1490517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236990740741">
                <text:p>0.149236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422164351852">
                <text:p>0.1494221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607349537037">
                <text:p>0.149607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792534722222">
                <text:p>0.1497925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9977719907407">
                <text:p>0.1499777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162905092593">
                <text:p>0.1501629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0348090277778">
                <text:p>0.15034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533275462963">
                <text:p>0.15053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718460648148">
                <text:p>0.150718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903657407407">
                <text:p>0.15090365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088831018518">
                <text:p>0.15108883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274027777778">
                <text:p>0.151274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459201388889">
                <text:p>0.1514592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1644386574074">
                <text:p>0.151644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829571759259">
                <text:p>0.1518295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014768518519">
                <text:p>0.15201476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19994212963">
                <text:p>0.152199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385127314815">
                <text:p>0.1523851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570324074074">
                <text:p>0.15257032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755497685185">
                <text:p>0.1527554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294068287037">
                <text:p>0.152940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125868055556">
                <text:p>0.1531258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311053240741">
                <text:p>0.1533110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49625">
                <text:p>0.15349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3681435185185">
                <text:p>0.153681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866608796296">
                <text:p>0.153866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051793981481">
                <text:p>0.1540517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236990740741">
                <text:p>0.15423699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422175925926">
                <text:p>0.15442217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607361111111">
                <text:p>0.15460736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792534722222">
                <text:p>0.154792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977719907407">
                <text:p>0.154977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162905092593">
                <text:p>0.155162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348090277778">
                <text:p>0.1553480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533275462963">
                <text:p>0.155533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718460648148">
                <text:p>0.1557184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903645833333">
                <text:p>0.1559036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088831018518">
                <text:p>0.1560888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274027777778">
                <text:p>0.15627402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459212962963">
                <text:p>0.156459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644398148148">
                <text:p>0.15664439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829571759259">
                <text:p>0.1568295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014756944444">
                <text:p>0.1570147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19994212963">
                <text:p>0.157199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385138888889">
                <text:p>0.15738513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5703125">
                <text:p>0.157570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755497685185">
                <text:p>0.157755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94068287037">
                <text:p>0.1579406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12587962963">
                <text:p>0.158125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311064814815">
                <text:p>0.15831106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496238425926">
                <text:p>0.15849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681435185185">
                <text:p>0.158681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866608796296">
                <text:p>0.1588666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051793981481">
                <text:p>0.1590517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236979166667">
                <text:p>0.1592369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422164351852">
                <text:p>0.1594221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607349537037">
                <text:p>0.159607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792534722222">
                <text:p>0.1597925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977719907407">
                <text:p>0.1599777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162905092593">
                <text:p>0.1601629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348101851852">
                <text:p>0.16034810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533287037037">
                <text:p>0.160533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718460648148">
                <text:p>0.1607184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0903645833333">
                <text:p>0.1609036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088842592593">
                <text:p>0.16108884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274027777778">
                <text:p>0.16127402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459201388889">
                <text:p>0.1614592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644386574074">
                <text:p>0.1616443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829571759259">
                <text:p>0.1618295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014768518519">
                <text:p>0.16201476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19994212963">
                <text:p>0.1621999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385127314815">
                <text:p>0.1623851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5703125">
                <text:p>0.162570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755497685185">
                <text:p>0.1627554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940694444444">
                <text:p>0.16294069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12587962963">
                <text:p>0.163125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311053240741">
                <text:p>0.1633110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496238425926">
                <text:p>0.1634962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681435185185">
                <text:p>0.16368143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866608796296">
                <text:p>0.1638666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051805555556">
                <text:p>0.16405180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236979166667">
                <text:p>0.1642369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422164351852">
                <text:p>0.1644221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607349537037">
                <text:p>0.1646073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792534722222">
                <text:p>0.1647925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977719907407">
                <text:p>0.1649777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162905092593">
                <text:p>0.1651629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348090277778">
                <text:p>0.1653480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533275462963">
                <text:p>0.165533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718472222222">
                <text:p>0.16571847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903645833333">
                <text:p>0.1659036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088831018519">
                <text:p>0.16608883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274016203704">
                <text:p>0.1662740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459201388889">
                <text:p>0.1664592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644398148148">
                <text:p>0.16664439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829583333333">
                <text:p>0.16682958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014756944444">
                <text:p>0.1670147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19994212963">
                <text:p>0.1671999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385138888889">
                <text:p>0.16738513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5703125">
                <text:p>0.167570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755497685185">
                <text:p>0.1677554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94068287037">
                <text:p>0.1679406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125868055556">
                <text:p>0.1681258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311053240741">
                <text:p>0.1683110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49625">
                <text:p>0.16849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681423611111">
                <text:p>0.1686814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866608796296">
                <text:p>0.1688666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051793981481">
                <text:p>0.1690517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236979166667">
                <text:p>0.1692369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422164351852">
                <text:p>0.1694221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607361111111">
                <text:p>0.16960736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792534722222">
                <text:p>0.1697925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977719907407">
                <text:p>0.1699777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162905092593">
                <text:p>0.1701629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348090277778">
                <text:p>0.1703480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533275462963">
                <text:p>0.1705332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718460648148">
                <text:p>0.1707184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903657407407">
                <text:p>0.17090365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088831018519">
                <text:p>0.17108883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274016203704">
                <text:p>0.1712740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459201388889">
                <text:p>0.1714592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644386574074">
                <text:p>0.1716443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829571759259">
                <text:p>0.1718295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014756944444">
                <text:p>0.1720147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19994212963">
                <text:p>0.1721999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385127314815">
                <text:p>0.1723851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5703125">
                <text:p>0.1725703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755497685185">
                <text:p>0.1727554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94068287037">
                <text:p>0.1729406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25868055556">
                <text:p>0.1731258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311053240741">
                <text:p>0.1733110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496238425926">
                <text:p>0.1734962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681423611111">
                <text:p>0.1736814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66608796296">
                <text:p>0.1738666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051793981481">
                <text:p>0.1740517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236979166667">
                <text:p>0.1742369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422164351852">
                <text:p>0.1744221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07349537037">
                <text:p>0.174607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792534722222">
                <text:p>0.1747925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977719907407">
                <text:p>0.1749777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162916666667">
                <text:p>0.1751629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348101851852">
                <text:p>0.17534810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533275462963">
                <text:p>0.1755332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718460648148">
                <text:p>0.1757184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903645833333">
                <text:p>0.1759036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088842592593">
                <text:p>0.17608884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274016203704">
                <text:p>0.17627401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459201388889">
                <text:p>0.1764592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644386574074">
                <text:p>0.1766443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829571759259">
                <text:p>0.1768295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014756944444">
                <text:p>0.1770147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19994212963">
                <text:p>0.1771999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385127314815">
                <text:p>0.1773851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5703125">
                <text:p>0.1775703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755497685185">
                <text:p>0.1777554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940694444444">
                <text:p>0.17794069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125868055556">
                <text:p>0.1781258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8311053240741">
                <text:p>0.1783110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496238425926">
                <text:p>0.1784962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681423611111">
                <text:p>0.17868142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66608796296">
                <text:p>0.1788666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51793981481">
                <text:p>0.17905179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236979166667">
                <text:p>0.1792369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422164351852">
                <text:p>0.1794221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607349537037">
                <text:p>0.1796073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792534722222">
                <text:p>0.1797925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977719907407">
                <text:p>0.1799777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162916666667">
                <text:p>0.18016291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348101851852">
                <text:p>0.18034810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533287037037">
                <text:p>0.180533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718472222222">
                <text:p>0.18071847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03657407407">
                <text:p>0.18090365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088831018518">
                <text:p>0.1810888310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274027777778">
                <text:p>0.18127402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59201388889">
                <text:p>0.18145920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44386574074">
                <text:p>0.18164438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829571759259">
                <text:p>0.1818295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14756944444">
                <text:p>0.1820147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19994212963">
                <text:p>0.1821999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385127314815">
                <text:p>0.1823851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703125">
                <text:p>0.1825703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55497685185">
                <text:p>0.1827554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4068287037">
                <text:p>0.1829406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125868055556">
                <text:p>0.18312586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11053240741">
                <text:p>0.1833110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496238425926">
                <text:p>0.1834962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681423611111">
                <text:p>0.1836814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66608796296">
                <text:p>0.183866608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051805555556">
                <text:p>0.18405180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236990740741">
                <text:p>0.18423699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422175925926">
                <text:p>0.18442217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607349537037">
                <text:p>0.1846073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792546296296">
                <text:p>0.18479254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977719907407">
                <text:p>0.18497771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162905092593">
                <text:p>0.185162905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348090277778">
                <text:p>0.18534809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533275462963">
                <text:p>0.1855332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718460648148">
                <text:p>0.18571846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903645833333">
                <text:p>0.1859036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088831018519">
                <text:p>0.186088831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74027777778">
                <text:p>0.18627402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459201388889">
                <text:p>0.1864592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644398148148">
                <text:p>0.18664439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829571759259">
                <text:p>0.18682957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014756944444">
                <text:p>0.18701475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19994212963">
                <text:p>0.18719994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385127314815">
                <text:p>0.18738512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5703125">
                <text:p>0.18757031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755497685185">
                <text:p>0.18775549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94068287037">
                <text:p>0.18794068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12587962963">
                <text:p>0.188125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11053240741">
                <text:p>0.18831105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496238425926">
                <text:p>0.188496238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681423611111">
                <text:p>0.188681423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66608796296">
                <text:p>0.1888666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051793981481">
                <text:p>0.18905179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236979166667">
                <text:p>0.18923697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422164351852">
                <text:p>0.1894221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607349537037">
                <text:p>0.1896073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792534722222">
                <text:p>0.18979253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977719907407">
                <text:p>0.1899777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162905092593">
                <text:p>0.19016290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348090277778">
                <text:p>0.19034809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533275462963">
                <text:p>0.1905332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718460648148">
                <text:p>0.1907184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903657407407">
                <text:p>0.19090365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088842592593">
                <text:p>0.19108884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274016203704">
                <text:p>0.1912740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459212962963">
                <text:p>0.1914592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644386574074">
                <text:p>0.191644386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829571759259">
                <text:p>0.191829571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014756944444">
                <text:p>0.1920147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19994212963">
                <text:p>0.192199942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385138888889">
                <text:p>0.19238513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25703125">
                <text:p>0.1925703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755497685185">
                <text:p>0.19275549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94068287037">
                <text:p>0.19294068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125868055556">
                <text:p>0.1931258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311053240741">
                <text:p>0.1933110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496238425926">
                <text:p>0.1934962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681435185185">
                <text:p>0.19368143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86662037037">
                <text:p>0.1938666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4051793981481">
                <text:p>0.19405179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236990740741">
                <text:p>0.19423699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422164351852">
                <text:p>0.19442216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607361111111">
                <text:p>0.19460736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792534722222">
                <text:p>0.194792534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977719907407">
                <text:p>0.1949777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162905092593">
                <text:p>0.1951629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348101851852">
                <text:p>0.19534810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533275462963">
                <text:p>0.19553327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718460648148">
                <text:p>0.19571846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903657407407">
                <text:p>0.19590365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088842592593">
                <text:p>0.19608884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274016203704">
                <text:p>0.196274016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6459201388889">
                <text:p>0.19645920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644386574074">
                <text:p>0.19664438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829583333333">
                <text:p>0.19682958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014756944444">
                <text:p>0.197014756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19994212963">
                <text:p>0.197199942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385127314815">
                <text:p>0.197385127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5703125">
                <text:p>0.19757031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755497685185">
                <text:p>0.197755497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940694444444">
                <text:p>0.19794069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8125868055556">
                <text:p>0.198125868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311064814815">
                <text:p>0.1983110648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496238425926">
                <text:p>0.198496238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681423611111">
                <text:p>0.19868142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866608796296">
                <text:p>0.198866608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051793981481">
                <text:p>0.199051793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236990740741">
                <text:p>0.199236990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422175925926">
                <text:p>0.19942217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607349537037">
                <text:p>0.1996073495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792534722222">
                <text:p>0.199792534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977719907407">
                <text:p>0.199977719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00162905092593">
                <text:p>0.2001629050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00348101851852">
                <text:p>0.20034810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00533275462963">
                <text:p>0.20053327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718460648148">
                <text:p>0.2007184606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00903645833333">
                <text:p>0.200903645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088831018518">
                <text:p>0.20108883101851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274016203704">
                <text:p>0.2012740162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459201388889">
                <text:p>0.201459201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644386574074">
                <text:p>0.2016443865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829571759259">
                <text:p>0.201829571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2014756944444">
                <text:p>0.202014756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2199953703704">
                <text:p>0.2021999537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2327256944444">
                <text:p>0.20232725694444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